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3AB00000405228382BB.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AD000002D79B614F67.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use-window-font-color="true" style:font-name="Arial"/>
    </style:style>
    <style:style style:name="P27" style:family="paragraph" style:parent-style-name="Standard">
      <style:paragraph-properties fo:line-height="150%" fo:text-align="start" style:justify-single-word="false"/>
      <style:text-properties style:use-window-font-color="true" style:font-name="Arial"/>
    </style:style>
    <style:style style:name="P28" style:family="paragraph" style:parent-style-name="Standard">
      <style:paragraph-properties fo:line-height="150%" fo:text-align="justify" style:justify-single-word="false"/>
      <style:text-properties style:use-window-font-color="true" style:font-name="Arial" style:font-name-complex="Arial"/>
    </style:style>
    <style:style style:name="P29"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0"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1"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6" style:family="paragraph" style:parent-style-name="Text_20_body">
      <style:paragraph-properties fo:margin-left="0cm" fo:margin-right="0cm" fo:text-indent="0cm" style:auto-text-indent="false"/>
      <style:text-properties style:font-name="Arial"/>
    </style:style>
    <style:style style:name="P3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style>
    <style:style style:name="P48" style:family="paragraph" style:parent-style-name="Standard">
      <style:paragraph-properties fo:margin-left="0cm" fo:margin-right="0cm" fo:margin-top="0cm" fo:margin-bottom="0cm" fo:line-height="150%" fo:text-align="start" style:justify-single-word="false" fo:text-indent="0cm" style:auto-text-indent="false"/>
    </style:style>
    <style:style style:name="P4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style:font-name-complex="Arial"/>
    </style:style>
    <style:style style:name="P7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4" style:family="paragraph" style:parent-style-name="Text_20_body">
      <style:text-properties style:use-window-font-color="true" style:font-name="Arial"/>
    </style:style>
    <style:style style:name="P75" style:family="paragraph" style:parent-style-name="Text_20_body">
      <style:paragraph-properties fo:line-height="150%" fo:text-align="justify" style:justify-single-word="false"/>
      <style:text-properties style:use-window-font-color="true" style:font-name="Arial"/>
    </style:style>
    <style:style style:name="P76" style:family="paragraph" style:parent-style-name="Text_20_body">
      <style:text-properties style:font-name="Arial"/>
    </style:style>
    <style:style style:name="P77" style:family="paragraph" style:parent-style-name="Text_20_body">
      <style:text-properties style:font-name="Arial" fo:font-size="12pt"/>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fo:font-weight="normal" style:font-weight-asian="normal" style:font-weight-complex="normal"/>
    </style:style>
    <style:style style:name="P81" style:family="paragraph" style:parent-style-name="Text_20_body">
      <style:paragraph-properties fo:text-align="justify" style:justify-single-word="false"/>
      <style:text-properties style:font-name="Arial"/>
    </style:style>
    <style:style style:name="P82" style:family="paragraph" style:parent-style-name="Text_20_body">
      <style:paragraph-properties fo:line-height="150%"/>
      <style:text-properties style:font-name="Arial"/>
    </style:style>
    <style:style style:name="P83" style:family="paragraph" style:parent-style-name="Text_20_body">
      <style:paragraph-properties fo:line-height="150%" fo:text-align="justify" style:justify-single-word="false"/>
      <style:text-properties style:font-name="Arial"/>
    </style:style>
    <style:style style:name="P84" style:family="paragraph" style:parent-style-name="Text_20_body">
      <style:paragraph-properties fo:text-align="center" style:justify-single-word="false"/>
      <style:text-properties style:font-name="Arial" fo:font-weight="bold" style:font-weight-asian="bold" style:font-weight-complex="bold"/>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left="0cm" fo:margin-right="0cm" fo:text-indent="1cm" style:auto-text-indent="false"/>
      <style:text-properties style:font-name="Arial"/>
    </style:style>
    <style:style style:name="P87" style:family="paragraph" style:parent-style-name="Text_20_body">
      <style:paragraph-properties fo:margin-left="0.953cm" fo:margin-right="0cm" fo:text-indent="0cm" style:auto-text-indent="false"/>
      <style:text-properties style:font-name="Arial"/>
    </style:style>
    <style:style style:name="P88" style:family="paragraph" style:parent-style-name="Text_20_body">
      <style:paragraph-properties fo:margin-left="0.953cm" fo:margin-right="0cm" fo:line-height="150%" fo:text-indent="0cm" style:auto-text-indent="false"/>
      <style:text-properties style:font-name="Arial"/>
    </style:style>
    <style:style style:name="P89" style:family="paragraph" style:parent-style-name="Caption">
      <style:text-properties style:font-name="Arial"/>
    </style:style>
    <style:style style:name="P90" style:family="paragraph" style:parent-style-name="Table_20_Contents">
      <style:paragraph-properties fo:text-align="center" style:justify-single-word="false" fo:padding="0cm" fo:border="none"/>
      <style:text-properties style:font-name="Arial"/>
    </style:style>
    <style:style style:name="P91" style:family="paragraph" style:parent-style-name="Table_20_Contents">
      <style:paragraph-properties fo:text-align="start" style:justify-single-word="false" fo:padding="0cm" fo:border="none"/>
      <style:text-properties style:font-name="Arial"/>
    </style:style>
    <style:style style:name="P9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3" style:family="paragraph" style:parent-style-name="Table_20_Contents">
      <style:paragraph-properties fo:padding="0cm" fo:border="none" style:shadow="none"/>
      <style:text-properties style:font-name="Arial"/>
    </style:style>
    <style:style style:name="P94" style:family="paragraph" style:parent-style-name="Table_20_Contents">
      <style:text-properties style:font-name="Arial"/>
    </style:style>
    <style:style style:name="P95" style:family="paragraph" style:parent-style-name="Table_20_Contents">
      <style:paragraph-properties fo:text-align="center" style:justify-single-word="false"/>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style:font-name="Arial" fo:font-weight="bold" style:font-weight-asian="bold" style:font-weight-complex="bold"/>
    </style:style>
    <style:style style:name="P99" style:family="paragraph" style:parent-style-name="Table_20_Contents">
      <style:text-properties style:font-name="Arial" fo:font-size="12pt" style:font-size-asian="12pt" style:font-size-complex="12pt"/>
    </style:style>
    <style:style style:name="P100" style:family="paragraph" style:parent-style-name="Table_20_Contents">
      <style:paragraph-properties fo:text-align="start"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style:font-size-asian="12pt" style:font-size-complex="12pt"/>
    </style:style>
    <style:style style:name="P102" style:family="paragraph" style:parent-style-name="Table_20_Contents">
      <style:paragraph-properties fo:text-align="center" style:justify-single-word="false"/>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start" style:justify-single-word="false"/>
      <style:text-properties style:font-name="Arial"/>
    </style:style>
    <style:style style:name="P11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style:style>
    <style:style style:name="P11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7" style:family="paragraph" style:parent-style-name="Table_20_Contents">
      <style:paragraph-properties fo:background-color="transparent" fo:padding="0cm" fo:border="none" style:shadow="none">
        <style:background-image/>
      </style:paragraph-properties>
      <style:text-properties style:font-name="Arial"/>
    </style:style>
    <style:style style:name="P11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2" style:family="paragraph" style:parent-style-name="Standard">
      <style:paragraph-properties fo:line-height="150%" fo:break-before="page"/>
      <style:text-properties style:font-name="Arial" fo:font-weight="bold" style:font-weight-asian="bold" style:font-weight-complex="bold"/>
    </style:style>
    <style:style style:name="P123" style:family="paragraph" style:parent-style-name="Contents_20_Heading">
      <style:paragraph-properties fo:break-before="page"/>
    </style:style>
    <style:style style:name="P124" style:family="paragraph" style:parent-style-name="leg.Figuras">
      <style:paragraph-properties fo:line-height="150%" fo:break-before="page"/>
    </style:style>
    <style:style style:name="P125" style:family="paragraph" style:parent-style-name="User_20_Index_20_Heading">
      <style:paragraph-properties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leg.Quadro">
      <style:text-properties fo:font-size="12pt" style:font-size-asian="10.5pt" style:font-size-complex="12pt"/>
    </style:style>
    <style:style style:name="P13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4" style:family="paragraph" style:parent-style-name="leg.Figuras">
      <style:paragraph-properties fo:line-height="150%"/>
    </style:style>
    <style:style style:name="P135" style:family="paragraph" style:parent-style-name="leg.Figuras">
      <style:text-properties fo:font-style="italic" style:font-style-asian="italic" style:font-style-complex="italic"/>
    </style:style>
    <style:style style:name="P136" style:family="paragraph" style:parent-style-name="leg.Figuras">
      <style:text-properties fo:font-style="normal" style:font-style-asian="normal" style:font-style-complex="norm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9" style:family="paragraph" style:parent-style-name="Contents_20_4">
      <style:paragraph-properties>
        <style:tab-stops>
          <style:tab-stop style:position="14.503cm" style:type="right" style:leader-style="dotted" style:leader-text="."/>
        </style:tab-stops>
      </style:paragraph-properties>
    </style:style>
    <style:style style:name="P140" style:family="paragraph" style:parent-style-name="Contents_20_2">
      <style:paragraph-properties>
        <style:tab-stops>
          <style:tab-stop style:position="15.577cm" style:type="right" style:leader-style="dotted" style:leader-text="."/>
        </style:tab-stops>
      </style:paragraph-properties>
    </style:style>
    <style:style style:name="P141" style:family="paragraph" style:parent-style-name="Contents_20_1">
      <style:paragraph-properties>
        <style:tab-stops>
          <style:tab-stop style:position="16cm" style:type="right" style:leader-style="dotted" style:leader-text="."/>
        </style:tab-stops>
      </style:paragraph-properties>
    </style:style>
    <style:style style:name="P142" style:family="paragraph" style:parent-style-name="Contents_20_3">
      <style:paragraph-properties>
        <style:tab-stops>
          <style:tab-stop style:position="15.154cm" style:type="right" style:leader-style="dotted" style:leader-text="."/>
        </style:tab-stops>
      </style:paragraph-properties>
    </style:style>
    <style:style style:name="P143"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4" style:family="paragraph" style:parent-style-name="Standard">
      <style:paragraph-properties fo:line-height="150%" fo:text-align="justify" style:justify-single-word="false"/>
      <style:text-properties style:font-name="Arial"/>
    </style:style>
    <style:style style:name="P145" style:family="paragraph" style:parent-style-name="Standard" style:list-style-name="L1">
      <style:paragraph-properties fo:line-height="150%" fo:text-align="justify" style:justify-single-word="false"/>
      <style:text-properties style:font-name="Arial"/>
    </style:style>
    <style:style style:name="P146" style:family="paragraph" style:parent-style-name="Standard" style:list-style-name="L2">
      <style:paragraph-properties fo:line-height="150%" fo:text-align="justify" style:justify-single-word="false"/>
      <style:text-properties style:font-name="Arial"/>
    </style:style>
    <style:style style:name="P147" style:family="paragraph" style:parent-style-name="Standard" style:list-style-name="L3">
      <style:paragraph-properties fo:line-height="150%" fo:text-align="justify" style:justify-single-word="false"/>
      <style:text-properties style:font-name="Arial"/>
    </style:style>
    <style:style style:name="P148" style:family="paragraph" style:parent-style-name="Standard" style:list-style-name="L5">
      <style:paragraph-properties fo:line-height="150%" fo:text-align="justify" style:justify-single-word="false"/>
      <style:text-properties style:font-name="Arial"/>
    </style:style>
    <style:style style:name="P149" style:family="paragraph" style:parent-style-name="Standard" style:list-style-name="L6">
      <style:paragraph-properties fo:line-height="150%" fo:text-align="justify" style:justify-single-word="false"/>
      <style:text-properties style:font-name="Arial"/>
    </style:style>
    <style:style style:name="P150" style:family="paragraph" style:parent-style-name="Standard" style:list-style-name="L7">
      <style:paragraph-properties fo:line-height="150%" fo:text-align="justify" style:justify-single-word="false"/>
      <style:text-properties style:font-name="Arial"/>
    </style:style>
    <style:style style:name="P151" style:family="paragraph" style:parent-style-name="Standard" style:list-style-name="L8">
      <style:paragraph-properties fo:line-height="150%" fo:text-align="justify" style:justify-single-word="false"/>
      <style:text-properties style:font-name="Arial"/>
    </style:style>
    <style:style style:name="P152" style:family="paragraph" style:parent-style-name="Standard" style:list-style-name="L9">
      <style:paragraph-properties fo:line-height="150%" fo:text-align="justify" style:justify-single-word="false"/>
      <style:text-properties style:font-name="Arial"/>
    </style:style>
    <style:style style:name="P153" style:family="paragraph" style:parent-style-name="Standard" style:list-style-name="L10">
      <style:paragraph-properties fo:line-height="150%" fo:text-align="justify" style:justify-single-word="false"/>
      <style:text-properties style:font-name="Arial"/>
    </style:style>
    <style:style style:name="P154" style:family="paragraph" style:parent-style-name="Standard" style:list-style-name="L11">
      <style:paragraph-properties fo:line-height="150%" fo:text-align="justify" style:justify-single-word="false"/>
      <style:text-properties style:font-name="Arial"/>
    </style:style>
    <style:style style:name="P155" style:family="paragraph" style:parent-style-name="Standard" style:list-style-name="L12">
      <style:paragraph-properties fo:line-height="150%" fo:text-align="justify" style:justify-single-word="false"/>
      <style:text-properties style:font-name="Arial"/>
    </style:style>
    <style:style style:name="P15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7" style:family="paragraph" style:parent-style-name="Standard">
      <style:paragraph-properties fo:line-height="150%" fo:text-align="justify" style:justify-single-word="false"/>
      <style:text-properties style:font-name="Arial" style:font-name-complex="Arial"/>
    </style:style>
    <style:style style:name="P158" style:family="paragraph" style:parent-style-name="Standard">
      <style:paragraph-properties fo:line-height="150%" fo:text-align="justify" style:justify-single-word="false"/>
    </style:style>
    <style:style style:name="P159" style:family="paragraph" style:parent-style-name="Standard" style:list-style-name="L11">
      <style:paragraph-properties fo:line-height="150%" fo:text-align="justify" style:justify-single-word="false"/>
    </style:style>
    <style:style style:name="P160" style:family="paragraph" style:parent-style-name="Standard" style:list-style-name="L12">
      <style:paragraph-properties fo:line-height="150%" fo:text-align="justify" style:justify-single-word="false"/>
    </style:style>
    <style:style style:name="P161" style:family="paragraph" style:parent-style-name="Standard">
      <style:paragraph-properties fo:line-height="150%" fo:text-align="justify" style:justify-single-word="false"/>
      <style:text-properties style:use-window-font-color="true" style:font-name="Arial"/>
    </style:style>
    <style:style style:name="P162" style:family="paragraph" style:parent-style-name="Standard">
      <style:paragraph-properties fo:line-height="150%" fo:text-align="justify" style:justify-single-word="false"/>
      <style:text-properties style:font-name="Arial" style:font-name-complex="Arial"/>
    </style:style>
    <style:style style:name="P16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6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2" style:family="paragraph" style:parent-style-name="Text_20_body" style:list-style-name="L3">
      <style:paragraph-properties fo:line-height="150%" fo:text-align="justify" style:justify-single-word="false"/>
      <style:text-properties style:font-name="Arial"/>
    </style:style>
    <style:style style:name="P173" style:family="paragraph" style:parent-style-name="Text_20_body" style:list-style-name="L4">
      <style:paragraph-properties fo:line-height="150%" fo:text-align="justify" style:justify-single-word="false"/>
      <style:text-properties style:font-name="Arial" fo:font-size="12pt"/>
    </style:style>
    <style:style style:name="P17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5" style:family="paragraph" style:parent-style-name="Heading_20_3">
      <style:text-properties style:font-name="Arial"/>
    </style:style>
    <style:style style:name="P176" style:family="paragraph" style:parent-style-name="Heading_20_3">
      <style:paragraph-properties fo:line-height="150%" fo:text-align="justify" style:justify-single-word="false"/>
    </style:style>
    <style:style style:name="P177" style:family="paragraph" style:parent-style-name="Heading_20_3">
      <style:paragraph-properties fo:line-height="150%" fo:text-align="justify" style:justify-single-word="false" fo:break-before="auto" fo:break-after="auto"/>
    </style:style>
    <style:style style:name="P178" style:family="paragraph" style:parent-style-name="Heading_20_4">
      <style:text-properties style:font-name="Arial"/>
    </style:style>
    <style:style style:name="P179" style:family="paragraph" style:parent-style-name="Heading_20_4">
      <style:text-properties style:font-name="Arial" style:text-underline-style="none"/>
    </style:style>
    <style:style style:name="P180"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81" style:family="paragraph" style:parent-style-name="Heading_20_4">
      <style:paragraph-properties fo:line-height="150%" fo:text-align="justify" style:justify-single-word="false"/>
    </style:style>
    <style:style style:name="P182" style:family="paragraph" style:parent-style-name="Heading_20_4">
      <style:text-properties style:text-underline-style="solid" style:text-underline-width="auto" style:text-underline-color="font-color"/>
    </style:style>
    <style:style style:name="P183" style:family="paragraph" style:parent-style-name="Heading_20_4">
      <style:paragraph-properties fo:line-height="150%" fo:text-align="justify" style:justify-single-word="false" fo:break-before="auto" fo:break-after="auto"/>
    </style:style>
    <style:style style:name="P184" style:family="paragraph" style:parent-style-name="Heading_20_2">
      <style:text-properties style:font-name="Arial"/>
    </style:style>
    <style:style style:name="P185" style:family="paragraph" style:parent-style-name="Heading_20_2">
      <style:text-properties style:font-name="Arial" fo:font-weight="normal" style:font-weight-asian="normal" style:font-weight-complex="normal"/>
    </style:style>
    <style:style style:name="P186" style:family="paragraph" style:parent-style-name="Heading_20_2">
      <style:paragraph-properties fo:line-height="150%" fo:text-align="justify" style:justify-single-word="false"/>
    </style:style>
    <style:style style:name="P187" style:family="paragraph" style:parent-style-name="Heading_20_2">
      <style:paragraph-properties fo:text-align="justify" style:justify-single-word="false"/>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style:font-name="Arial"/>
    </style:style>
    <style:style style:name="P190" style:family="paragraph" style:parent-style-name="Heading_20_2">
      <style:paragraph-properties fo:line-height="150%" fo:text-align="justify" style:justify-single-word="false" fo:break-before="auto" fo:break-after="auto"/>
    </style:style>
    <style:style style:name="P191" style:family="paragraph" style:parent-style-name="Heading_20_1">
      <style:text-properties style:font-name="Arial"/>
    </style:style>
    <style:style style:name="P192" style:family="paragraph" style:parent-style-name="Heading_20_1">
      <style:paragraph-properties fo:line-height="150%"/>
      <style:text-properties style:font-name="Arial"/>
    </style:style>
    <style:style style:name="P193" style:family="paragraph" style:parent-style-name="Heading_20_1">
      <style:paragraph-properties fo:line-height="150%" fo:text-align="justify" style:justify-single-word="false"/>
    </style:style>
    <style:style style:name="P194" style:family="paragraph" style:parent-style-name="Heading_20_1">
      <style:paragraph-properties fo:text-align="justify" style:justify-single-word="false"/>
    </style:style>
    <style:style style:name="P195" style:family="paragraph" style:parent-style-name="Heading_20_1" style:master-page-name="Index">
      <style:paragraph-properties style:page-number="auto"/>
      <style:text-properties style:font-name="Arial"/>
    </style:style>
    <style:style style:name="P196" style:family="paragraph" style:parent-style-name="Heading_20_1">
      <style:paragraph-properties fo:break-before="page"/>
    </style:style>
    <style:style style:name="P197" style:family="paragraph" style:parent-style-name="Heading_20_1">
      <style:paragraph-properties fo:text-align="justify" style:justify-single-word="false" fo:break-before="page"/>
    </style:style>
    <style:style style:name="P198" style:family="paragraph" style:parent-style-name="Heading_20_1">
      <style:paragraph-properties fo:break-before="page"/>
      <style:text-properties style:font-name="Arial"/>
    </style:style>
    <style:style style:name="P1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7"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28"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29" style:family="text">
      <style:text-properties style:font-name-complex="Arial"/>
    </style:style>
    <style:style style:name="T30" style:family="text">
      <style:text-properties fo:language="en" fo:country="US"/>
    </style:style>
    <style:style style:name="T31" style:family="text">
      <style:text-properties fo:font-style="italic"/>
    </style:style>
    <style:style style:name="T32" style:family="text">
      <style:text-properties fo:font-style="italic" style:font-style-asian="italic" style:font-name-complex="Arial"/>
    </style:style>
    <style:style style:name="T33" style:family="text">
      <style:text-properties fo:font-style="italic" style:font-style-asian="italic" style:font-name-complex="Arial" style:font-style-complex="italic"/>
    </style:style>
    <style:style style:name="T34" style:family="text">
      <style:text-properties fo:font-style="italic" style:font-style-asian="italic" style:font-style-complex="italic"/>
    </style:style>
    <style:style style:name="T35" style:family="text">
      <style:text-properties fo:font-style="italic" style:font-size-asian="12pt" style:font-style-asian="italic" style:font-name-complex="Arial" style:font-size-complex="12pt" style:font-style-complex="italic"/>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fo:font-size="12pt"/>
    </style:style>
    <style:style style:name="T40" style:family="text">
      <style:text-properties fo:font-size="12pt" style:font-size-asian="12pt" style:font-size-complex="12pt"/>
    </style:style>
    <style:style style:name="T41" style:family="text">
      <style:text-properties fo:font-size="12pt" style:font-size-asian="12pt" style:font-name-complex="Arial" style:font-size-complex="12pt"/>
    </style:style>
    <style:style style:name="T42" style:family="text">
      <style:text-properties fo:font-size="12pt" fo:font-style="italic" style:font-size-asian="12pt" style:font-size-complex="12pt"/>
    </style:style>
    <style:style style:name="T43" style:family="text">
      <style:text-properties fo:font-size="12pt" fo:font-style="italic" style:font-size-asian="12pt" style:font-style-asian="italic" style:font-name-complex="Arial" style:font-size-complex="12pt"/>
    </style:style>
    <style:style style:name="T44" style:family="text">
      <style:text-properties fo:font-size="12pt" fo:font-style="italic" style:font-size-asian="12pt" style:font-style-asian="italic" style:font-name-complex="Arial" style:font-size-complex="12pt" style:font-style-complex="italic"/>
    </style:style>
    <style:style style:name="T45" style:family="text">
      <style:text-properties fo:font-size="12pt" fo:font-style="italic" style:font-style-asian="italic" style:font-style-complex="italic"/>
    </style:style>
    <style:style style:name="T46" style:family="text">
      <style:text-properties fo:font-size="12pt" fo:font-weight="bold" style:font-weight-asian="bold" style:font-weight-complex="bold"/>
    </style:style>
    <style:style style:name="T47" style:family="text">
      <style:text-properties fo:font-size="12pt" style:font-name-asian="Segoe UI" style:font-size-asian="12pt" style:font-name-complex="Segoe UI" style:font-size-complex="12pt"/>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font-style-asian="normal" style:font-style-complex="normal"/>
    </style:style>
    <style:style style:name="T50" style:family="text">
      <style:text-properties style:font-name="Arial2" fo:font-size="12pt"/>
    </style:style>
    <style:style style:name="T51" style:family="text">
      <style:text-properties style:font-style-asian="normal" style:font-name-complex="Arial" style:font-style-complex="italic"/>
    </style:style>
    <style:style style:name="T52" style:family="text">
      <style:text-properties style:font-style-asian="normal" style:font-name-complex="Arial" style:font-style-complex="normal"/>
    </style:style>
    <style:style style:name="T53" style:family="text">
      <style:text-properties style:font-size-asian="12pt" style:font-name-complex="Arial" style:font-size-complex="12pt"/>
    </style:style>
    <style:style style:name="T54" style:family="text">
      <style:text-properties style:font-name="Arial" style:font-name-complex="Arial"/>
    </style:style>
    <style:style style:name="T55" style:family="text">
      <style:text-properties style:font-name="Arial" style:font-name-complex="Arial" style:font-style-complex="italic"/>
    </style:style>
    <style:style style:name="T56" style:family="text">
      <style:text-properties style:font-name="Arial" fo:font-style="italic" style:font-style-asian="italic" style:font-name-complex="Arial"/>
    </style:style>
    <style:style style:name="T57" style:family="text">
      <style:text-properties style:font-name="Arial" fo:font-style="italic" style:font-style-asian="italic" style:font-name-complex="Arial" style:font-style-complex="italic"/>
    </style:style>
    <style:style style:name="T58" style:family="text">
      <style:text-properties style:font-name="Arial" style:font-style-asian="normal" style:font-name-complex="Arial" style:font-style-complex="normal"/>
    </style:style>
    <style:style style:name="T59"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4" draw:z-index="78" draw:style-name="gr2" draw:text-style-name="P200" svg:width="0.902cm" svg:height="0.828cm" svg:x="18.341cm" svg:y="2.842cm">
        <text:p/>
        <draw:enhanced-geometry svg:viewBox="0 0 21600 21600" draw:type="rectangle" draw:enhanced-path="M 0 0 L 21600 0 21600 21600 0 21600 0 0 Z N"/>
      </draw:custom-shape>
      <draw:custom-shape text:anchor-type="page" text:anchor-page-number="15" draw:z-index="79" draw:style-name="gr2" draw:text-style-name="P200" svg:width="0.902cm" svg:height="0.828cm" svg:x="18.341cm" svg:y="2.842cm">
        <text:p/>
        <draw:enhanced-geometry svg:viewBox="0 0 21600 21600" draw:type="rectangle" draw:enhanced-path="M 0 0 L 21600 0 21600 21600 0 21600 0 0 Z N"/>
      </draw:custom-shape>
      <text:p text:style-name="P143"/>
      <text:p text:style-name="P12">UNIVERSIDADE SALGADO DE OLIVEIRA</text:p>
      <text:p text:style-name="P68">PRÓ-REITORIA ACADÊMICA</text:p>
      <text:p text:style-name="P68">CURSO DE ANÁLISE DE SISTEMAS</text:p>
      <text:p text:style-name="P70"/>
      <text:p text:style-name="P70"/>
      <text:p text:style-name="P70"/>
      <text:p text:style-name="P71"/>
      <text:p text:style-name="P71"/>
      <text:p text:style-name="P71"/>
      <text:p text:style-name="P71"/>
      <text:p text:style-name="P31">RAFAEL GOUVÊA MARTINS MALATESTA</text:p>
      <text:p text:style-name="P71">TALES ARAÚJO MENDONÇA</text:p>
      <text:p text:style-name="P70"/>
      <text:p text:style-name="P70"/>
      <text:p text:style-name="P70"/>
      <text:p text:style-name="P70"/>
      <text:p text:style-name="P70"/>
      <text:p text:style-name="P69">SGCE – SISTEMA GERENCIAL CASA ESPIRITA</text:p>
      <text:p text:style-name="P71"/>
      <text:p text:style-name="P71"/>
      <text:p text:style-name="P71"/>
      <text:p text:style-name="P71"/>
      <text:p text:style-name="P71"/>
      <text:p text:style-name="P71"/>
      <text:p text:style-name="P71"/>
      <text:p text:style-name="P4">Juiz de Fora</text:p>
      <text:p text:style-name="P4">2011</text:p>
      <text:p text:style-name="P72">RAFAEL GOUVÊA MARTINS MALATESTA</text:p>
      <text:p text:style-name="P71">TALES ARAÚJO MENDONÇA</text:p>
      <text:p text:style-name="P71"/>
      <text:p text:style-name="P71"/>
      <text:p text:style-name="P71"/>
      <text:p text:style-name="P70"/>
      <text:p text:style-name="P70"/>
      <text:p text:style-name="P70"/>
      <text:p text:style-name="P70"/>
      <text:p text:style-name="P70"/>
      <text:p text:style-name="P70"/>
      <text:p text:style-name="P70"/>
      <text:p text:style-name="P69">SGCE – SISTEMA GERENCIAL CASA ESPIRITA</text:p>
      <text:p text:style-name="P71"/>
      <text:p text:style-name="P71"/>
      <text:p text:style-name="P71"/>
      <text:p text:style-name="P73"><text:span text:style-name="T29">Projeto de </text:span><text:span text:style-name="T33">Software </text:span><text:span text:style-name="T29">apresentado ao Curso de Análise de Sistemas da Universidade Salgado de Oliveira – UNIVERSO, como parte dos requisitos para conclusão do curso.</text:span></text:p>
      <text:p text:style-name="P71"/>
      <text:p text:style-name="P71"/>
      <text:p text:style-name="P71"/>
      <text:p text:style-name="P71"/>
      <text:p text:style-name="P71"/>
      <text:p text:style-name="P71"/>
      <text:p text:style-name="P71">Juiz de Fora</text:p>
      <text:p text:style-name="P71">2011</text:p>
      <text:p text:style-name="P72">RAFAEL GOUVÊA MARTINS MALATESTA</text:p>
      <text:p text:style-name="P71">TALES ARAÚJO MENDONÇA</text:p>
      <text:p text:style-name="P71"/>
      <text:p text:style-name="P71"/>
      <text:p text:style-name="P70"/>
      <text:p text:style-name="P70"/>
      <text:p text:style-name="P70"/>
      <text:p text:style-name="P69">SGCE – SISTEMA GERENCIAL CASA ESPIRITA</text:p>
      <text:p text:style-name="P71"/>
      <text:p text:style-name="P71"/>
      <text:p text:style-name="P71"/>
      <text:p text:style-name="P73"><text:span text:style-name="T29">Projeto de </text:span><text:span text:style-name="T33">Software </text:span><text:span text:style-name="T29">apresentado ao Curso de Análise de Sistemas da Universidade Salgado de Oliveira – UNIVERSO, como parte dos requisitos para conclusão do curso.</text:span></text:p>
      <text:p text:style-name="P71"/>
      <text:p text:style-name="P71"/>
      <text:p text:style-name="P71"/>
      <text:p text:style-name="P71">_________________________________________________________</text:p>
      <text:p text:style-name="P71">RAFAEL GOUVÊA MARTINS MALATESTA</text:p>
      <text:p text:style-name="P71"/>
      <text:p text:style-name="P71"/>
      <text:p text:style-name="P71">________________________________________________________</text:p>
      <text:p text:style-name="P71">TALES ARAÚJO MENDONÇA</text:p>
      <text:p text:style-name="P71"/>
      <text:p text:style-name="P71"/>
      <text:p text:style-name="P71">Juiz de Fora</text:p>
      <text:p text:style-name="P7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5">Data</text:p>
          </table:table-cell>
          <table:table-cell table:style-name="controle_5f_versao.A1" office:value-type="string">
            <text:p text:style-name="P95">Versão</text:p>
          </table:table-cell>
          <table:table-cell table:style-name="controle_5f_versao.A1" office:value-type="string">
            <text:p text:style-name="P95">Descrição</text:p>
          </table:table-cell>
          <table:table-cell table:style-name="controle_5f_versao.D1" office:value-type="string">
            <text:p text:style-name="P95">Autores</text:p>
          </table:table-cell>
        </table:table-row>
        <table:table-row>
          <table:table-cell table:style-name="controle_5f_versao.A2" office:value-type="string">
            <text:p text:style-name="P95">12/02/2011</text:p>
          </table:table-cell>
          <table:table-cell table:style-name="controle_5f_versao.A2" office:value-type="string">
            <text:p text:style-name="P95">1.0</text:p>
          </table:table-cell>
          <table:table-cell table:style-name="controle_5f_versao.A2" office:value-type="string">
            <text:p text:style-name="P95">Levantamento preliminar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4/02/2011</text:p>
          </table:table-cell>
          <table:table-cell table:style-name="controle_5f_versao.A2" office:value-type="string">
            <text:p text:style-name="P95">1.1</text:p>
          </table:table-cell>
          <table:table-cell table:style-name="controle_5f_versao.A2" office:value-type="string">
            <text:p text:style-name="P95">Contextualizaçã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1/03/2011</text:p>
          </table:table-cell>
          <table:table-cell table:style-name="controle_5f_versao.A2" office:value-type="string">
            <text:p text:style-name="P95">2.0</text:p>
          </table:table-cell>
          <table:table-cell table:style-name="controle_5f_versao.A2" office:value-type="string">
            <text:p text:style-name="P95">Planejament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3/2011</text:p>
          </table:table-cell>
          <table:table-cell table:style-name="controle_5f_versao.A2" office:value-type="string">
            <text:p text:style-name="P95">2.1</text:p>
          </table:table-cell>
          <table:table-cell table:style-name="controle_5f_versao.A2" office:value-type="string">
            <text:p text:style-name="P95">Ajustes de ciclo de vida, cronograma e planos de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2/04/2011</text:p>
          </table:table-cell>
          <table:table-cell table:style-name="controle_5f_versao.A2" office:value-type="string">
            <text:p text:style-name="P95">2.2</text:p>
          </table:table-cell>
          <table:table-cell table:style-name="controle_5f_versao.A2" office:value-type="string">
            <text:p text:style-name="P95">Especificação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3/04/2011</text:p>
          </table:table-cell>
          <table:table-cell table:style-name="controle_5f_versao.A2" office:value-type="string">
            <text:p text:style-name="P95">2.3</text:p>
          </table:table-cell>
          <table:table-cell table:style-name="controle_5f_versao.A2" office:value-type="string">
            <text:p text:style-name="P95">Primeiro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3/04/2011</text:p>
          </table:table-cell>
          <table:table-cell table:style-name="controle_5f_versao.A2" office:value-type="string">
            <text:p text:style-name="P95">2.4</text:p>
          </table:table-cell>
          <table:table-cell table:style-name="controle_5f_versao.A2" office:value-type="string">
            <text:p text:style-name="P95">Ajustes dos Pontos de Função e cronograma</text:p>
          </table:table-cell>
          <table:table-cell table:style-name="controle_5f_versao.D2" office:value-type="string">
            <text:p text:style-name="P95"><text:bookmark-start text:name="__DdeLink__19967_1039085925"/>Rafael Malatesta e Tales Araújo<text:bookmark-end text:name="__DdeLink__19967_1039085925"/></text:p>
          </table:table-cell>
        </table:table-row>
        <table:table-row>
          <table:table-cell table:style-name="controle_5f_versao.A2" office:value-type="string">
            <text:p text:style-name="P95">20/05/2011</text:p>
          </table:table-cell>
          <table:table-cell table:style-name="controle_5f_versao.A2" office:value-type="string">
            <text:p text:style-name="P95">3.0</text:p>
          </table:table-cell>
          <table:table-cell table:style-name="controle_5f_versao.A2" office:value-type="string">
            <text:p text:style-name="P95">Segundo Monitoramento e Controle, <text:s/>Fechamento Projetos 1</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5/2011</text:p>
          </table:table-cell>
          <table:table-cell table:style-name="controle_5f_versao.A2" office:value-type="string">
            <text:p text:style-name="P95">3.1</text:p>
          </table:table-cell>
          <table:table-cell table:style-name="controle_5f_versao.A2" office:value-type="string">
            <text:p text:style-name="P95">Diagramas de Tabela Relacional, Diagrama de Classe e Diagrama de Sequênci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6/06/2011</text:p>
          </table:table-cell>
          <table:table-cell table:style-name="controle_5f_versao.A2" office:value-type="string">
            <text:p text:style-name="P95">4.0</text:p>
          </table:table-cell>
          <table:table-cell table:style-name="controle_5f_versao.A2" office:value-type="string">
            <text:p text:style-name="P95">Início do desenvolvimento do sistem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6/06/2011</text:p>
          </table:table-cell>
          <table:table-cell table:style-name="controle_5f_versao.A2" office:value-type="string">
            <text:p text:style-name="P95">4.1</text:p>
          </table:table-cell>
          <table:table-cell table:style-name="controle_5f_versao.A2" office:value-type="string">
            <text:p text:style-name="P95">Testes preliminares</text:p>
          </table:table-cell>
          <table:table-cell table:style-name="controle_5f_versao.D2" office:value-type="string">
            <text:p text:style-name="P9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5">LISTA DE FIGURAS</text:p>
          </text:index-title>
          <text:p text:style-name="P141">Figura 1 – Modelo Clássico ou cascata<text:tab/>24</text:p>
          <text:p text:style-name="P141">Figura 2 – Estrutura Analítica do Projeto<text:tab/>27</text:p>
          <text:p text:style-name="P141">Figura 3 – Plano organizacional<text:tab/>37</text:p>
          <text:p text:style-name="P141">Figura 4 – Cronograma de atividades<text:tab/>41</text:p>
          <text:p text:style-name="P141">Figura 5 – Gráfico de Gantt<text:tab/>43</text:p>
          <text:p text:style-name="P141">Figura 6 – Mapa de atores<text:tab/>65</text:p>
          <text:p text:style-name="P141">Figura 7 – Diagrama Usuário<text:tab/>66</text:p>
          <text:p text:style-name="P141">Figura 8 – Diagrama Usuário (Perfil Coordenador)<text:tab/>67</text:p>
          <text:p text:style-name="P141">Figura 9 – Diagrama Usuário (Perfil Estoquista)<text:tab/>67</text:p>
          <text:p text:style-name="P141">Figura 10 – Caso de uso família<text:tab/>68</text:p>
          <text:p text:style-name="P141">Figura 11 – Caso de uso mantimento<text:tab/>69</text:p>
          <text:p text:style-name="P141">Figura 12 – Caso de uso Usuário<text:tab/>69</text:p>
          <text:p text:style-name="P141">Figura 13 – Caso de uso voluntário<text:tab/>70</text:p>
          <text:p text:style-name="P141">Figura 14 – Caso de uso Log<text:tab/>71</text:p>
          <text:p text:style-name="P141">Figura 15 – Moledo conceitual de dados (DER)<text:tab/>112</text:p>
          <text:p text:style-name="P141">Figura 16 – Novo cronograma de atividades<text:tab/>127</text:p>
          <text:p text:style-name="P141">Figura 17 – Novo Gráfico de Gantt<text:tab/>129</text:p>
          <text:p text:style-name="P141">Figura 18 – Diagrama de Classe<text:tab/>135</text:p>
          <text:p text:style-name="P141">Figura 19 – Diagrama de Sequencia: Cadastrar Usuário<text:tab/>137</text:p>
          <text:p text:style-name="P141">Figura 20 – Diagrama de Sequencia: Alterar Usuário<text:tab/>138</text:p>
          <text:p text:style-name="P141">Figura 21 – Diagrama de Sequencia: Excluir Usuário<text:tab/>139</text:p>
          <text:p text:style-name="P141">Figura 22 – Diagrama de Sequencia: Consultar Usuário<text:tab/>140</text:p>
          <text:p text:style-name="P141">Figura 23 – Diagrama de Sequencia: Incluir Estoque<text:tab/>141</text:p>
          <text:p text:style-name="P141">Figura 24 – Diagrama de Sequencia: Alterar Estoque<text:tab/>142</text:p>
          <text:p text:style-name="P141">Figura 25 – Diagrama de Sequencia: Excluir Estoque<text:tab/>143</text:p>
          <text:p text:style-name="P141">Figura 26 – Diagrama de Sequencia: Consultar Estoque<text:tab/>144</text:p>
          <text:p text:style-name="P141">Figura 27 – Diagrama de Sequencia: Relatório de Vencimentos Estoque<text:tab/>145</text:p>
          <text:p text:style-name="P141">Figura 28 – Diagrama de Sequencia: Relatório de Cestas Disponíveis<text:tab/>146</text:p>
          <text:p text:style-name="P141">Figura 29 – Diagrama de Sequencia: Relatório de Itens Pendentes na Cesta<text:tab/>147</text:p>
          <text:p text:style-name="P141">Figura 30 – Diagrama de Sequencia: Cadastro Definição Cesta<text:tab/>148</text:p>
          <text:p text:style-name="P141">Figura 31 – Diagrama de Sequencia: Alterar Definição Cesta<text:tab/>149</text:p>
          <text:p text:style-name="P141">Figura 32 – Diagrama de Sequencia: Excluir Definição Cesta<text:tab/>150</text:p>
          <text:p text:style-name="P141">Figura 33 – Diagrama de Sequencia: Consultar Definição Cesta<text:tab/>151</text:p>
          <text:p text:style-name="P141"><text:soft-page-break/>Figura 34 – Diagrama de Sequencia: Cadastrar Família<text:tab/>152</text:p>
          <text:p text:style-name="P141">Figura 35 – Diagrama de Sequencia: Cadastrar Frequência de Família<text:tab/>153</text:p>
          <text:p text:style-name="P141">Figura 36 – Diagrama de Sequencia: Alterar Família<text:tab/>154</text:p>
          <text:p text:style-name="P141">Figura 37 – Diagrama de Sequencia: Alterar Frequência Família<text:tab/>155</text:p>
          <text:p text:style-name="P141">Figura 38 – Diagrama de Sequencia: Excluir Família<text:tab/>156</text:p>
          <text:p text:style-name="P141">Figura 39 – Diagrama de Sequencia: Consultar Família<text:tab/>157</text:p>
          <text:p text:style-name="P141">Figura 40 – Diagrama de Sequencia: Consultar Frequência Família<text:tab/>158</text:p>
          <text:p text:style-name="P141">Figura 41 – Diagrama de Sequencia: Relatório Vencimento Matrícula<text:tab/>159</text:p>
          <text:p text:style-name="P141">Figura 42 – Diagrama de Sequencia: Relatório Família Apta<text:tab/>160</text:p>
          <text:p text:style-name="P141">Figura 43 – Diagrama de Sequencia: Efetuar Login<text:tab/>161</text:p>
          <text:p text:style-name="P141">Figura 44 – Diagrama de Sequencia: Recuperar Senha<text:tab/>162</text:p>
          <text:p text:style-name="P141">Figura 45 – Diagrama de Sequencia: Armazenar Log Sistema<text:tab/>163</text:p>
          <text:p text:style-name="P141">Figura 46 – Diagrama de Sequencia: Consultar Voluntário<text:tab/>164</text:p>
          <text:p text:style-name="P141">Figura 47 – Diagrama de Sequencia: Cadastrar Voluntário<text:tab/>165</text:p>
          <text:p text:style-name="P141">Figura 48 – Diagrama de Sequencia: Alterar Voluntário<text:tab/>166</text:p>
          <text:p text:style-name="P141">Figura 49 – Diagrama de Sequencia: Excluir <text:s/>Voluntário<text:tab/>167</text:p>
          <text:p text:style-name="P141">Figura 50 – Diagrama de Sequencia: Consultar Voluntário<text:tab/>168</text:p>
          <text:p text:style-name="P141">Figura 51 – Diagrama de Sequencia: Relatório Voluntário<text:tab/>169</text:p>
          <text:p text:style-name="P141">Figura 52 – DTR<text:tab/>171</text:p>
          <text:p text:style-name="P141">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5">LISTA DE QUADROS</text:p>
          </text:index-title>
          <text:p text:style-name="P141">Quadro 1 – Acompanhamento de versões<text:tab/>5</text:p>
          <text:p text:style-name="P141">Quadro 2 – Entradas Externas<text:tab/>30</text:p>
          <text:p text:style-name="P141">Quadro 3 – Saídas Externas<text:tab/>31</text:p>
          <text:p text:style-name="P141">Quadro 4 – Arquivos Lógicos Internos<text:tab/>31</text:p>
          <text:p text:style-name="P141">Quadro 5 – Consultas Externas<text:tab/>32</text:p>
          <text:p text:style-name="P141">Quadro 6 – Cálculo do FPA não ajustado<text:tab/>33</text:p>
          <text:p text:style-name="P141">Quadro 7 – Somatório dos níveis de Influência<text:tab/>34</text:p>
          <text:p text:style-name="P141">Quadro 8 – Estimativa de esforço<text:tab/>36</text:p>
          <text:p text:style-name="P141">Quadro 9 – Pontos de Monitoramento e Controle<text:tab/>39</text:p>
          <text:p text:style-name="P141">Quadro 10 – Funções e responsabilidades<text:tab/>44</text:p>
          <text:p text:style-name="P141">Quadro 11 – Custo de software<text:tab/>46</text:p>
          <text:p text:style-name="P141">Quadro 12 – Custo de Hardware<text:tab/>47</text:p>
          <text:p text:style-name="P141">Quadro 13 – Custo de Mão de Obra<text:tab/>47</text:p>
          <text:p text:style-name="P141">Quadro 14 – Custo com outras despesas<text:tab/>49</text:p>
          <text:p text:style-name="P141">Quadro 15 – Custo total<text:tab/>49</text:p>
          <text:p text:style-name="P141">Quadro 16 – Histórico do Controle de Versão<text:tab/>56</text:p>
          <text:p text:style-name="P141">Quadro 17 – Descrição dos Atores<text:tab/>64</text:p>
          <text:p text:style-name="P141">Quadro 18 – Perfis dos Usuários do Sistema<text:tab/>68</text:p>
          <text:p text:style-name="P141">Quadro 19 – Atributos do Usuário<text:tab/>112</text:p>
          <text:p text:style-name="P141">Quadro 20 – Atributos do Voluntário<text:tab/>113</text:p>
          <text:p text:style-name="P141">Quadro 21 – Atributos da Família<text:tab/>114</text:p>
          <text:p text:style-name="P141">Quadro 22 – Atributos de Definição de Cesta<text:tab/>120</text:p>
          <text:p text:style-name="P141">Quadro 23 – Atributos de Estoque<text:tab/>120</text:p>
          <text:p text:style-name="P141">Quadro 24 – Atributos de Frequência<text:tab/>121</text:p>
          <text:p text:style-name="P141">Quadro 25 – Atributos da Cesta<text:tab/>121</text:p>
          <text:p text:style-name="P141">Quadro 26 – Atributos de log<text:tab/>122</text:p>
          <text:p text:style-name="P141">Quadro 27 – Alterações nos pontos de função<text:tab/>124</text:p>
          <text:p text:style-name="P141">Quadro 28 – Novo cálculo FPA não-ajustado<text:tab/>125</text:p>
          <text:p text:style-name="P141">Quadro 29 – Nova estimativa de esforço<text:tab/>126</text:p>
          <text:p text:style-name="P141">Quadro 30 – Modelo de Classe UML<text:tab/>133</text:p>
          <text:p text:style-name="P141">Quadro 31 – Simbologia de explicação do diagrama de sequencia<text:tab/>136</text:p>
          <text:p text:style-name="P141">Quadro 32 – estrutura de dados da tabela logs<text:tab/>175</text:p>
          <text:p text:style-name="P141">Quadro 33 – estrutura de dados da tabela usuarios<text:tab/>176</text:p>
          <text:p text:style-name="P141"><text:soft-page-break/>Quadro 34 – estrutura de dados da tabela voluntarios<text:tab/>177</text:p>
          <text:p text:style-name="P141">Quadro 35 – estrutura de dados da tabela definicoescestas<text:tab/>177</text:p>
          <text:p text:style-name="P141">Quadro 36 – estrutura de dados da tabela estoques<text:tab/>178</text:p>
          <text:p text:style-name="P141">Quadro 37 – estrutura de dados da tabela cestas_estoques<text:tab/>178</text:p>
          <text:p text:style-name="P141">Quadro 38 – estrutura de dados da tabela cestas<text:tab/>179</text:p>
          <text:p text:style-name="P141">Quadro 39 – estrutura de dados da tabela frequencias<text:tab/>179</text:p>
          <text:p text:style-name="P141">Quadro 40 – estrutura de dados da tabela familias<text:tab/>179</text:p>
          <text:p text:style-name="P141">Quadro 41 – estrutura de dados da tabela pessoas<text:tab/>180</text:p>
          <text:p text:style-name="P141">Quadro 42 – estrutura de dados da tabela respostas<text:tab/>181</text:p>
          <text:p text:style-name="P141">Quadro 43 – estrutura de dados da tabela questionarios<text:tab/>181</text:p>
          <text:p text:style-name="P141">Quadro 44 – Funcionalidades implementadas<text:tab/>193</text:p>
          <text:p text:style-name="P141">Quadro 45 – Programas desenvolvidos<text:tab/>194</text:p>
          <text:p text:style-name="P141">Quadro 46 – Prazo do Primeiro Monitoramento e Controle<text:tab/>198</text:p>
          <text:p text:style-name="P141">Quadro 47 – Custo do Primeiro Monitoramento e Controle<text:tab/>199</text:p>
          <text:p text:style-name="P141">Quadro 48 – Prazo do Segundo Monitoramento e Controle<text:tab/>201</text:p>
          <text:p text:style-name="P141">Quadro 49 – Custo do Segundo Monitoramento e Controle<text:tab/>202</text:p>
          <text:p text:style-name="P141">Quadro 50 – Prazo do Segundo Monitoramento e Controle<text:tab/>203</text:p>
          <text:p text:style-name="P141">Quadro 51 – Custo do Segundo Monitoramento e Controle<text:tab/>204</text:p>
          <text:p text:style-name="P141">Quadro 52 – Tabela de Complexidade de Entrada<text:tab/>209</text:p>
          <text:p text:style-name="P141">Quadro 53 – Tabela de Complexidade de Saída<text:tab/>209</text:p>
          <text:p text:style-name="P141">Quadro 54 – Tabela de Complexidade ALI<text:tab/>209</text:p>
          <text:p text:style-name="P141">Quadro 55 – Tabela de Complexidade AIE<text:tab/>210</text:p>
          <text:p text:style-name="P141">Quadro 56 – Tabela de Complexidade de Consulta<text:tab/>210</text:p>
          <text:p text:style-name="P141">Quadro 57 – Tabela de pesos para FPA<text:tab/>210</text:p>
        </text:index-body>
      </text:user-index>
      <text:p text:style-name="P12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141">1 CONTEXTUALIZAÇÃO<text:tab/>16</text:p>
          <text:p text:style-name="P140">1.1 Introdução<text:tab/>16</text:p>
          <text:p text:style-name="P140">1.2 Objetivo<text:tab/>17</text:p>
          <text:p text:style-name="P140">1.3 Motivação<text:tab/>18</text:p>
          <text:p text:style-name="P140">1.4 Justificativa<text:tab/>18</text:p>
          <text:p text:style-name="P140">1.5 Levantamento preliminar de requisitos<text:tab/>19</text:p>
          <text:p text:style-name="P142">1.5.1 Cadastramento das famílias assistidas<text:tab/>19</text:p>
          <text:p text:style-name="P142">1.5.2 Cadastramento dos voluntários cadastrados<text:tab/>20</text:p>
          <text:p text:style-name="P142">1.5.3 Gerenciamento do controle de estoque<text:tab/>20</text:p>
          <text:p text:style-name="P142">1.5.4 Funcionalidades gerais do Sistema<text:tab/>21</text:p>
          <text:p text:style-name="P140">1.6 Outras questões do projeto<text:tab/>21</text:p>
          <text:p text:style-name="P141">2 PLANEJAMENTO DO PROJETO<text:tab/>22</text:p>
          <text:p text:style-name="P140">2.1 Declaração do escopo<text:tab/>22</text:p>
          <text:p text:style-name="P140">2.2 Plano do processo de desenvolvimento<text:tab/>23</text:p>
          <text:p text:style-name="P140">2.3 Metodologia de desenvolvimento<text:tab/>25</text:p>
          <text:p text:style-name="P140">2.4 Estrutura analítica do projeto<text:tab/>25</text:p>
          <text:p text:style-name="P140">2.5 Estimativa de tamanho, esforço, prazo<text:tab/>28</text:p>
          <text:p text:style-name="P142">2.5.1 Identificação das funções da aplicação<text:tab/>28</text:p>
          <text:p text:style-name="P139">2.5.1.1 Entradas Externas<text:tab/>28</text:p>
          <text:p text:style-name="P139">2.5.1.2 Saídas Externas<text:tab/>29</text:p>
          <text:p text:style-name="P139">2.5.1.3 Arquivos Lógicos Internos<text:tab/>29</text:p>
          <text:p text:style-name="P139">2.5.1.4 Arquivos de Interface Externa<text:tab/>29</text:p>
          <text:p text:style-name="P142">2.5.1.5 Consulta Externa<text:tab/>30</text:p>
          <text:p text:style-name="P142">2.5.2 Definição da complexidade das funcionalidades<text:tab/>30</text:p>
          <text:p text:style-name="P139">2.5.2.1 Entradas Externas<text:tab/>30</text:p>
          <text:p text:style-name="P139">2.5.2.2 Saídas Externas<text:tab/>31</text:p>
          <text:p text:style-name="P139">2.5.2.3 Arquivos Lógicos Internos<text:tab/>31</text:p>
          <text:p text:style-name="P139">2.5.2.4 Consultas Externas<text:tab/>32</text:p>
          <text:p text:style-name="P142">2.5.3 Calculo dos pesos (FPA Não ajustados)<text:tab/>33</text:p>
          <text:p text:style-name="P142">2.5.4 Cálculo do Fator de ajuste e FPA ajustado<text:tab/>33</text:p>
          <text:p text:style-name="P142">2.5.5 Estimativas de Esforço e Prazo<text:tab/>36</text:p>
          <text:p text:style-name="P140">2.6 Plano de Organização<text:tab/>37</text:p>
          <text:p text:style-name="P140">2.7 Plano de monitoramento e controle<text:tab/>38</text:p>
          <text:p text:style-name="P142">2.7.1 Introdução<text:tab/>38</text:p>
          <text:p text:style-name="P142">2.7.2 Custo<text:tab/>39</text:p>
          <text:p text:style-name="P142"><text:soft-page-break/>2.7.3 Prazo<text:tab/>39</text:p>
          <text:p text:style-name="P142">2.7.4 Produção<text:tab/>40</text:p>
          <text:p text:style-name="P142">2.7.5 Risco<text:tab/>40</text:p>
          <text:p text:style-name="P140">2.8 Cronograma<text:tab/>40</text:p>
          <text:p text:style-name="P142">2.8.1 Gráfico de Gantt <text:tab/>41</text:p>
          <text:p text:style-name="P140">2.9 Plano de recursos humanos<text:tab/>44</text:p>
          <text:p text:style-name="P140">2.10 Plano de recursos gerais<text:tab/>44</text:p>
          <text:p text:style-name="P142">2.10.1 Hardware<text:tab/>44</text:p>
          <text:p text:style-name="P142">2.10.2 Software<text:tab/>45</text:p>
          <text:p text:style-name="P142">2.10.3 Recursos adicionais<text:tab/>46</text:p>
          <text:p text:style-name="P140">2.11 Plano de custos<text:tab/>46</text:p>
          <text:p text:style-name="P142">2.11.2 Custos de Hardware<text:tab/>47</text:p>
          <text:p text:style-name="P142">2.11.3 Custos de Mão de Obra<text:tab/>47</text:p>
          <text:p text:style-name="P142">2.11.4 Custos com outras despesas<text:tab/>48</text:p>
          <text:p text:style-name="P142">2.11.5 Total Geral das Despesas do projeto<text:tab/>49</text:p>
          <text:p text:style-name="P140">2.12 Plano de gerencia de dados<text:tab/>50</text:p>
          <text:p text:style-name="P140">2.13 Plano de medição e análise<text:tab/>50</text:p>
          <text:p text:style-name="P140">2.14 Plano de gerencia de configuração<text:tab/>50</text:p>
          <text:p text:style-name="P140">2.15 Plano de gerencia de riscos<text:tab/>50</text:p>
          <text:p text:style-name="P140">2.16 Plano de garantia da qualidade<text:tab/>50</text:p>
          <text:p text:style-name="P140">2.17 Plano de verificação<text:tab/>51</text:p>
          <text:p text:style-name="P140">2.18 Plano de validação<text:tab/>51</text:p>
          <text:p text:style-name="P140">2.19 Plano de testes<text:tab/>51</text:p>
          <text:p text:style-name="P140">2.20 Plano de treinamento<text:tab/>52</text:p>
          <text:p text:style-name="P140">2.21 Plano de implantação<text:tab/>52</text:p>
          <text:p text:style-name="P142">2.21.1 Introdução<text:tab/>52</text:p>
          <text:p text:style-name="P142">2.21.2 Especificação do hardware e do software<text:tab/>53</text:p>
          <text:p text:style-name="P139">2.21.2.1 Hardware<text:tab/>53</text:p>
          <text:p text:style-name="P139">2.21.2.2 Software<text:tab/>54</text:p>
          <text:p text:style-name="P142">2.21.3 Guia da instalação<text:tab/>54</text:p>
          <text:p text:style-name="P140">2.22 Observações complementares<text:tab/>55</text:p>
          <text:p text:style-name="P141">3 ESPECIFICAÇÃO DE REQUISITOS<text:tab/>55</text:p>
          <text:p text:style-name="P140">3.1 Requisitos do cliente<text:tab/>56</text:p>
          <text:p text:style-name="P142">3.1.1 Descrição geral da aplicação<text:tab/>56</text:p>
          <text:p text:style-name="P139">3.1.1.1 Descrição da necessidade<text:tab/>56</text:p>
          <text:p text:style-name="P139">3.1.1.2 Objetivo<text:tab/>57</text:p>
          <text:p text:style-name="P139"><text:soft-page-break/>3.1.1.3 Escopo da Aplicação<text:tab/>57</text:p>
          <text:p text:style-name="P142">3.1.2 Descrição geral do cliente<text:tab/>58</text:p>
          <text:p text:style-name="P142">3.1.3 Lista de requisitos do cliente<text:tab/>58</text:p>
          <text:p text:style-name="P140">3.2 Requisitos do software<text:tab/>59</text:p>
          <text:p text:style-name="P142">3.2.1 - Fronteiras do software<text:tab/>59</text:p>
          <text:p text:style-name="P142">3.2.2 Itens de software<text:tab/>59</text:p>
          <text:p text:style-name="P142">3.2.3 Lista de requisitos não funcionais<text:tab/>59</text:p>
          <text:p text:style-name="P142">3.2.4 Requisitos funcionais<text:tab/>61</text:p>
          <text:p text:style-name="P139">3.2.4.1 Lista dos requisitos funcionais<text:tab/>62</text:p>
          <text:p text:style-name="P139">3.2.4.2 Descrição dos atores<text:tab/>64</text:p>
          <text:p text:style-name="P139">3.2.4.3 Descrição de casos de uso<text:tab/>68</text:p>
          <text:p text:style-name="P139">3.2.5.1 Lista de requisitos de Dados<text:tab/>109</text:p>
          <text:p text:style-name="P139">3.2.5.2 Modelo Conceitual de Dados<text:tab/>112</text:p>
          <text:p text:style-name="P139">3.2.5.3 Entidades e Atributos<text:tab/>112</text:p>
          <text:p text:style-name="P142">3.2.6 Melhoramentos Previstos<text:tab/>122</text:p>
          <text:p text:style-name="P140">3.3 Revisão de estimativas<text:tab/>123</text:p>
          <text:p text:style-name="P142">3.3.1 Considerações preliminares<text:tab/>123</text:p>
          <text:p text:style-name="P142">3.3.2 Estimativa de tamanho de Software<text:tab/>123</text:p>
          <text:p text:style-name="P142">3.3.3 Estimativa de esforço <text:tab/>123</text:p>
          <text:p text:style-name="P142">3.3.4 Estimativa de prazo<text:tab/>123</text:p>
          <text:p text:style-name="P142">3.3.5 Cronograma revisado<text:tab/>128</text:p>
          <text:p text:style-name="P142">3.3.7 Considerações finais sobre a revisão de estimativas <text:tab/>130</text:p>
          <text:p text:style-name="P141">4. MODELAGEM DE ANÁLISE<text:tab/>130</text:p>
          <text:p text:style-name="P140">4.1 Considerações preliminares<text:tab/>130</text:p>
          <text:p text:style-name="P140">4.2 Metodologia adotada<text:tab/>131</text:p>
          <text:p text:style-name="P140">4.3 Diagrama de caso de uso<text:tab/>131</text:p>
          <text:p text:style-name="P140">4.4 Diagrama de classe<text:tab/>132</text:p>
          <text:p text:style-name="P142">4.4.1 Classe <text:tab/>132</text:p>
          <text:p text:style-name="P142">4.4.2 Diagrama de classes <text:tab/>133</text:p>
          <text:p text:style-name="P140">4.4 Diagrama de sequência<text:tab/>136</text:p>
          <text:p text:style-name="P140">4.5 Diagrama de tabelas relacionais (DTR) <text:tab/>170</text:p>
          <text:p text:style-name="P141">5 MODELAGEM DE PROJETO<text:tab/>172</text:p>
          <text:p text:style-name="P140">5.1 Considerações Iniciais<text:tab/>172</text:p>
          <text:p text:style-name="P140">5.2 Arquitetura do Software<text:tab/>172</text:p>
          <text:p text:style-name="P142">5.2.1 Framework CakePHP<text:tab/>173</text:p>
          <text:p text:style-name="P142">5.2.2 MVC<text:tab/>174</text:p>
          <text:p text:style-name="P142">5.2.3 Ajax<text:tab/>174</text:p>
          <text:p text:style-name="P140"><text:soft-page-break/>5.3 Especificação de Interface<text:tab/>175</text:p>
          <text:p text:style-name="P140">5.4 Estrutura de Dados<text:tab/>175</text:p>
          <text:p text:style-name="P142">5.4.1 Modelagem Física de Banco de Dados <text:tab/>175</text:p>
          <text:p text:style-name="P142">5.4.2 Estrutura do Banco de Dados<text:tab/>182</text:p>
          <text:p text:style-name="P140">5.5 Detalhes Procedimentais<text:tab/>191</text:p>
          <text:p text:style-name="P142">5.5.1 Login<text:tab/>191</text:p>
          <text:p text:style-name="P142">5.5.2 Máscaras e validações <text:tab/>191</text:p>
          <text:p text:style-name="P140">5.6 Observações Complementares<text:tab/>192</text:p>
          <text:p text:style-name="P141">6 PROCESSO DE TESTES<text:tab/>192</text:p>
          <text:p text:style-name="P141">7 PRELIMINARES DA IMPLEMENTAÇÃO<text:tab/>192</text:p>
          <text:p text:style-name="P140">7.1 Funcionalidades Implementadas<text:tab/>193</text:p>
          <text:p text:style-name="P140">7.2 Programas Desenvolvidos<text:tab/>194</text:p>
          <text:p text:style-name="P140">7.3 Resultado dos Testes<text:tab/>195</text:p>
          <text:p text:style-name="P142">7.3.1 Caso de uso UC01 – Cadastrar Usuário <text:tab/>195</text:p>
          <text:p text:style-name="P142">7.3.2 Caso de uso UC02 – Alterar Usuário <text:tab/>195</text:p>
          <text:p text:style-name="P142">7.3.3 Caso de uso UC03 – Excluir Usuário <text:tab/>195</text:p>
          <text:p text:style-name="P142">7.3.4 Caso de uso UC04 – Consulta Usuário <text:tab/>195</text:p>
          <text:p text:style-name="P142">7.3.5 Caso de uso UC8 – Consultar estoque <text:tab/>196</text:p>
          <text:p text:style-name="P142">7.3.6 Caso de uso UC13 – Cadastrar Definição de Cesta <text:tab/>196</text:p>
          <text:p text:style-name="P142">7.3.7 Caso de uso UC14 – Alterar Definição de Cesta <text:tab/>196</text:p>
          <text:p text:style-name="P142">7.3.8 Caso de uso UC15 – Excluir Definição de Cesta <text:tab/>196</text:p>
          <text:p text:style-name="P142">7.3.9 Caso de uso UC26 – Efetuar Login <text:tab/>197</text:p>
          <text:p text:style-name="P142">7.3.10 Caso de uso UC28 – Armazenar log <text:tab/>197</text:p>
          <text:p text:style-name="P142">7.3.11 Caso de uso UC29 – Consultar log do Sistema <text:tab/>197</text:p>
          <text:p text:style-name="P140">7.4 Observações Complementares<text:tab/>197</text:p>
          <text:p text:style-name="P141">8 MONITORAMENTO E CONTROLE<text:tab/>198</text:p>
          <text:p text:style-name="P140">8.1 Considerações Preliminares<text:tab/>198</text:p>
          <text:p text:style-name="P140">8.2 Primeiro monitoramento e controle<text:tab/>198</text:p>
          <text:p text:style-name="P142">8.2.1 Prazo<text:tab/>198</text:p>
          <text:p text:style-name="P142">8.2.2 Produção<text:tab/>199</text:p>
          <text:p text:style-name="P142">8.2.3 Custos<text:tab/>199</text:p>
          <text:p text:style-name="P142">8.2.4 Riscos <text:tab/>200</text:p>
          <text:p text:style-name="P142">8.2.5 Fechamento do Primeiro Monitoramento e Controle <text:tab/>200</text:p>
          <text:p text:style-name="P140">8.3 Segundo monitoramento e controle<text:tab/>200</text:p>
          <text:p text:style-name="P142">8.3.1 Prazo<text:tab/>200</text:p>
          <text:p text:style-name="P142"><text:soft-page-break/>8.3.2 Produção<text:tab/>202</text:p>
          <text:p text:style-name="P142">8.3.3 Custos<text:tab/>202</text:p>
          <text:p text:style-name="P142">8.3.4 Riscos <text:tab/>202</text:p>
          <text:p text:style-name="P142">8.3.5 Fechamento do Segundo Monitoramento e Controle <text:tab/>203</text:p>
          <text:p text:style-name="P140">8.4 Terceiro monitoramento e controle<text:tab/>203</text:p>
          <text:p text:style-name="P142">8.4.1 Prazo<text:tab/>203</text:p>
          <text:p text:style-name="P142">8.4.2 Produção<text:tab/>204</text:p>
          <text:p text:style-name="P142">8.4.3 Custos<text:tab/>204</text:p>
          <text:p text:style-name="P142">8.4.4 Riscos <text:tab/>205</text:p>
          <text:p text:style-name="P142">8.4.5 Fechamento do Terceiro Monitoramento e Controle <text:tab/>205</text:p>
          <text:p text:style-name="P141">9 CONSIDERAÇÕES FINAIS<text:tab/>205</text:p>
          <text:p text:style-name="P141">BIBLIOGRAFIA<text:tab/>208</text:p>
          <text:p text:style-name="P141">Anexo I – Tabelas Relativas ao FPA<text:tab/>209</text:p>
        </text:index-body>
      </text:table-of-content>
      <text:p text:style-name="P14"/>
      <text:h text:style-name="P195" text:outline-level="1">1 CONTEXTUALIZAÇÃO</text:h>
      <text:h text:style-name="P184"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4" text:outline-level="2">1.2 Objetivo</text:h>
      <text:p text:style-name="P3"/>
      <text:p text:style-name="P6"><text:tab/>O SGCE – Sistema de Gerenciamento Centro Espírita – nome referente ao <text:span text:style-name="T3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4"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84"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4">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84" text:outline-level="2">1.5 Levantamento preliminar de requisitos</text:h>
      <text:p text:style-name="P6"/>
      <text:p text:style-name="P6"><text:span text:style-name="T7"><text:tab/></text:span><text:span text:style-name="T39">Ao iniciar este projeto, a equipe de desenvolvimento tem a necessidade de fazer um levantamento preliminar das necessidades que o </text:span><text:span text:style-name="T45">software</text:span><text:span text:style-name="T39">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59632605" text:style-name="L1">
        <text:list-item>
          <text:p text:style-name="P14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598378281" text:continue-numbering="true" text:style-name="L1">
        <text:list-item>
          <text:p text:style-name="P14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531636062" text:continue-numbering="true" text:style-name="L1">
        <text:list-item>
          <text:p text:style-name="P145">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5"/>
      <text:h text:style-name="Heading_20_3" text:outline-level="3">1.5.2 Cadastramento dos voluntários cadastrados</text:h>
      <text:p text:style-name="P6"/>
      <text:list xml:id="list367337052" text:style-name="L2">
        <text:list-item>
          <text:p text:style-name="P14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6"/>
        </text:list-item>
      </text:list>
      <text:h text:style-name="Heading_20_3" text:outline-level="3">1.5.3 Gerenciamento do controle de estoque</text:h>
      <text:p text:style-name="P6"/>
      <text:list xml:id="list1028222289" text:style-name="L3">
        <text:list-item>
          <text:p text:style-name="P14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919817298" text:continue-numbering="true" text:style-name="L3">
        <text:list-item>
          <text:p text:style-name="P14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53633078" text:continue-numbering="true" text:style-name="L3">
        <text:list-item>
          <text:p text:style-name="P147">O sistema mostrará quantas cestas são possíveis ser montadas com a quantidade de mantimento disponível no estoque;</text:p>
        </text:list-item>
      </text:list>
      <text:p text:style-name="P6"/>
      <text:list xml:id="list1260191826" text:continue-numbering="true" text:style-name="L3">
        <text:list-item>
          <text:p text:style-name="P147">O sistema deverá informar os alimentos que estarão com o prazo de validade <text:soft-page-break/>vencendo em um mês a partir da data de doação;</text:p>
          <text:p text:style-name="P172"/>
        </text:list-item>
      </text:list>
      <text:h text:style-name="Heading_20_3" text:outline-level="3">1.5.4 Funcionalidades gerais do Sistema</text:h>
      <text:list xml:id="list1540989936" text:style-name="L4">
        <text:list-header>
          <text:p text:style-name="P173"/>
        </text:list-header>
        <text:list-item>
          <text:p text:style-name="P17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4">O sistema será capaz de armazenar um históricos das transações realizadas no <text:span text:style-name="T34">software</text:span>; </text:p>
        </text:list-item>
        <text:list-item>
          <text:p text:style-name="P174">O sistema será capaz de realizar um backup automático do banco de dados que pode ser enviado para um e-mail cadastrado e configurado;</text:p>
        </text:list-item>
        <text:list-item>
          <text:p text:style-name="P174">Geração de relatórios tais como:</text:p>
        </text:list-item>
        <text:list-item>
          <text:p text:style-name="P173">a) Famílias cadastradas com matrícula, situação atual, data da próxima visita domiciliar.</text:p>
        </text:list-item>
        <text:list-item>
          <text:p text:style-name="P173">b) Voluntários cadastrados com nome, telefone e o tipo de colaboração.</text:p>
        </text:list-item>
        <text:list-item>
          <text:p text:style-name="P173">c) Quantidade de cestas básicas completas no estoque.</text:p>
        </text:list-item>
        <text:list-item>
          <text:p text:style-name="P173">d) Vencimento dos alimentos.</text:p>
        </text:list-item>
      </text:list>
      <text:h text:style-name="P184"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4">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91" text:outline-level="1"><text:soft-page-break/>2 PLANEJAMENTO DO PROJETO</text:h>
      <text:p text:style-name="P6"/>
      <text:h text:style-name="P184"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4"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4">software</text:span>, conhecidos também como ciclo de vida.</text:p>
      <text:p text:style-name="P6"><text:tab/>Um ciclo de vida pode ser entendido como um roteiro de atividades a serem feitos, em geral, de grandes etapas com objetos funcionais na construção do <text:span text:style-name="T3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9"/>
      <text:list xml:id="list2058688691" text:style-name="L5">
        <text:list-item>
          <text:p text:style-name="P148"><text:span text:style-name="T48">Levantamento de requisitos</text:span>: Essa é a etapa que provê recolher informações para que haja um entendimento para a construção do <text:span text:style-name="T34">software</text:span>, como, também as necessidades estabelecidas pelos clientes.</text:p>
        </text:list-item>
        <text:list-item>
          <text:p text:style-name="P148"><text:span text:style-name="T37">Análise de requisitos</text:span>: Essa etapa destina-se a construir modelos, detalhando os requisitos coletados e à representação abrangente do projeto para o <text:span text:style-name="T34">software</text:span> a ser construído. (PRESSMAN, 2006).</text:p>
        </text:list-item>
        <text:list-item>
          <text:p text:style-name="P148"><text:span text:style-name="T37">Projeto</text:span>: Nessa etapa é realizada a identificação e a descrição das abstrações principais do sistema e suas relações. Nela será descrito como o projeto será implementado, ou seja, a interação entre os módulos do <text:span text:style-name="T34">software</text:span> com suas funcionalidades específicas.</text:p>
        </text:list-item>
        <text:list-item>
          <text:p text:style-name="P148"><text:soft-page-break/><text:span text:style-name="T37">Implementação</text:span>: Nessa etapa decorre a codificação, criação do código <text:s/>fonte, do <text:span text:style-name="T34">software</text:span> que é construído em cima dos modelos criados em etapas anteriores.</text:p>
        </text:list-item>
        <text:list-item>
          <text:p text:style-name="P148"><text:span text:style-name="T3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8"><text:span text:style-name="T37">Implantação</text:span>: Na implantação, o produto final, terminado, será entregue ao cliente pronto para ser utilizado.</text:p>
        </text:list-item>
      </text:list>
      <text:p text:style-name="P6"/>
      <text:h text:style-name="P184"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4">software</text:span> com características do nosso cotidiano, tornando mais <text:s/>confortável de se gerar e reaproveitar o código fonte.</text:p>
      <text:p text:style-name="P6"/>
      <text:h text:style-name="P184" text:outline-level="2">2.4 Estrutura analítica do projeto</text:h>
      <text:p text:style-name="P6"/>
      <text:p text:style-name="P6"><text:tab/>Uma Estrutura Analítica de Projetos (EAP) ou do inglês <text:span text:style-name="T3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4"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0">Function</text:span> Point Analysis) ou Ponto de Função, desenvolvido pela IBM em 1979, por Allan Albrecht, é uma unidade de medida de <text:span text:style-name="T34">software</text:span> utilizada para estimar o tamanho de um sistema de informação baseando nas funcionalidades percebidas pelo usuário do sistema, independentemente da tecnologia a ser utilizada para implementá-lo.</text:p>
      <text:p text:style-name="P6"/>
      <text:h text:style-name="P17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8" text:outline-level="4">2.5.1.1 <text:span text:style-name="T3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8" text:outline-level="4">2.5.1.2 <text:span text:style-name="T3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8" text:outline-level="4">2.5.1.3 <text:span text:style-name="T3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8" text:outline-level="4">2.5.1.4 <text:span text:style-name="T37">Arquivos de Interface Externa</text:span></text:h>
      <text:p text:style-name="P35"/>
      <text:p text:style-name="P6"><text:tab/>Grupo lógico de dados que passa de uma aplicação para outra, cuja manutenção pertence a outra aplicação. Dentre os requisitos levantados, não inclui arquivos de interface externa.</text:p>
      <text:p text:style-name="P6"/>
      <text:h text:style-name="P175" text:outline-level="3"><text:soft-page-break/>2.5.1.5 <text:span text:style-name="T3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5" text:outline-level="3">2.5.2 Definição da complexidade das funcionalidades</text:h>
      <text:p text:style-name="P76"/>
      <text:p text:style-name="P76"><text:tab/>Para realizar os cálculos de grau das funções deste item, foi utilizado os quadros 15,16,17,18 e 19 no Anexo I da página 49.</text:p>
      <text:h text:style-name="P178" text:outline-level="4">2.5.2.1 <text:span text:style-name="T3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9">Entradas Externas</text:p>
          </table:table-cell>
          <table:covered-table-cell/>
          <table:covered-table-cell/>
          <table:covered-table-cell/>
        </table:table-row>
        <table:table-row table:style-name="Tabela1.1">
          <table:table-cell table:style-name="Tabela1.A2" office:value-type="string">
            <text:p text:style-name="P92">Descrição Função</text:p>
          </table:table-cell>
          <table:table-cell table:style-name="Tabela1.A2" office:value-type="string">
            <text:p text:style-name="P92">Qtde Arquivos</text:p>
          </table:table-cell>
          <table:table-cell table:style-name="Tabela1.A2" office:value-type="string">
            <text:p text:style-name="P92">Qtde Itens</text:p>
          </table:table-cell>
          <table:table-cell table:style-name="Tabela1.D2" office:value-type="string">
            <text:p text:style-name="P92">Grau da Função</text:p>
          </table:table-cell>
        </table:table-row>
        <table:table-row table:style-name="Tabela1.1">
          <table:table-cell table:style-name="Tabela1.A2" office:value-type="string">
            <text:p text:style-name="P91">inclui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excluir famíl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altera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inclui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altera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excluir voluntári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mantiment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ext:soft-page-break/>
        <table:table-row table:style-name="Tabela1.1">
          <table:table-cell table:style-name="Tabela1.A2" office:value-type="string">
            <text:p text:style-name="P91">excluir usuário</text:p>
          </table:table-cell>
          <table:table-cell table:style-name="Tabela1.A2" office:value-type="string">
            <text:p text:style-name="P90">1</text:p>
          </table:table-cell>
          <table:table-cell table:style-name="Tabela1.A2" office:value-type="string">
            <text:p text:style-name="P90">3</text:p>
          </table:table-cell>
          <table:table-cell table:style-name="Tabela1.D2" office:value-type="string">
            <text:p text:style-name="P90">simples</text:p>
          </table:table-cell>
        </table:table-row>
        <table:table-row table:style-name="Tabela1.1">
          <table:table-cell table:style-name="Tabela1.A2" office:value-type="string">
            <text:p text:style-name="P91">inclui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frequênc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formulário Entradas Externa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5</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Simple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3</text:p>
          </table:table-cell>
        </table:table-row>
        <table:table-row table:style-name="Tabela1.1">
          <table:table-cell table:style-name="Tabela1.A2" office:value-type="string">
            <text:p text:style-name="P91">Total Médio</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0</text:p>
          </table:table-cell>
        </table:table-row>
        <table:table-row table:style-name="Tabela1.1">
          <table:table-cell table:style-name="Tabela1.A2" office:value-type="string">
            <text:p text:style-name="P91">Total Complexo</text:p>
          </table:table-cell>
          <table:table-cell table:style-name="Tabela1.A2" office:value-type="string">
            <text:p text:style-name="P90"/>
          </table:table-cell>
          <table:table-cell table:style-name="Tabela1.A2" office:value-type="string">
            <text:p text:style-name="P90"/>
          </table:table-cell>
          <table:table-cell table:style-name="Tabela1.D23" office:value-type="float" office:value="2">
            <text:p text:style-name="P90">2</text:p>
          </table:table-cell>
        </table:table-row>
      </table:table>
      <text:p text:style-name="leg.Quadro"><text:tab/>Quadro 2 – Entradas Externas</text:p>
      <text:p text:style-name="P13"/>
      <text:h text:style-name="P178" text:outline-level="4">2.5.2.2 <text:span text:style-name="T3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7">Saídas Externas</text:p>
          </table:table-cell>
          <table:covered-table-cell/>
          <table:covered-table-cell/>
          <table:covered-table-cell/>
        </table:table-row>
        <table:table-row table:style-name="Tabela2.1">
          <table:table-cell table:style-name="Tabela2.A2" office:value-type="string">
            <text:p text:style-name="P92">Descrição Função</text:p>
          </table:table-cell>
          <table:table-cell table:style-name="Tabela2.A2" office:value-type="string">
            <text:p text:style-name="P92">Qtde Arquivos</text:p>
          </table:table-cell>
          <table:table-cell table:style-name="Tabela2.A2" office:value-type="string">
            <text:p text:style-name="P92">Qtde Itens</text:p>
          </table:table-cell>
          <table:table-cell table:style-name="Tabela2.D2" office:value-type="string">
            <text:p text:style-name="P92">Grau da Função</text:p>
          </table:table-cell>
        </table:table-row>
        <table:table-row table:style-name="Tabela2.1">
          <table:table-cell table:style-name="Tabela2.A2" office:value-type="string">
            <text:p text:style-name="P91">Relatório vencimento de matricula <text:s/>famílias</text:p>
          </table:table-cell>
          <table:table-cell table:style-name="Tabela2.A2" office:value-type="string">
            <text:p text:style-name="P90">2</text:p>
          </table:table-cell>
          <table:table-cell table:style-name="Tabela2.A2" office:value-type="string">
            <text:p text:style-name="P90">5</text:p>
          </table:table-cell>
          <table:table-cell table:style-name="Tabela2.D2" office:value-type="string">
            <text:p text:style-name="P90">simples</text:p>
          </table:table-cell>
        </table:table-row>
        <table:table-row table:style-name="Tabela2.1">
          <table:table-cell table:style-name="Tabela2.A2" office:value-type="string">
            <text:p text:style-name="P91">Relatório parcial das cestas básicas</text:p>
          </table:table-cell>
          <table:table-cell table:style-name="Tabela2.A2" office:value-type="string">
            <text:p text:style-name="P90">1</text:p>
          </table:table-cell>
          <table:table-cell table:style-name="Tabela2.A2" office:value-type="string">
            <text:p text:style-name="P90">3</text:p>
          </table:table-cell>
          <table:table-cell table:style-name="Tabela2.D2" office:value-type="string">
            <text:p text:style-name="P90">simples</text:p>
          </table:table-cell>
        </table:table-row>
        <table:table-row table:style-name="Tabela2.1">
          <table:table-cell table:style-name="Tabela2.A2" office:value-type="string">
            <text:p text:style-name="P91">Relatório de quantidade de cestas básicas</text:p>
          </table:table-cell>
          <table:table-cell table:style-name="Tabela2.A2" office:value-type="string">
            <text:p text:style-name="P90">1</text:p>
          </table:table-cell>
          <table:table-cell table:style-name="Tabela2.A2" office:value-type="string">
            <text:p text:style-name="P90">1</text:p>
          </table:table-cell>
          <table:table-cell table:style-name="Tabela2.D2" office:value-type="string">
            <text:p text:style-name="P90">simples</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formulário Saídas Externa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Simple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A2" office:value-type="string">
            <text:p text:style-name="P91">Total Médi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row table:style-name="Tabela2.1">
          <table:table-cell table:style-name="Tabela2.A2" office:value-type="string">
            <text:p text:style-name="P91">Total Complex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
      <text:p text:style-name="leg.Quadro"><text:tab/>Quadro 3 – Saídas Externas</text:p>
      <text:p text:style-name="P6"/>
      <text:h text:style-name="P178" text:outline-level="4">2.5.2.3 <text:span text:style-name="T3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7">Arquivos Lógicos Internos</text:p>
          </table:table-cell>
          <table:covered-table-cell/>
          <table:covered-table-cell/>
          <table:covered-table-cell/>
        </table:table-row>
        <table:table-row table:style-name="Tabela3.1">
          <table:table-cell table:style-name="Tabela3.A2" office:value-type="string">
            <text:p text:style-name="P92">Descrição Função</text:p>
          </table:table-cell>
          <table:table-cell table:style-name="Tabela3.A2" office:value-type="string">
            <text:p text:style-name="P92">Qtde Registros</text:p>
          </table:table-cell>
          <table:table-cell table:style-name="Tabela3.A2" office:value-type="string">
            <text:p text:style-name="P92">Qtde Campos</text:p>
          </table:table-cell>
          <table:table-cell table:style-name="Tabela3.D2" office:value-type="string">
            <text:p text:style-name="P92">Grau da Função</text:p>
          </table:table-cell>
        </table:table-row>
        <table:table-row table:style-name="Tabela3.1">
          <table:table-cell table:style-name="Tabela3.A2" office:value-type="string">
            <text:p text:style-name="P91">cadastro família</text:p>
          </table:table-cell>
          <table:table-cell table:style-name="Tabela3.A2" office:value-type="string">
            <text:p text:style-name="P90">2</text:p>
          </table:table-cell>
          <table:table-cell table:style-name="Tabela3.A2" office:value-type="string">
            <text:p text:style-name="P90">35</text:p>
          </table:table-cell>
          <table:table-cell table:style-name="Tabela3.D2" office:value-type="string">
            <text:p text:style-name="P90">médio</text:p>
          </table:table-cell>
        </table:table-row>
        <text:soft-page-break/>
        <table:table-row table:style-name="Tabela3.1">
          <table:table-cell table:style-name="Tabela3.A2" office:value-type="string">
            <text:p text:style-name="P91">cadastro voluntário</text:p>
          </table:table-cell>
          <table:table-cell table:style-name="Tabela3.A2" office:value-type="string">
            <text:p text:style-name="P90">1</text:p>
          </table:table-cell>
          <table:table-cell table:style-name="Tabela3.A2" office:value-type="string">
            <text:p text:style-name="P90">11</text:p>
          </table:table-cell>
          <table:table-cell table:style-name="Tabela3.D2" office:value-type="string">
            <text:p text:style-name="P90">simples</text:p>
          </table:table-cell>
        </table:table-row>
        <table:table-row table:style-name="Tabela3.1">
          <table:table-cell table:style-name="Tabela3.A2" office:value-type="string">
            <text:p text:style-name="P91">cadastro mantiment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usuári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frequência família</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formulário ALI</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5</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Simples</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4</text:p>
          </table:table-cell>
        </table:table-row>
        <table:table-row table:style-name="Tabela3.1">
          <table:table-cell table:style-name="Tabela3.A2" office:value-type="string">
            <text:p text:style-name="P91">Total Médi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1</text:p>
          </table:table-cell>
        </table:table-row>
        <table:table-row table:style-name="Tabela3.1">
          <table:table-cell table:style-name="Tabela3.A2" office:value-type="string">
            <text:p text:style-name="P91">Total Complex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0</text:p>
          </table:table-cell>
        </table:table-row>
      </table:table>
      <text:p text:style-name="leg.Quadro"><text:tab/>Quadro 4 – Arquivos Lógicos Internos</text:p>
      <text:p text:style-name="P6"/>
      <text:h text:style-name="P179" text:outline-level="4">2.5.2.4 <text:span text:style-name="T3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7">Consultas Externas</text:p>
          </table:table-cell>
          <table:covered-table-cell/>
          <table:covered-table-cell/>
          <table:covered-table-cell/>
        </table:table-row>
        <table:table-row table:style-name="Tabela4.1">
          <table:table-cell table:style-name="Tabela4.A2" office:value-type="string">
            <text:p text:style-name="P92">Descrição Função</text:p>
          </table:table-cell>
          <table:table-cell table:style-name="Tabela4.A2" office:value-type="string">
            <text:p text:style-name="P92">Qtde Arquivos</text:p>
          </table:table-cell>
          <table:table-cell table:style-name="Tabela4.A2" office:value-type="string">
            <text:p text:style-name="P92">Qtde Campos</text:p>
          </table:table-cell>
          <table:table-cell table:style-name="Tabela4.D2" office:value-type="string">
            <text:p text:style-name="P92">Grau da Função</text:p>
          </table:table-cell>
        </table:table-row>
        <table:table-row table:style-name="Tabela4.1">
          <table:table-cell table:style-name="Tabela4.A2" office:value-type="string">
            <text:p text:style-name="P91">Consulta situação família</text:p>
          </table:table-cell>
          <table:table-cell table:style-name="Tabela4.A2" office:value-type="string">
            <text:p text:style-name="P90">2</text:p>
          </table:table-cell>
          <table:table-cell table:style-name="Tabela4.A2" office:value-type="string">
            <text:p text:style-name="P90">5</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 Colaborador</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mantimento</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usu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encimento mantimentos</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frequência famílias</text:p>
          </table:table-cell>
          <table:table-cell table:style-name="Tabela4.A2" office:value-type="string">
            <text:p text:style-name="P90">2</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Efetuar login</text:p>
          </table:table-cell>
          <table:table-cell table:style-name="Tabela4.A2" office:value-type="string">
            <text:p text:style-name="P90">1</text:p>
          </table:table-cell>
          <table:table-cell table:style-name="Tabela4.A2" office:value-type="string">
            <text:p text:style-name="P90">2</text:p>
          </table:table-cell>
          <table:table-cell table:style-name="Tabela4.D2" office:value-type="string">
            <text:p text:style-name="P90">simples</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formulário Consultas Externa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Simple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A2" office:value-type="string">
            <text:p text:style-name="P91">Total Médi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row table:style-name="Tabela4.1">
          <table:table-cell table:style-name="Tabela4.A2" office:value-type="string">
            <text:p text:style-name="P91">Total Complex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
      <text:p text:style-name="leg.Quadro"><text:tab/>Quadro 5 – Consultas Externas</text:p>
      <text:p text:style-name="P6"/>
      <text:h text:style-name="P175" text:outline-level="3"><text:soft-page-break/>2.5.3 Calculo dos pesos (FPA Não ajustados)</text:h>
      <text:p text:style-name="P76"><text:tab/>Para os cálculos utilizados neste item, utilizou-se o quadro 20 do Anexo I da página 50.</text:p>
      <text:p text:style-name="P8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8">Pontos de Função Não Ajustados</text:p>
          </table:table-cell>
          <table:covered-table-cell/>
          <table:covered-table-cell/>
          <table:covered-table-cell/>
          <table:covered-table-cell/>
        </table:table-row>
        <table:table-row table:style-name="Tabela5.2">
          <table:table-cell table:style-name="Tabela5.A2" office:value-type="string">
            <text:p text:style-name="P96">Tipo de Função</text:p>
          </table:table-cell>
          <table:table-cell table:style-name="Tabela5.A2" office:value-type="string">
            <text:p text:style-name="P97">Complexidade Funcional</text:p>
          </table:table-cell>
          <table:table-cell table:style-name="Tabela5.A2" office:value-type="string">
            <text:p text:style-name="P97">Quantidade</text:p>
          </table:table-cell>
          <table:table-cell table:style-name="Tabela5.A2" office:value-type="string">
            <text:p text:style-name="P97">Total Complexidade</text:p>
          </table:table-cell>
          <table:table-cell table:style-name="Tabela5.E2" office:value-type="string">
            <text:p text:style-name="P97">Total Tipo</text:p>
          </table:table-cell>
        </table:table-row>
        <table:table-row table:style-name="Tabela5.3">
          <table:table-cell table:style-name="Tabela5.A2" table:number-rows-spanned="3" office:value-type="string">
            <text:p text:style-name="P94">Arquivo Lógico Interno</text:p>
          </table:table-cell>
          <table:table-cell table:style-name="Tabela5.A2" office:value-type="string">
            <text:p text:style-name="P95">Simples</text:p>
          </table:table-cell>
          <table:table-cell table:style-name="Tabela5.A2" office:value-type="string">
            <text:p text:style-name="P95">4</text:p>
          </table:table-cell>
          <table:table-cell table:style-name="Tabela5.A2" office:value-type="string">
            <text:p text:style-name="P95">* 7 = 0</text:p>
          </table:table-cell>
          <table:table-cell table:style-name="Tabela5.E2" office:value-type="string">
            <text:p text:style-name="P95">28</text:p>
          </table:table-cell>
        </table:table-row>
        <table:table-row table:style-name="Tabela5.4">
          <table:covered-table-cell/>
          <table:table-cell table:style-name="Tabela5.A2" office:value-type="string">
            <text:p text:style-name="P95">Média</text:p>
          </table:table-cell>
          <table:table-cell table:style-name="Tabela5.A2" office:value-type="string">
            <text:p text:style-name="P95">1</text:p>
          </table:table-cell>
          <table:table-cell table:style-name="Tabela5.A2" office:value-type="string">
            <text:p text:style-name="P95">* 10 = 0</text:p>
          </table:table-cell>
          <table:table-cell table:style-name="Tabela5.E2" office:value-type="string">
            <text:p text:style-name="P95">10</text:p>
          </table:table-cell>
        </table:table-row>
        <table:table-row table:style-name="Tabela5.5">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5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117">Interface Externa</text:p>
          </table:table-cell>
          <table:table-cell table:style-name="Tabela5.A2" office:value-type="string">
            <text:p text:style-name="P95">Simples</text:p>
          </table:table-cell>
          <table:table-cell table:style-name="Tabela5.A2" office:value-type="string">
            <text:p text:style-name="P95">0</text:p>
          </table:table-cell>
          <table:table-cell table:style-name="Tabela5.A2" office:value-type="string">
            <text:p text:style-name="P95">* 5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7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0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Entrada Externa</text:p>
          </table:table-cell>
          <table:table-cell table:style-name="Tabela5.A2" office:value-type="string">
            <text:p text:style-name="P95">Simples</text:p>
          </table:table-cell>
          <table:table-cell table:style-name="Tabela5.A2" office:value-type="string">
            <text:p text:style-name="P95">13</text:p>
          </table:table-cell>
          <table:table-cell table:style-name="Tabela5.A2" office:value-type="string">
            <text:p text:style-name="P95">* 3 =</text:p>
          </table:table-cell>
          <table:table-cell table:style-name="Tabela5.E2" office:value-type="string">
            <text:p text:style-name="P95">39</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2</text:p>
          </table:table-cell>
          <table:table-cell table:style-name="Tabela5.A2" office:value-type="string">
            <text:p text:style-name="P95">* 6 =</text:p>
          </table:table-cell>
          <table:table-cell table:style-name="Tabela5.E2" office:value-type="string">
            <text:p text:style-name="P95">12</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Saída Externa</text:p>
          </table:table-cell>
          <table:table-cell table:style-name="Tabela5.A2" office:value-type="string">
            <text:p text:style-name="P95">Simples</text:p>
          </table:table-cell>
          <table:table-cell table:style-name="Tabela5.A2" office:value-type="string">
            <text:p text:style-name="P95">3</text:p>
          </table:table-cell>
          <table:table-cell table:style-name="Tabela5.A2" office:value-type="string">
            <text:p text:style-name="P95">* 4 =</text:p>
          </table:table-cell>
          <table:table-cell table:style-name="Tabela5.E2" office:value-type="string">
            <text:p text:style-name="P95">12</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5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7 =</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Consulta Externa</text:p>
          </table:table-cell>
          <table:table-cell table:style-name="Tabela5.A2" office:value-type="string">
            <text:p text:style-name="P95">Simples</text:p>
          </table:table-cell>
          <table:table-cell table:style-name="Tabela5.A2" office:value-type="string">
            <text:p text:style-name="P95">8</text:p>
          </table:table-cell>
          <table:table-cell table:style-name="Tabela5.A2" office:value-type="string">
            <text:p text:style-name="P95">* 3 =</text:p>
          </table:table-cell>
          <table:table-cell table:style-name="Tabela5.E2" office:value-type="string">
            <text:p text:style-name="P95">24</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6 =</text:p>
          </table:table-cell>
          <table:table-cell table:style-name="Tabela5.E2" office:value-type="string">
            <text:p text:style-name="P9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7">125</text:p>
          </table:table-cell>
        </table:table-row>
      </table:table>
      <text:p text:style-name="leg.Quadro"><text:tab/>Quadro 6 – Cálculo do FPA não ajustado</text:p>
      <text:p text:style-name="P86"/>
      <text:h text:style-name="P175" text:outline-level="3">2.5.4 Cálculo do Fator de ajuste e FPA ajustado</text:h>
      <text:p text:style-name="P36"/>
      <text:p text:style-name="P36"><text:tab/>Para obter um maior grau de precisão são utilizados fatores de ajustes de valores correspondentes a perguntas cujos valores variam de zero a cinco, onde zero indica não importância e cinco indica que é essencial (PRESSMAN, 2006).</text:p>
      <text:p text:style-name="P86"/>
      <text:p text:style-name="P87">O nível de influência de cada característica é dado por uma escala de 0 a 5:</text:p>
      <text:p text:style-name="P87"><text:soft-page-break/></text:p>
      <text:p text:style-name="P88"><text:tab/>0 = Não existe nenhuma influência</text:p>
      <text:p text:style-name="P88"><text:tab/>1 = Pouca influência</text:p>
      <text:p text:style-name="P88"><text:tab/>2 = Influência moderada</text:p>
      <text:p text:style-name="P88"><text:tab/>3 = Influência média</text:p>
      <text:p text:style-name="P88"><text:tab/>4 = Influência significativa</text:p>
      <text:p text:style-name="P88"><text:tab/>5 = Grande influência</text:p>
      <text:p text:style-name="P8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7">Cálculo do Fator de Ajuste</text:p>
          </table:table-cell>
          <table:covered-table-cell/>
        </table:table-row>
        <table:table-row table:style-name="Tabela6.1">
          <table:table-cell table:style-name="Tabela6.A2" office:value-type="string">
            <text:p text:style-name="P97">Características Gerais das Aplicações Nível de Influência</text:p>
          </table:table-cell>
          <table:table-cell table:style-name="Tabela6.B2" office:value-type="string">
            <text:p text:style-name="P97">Nível de influência</text:p>
          </table:table-cell>
        </table:table-row>
        <table:table-row table:style-name="Tabela6.1">
          <table:table-cell table:style-name="Tabela6.A2" office:value-type="string">
            <text:p text:style-name="P94">Comunicação</text:p>
          </table:table-cell>
          <table:table-cell table:style-name="Tabela6.B2" office:value-type="string">
            <text:p text:style-name="P95">4</text:p>
          </table:table-cell>
        </table:table-row>
        <table:table-row table:style-name="Tabela6.1">
          <table:table-cell table:style-name="Tabela6.A2" office:value-type="string">
            <text:p text:style-name="P94">Funções distribuídas</text:p>
          </table:table-cell>
          <table:table-cell table:style-name="Tabela6.B2" office:value-type="string">
            <text:p text:style-name="P95">4</text:p>
          </table:table-cell>
        </table:table-row>
        <table:table-row table:style-name="Tabela6.1">
          <table:table-cell table:style-name="Tabela6.A2" office:value-type="string">
            <text:p text:style-name="P94">Desempenho</text:p>
          </table:table-cell>
          <table:table-cell table:style-name="Tabela6.B2" office:value-type="string">
            <text:p text:style-name="P95">0</text:p>
          </table:table-cell>
        </table:table-row>
        <table:table-row table:style-name="Tabela6.1">
          <table:table-cell table:style-name="Tabela6.A2" office:value-type="string">
            <text:p text:style-name="P94">Configuração de equipamentos</text:p>
          </table:table-cell>
          <table:table-cell table:style-name="Tabela6.B2" office:value-type="string">
            <text:p text:style-name="P95">1</text:p>
          </table:table-cell>
        </table:table-row>
        <table:table-row table:style-name="Tabela6.1">
          <table:table-cell table:style-name="Tabela6.A2" office:value-type="string">
            <text:p text:style-name="P94">Volume de transações</text:p>
          </table:table-cell>
          <table:table-cell table:style-name="Tabela6.B2" office:value-type="string">
            <text:p text:style-name="P95">0</text:p>
          </table:table-cell>
        </table:table-row>
        <table:table-row table:style-name="Tabela6.1">
          <table:table-cell table:style-name="Tabela6.A2" office:value-type="string">
            <text:p text:style-name="P94">Entrada de dados</text:p>
          </table:table-cell>
          <table:table-cell table:style-name="Tabela6.B2" office:value-type="string">
            <text:p text:style-name="P95">5</text:p>
          </table:table-cell>
        </table:table-row>
        <table:table-row table:style-name="Tabela6.1">
          <table:table-cell table:style-name="Tabela6.A2" office:value-type="string">
            <text:p text:style-name="P94">Interfaces com o usuário</text:p>
          </table:table-cell>
          <table:table-cell table:style-name="Tabela6.B2" office:value-type="string">
            <text:p text:style-name="P95">3</text:p>
          </table:table-cell>
        </table:table-row>
        <table:table-row table:style-name="Tabela6.1">
          <table:table-cell table:style-name="Tabela6.A2" office:value-type="string">
            <text:p text:style-name="P94">Atualizações on-line</text:p>
          </table:table-cell>
          <table:table-cell table:style-name="Tabela6.B2" office:value-type="string">
            <text:p text:style-name="P95">3</text:p>
          </table:table-cell>
        </table:table-row>
        <table:table-row table:style-name="Tabela6.1">
          <table:table-cell table:style-name="Tabela6.A2" office:value-type="string">
            <text:p text:style-name="P94">Processamento complexo</text:p>
          </table:table-cell>
          <table:table-cell table:style-name="Tabela6.B2" office:value-type="string">
            <text:p text:style-name="P95">0</text:p>
          </table:table-cell>
        </table:table-row>
        <table:table-row table:style-name="Tabela6.1">
          <table:table-cell table:style-name="Tabela6.A2" office:value-type="string">
            <text:p text:style-name="P94">Reutilização</text:p>
          </table:table-cell>
          <table:table-cell table:style-name="Tabela6.B2" office:value-type="string">
            <text:p text:style-name="P95">1</text:p>
          </table:table-cell>
        </table:table-row>
        <table:table-row table:style-name="Tabela6.1">
          <table:table-cell table:style-name="Tabela6.A2" office:value-type="string">
            <text:p text:style-name="P94">Facilidade de implantação</text:p>
          </table:table-cell>
          <table:table-cell table:style-name="Tabela6.B2" office:value-type="string">
            <text:p text:style-name="P95">1</text:p>
          </table:table-cell>
        </table:table-row>
        <table:table-row table:style-name="Tabela6.1">
          <table:table-cell table:style-name="Tabela6.A2" office:value-type="string">
            <text:p text:style-name="P94">Facilidade operacional</text:p>
          </table:table-cell>
          <table:table-cell table:style-name="Tabela6.B2" office:value-type="string">
            <text:p text:style-name="P95">1</text:p>
          </table:table-cell>
        </table:table-row>
        <table:table-row table:style-name="Tabela6.1">
          <table:table-cell table:style-name="Tabela6.A2" office:value-type="string">
            <text:p text:style-name="P94">Múltiplos locais</text:p>
          </table:table-cell>
          <table:table-cell table:style-name="Tabela6.B2" office:value-type="string">
            <text:p text:style-name="P95">3</text:p>
          </table:table-cell>
        </table:table-row>
        <table:table-row table:style-name="Tabela6.1">
          <table:table-cell table:style-name="Tabela6.A2" office:value-type="string">
            <text:p text:style-name="P94">Facilidade de mudanças (flexibilidade)</text:p>
          </table:table-cell>
          <table:table-cell table:style-name="Tabela6.B2" office:value-type="string">
            <text:p text:style-name="P95">1</text:p>
          </table:table-cell>
        </table:table-row>
        <table:table-row table:style-name="Tabela6.1">
          <table:table-cell table:style-name="Tabela6.A2" office:value-type="string">
            <text:p text:style-name="P96">Total geral</text:p>
          </table:table-cell>
          <table:table-cell table:style-name="Tabela6.B2" office:value-type="string">
            <text:p text:style-name="P97">27</text:p>
          </table:table-cell>
        </table:table-row>
      </table:table>
      <text:p text:style-name="leg.Quadro"><text:tab/>Quadro 7 – Somatório dos níveis de Influência</text:p>
      <text:p text:style-name="P76"/>
      <text:p text:style-name="P76"><text:tab/><text:span text:style-name="T40">Comunicação – grau 4: Aplicação é mais do que um</text:span><text:span text:style-name="T40">a</text:span><text:span text:style-name="T40"> entrada de dados on-line, mas suporta apenas um tipo de protocolo de comunicação.</text:span></text:p>
      <text:p text:style-name="P78"><text:tab/>Funções distribuídas – grau 4: Processamento distribuído e a transferência de dados são on-line e em ambas as direções .</text:p>
      <text:p text:style-name="P78"><text:tab/>Desempenho – grau 0: Nenhum requerimento especial de performance foi <text:soft-page-break/>solicitado pelo usuário.</text:p>
      <text:p text:style-name="P78"><text:tab/>Configurações de equipamentos – grau 1: Existem restrições operacionais leves. Não é necessário esforço especial para resolver as restrições.</text:p>
      <text:p text:style-name="P78"><text:tab/>Volume de transações – grau 0: Não estão previstos períodos de picos de volume de transação.</text:p>
      <text:p text:style-name="P76"><text:span text:style-name="T40"><text:tab/>Entrada de dados – grau 5: Mais de 30% das transações são entradas de</text:span> dados <text:span text:style-name="T31">on-line</text:span>.</text:p>
      <text:p text:style-name="P76"><text:tab/><text:span text:style-name="T40">Interfaces com usuário – grau 3: O sistema possui menus, utilização de </text:span><text:span text:style-name="T42">mouse</text:span><text:span text:style-name="T40">, </text:span><text:span text:style-name="T42">scrolling</text:span><text:span text:style-name="T40"> vertical, </text:span><text:span text:style-name="T42">drop down list</text:span><text:span text:style-name="T40">, janelas </text:span><text:span text:style-name="T42">pop-up, menos numero de telas para executar funções</text:span><text:span text:style-name="T40">.</text:span></text:p>
      <text:p text:style-name="P78"><text:tab/>Atualizações <text:span text:style-name="T31">on-line</text:span> – grau 3: <text:span text:style-name="T31">Atualização On-Line da maioria dos Arquivos </text:span><text:span text:style-name="T31">Lógicos</text:span><text:span text:style-name="T31"> Internos</text:span>.</text:p>
      <text:p text:style-name="P78"><text:tab/>Processamento complexo – grau 0: Não há processamento caracterizado como complexo.</text:p>
      <text:p text:style-name="P78"><text:tab/>Reutilização – grau 1: Código reutilizável é usado somente na aplicação.</text:p>
      <text:p text:style-name="P78"><text:tab/>Facilidade de implantação – grau 1: Nenhuma consideração especial foi estabelecida pelo usuário, mas procedimentos especiais são necessários na implantação, neste caso disponibilidade de hospedagem na <text:span text:style-name="T31">web e configuração de banco de dados </text:span>.</text:p>
      <text:p text:style-name="P78"><text:tab/>Facilidade operacional – grau 1: Processo de backup e recuperação com a intervenção do operador.</text:p>
      <text:p text:style-name="P78"><text:tab/>Múltiplos locais – grau 3: A necessidade de múltiplos locais (navegadores) foi considerada no projeto, assim como diferentes <text:span text:style-name="T31">softwares</text:span> e <text:span text:style-name="T31">hardwares</text:span>.</text:p>
      <text:p text:style-name="P78"><text:tab/>Facilidade de mudanças – grau 1: Estão disponíveis facilidades como consulta e relatórios flexíveis para atender necessidades simples.</text:p>
      <text:p text:style-name="P76"/>
      <text:p text:style-name="P76"><text:tab/>O fator de ajuste é dado a partir da fórmula pré definida:</text:p>
      <text:p text:style-name="P76"><text:tab/>Fator Ajuste (FA)= 0,65 + ( 0,01 * Σ(NI)) , onde NI =Nível de influência calculado anteriormente no quadro 6.</text:p>
      <text:p text:style-name="P76"/>
      <text:p text:style-name="P76"><text:tab/>Aplicando a formula temos:</text:p>
      <text:p text:style-name="P76"><text:tab/>FA = 0.65 + (0,01* 27)</text:p>
      <text:p text:style-name="P76"><text:tab/><text:span text:style-name="T6">FA = 0,92</text:span></text:p>
      <text:p text:style-name="P80"/>
      <text:p text:style-name="P76"><text:span text:style-name="T6"><text:tab/></text:span><text:span text:style-name="T36">O cálculo dos pontos de função ajustados é o produto do fator de ajuste e dos </text:span><text:span text:style-name="T36">pontos de função brutos </text:span></text:p>
      <text:p text:style-name="P80"><text:tab/>FPA = FPNA * FVA</text:p>
      <text:p text:style-name="P76"><text:span text:style-name="T36"><text:tab/>O</text:span>nde FPA é ponto de função ajustado, FPNA é ponto de função não ajustado <text:soft-page-break/>e FVA é fator de valor de ajuste.</text:p>
      <text:p text:style-name="P76"/>
      <text:p text:style-name="P76">O resultado geral será fornecido através do cálculo</text:p>
      <text:p text:style-name="P77"><text:tab/>FPA = 125 * 0,92</text:p>
      <text:p text:style-name="P76"><text:span text:style-name="T39"><text:tab/></text:span><text:span text:style-name="T46">FPA = 115</text:span></text:p>
      <text:p text:style-name="P76"><text:span text:style-name="T39">cujo resultado é 115, após arredondamento do produto realizado no passo anterior.</text:span> </text:p>
      <text:p text:style-name="P76"/>
      <text:h text:style-name="Heading_20_3" text:outline-level="3">2.5.5 Estimativas de Esforço e Prazo</text:h>
      <text:p text:style-name="P7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9">Estimativa de Esforço</text:p>
          </table:table-cell>
          <table:covered-table-cell/>
          <table:covered-table-cell/>
        </table:table-row>
        <table:table-row>
          <table:table-cell table:style-name="Tabela7.A2" office:value-type="string">
            <text:p text:style-name="P41">Fator hh/pf (Utilização da Linguagem Orientada a Objetos (PHP5) e considerando a produtividade baixa).</text:p>
          </table:table-cell>
          <table:table-cell table:style-name="Tabela7.B2" office:value-type="string">
            <text:p text:style-name="P120">7,5</text:p>
          </table:table-cell>
          <table:table-cell table:style-name="Tabela7.C2" office:value-type="string">
            <text:p text:style-name="P99"/>
          </table:table-cell>
        </table:table-row>
        <table:table-row>
          <table:table-cell table:style-name="Tabela7.A2" office:value-type="string">
            <text:p text:style-name="P40">Esforço total em hh(hora/homem) 7,5 * 115 =</text:p>
          </table:table-cell>
          <table:table-cell table:style-name="Tabela7.B2" office:value-type="string">
            <text:p text:style-name="P120">862,5</text:p>
          </table:table-cell>
          <table:table-cell table:style-name="Tabela7.C2" office:value-type="string">
            <text:p text:style-name="P99"/>
          </table:table-cell>
        </table:table-row>
        <table:table-row>
          <table:table-cell table:style-name="Tabela7.A2" office:value-type="string">
            <text:p text:style-name="P40">(Considerando aproximadamente: 3 horas por dia, 3 dias por semana e 4,5 semanas por mês)</text:p>
            <text:p text:style-name="P40">Esforço total em hm (homem/mês) 862,5 / 40,5 =</text:p>
          </table:table-cell>
          <table:table-cell table:style-name="Tabela7.B2" office:value-type="string">
            <text:p text:style-name="P120">21,2962</text:p>
          </table:table-cell>
          <table:table-cell table:style-name="Tabela7.C2" office:value-type="string">
            <text:p text:style-name="P99"/>
          </table:table-cell>
        </table:table-row>
        <table:table-row>
          <table:table-cell table:style-name="Tabela7.A5" table:number-columns-spanned="3" office:value-type="string">
            <text:p text:style-name="P43">Estimativa de Prazo</text:p>
          </table:table-cell>
          <table:covered-table-cell/>
          <table:covered-table-cell/>
        </table:table-row>
        <table:table-row>
          <table:table-cell table:style-name="Tabela7.A2" office:value-type="string">
            <text:p text:style-name="P40">Equipe composta por 2 integrantes: Rafael Malatesta e Tales Araújo Mendonça</text:p>
          </table:table-cell>
          <table:table-cell table:style-name="Tabela7.B2" office:value-type="string">
            <text:p text:style-name="P120">2</text:p>
          </table:table-cell>
          <table:table-cell table:style-name="Tabela7.C2" office:value-type="string">
            <text:p text:style-name="P99"/>
          </table:table-cell>
        </table:table-row>
        <table:table-row>
          <table:table-cell table:style-name="Tabela7.A2" office:value-type="string">
            <text:p text:style-name="P40">Tamanho da Equipe = ( ( H / M ) / Prazo )</text:p>
          </table:table-cell>
          <table:table-cell table:style-name="Tabela7.B2" office:value-type="string">
            <text:p text:style-name="P121"/>
          </table:table-cell>
          <table:table-cell table:style-name="Tabela7.C2" office:value-type="string">
            <text:p text:style-name="P99"/>
          </table:table-cell>
        </table:table-row>
        <table:table-row>
          <table:table-cell table:style-name="Tabela7.A2" office:value-type="string">
            <text:p text:style-name="P40">Prazo = ( ( H / M ) / Prazo ) = 21,2962 / 2 =</text:p>
          </table:table-cell>
          <table:table-cell table:style-name="Tabela7.B2" office:value-type="string">
            <text:p text:style-name="P42">10,64 meses</text:p>
          </table:table-cell>
          <table:table-cell table:style-name="Tabela7.C2" office:value-type="string">
            <text:p text:style-name="P99"/>
          </table:table-cell>
        </table:table-row>
        <table:table-row>
          <table:table-cell table:style-name="Tabela7.A9" office:value-type="string">
            <text:p text:style-name="P40">Prazo em meses (considerado 22 dias por mês)</text:p>
            <text:p text:style-name="P40">hm: Homem-mês - hh: Homem-hora - pf: Ponto-de-função</text:p>
          </table:table-cell>
          <table:table-cell table:style-name="Tabela7.B9" office:value-type="string">
            <text:p text:style-name="P42">10 meses e 14 dias</text:p>
          </table:table-cell>
          <table:table-cell table:style-name="Tabela7.C9" office:value-type="string">
            <text:p text:style-name="P99"/>
          </table:table-cell>
        </table:table-row>
      </table:table>
      <text:p text:style-name="leg.Quadro"><text:tab/>Quadro 8 – Estimativa de esforço</text:p>
      <text:p text:style-name="P76"/>
      <text:h text:style-name="P184"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815743284" text:style-name="L6">
        <text:list-item>
          <text:p text:style-name="P149"><text:span text:style-name="T37">Gerente de </text:span><text:span text:style-name="T37">p</text:span><text:span text:style-name="T37">rojeto</text:span>: É responsável por coordenar as interações com os demais níveis abaixo, para conduzir o planejamento do projeto, mantendo a equipe focada para alcançar os objetivos do projeto. </text:p>
        </text:list-item>
        <text:list-item>
          <text:p text:style-name="P149"><text:span text:style-name="T37">Cliente</text:span>: Atribui os dados necessários para que o sistema seja construído. Informando ao analista de sistemas todos os requisitos que irão compor o sistema; valida as propostas ofertadas pelo analista e aprova a construção do <text:span text:style-name="T34">software</text:span>.</text:p>
        </text:list-item>
        <text:list-item>
          <text:p text:style-name="P149"><text:span text:style-name="T3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9"><text:span text:style-name="T37">Programador</text:span>: Codifica o sistema de acordo com as especificações <text:soft-page-break/>feitas pelo analista, objetivando a coesão de um sistema funcional de acordo com o que foi especificado.</text:p>
        </text:list-item>
        <text:list-item>
          <text:p text:style-name="P149"><text:span text:style-name="T3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9"/>
        </text:list-item>
      </text:list>
      <text:h text:style-name="P184" text:outline-level="2">2.7 Plano de monitoramento e controle</text:h>
      <text:p text:style-name="P26"/>
      <text:h text:style-name="Heading_20_3" text:outline-level="3">2.7.1 Introdução</text:h>
      <text:p text:style-name="P26"/>
      <text:p text:style-name="P26"><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6"><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6"><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6"><text:tab/>Estão previstos três planos de monitoramento e controle, que são os seguintes:</text:p>
      <text:p text:style-name="P26"><text:soft-page-break/></text:p>
      <table:table table:name="Tabela33" table:style-name="Tabela33">
        <table:table-column table:style-name="Tabela33.A"/>
        <table:table-column table:style-name="Tabela33.B"/>
        <table:table-row>
          <table:table-cell table:style-name="Tabela33.A1" office:value-type="string">
            <text:p text:style-name="P95">Ordem</text:p>
          </table:table-cell>
          <table:table-cell table:style-name="Tabela33.B1" office:value-type="string">
            <text:p text:style-name="P95">Ponto</text:p>
          </table:table-cell>
        </table:table-row>
        <table:table-row>
          <table:table-cell table:style-name="Tabela33.A2" office:value-type="string">
            <text:p text:style-name="P109">1º Marco</text:p>
          </table:table-cell>
          <table:table-cell table:style-name="Tabela33.B2" office:value-type="string">
            <text:p text:style-name="P109">Final da fase da especificação de requisitos</text:p>
          </table:table-cell>
        </table:table-row>
        <table:table-row>
          <table:table-cell table:style-name="Tabela33.A2" office:value-type="string">
            <text:p text:style-name="P109">2º Marco</text:p>
          </table:table-cell>
          <table:table-cell table:style-name="Tabela33.B2" office:value-type="string">
            <text:p text:style-name="P109">Final da fase de análise e modelagem </text:p>
          </table:table-cell>
        </table:table-row>
        <table:table-row>
          <table:table-cell table:style-name="Tabela33.A2" office:value-type="string">
            <text:p text:style-name="P109">3º Marco</text:p>
          </table:table-cell>
          <table:table-cell table:style-name="Tabela33.B2" office:value-type="string">
            <text:p text:style-name="P109">Final da fase de processo de teste</text:p>
          </table:table-cell>
        </table:table-row>
        <table:table-row>
          <table:table-cell table:style-name="Tabela33.A2" office:value-type="string">
            <text:p text:style-name="P109">4º Marco</text:p>
          </table:table-cell>
          <table:table-cell table:style-name="Tabela33.B2" office:value-type="string">
            <text:p text:style-name="P109">Final da fase da implantação pré-operação</text:p>
          </table:table-cell>
        </table:table-row>
        <table:table-row>
          <table:table-cell table:style-name="Tabela33.A2" office:value-type="string">
            <text:p text:style-name="P109">5º Marco</text:p>
          </table:table-cell>
          <table:table-cell table:style-name="Tabela33.B2" office:value-type="string">
            <text:p text:style-name="P109">Final do fechamento</text:p>
          </table:table-cell>
        </table:table-row>
      </table:table>
      <text:p text:style-name="leg.Quadro"><text:tab/>Quadro 9 – Pontos de Monitoramento e Controle</text:p>
      <text:p text:style-name="P26"/>
      <text:h text:style-name="Heading_20_3" text:outline-level="3">2.7.2 Custo</text:h>
      <text:p text:style-name="P26"/>
      <text:p text:style-name="P26"><text:tab/>O cliente, uma instituição filantrópica, terá um custo para o desenvolvimento que do projeto essencialmente reduzido no que se refere ao <text:span text:style-name="T34">software</text:span> utilizado, pois, em sua grande parte, o <text:span text:style-name="T34">software</text:span> livre estará à frente. Outro detalhe relevante é que os poucos <text:span text:style-name="T3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6"><text:tab/>A estimativa do custo é baseada nos pontos de função, de acordo com o levantamento de requisitos realizado junto ao cliente.</text:p>
      <text:p text:style-name="P26"/>
      <text:h text:style-name="Heading_20_3" text:outline-level="3">2.7.3 Prazo</text:h>
      <text:p text:style-name="P26"/>
      <text:p text:style-name="P26"><text:tab/>A realização do monitoramento e controle do prazo de desenvolvimento do <text:span text:style-name="T3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6"><text:soft-page-break/></text:p>
      <text:h text:style-name="Heading_20_3" text:outline-level="3">2.7.4 Produção</text:h>
      <text:p text:style-name="P26"/>
      <text:p text:style-name="P26"><text:span text:style-name="T29"><text:tab/>"Por decisão do </text:span><text:span text:style-name="T29">C</text:span><text:span text:style-name="T29">olegiado do curso, a apresentação do </text:span><text:span text:style-name="T4">plano de monitoramento e controle de p</text:span><text:span text:style-name="T5">rodução</text:span><text:span text:style-name="T29"> é opcional, e por este motivo não será </text:span><text:span text:style-name="T29">elaborado neste projeto."</text:span></text:p>
      <text:p text:style-name="P26"/>
      <text:h text:style-name="Heading_20_3" text:outline-level="3">2.7.5 Risco</text:h>
      <text:p text:style-name="P26"/>
      <text:p text:style-name="P26"><text:span text:style-name="T29"><text:tab/>"Por decisão do </text:span><text:span text:style-name="T29">C</text:span><text:span text:style-name="T29">olegiado do curso, a apresentação do </text:span><text:span text:style-name="T4">plano de monitoramento e controle de </text:span><text:span text:style-name="T4">risco</text:span><text:span text:style-name="T29"> é opcional, e por este motivo não será elaborado neste projeto."</text:span></text:p>
      <text:p text:style-name="P26"/>
      <text:h text:style-name="P185" text:outline-level="2">2.8 Cronograma</text:h>
      <text:p text:style-name="P74"/>
      <text:p text:style-name="P7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5"><text:tab/>Para as informações de construção do projeto utilizou-se, como definido no escopo, recursos contendo duas pessoas na equipe a trabalhar pela disponibilidade de cada integrante em meio ao período letivo. </text:p>
      <text:p text:style-name="P75"><text:tab/>A definição de cada data, com seus respectivos prazos, foi definida no cronograma de atividades (Figura 4), com observações decorridas em projetos passados que utilizaram o clico de vida cascata. </text:p>
      <text:p text:style-name="P7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4"/>
      <text:h text:style-name="Heading_20_3" text:outline-level="3">2.8.1 Gráfico de Gantt </text:h>
      <text:p text:style-name="P82"/>
      <text:p text:style-name="P8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2">Plano de Recursos Humanos</text:p>
          </table:table-cell>
          <table:covered-table-cell/>
          <table:covered-table-cell/>
        </table:table-row>
        <table:table-row table:style-name="Tabela11.2">
          <table:table-cell table:style-name="Tabela11.A2" office:value-type="string">
            <text:p text:style-name="P38">Função</text:p>
          </table:table-cell>
          <table:table-cell table:style-name="Tabela11.A2" office:value-type="string">
            <text:p text:style-name="P133">Responsabilidade</text:p>
          </table:table-cell>
          <table:table-cell table:style-name="Tabela11.C2" office:value-type="string">
            <text:p text:style-name="P133">Nome</text:p>
          </table:table-cell>
        </table:table-row>
        <table:table-row table:style-name="Tabela11.2">
          <table:table-cell table:style-name="Tabela11.A3" office:value-type="string">
            <text:p text:style-name="P37">Gerente do Projeto</text:p>
          </table:table-cell>
          <table:table-cell table:style-name="Tabela11.A3" office:value-type="string">
            <text:p text:style-name="P37">Gerenciar todas etapas do projeto</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Analista de Sistemas</text:p>
          </table:table-cell>
          <table:table-cell table:style-name="Tabela11.A3" office:value-type="string">
            <text:p text:style-name="P37">Fazer o levantamento de requisitos, modelagem e a projeção d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Cliente</text:p>
          </table:table-cell>
          <table:table-cell table:style-name="Tabela11.A3" office:value-type="string">
            <text:p text:style-name="P37">Fornecer informações de como o sistema deve funcionar.</text:p>
          </table:table-cell>
          <table:table-cell table:style-name="Tabela11.C3" office:value-type="string">
            <text:p text:style-name="P44">Adriane Gonçalves Guedes</text:p>
          </table:table-cell>
        </table:table-row>
        <table:table-row table:style-name="Tabela11.2">
          <table:table-cell table:style-name="Tabela11.A3" office:value-type="string">
            <text:p text:style-name="P37">Programador</text:p>
          </table:table-cell>
          <table:table-cell table:style-name="Tabela11.A3" office:value-type="string">
            <text:p text:style-name="P37">Codificar e implementar o sistema.</text:p>
          </table:table-cell>
          <table:table-cell table:style-name="Tabela11.C3" office:value-type="string">
            <text:p text:style-name="P44">Rafael Malatesta e Tales Araújo Mendonça</text:p>
          </table:table-cell>
        </table:table-row>
        <table:table-row table:style-name="Tabela11.2">
          <table:table-cell table:style-name="Tabela11.A3" office:value-type="string">
            <text:p text:style-name="P37">Testador</text:p>
          </table:table-cell>
          <table:table-cell table:style-name="Tabela11.A3" office:value-type="string">
            <text:p text:style-name="P37">Testar o sistema e recolher resultados.</text:p>
          </table:table-cell>
          <table:table-cell table:style-name="Tabela11.C3" office:value-type="string">
            <text:p text:style-name="P44">Rafael Malatesta e Tales Araújo Mendonça</text:p>
          </table:table-cell>
        </table:table-row>
      </table:table>
      <text:p text:style-name="leg.Quadro"><text:tab/>Quadro 10 – Funções e responsabilidades</text:p>
      <text:p text:style-name="P2"/>
      <text:h text:style-name="P184"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34113803" text:style-name="L7">
        <text:list-item>
          <text:p text:style-name="P150">1 Notebook Pentium Dual-Core com 4GB de memória RAM, 320GB de HD; </text:p>
        </text:list-item>
        <text:list-item>
          <text:p text:style-name="P150">1 Microcomputador pessoal Intel Core2 Duo com 512GB de memória RAM, 200GB de HD;</text:p>
        </text:list-item>
        <text:list-item>
          <text:p text:style-name="P150">1 Impressora Multifuncional;</text:p>
        </text:list-item>
        <text:list-item>
          <text:p text:style-name="P150">1 Impressora a laser; </text:p>
        </text:list-item>
        <text:list-item>
          <text:p text:style-name="P150"><text:soft-page-break/>2 Roteadores;</text:p>
        </text:list-item>
      </text:list>
      <text:p text:style-name="P6"/>
      <text:h text:style-name="Heading_20_3" text:outline-level="3">2.10.2 Software</text:h>
      <text:p text:style-name="P6"/>
      <text:list xml:id="list77060705" text:style-name="L8">
        <text:list-item>
          <text:p text:style-name="P151">Ubuntu 10.10 Desktop Edition - <text:span text:style-name="T34">Software</text:span> Livre; </text:p>
        </text:list-item>
        <text:list-item>
          <text:p text:style-name="P151">Microsoft Windows 7 Home Basic - Licenciado; </text:p>
        </text:list-item>
        <text:list-item>
          <text:p text:style-name="P151">OpenOffice 3.2 - <text:span text:style-name="T34">Software</text:span> Livre; </text:p>
        </text:list-item>
        <text:list-item>
          <text:p text:style-name="P151">Google Chrome 9.0 - <text:span text:style-name="T34">Software</text:span> Livre; </text:p>
        </text:list-item>
        <text:list-item>
          <text:p text:style-name="P151">Mozilla Firefox 3.6 - <text:span text:style-name="T34">Software</text:span> Livre; </text:p>
        </text:list-item>
        <text:list-item>
          <text:p text:style-name="P151">Kdesvn 1.5.4 - <text:span text:style-name="T34">Software</text:span> Livre;</text:p>
        </text:list-item>
        <text:list-item>
          <text:p text:style-name="P151"><text:span text:style-name="T47">Tortoise SVN 1.6.12 </text:span><text:span text:style-name="T47">- Gratuito</text:span><text:span text:style-name="T47">;</text:span></text:p>
        </text:list-item>
        <text:list-item>
          <text:p text:style-name="P151">StarUml 5.0.2 - <text:span text:style-name="T34">Software</text:span> Livre; </text:p>
        </text:list-item>
        <text:list-item>
          <text:p text:style-name="P151">OpenProj 1.42 - <text:span text:style-name="T34">Software</text:span> Livre;</text:p>
        </text:list-item>
        <text:list-item>
          <text:p text:style-name="P151">Wbs Tool Web 0.9 beta - Gratuito;</text:p>
        </text:list-item>
        <text:list-item>
          <text:p text:style-name="P151">brModelo 2.0 - <text:span text:style-name="T34">Software</text:span> Livre; </text:p>
        </text:list-item>
        <text:list-item>
          <text:p text:style-name="P151">Vi IMproved 7.2 - <text:span text:style-name="T34">Software</text:span> Livre; </text:p>
        </text:list-item>
        <text:list-item>
          <text:p text:style-name="P151">Geany 0.19 - <text:span text:style-name="T34">Software</text:span> Livre; </text:p>
        </text:list-item>
        <text:list-item>
          <text:p text:style-name="P151">CakePHP 1.3.2 - <text:span text:style-name="T34">Software</text:span> Livre; </text:p>
        </text:list-item>
        <text:list-item>
          <text:p text:style-name="P151">PHP 5.3.3 - <text:span text:style-name="T34">Software</text:span> Livre; </text:p>
        </text:list-item>
        <text:list-item>
          <text:p text:style-name="P151">Mysql 5.0 - <text:span text:style-name="T34">Software</text:span> Livre; </text:p>
        </text:list-item>
        <text:list-item>
          <text:p text:style-name="P151">Dia 0.97.1 - <text:span text:style-name="T34">Software</text:span> Livre; </text:p>
        </text:list-item>
        <text:list-item>
          <text:p text:style-name="P151">Apache 2.2.16 - <text:span text:style-name="T34">Software</text:span> Livre;</text:p>
        </text:list-item>
        <text:list-item>
          <text:p text:style-name="P151">Windows Live Messenger - Gratuito;</text:p>
        </text:list-item>
        <text:list-item>
          <text:p text:style-name="P156">Empathy 2.32 - <text:span text:style-name="T34">Software</text:span> Livre;</text:p>
        </text:list-item>
        <text:list-item>
          <text:p text:style-name="P156">Gimp 2.6 – <text:span text:style-name="T34">Software</text:span> Livre;</text:p>
        </text:list-item>
        <text:list-item>
          <text:p text:style-name="P156">Inkscape 0.48 - <text:span text:style-name="T34">Software</text:span> Livre;</text:p>
        </text:list-item>
        <text:list-item>
          <text:p text:style-name="P156">MySQL Workbench v5.2.34 – Software Livre;</text:p>
          <text:p text:style-name="P156"/>
        </text:list-item>
      </text:list>
      <text:h text:style-name="Heading_20_3" text:outline-level="3"><text:soft-page-break/>2.10.3 Recursos adicionais</text:h>
      <text:p text:style-name="P6"/>
      <text:list xml:id="list679565374" text:style-name="L9">
        <text:list-item>
          <text:p text:style-name="P152">Energia elétrica; </text:p>
        </text:list-item>
        <text:list-item>
          <text:p text:style-name="P152">Telefone; </text:p>
        </text:list-item>
        <text:list-item>
          <text:p text:style-name="P152">Internet; </text:p>
        </text:list-item>
        <text:list-item>
          <text:p text:style-name="P152">Encadernações;</text:p>
        </text:list-item>
        <text:list-item>
          <text:p text:style-name="P152">Transporte; </text:p>
        </text:list-item>
        <text:list-item>
          <text:p text:style-name="P152">Alimentação;</text:p>
        </text:list-item>
      </text:list>
      <text:p text:style-name="P6"/>
      <text:h text:style-name="P184" text:outline-level="2">2.11 Plano de custos</text:h>
      <text:p text:style-name="P76"/>
      <text:p text:style-name="P83"><text:tab/>O plano de custos deste projeto conforme todo planejamento, será apresentado pelos quadros a seguir.</text:p>
      <text:p text:style-name="P76"/>
      <text:p text:style-name="P76">2.11.1 Custos de Software</text:p>
      <text:p text:style-name="P7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4">Custos de Software</text:p>
          </table:table-cell>
          <table:covered-table-cell/>
          <table:covered-table-cell/>
          <table:covered-table-cell/>
        </table:table-row>
        <table:table-row>
          <table:table-cell table:style-name="Tabela9.A2" office:value-type="string">
            <text:p text:style-name="P96">ITEM</text:p>
          </table:table-cell>
          <table:table-cell table:style-name="Tabela9.A2" office:value-type="string">
            <text:p text:style-name="P96">Custo (em R$)</text:p>
          </table:table-cell>
          <table:table-cell table:style-name="Tabela9.A2" office:value-type="string">
            <text:p text:style-name="P96">Licença</text:p>
          </table:table-cell>
          <table:table-cell table:style-name="Tabela9.D2" office:value-type="string">
            <text:p text:style-name="P96">Total (em R$)</text:p>
          </table:table-cell>
        </table:table-row>
        <table:table-row>
          <table:table-cell table:style-name="Tabela9.A2" office:value-type="string">
            <text:p text:style-name="P94">Windows 7 Home Basic</text:p>
          </table:table-cell>
          <table:table-cell table:style-name="Tabela9.A2" office:value-type="string">
            <text:p text:style-name="P94">16,50</text:p>
          </table:table-cell>
          <table:table-cell table:style-name="Tabela9.C3" office:value-type="float" office:value="1">
            <text:p text:style-name="P94">1</text:p>
          </table:table-cell>
          <table:table-cell table:style-name="Tabela9.D2" office:value-type="string">
            <text:p text:style-name="P94">16,50</text:p>
          </table:table-cell>
        </table:table-row>
        <table:table-row>
          <table:table-cell table:style-name="Tabela9.A2" table:number-columns-spanned="3" office:value-type="string">
            <text:p text:style-name="P98">Total</text:p>
          </table:table-cell>
          <table:covered-table-cell/>
          <table:covered-table-cell/>
          <table:table-cell table:style-name="Tabela9.D2" office:value-type="string">
            <text:p text:style-name="P96">16,50</text:p>
          </table:table-cell>
        </table:table-row>
      </table:table>
      <text:p text:style-name="leg.Quadro"><text:tab/>Quadro 11 – Custo de software</text:p>
      <text:p text:style-name="P76"/>
      <text:p text:style-name="P83"><text:tab/>Visando uma maior flexibilidade, foi optado por utilizar o maior número de <text:s/><text:span text:style-name="T34">softwares</text:span> gratuitos e/ou livres para minimizar o custo total deste projeto. Para os <text:span text:style-name="T34">softwares</text:span> adquiridos, espera-se poder utilizá-los em <text:span text:style-name="T7">mais quatro projeto</text:span>s consecutivos, o que faz com que o seu valor seja dividido, além de estar calculado a vida útil do <text:span text:style-name="T34">software</text:span> que foi estimado em quatro anos representado no quadro 11<text:span text:style-name="T7">.</text:span></text:p>
      <text:p text:style-name="P75"><text:tab/>O valor do <text:span text:style-name="T34">software</text:span> windows 7 home basic foi baseados em um orçamento <text:span text:style-name="T34">ON-LINE</text:span> visando um melhor custo/beneficio.</text:p>
      <text:p text:style-name="P81"/>
      <text:h text:style-name="Heading_20_3" text:outline-level="3"><text:soft-page-break/>2.11.2 Custos de Hardware</text:h>
      <text:p text:style-name="P7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9">Custos de Hardware</text:p>
          </table:table-cell>
          <table:covered-table-cell/>
          <table:covered-table-cell/>
          <table:covered-table-cell/>
        </table:table-row>
        <table:table-row>
          <table:table-cell table:style-name="Tabela10.A2" office:value-type="string">
            <text:p text:style-name="P103">Descrição</text:p>
          </table:table-cell>
          <table:table-cell table:style-name="Tabela10.A2" office:value-type="string">
            <text:p text:style-name="P103">Custo unitário</text:p>
          </table:table-cell>
          <table:table-cell table:style-name="Tabela10.A2" office:value-type="string">
            <text:p text:style-name="P103">Quantidade</text:p>
          </table:table-cell>
          <table:table-cell table:style-name="Tabela10.D2" office:value-type="string">
            <text:p text:style-name="P10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0">R$ 1.500,00</text:p>
          </table:table-cell>
          <table:table-cell table:style-name="Tabela10.A2" office:value-type="string">
            <text:p text:style-name="P100">1</text:p>
          </table:table-cell>
          <table:table-cell table:style-name="Tabela10.D2" office:value-type="string">
            <text:p text:style-name="P100">(1500 / 4) = 375</text:p>
          </table:table-cell>
        </table:table-row>
        <table:table-row>
          <table:table-cell table:style-name="Tabela10.A2" office:value-type="string">
            <text:p text:style-name="P100">Microcomputador pessoal Core 2 Duo, 512GB RAM, 200Gb HD</text:p>
          </table:table-cell>
          <table:table-cell table:style-name="Tabela10.A2" office:value-type="string">
            <text:p text:style-name="P100">R$ 700,00</text:p>
          </table:table-cell>
          <table:table-cell table:style-name="Tabela10.A2" office:value-type="string">
            <text:p text:style-name="P100">1</text:p>
          </table:table-cell>
          <table:table-cell table:style-name="Tabela10.D2" office:value-type="string">
            <text:p text:style-name="P100">(700 / 4) = 175</text:p>
          </table:table-cell>
        </table:table-row>
        <table:table-row>
          <table:table-cell table:style-name="Tabela10.A2" office:value-type="string">
            <text:p text:style-name="P100">Impressora laser</text:p>
          </table:table-cell>
          <table:table-cell table:style-name="Tabela10.A2" office:value-type="string">
            <text:p text:style-name="P100">R$ 150,00</text:p>
          </table:table-cell>
          <table:table-cell table:style-name="Tabela10.A2" office:value-type="string">
            <text:p text:style-name="P100">1</text:p>
          </table:table-cell>
          <table:table-cell table:style-name="Tabela10.D2" office:value-type="string">
            <text:p text:style-name="P100">(150 / 4) = 37,5</text:p>
          </table:table-cell>
        </table:table-row>
        <table:table-row>
          <table:table-cell table:style-name="Tabela10.A2" office:value-type="string">
            <text:p text:style-name="P100">Impressora Multifuncional</text:p>
          </table:table-cell>
          <table:table-cell table:style-name="Tabela10.A2" office:value-type="string">
            <text:p text:style-name="P100">R$ 200,00</text:p>
          </table:table-cell>
          <table:table-cell table:style-name="Tabela10.A2" office:value-type="string">
            <text:p text:style-name="P100">1</text:p>
          </table:table-cell>
          <table:table-cell table:style-name="Tabela10.D2" office:value-type="string">
            <text:p text:style-name="P100">(200 / 4) = 50</text:p>
          </table:table-cell>
        </table:table-row>
        <table:table-row>
          <table:table-cell table:style-name="Tabela10.A2" office:value-type="string">
            <text:p text:style-name="P100">Roteador</text:p>
          </table:table-cell>
          <table:table-cell table:style-name="Tabela10.A2" office:value-type="string">
            <text:p text:style-name="P100">R$ 100,00</text:p>
          </table:table-cell>
          <table:table-cell table:style-name="Tabela10.A2" office:value-type="string">
            <text:p text:style-name="P100">2</text:p>
          </table:table-cell>
          <table:table-cell table:style-name="Tabela10.D2" office:value-type="string">
            <text:p text:style-name="P100">(100 / 4) = 25</text:p>
          </table:table-cell>
        </table:table-row>
        <table:table-row>
          <table:table-cell table:style-name="Tabela10.D2" table:number-columns-spanned="4" office:value-type="string">
            <text:p text:style-name="P100"/>
          </table:table-cell>
          <table:covered-table-cell/>
          <table:covered-table-cell/>
          <table:covered-table-cell/>
        </table:table-row>
        <table:table-row table:style-name="Tabela10.9">
          <table:table-cell table:style-name="Tabela10.A2" table:number-columns-spanned="3" office:value-type="string">
            <text:p text:style-name="P103">TOTAL</text:p>
          </table:table-cell>
          <table:covered-table-cell/>
          <table:covered-table-cell/>
          <table:table-cell table:style-name="Tabela10.D2" office:value-type="string">
            <text:p text:style-name="P103">(662,5 / 5 projetos) = 132,5</text:p>
          </table:table-cell>
        </table:table-row>
      </table:table>
      <text:p text:style-name="leg.Quadro"><text:tab/>Quadro 12 – Custo de Hardware</text:p>
      <text:p text:style-name="P82"/>
      <text:p text:style-name="P8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3"><text:tab/>Os valores encontrados foram baseados em orçamentos <text:span text:style-name="T34">ON-LINE</text:span> visando um melhor custo/beneficio total dos equipamentos.</text:p>
      <text:p text:style-name="P83"/>
      <text:h text:style-name="Heading_20_3" text:outline-level="3">2.11.3 Custos de Mão de Obra</text:h>
      <text:p text:style-name="P7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4">Custos de Mão de Obra</text:p>
          </table:table-cell>
          <table:covered-table-cell/>
          <table:covered-table-cell/>
          <table:covered-table-cell/>
          <table:covered-table-cell/>
          <table:covered-table-cell/>
        </table:table-row>
        <table:table-row>
          <table:table-cell table:style-name="Tabela12.A2" office:value-type="string">
            <text:p text:style-name="P96">Profissional</text:p>
          </table:table-cell>
          <table:table-cell table:style-name="Tabela12.A2" office:value-type="string">
            <text:p text:style-name="P96">Salário(mês) em R$</text:p>
          </table:table-cell>
          <table:table-cell table:style-name="Tabela12.A2" office:value-type="string">
            <text:p text:style-name="P96">Salário (44h/Mês) em R$</text:p>
          </table:table-cell>
          <table:table-cell table:style-name="Tabela12.A2" office:value-type="string">
            <text:p text:style-name="P96">Meses trabalhados</text:p>
          </table:table-cell>
          <table:table-cell table:style-name="Tabela12.A2" office:value-type="string">
            <text:p text:style-name="P96">Quantidade de profissionais</text:p>
          </table:table-cell>
          <table:table-cell table:style-name="Tabela12.F2" office:value-type="string">
            <text:p text:style-name="P96">Total</text:p>
          </table:table-cell>
        </table:table-row>
        <text:soft-page-break/>
        <table:table-row>
          <table:table-cell table:style-name="Tabela12.A2" office:value-type="string">
            <text:p text:style-name="P94">Gerente de projeto</text:p>
          </table:table-cell>
          <table:table-cell table:style-name="Tabela12.A2" office:value-type="string">
            <text:p text:style-name="P95">700</text:p>
          </table:table-cell>
          <table:table-cell table:style-name="Tabela12.A2" office:value-type="string">
            <text:p text:style-name="P95">17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3.500</text:p>
          </table:table-cell>
        </table:table-row>
        <table:table-row>
          <table:table-cell table:style-name="Tabela12.A2" office:value-type="string">
            <text:p text:style-name="P94">Analista</text:p>
          </table:table-cell>
          <table:table-cell table:style-name="Tabela12.A2" office:value-type="string">
            <text:p text:style-name="P95">500</text:p>
          </table:table-cell>
          <table:table-cell table:style-name="Tabela12.A2" office:value-type="string">
            <text:p text:style-name="P95">12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2.500</text:p>
          </table:table-cell>
        </table:table-row>
        <table:table-row>
          <table:table-cell table:style-name="Tabela12.A2" office:value-type="string">
            <text:p text:style-name="P94">Testador</text:p>
          </table:table-cell>
          <table:table-cell table:style-name="Tabela12.A2" office:value-type="string">
            <text:p text:style-name="P95">900</text:p>
          </table:table-cell>
          <table:table-cell table:style-name="Tabela12.A2" office:value-type="string">
            <text:p text:style-name="P95">225</text:p>
          </table:table-cell>
          <table:table-cell table:style-name="Tabela12.A2" office:value-type="string">
            <text:p text:style-name="P95">3</text:p>
          </table:table-cell>
          <table:table-cell table:style-name="Tabela12.A2" office:value-type="string">
            <text:p text:style-name="P95">2</text:p>
          </table:table-cell>
          <table:table-cell table:style-name="Tabela12.F2" office:value-type="string">
            <text:p text:style-name="P95">1.350</text:p>
          </table:table-cell>
        </table:table-row>
        <table:table-row>
          <table:table-cell table:style-name="Tabela12.A2" office:value-type="string">
            <text:p text:style-name="P94">Programador</text:p>
          </table:table-cell>
          <table:table-cell table:style-name="Tabela12.A2" office:value-type="string">
            <text:p text:style-name="P95">1000</text:p>
          </table:table-cell>
          <table:table-cell table:style-name="Tabela12.A2" office:value-type="string">
            <text:p text:style-name="P95">250</text:p>
          </table:table-cell>
          <table:table-cell table:style-name="Tabela12.A2" office:value-type="string">
            <text:p text:style-name="P95">5</text:p>
          </table:table-cell>
          <table:table-cell table:style-name="Tabela12.A2" office:value-type="string">
            <text:p text:style-name="P95">2</text:p>
          </table:table-cell>
          <table:table-cell table:style-name="Tabela12.F6" office:value-type="string">
            <text:p text:style-name="P95">2.500</text:p>
          </table:table-cell>
        </table:table-row>
        <table:table-row>
          <table:table-cell table:style-name="Tabela12.A2" table:number-columns-spanned="5" office:value-type="string">
            <text:p text:style-name="P98">TOTAL</text:p>
          </table:table-cell>
          <table:covered-table-cell/>
          <table:covered-table-cell/>
          <table:covered-table-cell/>
          <table:covered-table-cell/>
          <table:table-cell table:style-name="Tabela12.F2" office:value-type="string">
            <text:p text:style-name="P97">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6"/>
      <text:p text:style-name="P7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4">Custos com outras despesas</text:p>
          </table:table-cell>
          <table:covered-table-cell/>
          <table:covered-table-cell/>
          <table:covered-table-cell/>
        </table:table-row>
        <table:table-row>
          <table:table-cell table:style-name="Tabela13.A2" office:value-type="string">
            <text:p text:style-name="P96"/>
          </table:table-cell>
          <table:table-cell table:style-name="Tabela13.A2" office:value-type="string">
            <text:p text:style-name="P96">Custo (mensal)</text:p>
          </table:table-cell>
          <table:table-cell table:style-name="Tabela13.A2" office:value-type="string">
            <text:p text:style-name="P96">Quantidade (meses)</text:p>
          </table:table-cell>
          <table:table-cell table:style-name="Tabela13.D2" office:value-type="string">
            <text:p text:style-name="P96">Total (R$)</text:p>
          </table:table-cell>
        </table:table-row>
        <table:table-row>
          <table:table-cell table:style-name="Tabela13.A2" office:value-type="string">
            <text:p text:style-name="P94">Energia</text:p>
          </table:table-cell>
          <table:table-cell table:style-name="Tabela13.A2" office:value-type="string">
            <text:p text:style-name="P94">R$ 100,00</text:p>
          </table:table-cell>
          <table:table-cell table:style-name="Tabela13.A2" office:value-type="string">
            <text:p text:style-name="P95">10</text:p>
          </table:table-cell>
          <table:table-cell table:style-name="Tabela13.D2" office:value-type="string">
            <text:p text:style-name="P95">1.000,00</text:p>
          </table:table-cell>
        </table:table-row>
        <table:table-row>
          <table:table-cell table:style-name="Tabela13.A2" office:value-type="string">
            <text:p text:style-name="P94">Telefone </text:p>
          </table:table-cell>
          <table:table-cell table:style-name="Tabela13.A2" office:value-type="string">
            <text:p text:style-name="P94">R$ 6,60</text:p>
          </table:table-cell>
          <table:table-cell table:style-name="Tabela13.A2" office:value-type="string">
            <text:p text:style-name="P95">10</text:p>
          </table:table-cell>
          <table:table-cell table:style-name="Tabela13.D2" office:value-type="string">
            <text:p text:style-name="P95">66,00</text:p>
          </table:table-cell>
        </table:table-row>
        <table:table-row>
          <table:table-cell table:style-name="Tabela13.A2" office:value-type="string">
            <text:p text:style-name="P94">Internet</text:p>
          </table:table-cell>
          <table:table-cell table:style-name="Tabela13.A2" office:value-type="string">
            <text:p text:style-name="P94">R$ 43,30</text:p>
          </table:table-cell>
          <table:table-cell table:style-name="Tabela13.A2" office:value-type="string">
            <text:p text:style-name="P95">10</text:p>
          </table:table-cell>
          <table:table-cell table:style-name="Tabela13.D2" office:value-type="string">
            <text:p text:style-name="P95">443,00</text:p>
          </table:table-cell>
        </table:table-row>
        <table:table-row>
          <table:table-cell table:style-name="Tabela13.A2" office:value-type="string">
            <text:p text:style-name="P94">Encadernação</text:p>
          </table:table-cell>
          <table:table-cell table:style-name="Tabela13.A2" office:value-type="string">
            <text:p text:style-name="P94">R$ 4,50 (cada)</text:p>
          </table:table-cell>
          <table:table-cell table:style-name="Tabela13.A2" office:value-type="string">
            <text:p text:style-name="P95">10 (vezes)</text:p>
          </table:table-cell>
          <table:table-cell table:style-name="Tabela13.D2" office:value-type="string">
            <text:p text:style-name="P95">45,00</text:p>
          </table:table-cell>
        </table:table-row>
        <table:table-row>
          <table:table-cell table:style-name="Tabela13.A2" office:value-type="string">
            <text:p text:style-name="P94">Transporte</text:p>
          </table:table-cell>
          <table:table-cell table:style-name="Tabela13.A2" office:value-type="string">
            <text:p text:style-name="P94">R$ 31,00</text:p>
          </table:table-cell>
          <table:table-cell table:style-name="Tabela13.A2" office:value-type="string">
            <text:p text:style-name="P95">10</text:p>
          </table:table-cell>
          <table:table-cell table:style-name="Tabela13.D2" office:value-type="string">
            <text:p text:style-name="P95">310,00</text:p>
          </table:table-cell>
        </table:table-row>
        <table:table-row>
          <table:table-cell table:style-name="Tabela13.A2" office:value-type="string">
            <text:p text:style-name="P94">Alimentação</text:p>
          </table:table-cell>
          <table:table-cell table:style-name="Tabela13.A2" office:value-type="string">
            <text:p text:style-name="P94">R$ 180,00</text:p>
          </table:table-cell>
          <table:table-cell table:style-name="Tabela13.A2" office:value-type="string">
            <text:p text:style-name="P95">10</text:p>
          </table:table-cell>
          <table:table-cell table:style-name="Tabela13.D2" office:value-type="string">
            <text:p text:style-name="P95">1.800,00</text:p>
          </table:table-cell>
        </table:table-row>
        <table:table-row>
          <table:table-cell table:style-name="Tabela13.A2" table:number-columns-spanned="3" office:value-type="string">
            <text:p text:style-name="P98">Total</text:p>
          </table:table-cell>
          <table:covered-table-cell/>
          <table:covered-table-cell/>
          <table:table-cell table:style-name="Tabela13.D2" office:value-type="string">
            <text:p text:style-name="P97">R$ 3.664,00</text:p>
          </table:table-cell>
        </table:table-row>
      </table:table>
      <text:p text:style-name="leg.Quadro"><text:tab/>Quadro 14 – Custo com outras despesas</text:p>
      <text:p text:style-name="P26"/>
      <text:p text:style-name="P26"><text:tab/>Levando em consideração o tempo total gasto no projeto conforme o quadro 8 do item 2.5.5, a tabela especifica os valores dos custos mensais assim como a sua totalidade.</text:p>
      <text:p text:style-name="P26"><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6"/>
      <text:h text:style-name="Heading_20_3" text:outline-level="3">2.11.5 Total Geral das Despesas do projeto</text:h>
      <text:p text:style-name="P80"/>
      <table:table table:name="Tabela14" table:style-name="Tabela14">
        <table:table-column table:style-name="Tabela14.A"/>
        <table:table-column table:style-name="Tabela14.B"/>
        <table:table-row>
          <table:table-cell table:style-name="Tabela14.A1" office:value-type="string">
            <text:p text:style-name="P95">Recurso</text:p>
          </table:table-cell>
          <table:table-cell table:style-name="Tabela14.B1" office:value-type="string">
            <text:p text:style-name="P95">Valores (em R$)</text:p>
          </table:table-cell>
        </table:table-row>
        <table:table-row>
          <table:table-cell table:style-name="Tabela14.A2" office:value-type="string">
            <text:p text:style-name="P94">Software</text:p>
          </table:table-cell>
          <table:table-cell table:style-name="Tabela14.B2" office:value-type="string">
            <text:p text:style-name="P108">16,50</text:p>
          </table:table-cell>
        </table:table-row>
        <table:table-row>
          <table:table-cell table:style-name="Tabela14.A2" office:value-type="string">
            <text:p text:style-name="P94">Hardware</text:p>
          </table:table-cell>
          <table:table-cell table:style-name="Tabela14.B2" office:value-type="string">
            <text:p text:style-name="P107">132,5</text:p>
          </table:table-cell>
        </table:table-row>
        <table:table-row>
          <table:table-cell table:style-name="Tabela14.A2" office:value-type="string">
            <text:p text:style-name="P94">Mão de Obra</text:p>
          </table:table-cell>
          <table:table-cell table:style-name="Tabela14.B2" office:value-type="string">
            <text:p text:style-name="P108">9.850,00</text:p>
          </table:table-cell>
        </table:table-row>
        <table:table-row>
          <table:table-cell table:style-name="Tabela14.A2" office:value-type="string">
            <text:p text:style-name="P109">Despesas Gerais</text:p>
          </table:table-cell>
          <table:table-cell table:style-name="Tabela14.B2" office:value-type="string">
            <text:p text:style-name="P108">3.664,00</text:p>
          </table:table-cell>
        </table:table-row>
        <table:table-row>
          <table:table-cell table:style-name="Tabela14.A2" office:value-type="string">
            <text:p text:style-name="P98">TOTAL</text:p>
          </table:table-cell>
          <table:table-cell table:style-name="Tabela14.B2" office:value-type="string">
            <text:p text:style-name="P97">R$ 13.663,00</text:p>
          </table:table-cell>
        </table:table-row>
      </table:table>
      <text:p text:style-name="leg.Quadro"><text:tab/>Quadro 15 – Custo total</text:p>
      <text:p text:style-name="P8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4" text:outline-level="2">2.12 Plano de gerencia de dados</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 dados</text:span><text:span text:style-name="T29"> é opcional, e por este motivo não será elaborado neste projeto."</text:span></text:p>
      <text:p text:style-name="P28"/>
      <text:h text:style-name="P184"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84" text:outline-level="2">2.14 Plano de gerencia de configuração</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 configuração</text:span><text:span text:style-name="T29"> é opcional, e por este motivo não será elaborado neste projeto."</text:span></text:p>
      <text:p text:style-name="P6"/>
      <text:h text:style-name="P184" text:outline-level="2">2.15 Plano de gerencia de riscos</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text:span><text:span text:style-name="T4"> </text:span><text:span text:style-name="T4">risco</text:span><text:span text:style-name="T29"> é opcional, e por este motivo não será elaborado neste projeto."</text:span></text:p>
      <text:p text:style-name="P6"/>
      <text:h text:style-name="P184" text:outline-level="2">2.16 Plano de garantia da qualidade</text:h>
      <text:p text:style-name="P6"/>
      <text:p text:style-name="P26"><text:span text:style-name="T29"><text:tab/>"Por decisão do </text:span><text:span text:style-name="T29">C</text:span><text:span text:style-name="T29">olegiado do curso, a apresentação do </text:span><text:span text:style-name="T4">plano de </text:span><text:span text:style-name="T4">garantia da qualidade</text:span><text:span text:style-name="T29"> é opcional, e por este motivo não será elaborado neste projeto."</text:span></text:p>
      <text:p text:style-name="P6"/>
      <text:h text:style-name="P184"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84"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84"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4">software</text:span>. Segundo Pressman (2006), um bom teste é o que possui grande probabilidade de encontrar falhas. O objetivo de testar o <text:span text:style-name="T34">software</text:span> é tentar minimizar ao máximo o aparecimento de defeitos, para que assim não surjam erros nem falhas no <text:span text:style-name="T3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4">software</text:span>. </text:p>
      <text:p text:style-name="P6"><text:tab/>Este projeto adotará a técnica caixa-preta, que consiste em um componente de <text:span text:style-name="T3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4"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4"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4">software</text:span>, seguindo do guia de instalação dos mesmos.</text:p>
      <text:p text:style-name="P6"/>
      <text:h text:style-name="Heading_20_3" text:outline-level="3">2.21.2 Especificação do hardware e do software</text:h>
      <text:h text:style-name="Heading_20_4" text:outline-level="4">2.21.2.1 <text:span text:style-name="T37">Hardware</text:span></text:h>
      <text:p text:style-name="P6"/>
      <text:list xml:id="list2052314823" text:style-name="L10">
        <text:list-item>
          <text:p text:style-name="P153">Servidor</text:p>
          <text:list>
            <text:list-item>
              <text:p text:style-name="P153">Processador com mínimo de 1GHz;</text:p>
            </text:list-item>
            <text:list-item>
              <text:p text:style-name="P153">Memória RAM com mínimo de 384MB;</text:p>
            </text:list-item>
            <text:list-item>
              <text:p text:style-name="P153">Disco rígido com mínimo de 2,5GB;</text:p>
            </text:list-item>
            <text:list-item>
              <text:p text:style-name="P153">Placa de rede 10/100;</text:p>
            </text:list-item>
            <text:list-item>
              <text:p text:style-name="P153">Monitor com resolução mínima de 800x600;</text:p>
            </text:list-item>
          </text:list>
        </text:list-item>
        <text:list-item>
          <text:p text:style-name="P153">Estações</text:p>
          <text:list>
            <text:list-item>
              <text:p text:style-name="P153">Processador com mínimo de 600MHz;</text:p>
            </text:list-item>
            <text:list-item>
              <text:p text:style-name="P153">Memória com mínimo de 128MB;</text:p>
            </text:list-item>
            <text:list-item>
              <text:p text:style-name="P153">Disco rígido com mínimo de 2,5GB;</text:p>
            </text:list-item>
            <text:list-item>
              <text:p text:style-name="P153">Placa de rede 10/100;</text:p>
            </text:list-item>
            <text:list-item>
              <text:p text:style-name="P153">Monitor com resolução mínima de 800x600;</text:p>
            </text:list-item>
          </text:list>
        </text:list-item>
        <text:list-item>
          <text:p text:style-name="P153">Outras especificações</text:p>
          <text:list>
            <text:list-item>
              <text:p text:style-name="P153">Cabo de rede;</text:p>
            </text:list-item>
            <text:list-item>
              <text:p text:style-name="P153">Roteador</text:p>
            </text:list-item>
          </text:list>
        </text:list-item>
      </text:list>
      <text:p text:style-name="P6"/>
      <text:h text:style-name="Heading_20_4" text:outline-level="4"><text:soft-page-break/>2.21.2.2 <text:span text:style-name="T37">Software</text:span></text:h>
      <text:p text:style-name="P6"/>
      <text:list xml:id="list1644024753" text:style-name="L11">
        <text:list-item>
          <text:p text:style-name="P154">Servidor</text:p>
          <text:list>
            <text:list-item>
              <text:p text:style-name="P154">Sistema Operacional GNU/Linux;</text:p>
            </text:list-item>
            <text:list-item>
              <text:p text:style-name="P154">Servidor Apache2;</text:p>
            </text:list-item>
            <text:list-item>
              <text:p text:style-name="P154">PHP5;</text:p>
            </text:list-item>
            <text:list-item>
              <text:p text:style-name="P159"><text:span text:style-name="T1">MySQL </text:span><text:span text:style-name="T1">5</text:span><text:span text:style-name="T1">;</text:span></text:p>
            </text:list-item>
            <text:list-item>
              <text:p text:style-name="P154">Crontab;</text:p>
            </text:list-item>
            <text:list-item>
              <text:p text:style-name="P154">Mailx;</text:p>
            </text:list-item>
            <text:list-item>
              <text:p text:style-name="P154">Ssmtp;</text:p>
            </text:list-item>
            <text:list-item>
              <text:p text:style-name="P154">Mpack;</text:p>
            </text:list-item>
            <text:list-item>
              <text:p text:style-name="P154">Bunzip2;</text:p>
            </text:list-item>
            <text:list-item>
              <text:p text:style-name="P154">Mozilla Firefox 3.x ou Chrome/Chromium 9.x, ou superior;</text:p>
            </text:list-item>
          </text:list>
        </text:list-item>
        <text:list-item>
          <text:p text:style-name="P154">Estação</text:p>
          <text:list>
            <text:list-item>
              <text:p text:style-name="P154">Sistema Operacional GNU/Linux;</text:p>
            </text:list-item>
            <text:list-item>
              <text:p text:style-name="P154">Mozilla Firefox 3.x ou Chrome/Chromium 9.x, ou superior;</text:p>
            </text:list-item>
          </text:list>
        </text:list-item>
      </text:list>
      <text:p text:style-name="P6"/>
      <text:h text:style-name="P175" text:outline-level="3">2.21.3 Guia da instalação</text:h>
      <text:p text:style-name="P6"/>
      <text:list xml:id="list1670043575" text:style-name="L12">
        <text:list-item>
          <text:p text:style-name="P155">Servidor</text:p>
          <text:list>
            <text:list-item>
              <text:p text:style-name="P155">Passo 1: Instalar a distribuição GNU/Linux definida;</text:p>
            </text:list-item>
            <text:list-item>
              <text:p text:style-name="P160"><text:span text:style-name="T1">Passo 2: Configurar a rede no servidor </text:span><text:span text:style-name="T1">com IP fixo</text:span><text:span text:style-name="T1">;</text:span></text:p>
            </text:list-item>
            <text:list-item>
              <text:p text:style-name="P155">Passo 3: Instalar os programas na seguinte ordem: apache, php5, mysql, crontab, mailx, ssmtp, mpack, bunzip2, firefox ou chrome/chromium;</text:p>
            </text:list-item>
            <text:list-item>
              <text:p text:style-name="P155">Passo 4: Configurar o servidor apache;</text:p>
            </text:list-item>
            <text:list-item>
              <text:p text:style-name="P155">Passo 5: Criar o diretório /var/www/sgce e copiar todo o sistema para tal lugar;</text:p>
            </text:list-item>
            <text:list-item>
              <text:p text:style-name="P16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5">Estação</text:p>
          <text:list>
            <text:list-item>
              <text:p text:style-name="P155">Passo 1: Instalar a distribuição GNU/LINUX definida;</text:p>
            </text:list-item>
            <text:list-item>
              <text:p text:style-name="P155">Passo 2: Configurar a rede como DHCP;</text:p>
            </text:list-item>
            <text:list-item>
              <text:p text:style-name="P155">Passo 3: Instalar o navegador firefox ou chrome/chromium.</text:p>
            </text:list-item>
          </text:list>
        </text:list-item>
        <text:list-item>
          <text:p text:style-name="P155">Outras especificações</text:p>
          <text:list>
            <text:list-item>
              <text:p text:style-name="P155">Passo 1: Crimpar e instalar todos os cabos de rede;</text:p>
            </text:list-item>
            <text:list-item>
              <text:p text:style-name="P155">Passo 2: Configurar o roteador.</text:p>
            </text:list-item>
          </text:list>
        </text:list-item>
      </text:list>
      <text:p text:style-name="P6"/>
      <text:h text:style-name="P184" text:outline-level="2">2.22 Observações complementares</text:h>
      <text:p text:style-name="P6"/>
      <text:p text:style-name="P6"><text:tab/>Em detrimento em optar pela utilização de 99% dos <text:span text:style-name="T34">softwares</text:span> neste projeto serem classificados como livres, <text:span text:style-name="T34">software</text:span> livre, ou gratuitos, foi possível obter um grande abatimento nos valores das licenças de <text:span text:style-name="T3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6"/>
      <text:h text:style-name="P193" text:outline-level="1"><text:span text:style-name="Default_20_Paragraph_20_Font"><text:span text:style-name="T11">3 ESPECIFICAÇÃO DE REQUISITOS</text:span></text:span></text:h>
      <text:p text:style-name="P54"/>
      <text:p text:style-name="P6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1"><text:span text:style-name="Default_20_Paragraph_20_Font"><text:span text:style-name="T12">Data</text:span></text:span></text:p>
          </table:table-cell>
          <table:table-cell table:style-name="Tabela18.A1" office:value-type="string">
            <text:p text:style-name="P51"><text:span text:style-name="Default_20_Paragraph_20_Font"><text:span text:style-name="T12">Versão</text:span></text:span></text:p>
          </table:table-cell>
          <table:table-cell table:style-name="Tabela18.A1" office:value-type="string">
            <text:p text:style-name="P51"><text:span text:style-name="Default_20_Paragraph_20_Font"><text:span text:style-name="T12">Descrição</text:span></text:span></text:p>
          </table:table-cell>
          <table:table-cell table:style-name="Tabela18.A1" office:value-type="string">
            <text:p text:style-name="P51"><text:span text:style-name="Default_20_Paragraph_20_Font"><text:span text:style-name="T12">Autor</text:span></text:span></text:p>
          </table:table-cell>
        </table:table-row>
        <table:table-row table:style-name="Tabela18.1">
          <table:table-cell table:style-name="Tabela18.A2" office:value-type="string">
            <text:p text:style-name="P52"><text:span text:style-name="Default_20_Paragraph_20_Font"><text:span text:style-name="T12">19/03/2011</text:span></text:span></text:p>
          </table:table-cell>
          <table:table-cell table:style-name="Tabela18.A2" office:value-type="string">
            <text:p text:style-name="P52"><text:span text:style-name="Default_20_Paragraph_20_Font"><text:span text:style-name="T12">1.0</text:span></text:span></text:p>
          </table:table-cell>
          <table:table-cell table:style-name="Tabela18.A2" office:value-type="string">
            <text:p text:style-name="P52"><text:span text:style-name="Default_20_Paragraph_20_Font"><text:span text:style-name="T12">Levantamento de requisitos</text:span></text:span></text:p>
          </table:table-cell>
          <table:table-cell table:style-name="Tabela18.A2" office:value-type="string">
            <text:p text:style-name="P52"><text:span text:style-name="Default_20_Paragraph_20_Font"><text:span text:style-name="T12">Rafael Malatesta e Tales Araújo</text:span></text:span></text:p>
          </table:table-cell>
        </table:table-row>
        <table:table-row table:style-name="Tabela18.1">
          <table:table-cell table:style-name="Tabela18.A3" office:value-type="string">
            <text:p text:style-name="P63">21/03/2011</text:p>
          </table:table-cell>
          <table:table-cell table:style-name="Tabela18.A3" office:value-type="string">
            <text:p text:style-name="P63">1.1</text:p>
          </table:table-cell>
          <table:table-cell table:style-name="Tabela18.A3" office:value-type="string">
            <text:p text:style-name="P63">Especificação de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row table:style-name="Tabela18.1">
          <table:table-cell table:style-name="Tabela18.A3" office:value-type="string">
            <text:p text:style-name="P63">20/04/2011</text:p>
          </table:table-cell>
          <table:table-cell table:style-name="Tabela18.A3" office:value-type="string">
            <text:p text:style-name="P63">1.2</text:p>
          </table:table-cell>
          <table:table-cell table:style-name="Tabela18.A3" office:value-type="string">
            <text:p text:style-name="P63">Término da especificação do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
      <text:p text:style-name="leg.Quadro"><text:tab/>Quadro 16 – Histórico do Controle de Versão</text:p>
      <text:p text:style-name="P61"><text:span text:style-name="Default_20_Paragraph_20_Font"><text:span text:style-name="T12"/></text:span></text:p>
      <text:p text:style-name="P47"><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4"/>
      <text:h text:style-name="P186" text:outline-level="2"><text:span text:style-name="Default_20_Paragraph_20_Font"><text:span text:style-name="T11">3.1 Requisitos do cliente</text:span></text:span></text:h>
      <text:h text:style-name="P176" text:outline-level="3"><text:span text:style-name="Default_20_Paragraph_20_Font"><text:span text:style-name="T17">3.1.1 Descrição geral da aplicação</text:span></text:span></text:h>
      <text:h text:style-name="P183" text:outline-level="4"><text:span text:style-name="Default_20_Paragraph_20_Font"><text:span text:style-name="T12">3.1.1.1 </text:span></text:span><text:span text:style-name="Default_20_Paragraph_20_Font"><text:span text:style-name="T16">Descrição da necessidade</text:span></text:span></text:h>
      <text:p text:style-name="P54"/>
      <text:p text:style-name="P12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4"/>
      <text:h text:style-name="P181" text:outline-level="4"><text:span text:style-name="Default_20_Paragraph_20_Font"><text:span text:style-name="T12">3.1.1.2 </text:span></text:span><text:span text:style-name="Default_20_Paragraph_20_Font"><text:span text:style-name="T16">Objetivo</text:span></text:span></text:h>
      <text:p text:style-name="P61"><text:span text:style-name="Default_20_Paragraph_20_Font"><text:span text:style-name="T12"/></text:span></text:p>
      <text:p text:style-name="P6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4"/>
      <text:h text:style-name="P181" text:outline-level="4"><text:span text:style-name="Default_20_Paragraph_20_Font"><text:span text:style-name="T12">3.1.1.3 </text:span></text:span><text:span text:style-name="Default_20_Paragraph_20_Font"><text:span text:style-name="T16">Escopo da Aplicação</text:span></text:span></text:h>
      <text:p text:style-name="P61"><text:span text:style-name="Default_20_Paragraph_20_Font"><text:span text:style-name="T12"/></text:span></text:p>
      <text:p text:style-name="P6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4"/>
      <text:h text:style-name="P176" text:outline-level="3"><text:span text:style-name="Default_20_Paragraph_20_Font"><text:span text:style-name="T17">3.1.2 Descrição geral do cliente</text:span></text:span></text:h>
      <text:p text:style-name="P54"/>
      <text:p text:style-name="P6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4"/>
      <text:h text:style-name="P177" text:outline-level="3"><text:span text:style-name="Default_20_Paragraph_20_Font"><text:span text:style-name="T17">3.1.3 Lista de requisitos do cliente</text:span></text:span></text:h>
      <text:p text:style-name="P54"/>
      <text:p text:style-name="P6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1"><text:span text:style-name="Default_20_Paragraph_20_Font"><text:span text:style-name="T12"><text:tab/>Abaixo serão descritos os requisitos do cliente em conformidade com o projeto proposto:</text:span></text:span></text:p>
      <text:p text:style-name="P54"/>
      <text:list xml:id="list2008431478" text:style-name="LS1">
        <text:list-item>
          <text:p text:style-name="P164"><text:span text:style-name="Default_20_Paragraph_20_Font"><text:span text:style-name="T8">RC01: Os usuários do sistema deverão ser autenticados;</text:span></text:span></text:p>
        </text:list-item>
        <text:list-item>
          <text:p text:style-name="P164"><text:span text:style-name="Default_20_Paragraph_20_Font"><text:span text:style-name="T8">RC02: O sistema deverá permitir que o administrador do sistema modere outros usuários com um controle de permissão;</text:span></text:span></text:p>
        </text:list-item>
        <text:list-item>
          <text:p text:style-name="P164"><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4"><text:span text:style-name="Default_20_Paragraph_20_Font"><text:span text:style-name="T8">RC04: O sistema deverá possuir um histórico das transições realizadas;</text:span></text:span></text:p>
        </text:list-item>
        <text:list-item>
          <text:p text:style-name="P164"><text:span text:style-name="Default_20_Paragraph_20_Font"><text:span text:style-name="T8">RC05: O sistema deverá manter, de forma íntegra, todos os dados inseridos na base de dados;</text:span></text:span></text:p>
        </text:list-item>
      </text:list>
      <text:p text:style-name="P54"/>
      <text:h text:style-name="P190" text:outline-level="2"><text:soft-page-break/><text:span text:style-name="Default_20_Paragraph_20_Font"><text:span text:style-name="T11">3.2 Requisitos do software</text:span></text:span></text:h>
      <text:h text:style-name="P177" text:outline-level="3"><text:span text:style-name="Default_20_Paragraph_20_Font"><text:span text:style-name="T17">3.2.1 - Fronteiras do software</text:span></text:span></text:h>
      <text:p text:style-name="P61"><text:span text:style-name="Default_20_Paragraph_20_Font"><text:span text:style-name="T12"/></text:span></text:p>
      <text:p text:style-name="P6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1"><text:span text:style-name="Default_20_Paragraph_20_Font"><text:span text:style-name="T12"/></text:span></text:p>
      <text:list xml:id="list710849430" text:style-name="LS2">
        <text:list-item>
          <text:p text:style-name="P165"><text:span text:style-name="Default_20_Paragraph_20_Font"><text:span text:style-name="T8">O SGCE não usará interfaces de programas de terceiros e nem disponibilizará que terceiros utilize sua interface;</text:span></text:span></text:p>
        </text:list-item>
      </text:list>
      <text:list xml:id="list1098132856" text:style-name="LS3">
        <text:list-item>
          <text:p text:style-name="P166"><text:span text:style-name="Default_20_Paragraph_20_Font"><text:span text:style-name="T8">O SGCE não compartilhará o Banco de dados com outros sistemas;</text:span></text:span></text:p>
        </text:list-item>
      </text:list>
      <text:list xml:id="list1038666409" text:style-name="LS4">
        <text:list-item>
          <text:p text:style-name="P167"><text:span text:style-name="Default_20_Paragraph_20_Font"><text:span text:style-name="T8">Os itens listados no item 3.2.2 deste projeto descrevem os limites da fronteira do SGCE.</text:span></text:span></text:p>
        </text:list-item>
      </text:list>
      <text:p text:style-name="P54"/>
      <text:h text:style-name="P176" text:outline-level="3"><text:span text:style-name="Default_20_Paragraph_20_Font"><text:span text:style-name="T17">3.2.2 Itens de software</text:span></text:span></text:h>
      <text:p text:style-name="P54"/>
      <text:p text:style-name="P6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130662223" text:style-name="LS5">
        <text:list-item>
          <text:list>
            <text:list-header>
              <text:p text:style-name="P170"><text:span text:style-name="Default_20_Paragraph_20_Font"><text:span text:style-name="T12"/></text:span></text:p>
            </text:list-header>
          </text:list>
        </text:list-item>
        <text:list-item>
          <text:p text:style-name="P171"><text:span text:style-name="Default_20_Paragraph_20_Font"><text:span text:style-name="T12">Inclusão (família, mantimento, usuário, frequência);</text:span></text:span></text:p>
        </text:list-item>
        <text:list-item>
          <text:p text:style-name="P171"><text:span text:style-name="Default_20_Paragraph_20_Font"><text:span text:style-name="T12">Exclusão (família, mantimento, usuário);</text:span></text:span></text:p>
        </text:list-item>
        <text:list-item>
          <text:p text:style-name="P171"><text:span text:style-name="Default_20_Paragraph_20_Font"><text:span text:style-name="T12">Alteração (família, mantimento, usuário, frequência);</text:span></text:span></text:p>
        </text:list-item>
        <text:list-item>
          <text:p text:style-name="P171"><text:span text:style-name="Default_20_Paragraph_20_Font"><text:span text:style-name="T12">Consulta (família, mantimento, usuário, frequência);</text:span></text:span></text:p>
        </text:list-item>
        <text:list-item>
          <text:p text:style-name="P171"><text:span text:style-name="Default_20_Paragraph_20_Font"><text:span text:style-name="T12">Controle do estoque de mantimentos(criação de cestas básicas);</text:span></text:span></text:p>
        </text:list-item>
        <text:list-item>
          <text:p text:style-name="P171"><text:span text:style-name="Default_20_Paragraph_20_Font"><text:span text:style-name="T12">Controle das famílias assistidas (ativação/inativação);</text:span></text:span></text:p>
        </text:list-item>
        <text:list-item>
          <text:p text:style-name="P171"><text:span text:style-name="Default_20_Paragraph_20_Font"><text:span text:style-name="T12">Monitoramento da validade dos alimentos.</text:span></text:span></text:p>
        </text:list-item>
      </text:list>
      <text:p text:style-name="P54"/>
      <text:h text:style-name="P176" text:outline-level="3"><text:span text:style-name="Default_20_Paragraph_20_Font"><text:span text:style-name="T17">3.2.3 Lista de requisitos não funcionais</text:span></text:span></text:h>
      <text:p text:style-name="P54"/>
      <text:p text:style-name="P6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1"><text:span text:style-name="Default_20_Paragraph_20_Font"><text:span text:style-name="T12"><text:tab/></text:span></text:span></text:p>
      <text:p text:style-name="P126"><text:span text:style-name="Default_20_Paragraph_20_Font"><text:span text:style-name="T12">Usabilidade</text:span></text:span></text:p>
      <text:list xml:id="list749329829" text:style-name="LS6">
        <text:list-item>
          <text:p text:style-name="P16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4"/>
      <text:p text:style-name="P61"><text:span text:style-name="Default_20_Paragraph_20_Font"><text:span text:style-name="T12"><text:tab/>Segurança</text:span></text:span></text:p>
      <text:list xml:id="list21" text:style-name="LS6">
        <text:list-item>
          <text:p text:style-name="P16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8"><text:span text:style-name="Default_20_Paragraph_20_Font"><text:span text:style-name="T8">RNF03: Somente usuários do tipo administrador poderão realizar exclusões no sistema;</text:span></text:span></text:p>
        </text:list-item>
        <text:list-item>
          <text:p text:style-name="P168"><text:span text:style-name="Default_20_Paragraph_20_Font"><text:span text:style-name="T8">RNF04: Usuários Voluntários poderão realizar as operações de inclusão, alteração e consulta somente na sua área de atuação;</text:span></text:span></text:p>
        </text:list-item>
      </text:list>
      <text:p text:style-name="P54"/>
      <text:p text:style-name="P61"><text:span text:style-name="Default_20_Paragraph_20_Font"><text:span text:style-name="T12"><text:tab/>Interface</text:span></text:span></text:p>
      <text:list xml:id="list24" text:style-name="LS6">
        <text:list-item>
          <text:p text:style-name="P168"><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8"><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8"><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4"/>
      <text:p text:style-name="P61"><text:span text:style-name="Default_20_Paragraph_20_Font"><text:span text:style-name="T12"><text:tab/>Acessibilidade</text:span></text:span></text:p>
      <text:list xml:id="list29" text:style-name="LS6">
        <text:list-item>
          <text:p text:style-name="P16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4"/>
      <text:p text:style-name="P61"><text:span text:style-name="Default_20_Paragraph_20_Font"><text:span text:style-name="T12"><text:tab/>Robustez</text:span></text:span></text:p>
      <text:list xml:id="list30" text:style-name="LS6">
        <text:list-item>
          <text:p text:style-name="P16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4"/>
      <text:p text:style-name="P61"><text:span text:style-name="Default_20_Paragraph_20_Font"><text:span text:style-name="T12"><text:tab/>Tecnológico</text:span></text:span></text:p>
      <text:list xml:id="list31" text:style-name="LS6">
        <text:list-item>
          <text:p text:style-name="P16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8"><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4"/>
      <text:h text:style-name="P176" text:outline-level="3"><text:span text:style-name="Default_20_Paragraph_20_Font"><text:span text:style-name="T17">3.2.4 Requisitos funcionais</text:span></text:span></text:h>
      <text:p text:style-name="P54"/>
      <text:p text:style-name="P6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4"/>
      <text:h text:style-name="P18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4"/>
      <text:p text:style-name="P61"><text:span text:style-name="Default_20_Paragraph_20_Font"><text:span text:style-name="T12">3.2.4.1.1 Inclusões</text:span></text:span></text:p>
      <text:p text:style-name="P54"/>
      <text:list xml:id="list34" text:style-name="LS6">
        <text:list-item>
          <text:p text:style-name="P168"><text:span text:style-name="Default_20_Paragraph_20_Font"><text:span text:style-name="T7">RF01: Família;</text:span></text:span></text:p>
        </text:list-item>
        <text:list-item>
          <text:p text:style-name="P169"><text:span text:style-name="Default_20_Paragraph_20_Font"><text:span text:style-name="T7">RF02: Estoque</text:span></text:span></text:p>
        </text:list-item>
        <text:list-item>
          <text:p text:style-name="P168"><text:span text:style-name="Default_20_Paragraph_20_Font"><text:span text:style-name="T8">RF03: Definição Cesta;</text:span></text:span></text:p>
        </text:list-item>
        <text:list-item>
          <text:p text:style-name="P168"><text:span text:style-name="Default_20_Paragraph_20_Font"><text:span text:style-name="T8">RF04: Usuário;</text:span></text:span></text:p>
        </text:list-item>
        <text:list-item>
          <text:p text:style-name="P168"><text:span text:style-name="Default_20_Paragraph_20_Font"><text:span text:style-name="T7">RF05: Frequência da Família;</text:span></text:span></text:p>
        </text:list-item>
        <text:list-item>
          <text:p text:style-name="P169"><text:span text:style-name="Default_20_Paragraph_20_Font"><text:span text:style-name="T7">RF06: Voluntário;</text:span></text:span></text:p>
        </text:list-item>
      </text:list>
      <text:p text:style-name="P54"/>
      <text:p text:style-name="P61"><text:span text:style-name="Default_20_Paragraph_20_Font"><text:span text:style-name="T12">3.2.4.1.2 Exclusão</text:span></text:span></text:p>
      <text:p text:style-name="P61"><text:span text:style-name="Default_20_Paragraph_20_Font"><text:span text:style-name="T12"/></text:span></text:p>
      <text:list xml:id="list40" text:style-name="LS6">
        <text:list-item>
          <text:p text:style-name="P168"><text:span text:style-name="Default_20_Paragraph_20_Font"><text:span text:style-name="T7">RF07: Família;</text:span></text:span></text:p>
        </text:list-item>
        <text:list-item>
          <text:p text:style-name="P169"><text:span text:style-name="Default_20_Paragraph_20_Font"><text:span text:style-name="T7">RF08: Estoque;</text:span></text:span></text:p>
        </text:list-item>
        <text:list-item>
          <text:p text:style-name="P168"><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8"><text:span text:style-name="Default_20_Paragraph_20_Font"><text:span text:style-name="T7">RF10: Usuário;</text:span></text:span></text:p>
        </text:list-item>
        <text:list-item>
          <text:p text:style-name="P169"><text:span text:style-name="Default_20_Paragraph_20_Font"><text:span text:style-name="T7">RF11: Voluntário;</text:span></text:span></text:p>
        </text:list-item>
      </text:list>
      <text:p text:style-name="P54"/>
      <text:p text:style-name="P61"><text:span text:style-name="Default_20_Paragraph_20_Font"><text:span text:style-name="T12">3.2.4.1.3 Alterações</text:span></text:span></text:p>
      <text:p text:style-name="P53"/>
      <text:list xml:id="list44" text:style-name="LS6">
        <text:list-item>
          <text:p text:style-name="P168"><text:span text:style-name="Default_20_Paragraph_20_Font"><text:span text:style-name="T7">RF12: Família;</text:span></text:span></text:p>
        </text:list-item>
        <text:list-item>
          <text:p text:style-name="P169"><text:span text:style-name="Default_20_Paragraph_20_Font"><text:span text:style-name="T7">RF13: Estoque;</text:span></text:span></text:p>
        </text:list-item>
        <text:list-item>
          <text:p text:style-name="P168"><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8"><text:span text:style-name="Default_20_Paragraph_20_Font"><text:span text:style-name="T8">RF15: Usuário;</text:span></text:span></text:p>
        </text:list-item>
        <text:list-item>
          <text:p text:style-name="P168"><text:span text:style-name="Default_20_Paragraph_20_Font"><text:span text:style-name="T7">RF16: Frequência da família;</text:span></text:span></text:p>
        </text:list-item>
        <text:list-item>
          <text:p text:style-name="P169"><text:span text:style-name="Default_20_Paragraph_20_Font"><text:span text:style-name="T7">RF17: Voluntário;</text:span></text:span></text:p>
        </text:list-item>
      </text:list>
      <text:p text:style-name="P54"/>
      <text:p text:style-name="P61"><text:span text:style-name="Default_20_Paragraph_20_Font"><text:span text:style-name="T12">3.2.4.1.4 Consultas</text:span></text:span></text:p>
      <text:p text:style-name="P54"/>
      <text:list xml:id="list51" text:style-name="LS6">
        <text:list-item>
          <text:p text:style-name="P168"><text:span text:style-name="Default_20_Paragraph_20_Font"><text:span text:style-name="T7">RF18: Estoque;</text:span></text:span></text:p>
        </text:list-item>
        <text:list-item>
          <text:p text:style-name="P168"><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9"><text:span text:style-name="Default_20_Paragraph_20_Font"><text:span text:style-name="T7">RF20: Usuário;</text:span></text:span></text:p>
        </text:list-item>
        <text:list-item>
          <text:p text:style-name="P169"><text:span text:style-name="Default_20_Paragraph_20_Font"><text:span text:style-name="T7">RF21: Voluntário</text:span></text:span></text:p>
        </text:list-item>
        <text:list-item>
          <text:p text:style-name="P169"><text:span text:style-name="Default_20_Paragraph_20_Font"><text:span text:style-name="T7">RF22: Família;</text:span></text:span></text:p>
        </text:list-item>
        <text:list-item>
          <text:p text:style-name="P169"><text:span text:style-name="Default_20_Paragraph_20_Font"><text:span text:style-name="T7">RF23: Frequência Família;</text:span></text:span></text:p>
        </text:list-item>
      </text:list>
      <text:list xml:id="list56" text:style-name="LS6">
        <text:list-item>
          <text:p text:style-name="P168"><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4"/>
      <text:p text:style-name="P61"><text:span text:style-name="Default_20_Paragraph_20_Font"><text:span text:style-name="T12">3.2.4.1.5 Relatórios</text:span></text:span></text:p>
      <text:p text:style-name="P54"/>
      <text:list xml:id="list63" text:style-name="LS6">
        <text:list-item>
          <text:p text:style-name="P168"><text:span text:style-name="Default_20_Paragraph_20_Font"><text:span text:style-name="T8">RF25: Relatório de vencimento anual matricula das famílias;</text:span></text:span></text:p>
        </text:list-item>
        <text:list-item>
          <text:p text:style-name="P168"><text:span text:style-name="Default_20_Paragraph_20_Font"><text:span text:style-name="T8">RF26: Relatórios das famílias aptas a receber a cesta básica;</text:span></text:span></text:p>
        </text:list-item>
        <text:list-item>
          <text:p text:style-name="P168"><text:span text:style-name="Default_20_Paragraph_20_Font"><text:span text:style-name="T8">RF27: Itens pendentes para completar cestas básicas;</text:span></text:span></text:p>
        </text:list-item>
        <text:list-item>
          <text:p text:style-name="P168"><text:span text:style-name="Default_20_Paragraph_20_Font"><text:span text:style-name="T8">RF28: Relatório da quantidade de cestas disponíveis atuais;</text:span></text:span></text:p>
        </text:list-item>
        <text:list-item>
          <text:p text:style-name="P168"><text:span text:style-name="Default_20_Paragraph_20_Font"><text:span text:style-name="T8">RF29: Relatório de vencimento dos itens do estoque;</text:span></text:span></text:p>
        </text:list-item>
        <text:list-item>
          <text:p text:style-name="P168"><text:span text:style-name="Default_20_Paragraph_20_Font"><text:span text:style-name="T8">RF30: Relatório dos voluntários da instituição;</text:span></text:span></text:p>
        </text:list-item>
      </text:list>
      <text:p text:style-name="P54"/>
      <text:p text:style-name="P61"><text:span text:style-name="Default_20_Paragraph_20_Font"><text:span text:style-name="T12">3.2.4.1.7 Outras funcionalidades</text:span></text:span></text:p>
      <text:p text:style-name="P54"/>
      <text:list xml:id="list71" text:style-name="LS6">
        <text:list-item>
          <text:p text:style-name="P168"><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8"><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8"><text:span text:style-name="Default_20_Paragraph_20_Font"><text:span text:style-name="T8">RF33: Recuperar senha. </text:span></text:span></text:p>
        </text:list-item>
        <text:list-item>
          <text:p text:style-name="P168"><text:span text:style-name="Default_20_Paragraph_20_Font"><text:span text:style-name="T8">RF34: O sistema deve permitir ao administrador gerir usuários.</text:span></text:span></text:p>
        </text:list-item>
        <text:list-item>
          <text:p text:style-name="P168"><text:span text:style-name="Default_20_Paragraph_20_Font"><text:span text:style-name="T8">RF35: O sistema deve permitir ao administrador gerir categoria dos usuários (consultor, coordenador, estoquista).</text:span></text:span></text:p>
        </text:list-item>
        <text:list-item>
          <text:p text:style-name="P168"><text:span text:style-name="Default_20_Paragraph_20_Font"><text:span text:style-name="T8">RF36: O sistema deve permitir ao administrador alterar permissões de categorias.</text:span></text:span></text:p>
        </text:list-item>
        <text:list-item>
          <text:p text:style-name="P168"><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8"><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8"><text:span text:style-name="Default_20_Paragraph_20_Font"><text:span text:style-name="T7">RF39: O sistema deverá controlar uma lista de presença das famílias aptas a receber a cesta;</text:span></text:span></text:p>
        </text:list-item>
        <text:list-item>
          <text:p text:style-name="P169"><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4"/>
      <text:h text:style-name="P181" text:outline-level="4"><text:span text:style-name="Default_20_Paragraph_20_Font"><text:span text:style-name="T12">3.2.4.2 </text:span></text:span><text:span text:style-name="Default_20_Paragraph_20_Font"><text:span text:style-name="T16">Descrição dos atores</text:span></text:span></text:h>
      <text:p text:style-name="P6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0"><text:span text:style-name="Default_20_Paragraph_20_Font"><text:span text:style-name="T12">Nome </text:span></text:span></text:p>
          </table:table-cell>
          <table:table-cell table:style-name="Tabela21.A1" office:value-type="string">
            <text:p text:style-name="P50"><text:span text:style-name="Default_20_Paragraph_20_Font"><text:span text:style-name="T12">Descrição</text:span></text:span></text:p>
          </table:table-cell>
        </table:table-row>
        <table:table-row table:style-name="Tabela21.2">
          <table:table-cell table:style-name="Tabela21.A2" office:value-type="string">
            <text:p text:style-name="P52"><text:span text:style-name="Default_20_Paragraph_20_Font"><text:span text:style-name="T12">Administrador</text:span></text:span></text:p>
          </table:table-cell>
          <table:table-cell table:style-name="Tabela21.A2" office:value-type="string">
            <text:p text:style-name="P5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2"><text:span text:style-name="Default_20_Paragraph_20_Font"><text:span text:style-name="T12">Coordenador</text:span></text:span></text:p>
          </table:table-cell>
          <table:table-cell table:style-name="Tabela21.A2" office:value-type="string">
            <text:p text:style-name="P52"><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2"><text:span text:style-name="Default_20_Paragraph_20_Font"><text:span text:style-name="T12">Estoquista</text:span></text:span></text:p>
          </table:table-cell>
          <table:table-cell table:style-name="Tabela21.A2" office:value-type="string">
            <text:p text:style-name="P52"><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2"><text:span text:style-name="Default_20_Paragraph_20_Font"><text:span text:style-name="T12">Consultor</text:span></text:span></text:p>
          </table:table-cell>
          <table:table-cell table:style-name="Tabela21.A2" office:value-type="string">
            <text:p text:style-name="P52"><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6"/>
      <text:p text:style-name="P46"/>
      <text:p text:style-name="P46"/>
      <text:p text:style-name="P46"/>
      <text:p text:style-name="P46"/>
      <text:p text:style-name="P46"/>
      <text:p text:style-name="P46"/>
      <text:p text:style-name="P61"><text:soft-page-break/><text:span text:style-name="Default_20_Paragraph_20_Font"><text:span text:style-name="T14">3.2.4.2.1 Esquema dos atores</text:span></text:span></text:p>
      <text:p text:style-name="P55"/>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7"><text:span text:style-name="Default_20_Paragraph_20_Font"><text:span text:style-name="T14"/></text:span></text:p>
      <text:p text:style-name="P47"><text:span text:style-name="Default_20_Paragraph_20_Font"><text:span text:style-name="T14"/></text:span></text:p>
      <text:p text:style-name="leg.Figuras"><draw:frame draw:style-name="fr1"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7"><text:span text:style-name="Default_20_Paragraph_20_Font"><text:span text:style-name="T14"/></text:span></text:p>
      <text:p text:style-name="P47"><text:span text:style-name="Default_20_Paragraph_20_Font"><text:span text:style-name="T14"/></text:span></text:p>
      <text:p text:style-name="P47"><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5">Nome</text:p>
          </table:table-cell>
          <table:table-cell table:style-name="Tabela24.B1" office:value-type="string">
            <text:p text:style-name="P95">Descrição</text:p>
          </table:table-cell>
        </table:table-row>
        <table:table-row>
          <table:table-cell table:style-name="Tabela24.A2" office:value-type="string">
            <text:p text:style-name="P109">Administrador</text:p>
          </table:table-cell>
          <table:table-cell table:style-name="Tabela24.B2" office:value-type="string">
            <text:p text:style-name="P109">Responsável por administrar os usuários.</text:p>
          </table:table-cell>
        </table:table-row>
        <table:table-row>
          <table:table-cell table:style-name="Tabela24.A2" office:value-type="string">
            <text:p text:style-name="P109">Consultor</text:p>
          </table:table-cell>
          <table:table-cell table:style-name="Tabela24.B2" office:value-type="string">
            <text:p text:style-name="P109">Permite apenas realizar consultas no sistema.</text:p>
          </table:table-cell>
        </table:table-row>
        <table:table-row>
          <table:table-cell table:style-name="Tabela24.A2" office:value-type="string">
            <text:p text:style-name="P109">Estoquista</text:p>
          </table:table-cell>
          <table:table-cell table:style-name="Tabela24.B2" office:value-type="string">
            <text:p text:style-name="P109">Responsável por gerenciar o estoque, bem como realizar consultas no sistema.</text:p>
          </table:table-cell>
        </table:table-row>
        <table:table-row>
          <table:table-cell table:style-name="Tabela24.A2" office:value-type="string">
            <text:p text:style-name="P109">Coordenador</text:p>
          </table:table-cell>
          <table:table-cell table:style-name="Tabela24.B2" office:value-type="string">
            <text:p text:style-name="P10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83" text:outline-level="4"><text:span text:style-name="Default_20_Paragraph_20_Font"><text:span text:style-name="T12">3.2.4.3 </text:span></text:span><text:span text:style-name="Default_20_Paragraph_20_Font"><text:span text:style-name="T16">Descrição de casos de uso</text:span></text:span></text:h>
      <text:p text:style-name="P54"/>
      <text:p text:style-name="P61"><text:span text:style-name="Default_20_Paragraph_20_Font"><text:span text:style-name="T12">3.2.4.3.1 Modelos de casos de uso</text:span></text:span></text:p>
      <text:p text:style-name="P47"><text:span text:style-name="Default_20_Paragraph_20_Font"><text:span text:style-name="T12"/></text:span></text:p>
      <text:p text:style-name="P6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7"><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7"><text:span text:style-name="Default_20_Paragraph_20_Font"><text:span text:style-name="T13"/></text:span></text:p>
      <text:p text:style-name="P47"><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7"><text:span text:style-name="Default_20_Paragraph_20_Font"><text:span text:style-name="T12"/></text:span></text:p>
      <text:p text:style-name="P47"><text:soft-page-break/><text:span text:style-name="Default_20_Paragraph_20_Font"><text:span text:style-name="T12">3.2.4.3.2 Especificação de caso de uso</text:span></text:span></text:p>
      <text:p text:style-name="P54"/>
      <text:p text:style-name="P6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4"/>
      <text:p text:style-name="P45"/>
      <text:p text:style-name="P6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4"/>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47"><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4"/>
      <text:p text:style-name="P61"><text:span text:style-name="Default_20_Paragraph_20_Font"><text:span text:style-name="T11">Curso Normal</text:span></text:span></text:p>
      <text:p text:style-name="P61"><text:span text:style-name="Default_20_Paragraph_20_Font"><text:span text:style-name="T12">1. Administrador solicita ao sistema a interface de cadastro de usuário;</text:span></text:span></text:p>
      <text:p text:style-name="P61"><text:span text:style-name="Default_20_Paragraph_20_Font"><text:span text:style-name="T12">2. Sistema autentica o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Administrador insere os dados (RD05);</text:span></text:span></text:p>
      <text:p text:style-name="P61"><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7. Sistema valida senha;</text:span></text:span></text:p>
      <text:p text:style-name="P61"><text:span text:style-name="Default_20_Paragraph_20_Font"><text:span text:style-name="T12">8. Administrador confirma operação de inclusão de usuário;</text:span></text:span></text:p>
      <text:p text:style-name="P61"><text:span text:style-name="Default_20_Paragraph_20_Font"><text:span text:style-name="T12">9. Sistema autentica usuário;</text:span></text:span></text:p>
      <text:p text:style-name="P6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1"><text:span text:style-name="Default_20_Paragraph_20_Font"><text:span text:style-name="T12">12. Sistema gera um código único para o usuário cadastrado;</text:span></text:span></text:p>
      <text:p text:style-name="P61"><text:span text:style-name="Default_20_Paragraph_20_Font"><text:span text:style-name="T12">13. Sistema salva as informações no Banco de Dados;</text:span></text:span></text:p>
      <text:p text:style-name="P61"><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5. É exibida uma mensagem de usuário cadastrad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8: O administrador pode cancelar a operação. Caso de uso termina.</text:span></text:span></text:p>
      <text:p text:style-name="P6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1"><text:span text:style-name="Default_20_Paragraph_20_Font"><text:span text:style-name="T12">11.2: Sistema solicita confirmação de ativação de usuário;</text:span></text:span></text:p>
      <text:p text:style-name="P61"><text:span text:style-name="Default_20_Paragraph_20_Font"><text:span text:style-name="T12">11.3: Administrador confirma a solicitação;</text:span></text:span></text:p>
      <text:p text:style-name="P61"><text:span text:style-name="Default_20_Paragraph_20_Font"><text:span text:style-name="T12">11.4: Sistema autentica administrador;</text:span></text:span></text:p>
      <text:p text:style-name="P61"><text:span text:style-name="Default_20_Paragraph_20_Font"><text:span text:style-name="T12">11.2 a 11.3: A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4.1: O tipo de usuário não foi definido, é assumido o nível mais baixo como padrão, consultor;</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1"><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Usuário cadastrado no banco de dados do sistema.</text:span></text:span></text:p>
      <text:p text:style-name="P54"/>
      <text:p text:style-name="P54"/>
      <text:p text:style-name="P61"><text:span text:style-name="Default_20_Paragraph_20_Font"><text:span text:style-name="T12">3.2.4.3.2.2 Caso de uso UC02 - Alterar Usu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Administrador solicita a interface de consulta de usuário por motivo de erro ou outro afim de manter os dados atualizados no sistema. </text:span></text:span></text:p>
      <text:p text:style-name="P54"/>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 de alteração de usuário;</text:span></text:span></text:p>
      <text:p text:style-name="P61"><text:span text:style-name="Default_20_Paragraph_20_Font"><text:span text:style-name="T12">Usuário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7"><text:span text:style-name="Default_20_Paragraph_20_Font"><text:span text:style-name="T12">2. Administrador seleciona usuário e escolhe a opção “editar”;</text:span></text:span></text:p>
      <text:p text:style-name="P61"><text:span text:style-name="Default_20_Paragraph_20_Font"><text:span text:style-name="T12">3. Administrador altera os dados desejados;</text:span></text:span></text:p>
      <text:p text:style-name="P61"><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1"><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6. Administrador confirma operação de alteração de usuári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1"><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1"><text:span text:style-name="Default_20_Paragraph_20_Font"><text:span text:style-name="T12">10. Sistema salva as informações no banco de dados;</text:span></text:span></text:p>
      <text:p text:style-name="P61"><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2. É exibida uma mensagem de usuário salv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1"><text:span text:style-name="Default_20_Paragraph_20_Font"><text:span text:style-name="T12">9.2: Sistema solicita confirmação de ativação do usuário;</text:span></text:span></text:p>
      <text:p text:style-name="P61"><text:span text:style-name="Default_20_Paragraph_20_Font"><text:span text:style-name="T12">9.3: Administrador confirma operação;</text:span></text:span></text:p>
      <text:p text:style-name="P61"><text:span text:style-name="Default_20_Paragraph_20_Font"><text:span text:style-name="T12">9.4: Sistema autentica administrador;</text:span></text:span></text:p>
      <text:p text:style-name="P61"><text:span text:style-name="Default_20_Paragraph_20_Font"><text:span text:style-name="T12">9.1 e 9.3: A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4.1: Os campos obrigatórios não foram preenchidos. Sistema informa ao Administrador;</text:span></text:span></text:p>
      <text:p text:style-name="P61"><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1"><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Usuário alterado no banco de dados do sistema.</text:span></text:span></text:p>
      <text:p text:style-name="P54"/>
      <text:p text:style-name="P54"/>
      <text:p text:style-name="P61"><text:span text:style-name="Default_20_Paragraph_20_Font"><text:span text:style-name="T12">3.2.4.3.2.3 Caso de uso UC03 - Excluir Usuário</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usuário afim de não mais permitir que o usuário acesse o sistema por completo.</text:span></text:span></text:p>
      <text:p text:style-name="P54"/>
      <text:p text:style-name="P61"><text:soft-page-break/><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61"><text:span text:style-name="Default_20_Paragraph_20_Font"><text:span text:style-name="T12">Administrador cadastrado no sistema;</text:span></text:span></text:p>
      <text:p text:style-name="P61"><text:span text:style-name="Default_20_Paragraph_20_Font"><text:span text:style-name="T12">Usuário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7"><text:span text:style-name="Default_20_Paragraph_20_Font"><text:span text:style-name="T12">2. Administrador seleciona usuário desejado;</text:span></text:span></text:p>
      <text:p text:style-name="P61"><text:span text:style-name="Default_20_Paragraph_20_Font"><text:span text:style-name="T12">3. Administrador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usuário excluíd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Usuário excluído do banco de dados do sistema.</text:span></text:span></text:p>
      <text:p text:style-name="P54"/>
      <text:p text:style-name="P54"/>
      <text:p text:style-name="P61"><text:span text:style-name="Default_20_Paragraph_20_Font"><text:span text:style-name="T12">3.2.4.3.2.4 Caso de uso UC04 - Consulta Usu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Usu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usuário;</text:span></text:span></text:p>
      <text:p text:style-name="P61"><text:span text:style-name="Default_20_Paragraph_20_Font"><text:span text:style-name="T12">2. Sistema apresenta na tela um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2: Operação pode ser cancelada pelo administrador. Caso de uso termina.</text:span></text:span></text:p>
      <text:p text:style-name="P61"/>
      <text:p text:style-name="P61"><text:span text:style-name="Default_20_Paragraph_20_Font"><text:span text:style-name="T11">Curso de Exceção</text:span></text:span></text:p>
      <text:p text:style-name="P61"><text:span text:style-name="Default_20_Paragraph_20_Font"><text:span text:style-name="T12">2.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Usuário consultado poderá ser visualizado, alterado ou excluído do banco de dados do sistema.</text:span></text:span></text:p>
      <text:p text:style-name="P54"/>
      <text:p text:style-name="P54"/>
      <text:p text:style-name="P61"><text:span text:style-name="Default_20_Paragraph_20_Font"><text:span text:style-name="T12">3.2.4.3.2.5 Caso de uso UC05 - Incluir Estoque</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47"><text:span text:style-name="Default_20_Paragraph_20_Font"><text:span text:style-name="T12">Cesta base pré-cadastrada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estoque;</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4) para incluir um novo mantimento;</text:span></text:span></text:p>
      <text:p text:style-name="P61"><text:span text:style-name="Default_20_Paragraph_20_Font"><text:span text:style-name="T12">5. Sistema verifica se os campos obrigatórios (mantimento, medida, complemento, quantidade, data entrada, validade) foram preenchidos;</text:span></text:span></text:p>
      <text:p text:style-name="P61"><text:span text:style-name="Default_20_Paragraph_20_Font"><text:span text:style-name="T12">6. Usuário confirma inclusã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estoque cadastrad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e estoque cadastrado no banco de dados do sistema.</text:span></text:span></text:p>
      <text:p text:style-name="P61"><text:soft-page-break/><text:span text:style-name="Default_20_Paragraph_20_Font"><text:span text:style-name="T12"/></text:span></text:p>
      <text:p text:style-name="P54"/>
      <text:p text:style-name="P61"><text:span text:style-name="Default_20_Paragraph_20_Font"><text:span text:style-name="T12">3.2.4.3.2.6 Caso de uso UC06 - Alterar Estoque</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 interface de consulta de estoque por motivo de erro ou outro afim de manter os dados atualizados no sistema. </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Mantimento de estoque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C08 - Consultar estoque;</text:span></text:span></text:p>
      <text:p text:style-name="P47"><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o estoque alterado no banco de dados do sistema.</text:span></text:span></text:p>
      <text:p text:style-name="P61"><text:span text:style-name="Default_20_Paragraph_20_Font"><text:span text:style-name="T12"/></text:span></text:p>
      <text:p text:style-name="P54"/>
      <text:p text:style-name="P61"><text:span text:style-name="Default_20_Paragraph_20_Font"><text:span text:style-name="T12">3.2.4.3.2.7 Caso de uso UC7 - Excluir Estoque</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Mantimento de estoque cadastrado no bando de dados d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08 - Consultar Estoque;</text:span></text:span></text:p>
      <text:p text:style-name="P47"><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4"><text:soft-page-break/></text:p>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Mantimento do estoque excluído do banco de dados do sistema.</text:span></text:span></text:p>
      <text:p text:style-name="P54"/>
      <text:p text:style-name="P54"/>
      <text:p text:style-name="P61"><text:span text:style-name="Default_20_Paragraph_20_Font"><text:span text:style-name="T12">3.2.4.3.2.8 Caso de uso UC8 - Consultar estoque</text:span></text:span></text:p>
      <text:p text:style-name="P47"><text:span text:style-name="Default_20_Paragraph_20_Font"><text:span text:style-name="T12"/></text:span></text:p>
      <text:p text:style-name="P61"><text:span text:style-name="Default_20_Paragraph_20_Font"><text:span text:style-name="T11">Sumário</text:span></text:span></text:p>
      <text:p text:style-name="P47"><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o estoque;</text:span></text:span></text:p>
      <text:p text:style-name="P47"><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Resultados da consulta são exibidos na tela que poderá ser visualizado, alterado, ou excluído do banco de dados do sistema.</text:span></text:span></text:p>
      <text:p text:style-name="P54"/>
      <text:p text:style-name="P54"/>
      <text:p text:style-name="P61"><text:span text:style-name="Default_20_Paragraph_20_Font"><text:span text:style-name="T12">3.2.4.3.2.9 Caso de uso UC9 - Relatório Vencimentos Estoque (FALTA FAZE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mantiment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insere o filtro desejado (nome, tipo, venciment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oft-page-break/><text:span text:style-name="Default_20_Paragraph_20_Font"><text:span text:style-name="T12">1 a 5: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2"/></text:span></text:p>
      <text:p text:style-name="P54"/>
      <text:p text:style-name="P61"><text:span text:style-name="Default_20_Paragraph_20_Font"><text:span text:style-name="T12">3.2.4.3.2.10 Caso de uso UC10 - Relatório cestas disponíveis (FALTA FAZE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cestas disponívei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oft-page-break/><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4"/>
      <text:p text:style-name="P54"/>
      <text:p text:style-name="P61"><text:span text:style-name="Default_20_Paragraph_20_Font"><text:span text:style-name="T12">3.2.4.3.2.11 Caso de uso UC11 - Relatório itens pendentes das cestas (FALTA FAZE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os itens pendentes na cest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oft-page-break/><text:span text:style-name="Default_20_Paragraph_20_Font"><text:span text:style-name="T12">4. Usuário insere o filtro desejado (nome, tip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5: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4"/>
      <text:p text:style-name="P54"/>
      <text:p text:style-name="P61"><text:span text:style-name="Default_20_Paragraph_20_Font"><text:span text:style-name="T12">3.2.4.3.2.12 Caso de uso UC12 - Cadastrar Definição de Cesta</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definição da cesta;</text:span></text:span></text:p>
      <text:p text:style-name="P61"><text:span text:style-name="Default_20_Paragraph_20_Font"><text:span text:style-name="T12">2. Sistema autentica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1"><text:span text:style-name="Default_20_Paragraph_20_Font"><text:span text:style-name="T12">5. Sistema verifica se os campos obrigatórios (nome e quantidade mínima para cesta) foram preenchidos;</text:span></text:span></text:p>
      <text:p text:style-name="P61"><text:span text:style-name="Default_20_Paragraph_20_Font"><text:span text:style-name="T12">6. Usuário confirma cadastr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mantimento cadastrad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cadastrado no banco de dados do sistema.</text:span></text:span></text:p>
      <text:p text:style-name="P61"><text:span text:style-name="Default_20_Paragraph_20_Font"><text:span text:style-name="T12"/></text:span></text:p>
      <text:p text:style-name="P54"/>
      <text:p text:style-name="P61"><text:span text:style-name="Default_20_Paragraph_20_Font"><text:span text:style-name="T12">3.2.4.3.2.13 Caso de uso UC13 - Alterar Definição de Cesta</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text:soft-page-break/></text:p>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Item de definição de cesta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C15 - Consultar Definição de Cesta;</text:span></text:span></text:p>
      <text:p text:style-name="P47"><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7"><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alterado no banco de dados do sistema.</text:span></text:span></text:p>
      <text:p text:style-name="P61"><text:span text:style-name="Default_20_Paragraph_20_Font"><text:span text:style-name="T12"/></text:span></text:p>
      <text:p text:style-name="P54"/>
      <text:p text:style-name="P61"><text:span text:style-name="Default_20_Paragraph_20_Font"><text:span text:style-name="T12">3.2.4.3.2.14 Caso de uso UC14 - Excluir Definição de Cesta</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Item de definição de cesta cadastrado no bando de dados d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15 - Consultar Definição de Cesta;</text:span></text:span></text:p>
      <text:p text:style-name="P47"><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Item de definição da cesta excluído do banco de dados do sistema.</text:span></text:span></text:p>
      <text:p text:style-name="P54"/>
      <text:p text:style-name="P54"/>
      <text:p text:style-name="P61"><text:span text:style-name="Default_20_Paragraph_20_Font"><text:span text:style-name="T12">3.2.4.3.2.15 Caso de uso UC15 - Consultar Definição de Cesta</text:span></text:span></text:p>
      <text:p text:style-name="P47"><text:span text:style-name="Default_20_Paragraph_20_Font"><text:span text:style-name="T12"/></text:span></text:p>
      <text:p text:style-name="P61"><text:soft-page-break/><text:span text:style-name="Default_20_Paragraph_20_Font"><text:span text:style-name="T11">Sumário</text:span></text:span></text:p>
      <text:p text:style-name="P47"><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47"><text:span text:style-name="Default_20_Paragraph_20_Font"><text:span text:style-name="T12">Usuário logado no sistema com permissão para realizar a operação.</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definição de cesta;</text:span></text:span></text:p>
      <text:p text:style-name="P47"><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54"/>
      <text:p text:style-name="P61"><text:span text:style-name="Default_20_Paragraph_20_Font"><text:span text:style-name="T11">Curso Alternativo</text:span></text:span></text:p>
      <text:p text:style-name="P47"><text:span text:style-name="Default_20_Paragraph_20_Font"><text:span text:style-name="T12">3: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3.1: Sistema não encontra resultados. Sistema exibe mensagem na tela. Caso de uso termina.</text:span></text:span></text:p>
      <text:p text:style-name="P54"/>
      <text:p text:style-name="P61"><text:span text:style-name="Default_20_Paragraph_20_Font"><text:span text:style-name="T11">Pós-Condições</text:span></text:span></text:p>
      <text:p text:style-name="P47"><text:span text:style-name="Default_20_Paragraph_20_Font"><text:span text:style-name="T12">Resultados da consulta são exibidos na tela que poderá ser visualizado, alterado, ou excluído do banco de dados do sistema.</text:span></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3.2.4.3.2.16 Caso de uso UC16 - Cadastrar Família</text:span></text:span></text:p>
      <text:p text:style-name="P54"/>
      <text:p text:style-name="P61"><text:soft-page-break/><text:span text:style-name="Default_20_Paragraph_20_Font"><text:span text:style-name="T11">Sumário</text:span></text:span></text:p>
      <text:p text:style-name="P47"><text:span text:style-name="Default_20_Paragraph_20_Font"><text:span text:style-name="T12">Inicia-se quando o usuário solicita a interface de cadastro de família. </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47"><text:span text:style-name="Default_20_Paragraph_20_Font"><text:span text:style-name="T12">Usuário cadastrado e logado no sistema com permissão para realizar a operação.</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família;</text:span></text:span></text:p>
      <text:p text:style-name="P61"><text:span text:style-name="Default_20_Paragraph_20_Font"><text:span text:style-name="T12">2. Sistema autentica o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1, RD02 e RD03) para cadastrar uma nova família;</text:span></text:span></text:p>
      <text:p text:style-name="P61"><text:span text:style-name="Default_20_Paragraph_20_Font"><text:span text:style-name="T12">5. Sistema verifica se os campos obrigatórios: status, nome, data de nascimento, endereço, número, bairro e cidade foram digitados.</text:span></text:span></text:p>
      <text:p text:style-name="P61"><text:span text:style-name="Default_20_Paragraph_20_Font"><text:span text:style-name="T12">6. Usuário confirma operação de inclusão da família;</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text:s/>de família cadastrada. Caso de uso termina.</text:span></text:span></text:p>
      <text:p text:style-name="P47"><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6: O usuário pode cancelar a operação.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Família cadastrada no banco de dados do sistema.</text:span></text:span></text:p>
      <text:p text:style-name="P61"><text:soft-page-break/><text:span text:style-name="Default_20_Paragraph_20_Font"><text:span text:style-name="T15"/></text:span></text:p>
      <text:p text:style-name="P54"/>
      <text:p text:style-name="P61"><text:span text:style-name="Default_20_Paragraph_20_Font"><text:span text:style-name="T12">3.2.4.3.2.17 Caso de uso UC17 - Cadastrar Frequência Família(revisar)</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banco de dados d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encontro;</text:span></text:span></text:p>
      <text:p text:style-name="P61"><text:span text:style-name="Default_20_Paragraph_20_Font"><text:span text:style-name="T12">2. Caso de uso UC22 - Consultar Frequência Família;</text:span></text:span></text:p>
      <text:p text:style-name="P61"><text:span text:style-name="Default_20_Paragraph_20_Font"><text:span text:style-name="T12">3. Sistema autentica o usuário;</text:span></text:span></text:p>
      <text:p text:style-name="P61"><text:span text:style-name="Default_20_Paragraph_20_Font"><text:span text:style-name="T12">4. Sistema exibe a interface solicitada;</text:span></text:span></text:p>
      <text:p text:style-name="P61"><text:span text:style-name="Default_20_Paragraph_20_Font"><text:span text:style-name="T12">5. Usuário insere a presença para o dia correspondente;</text:span></text:span></text:p>
      <text:p text:style-name="P61"><text:span text:style-name="Default_20_Paragraph_20_Font"><text:span text:style-name="T12">6. Sistema verifica se o campo foi preenchido;</text:span></text:span></text:p>
      <text:p text:style-name="P61"><text:span text:style-name="Default_20_Paragraph_20_Font"><text:span text:style-name="T12">7. Usuário confirma operação de inclusão da frequência;</text:span></text:span></text:p>
      <text:p text:style-name="P61"><text:span text:style-name="Default_20_Paragraph_20_Font"><text:span text:style-name="T12">8. Sistema autentica usuário;</text:span></text:span></text:p>
      <text:p text:style-name="P61"><text:span text:style-name="Default_20_Paragraph_20_Font"><text:span text:style-name="T12">9. Sistema salva as informações no banco de dados;</text:span></text:span></text:p>
      <text:p text:style-name="P61"><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7: O usuário pode cancelar a operação. Caso de uso termina.</text:span></text:span></text:p>
      <text:p text:style-name="P61"><text:soft-page-break/><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Usuário não preencheu o dia da presença. Sistema informa ao usuário;</text:span></text:span></text:p>
      <text:p text:style-name="P6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Frequência da família cadastrada no banco de dados do sistema.</text:span></text:span></text:p>
      <text:p text:style-name="P61"><text:span text:style-name="Default_20_Paragraph_20_Font"><text:span text:style-name="T12"/></text:span></text:p>
      <text:p text:style-name="P54"/>
      <text:p text:style-name="P61"><text:span text:style-name="Default_20_Paragraph_20_Font"><text:span text:style-name="T12">3.2.4.3.2.18 Caso de uso UC18 - Alterar Família</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com permissão para tal solicita a interface de consulta <text:s text:c="6"/>de família devido a erros ou afim de atualizações.</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 </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7"><text:span text:style-name="Default_20_Paragraph_20_Font"><text:span text:style-name="T12">2. Sistema exibe listagem com os nomes das famílias na tela;</text:span></text:span></text:p>
      <text:p text:style-name="P47"><text:span text:style-name="Default_20_Paragraph_20_Font"><text:span text:style-name="T12">3. Usuário seleciona a família a ser alterada e escolhe “editar”;</text:span></text:span></text:p>
      <text:p text:style-name="P61"><text:span text:style-name="Default_20_Paragraph_20_Font"><text:span text:style-name="T12">4. Usuário altera os dados desejados;</text:span></text:span></text:p>
      <text:p text:style-name="P61"><text:span text:style-name="Default_20_Paragraph_20_Font"><text:span text:style-name="T12">5. Sistema verifica se os campos obrigatórios: status, nome, data de nascimento, endereço, número, bairro e cidade foram preenchidos;</text:span></text:span></text:p>
      <text:p text:style-name="P61"><text:span text:style-name="Default_20_Paragraph_20_Font"><text:span text:style-name="T12">6. Usuário confirma alteração de família;</text:span></text:span></text:p>
      <text:p text:style-name="P61"><text:span text:style-name="Default_20_Paragraph_20_Font"><text:span text:style-name="T12">7. Sistema autentica usuário;</text:span></text:span></text:p>
      <text:p text:style-name="P61"><text:soft-page-break/><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operação realizada com sucess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6: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alterada no banco de dados do sistema.</text:span></text:span></text:p>
      <text:p text:style-name="P54"/>
      <text:p text:style-name="P54"/>
      <text:p text:style-name="P61"><text:span text:style-name="Default_20_Paragraph_20_Font"><text:span text:style-name="T12">3.2.4.3.2.19 Caso de uso UC19 - Alterar Frequência Família(revisa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 interface de consulta de encontro por motivo de erro, afim de manter os dados atualizados no sistema.</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47"><text:span text:style-name="Default_20_Paragraph_20_Font"><text:span text:style-name="T12">frequência de 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2 - Consultar Frequência Família;</text:span></text:span></text:p>
      <text:p text:style-name="P61"><text:soft-page-break/><text:span text:style-name="Default_20_Paragraph_20_Font"><text:span text:style-name="T12">2. Usuário altera os dados desejados;</text:span></text:span></text:p>
      <text:p text:style-name="P61"><text:span text:style-name="Default_20_Paragraph_20_Font"><text:span text:style-name="T12">3. Usuário confirma operação de alteração da frequência da família;</text:span></text:span></text:p>
      <text:p text:style-name="P61"><text:span text:style-name="Default_20_Paragraph_20_Font"><text:span text:style-name="T12">4. Sistema autentica usuário;</text:span></text:span></text:p>
      <text:p text:style-name="P61"><text:span text:style-name="Default_20_Paragraph_20_Font"><text:span text:style-name="T12">5. Sistema salva as informações no banco de dados;</text:span></text:span></text:p>
      <text:p text:style-name="P61"><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7. É exibida uma mensagem de operação realizada com sucess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3: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alterada no banco de dados do sistema.</text:span></text:span></text:p>
      <text:p text:style-name="P54"/>
      <text:p text:style-name="P54"/>
      <text:p text:style-name="P61"><text:span text:style-name="Default_20_Paragraph_20_Font"><text:span text:style-name="T12">3.2.4.3.2.20 Caso de uso UC20 - Excluir Família</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4"/>
      <text:p text:style-name="P61"><text:span text:style-name="Default_20_Paragraph_20_Font"><text:span text:style-name="T11">Ator</text:span></text:span></text:p>
      <text:p text:style-name="P47"><text:span text:style-name="Default_20_Paragraph_20_Font"><text:span text:style-name="T12">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 .</text:span></text:span></text:p>
      <text:p text:style-name="P54"/>
      <text:p text:style-name="P61"><text:soft-page-break/><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7"><text:span text:style-name="Default_20_Paragraph_20_Font"><text:span text:style-name="T12">2. Sistema exibe listagem das famílias cadastradas na tela;</text:span></text:span></text:p>
      <text:p text:style-name="P47"><text:span text:style-name="Default_20_Paragraph_20_Font"><text:span text:style-name="T12">3. Usuário seleciona família desejada;</text:span></text:span></text:p>
      <text:p text:style-name="P61"><text:span text:style-name="Default_20_Paragraph_20_Font"><text:span text:style-name="T12">4. Usuário seleciona operação de exclusão;</text:span></text:span></text:p>
      <text:p text:style-name="P61"><text:span text:style-name="Default_20_Paragraph_20_Font"><text:span text:style-name="T12">5. Sistema informa ao usuário mensagem de confirmação de exclusão;</text:span></text:span></text:p>
      <text:p text:style-name="P61"><text:span text:style-name="Default_20_Paragraph_20_Font"><text:span text:style-name="T12">6. Usuário confirma operação de exclusão;</text:span></text:span></text:p>
      <text:p text:style-name="P61"><text:span text:style-name="Default_20_Paragraph_20_Font"><text:span text:style-name="T12">7. Sistema autentica usuário;</text:span></text:span></text:p>
      <text:p text:style-name="P61"><text:span text:style-name="Default_20_Paragraph_20_Font"><text:span text:style-name="T12">8. Sistema exclui informações do banco de dados do sistema;</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Sistema exibe mensagem de operação realizada com sucess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6: Operação pode ser cancelada pelo usuário.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Família excluída do banco de dados do sistema.</text:span></text:span></text:p>
      <text:p text:style-name="P54"/>
      <text:p text:style-name="P54"/>
      <text:p text:style-name="P61"><text:span text:style-name="Default_20_Paragraph_20_Font"><text:span text:style-name="T12">3.2.4.3.2.21 Caso de uso UC21 - Consulta Família</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oft-page-break/><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interface de consulta de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consultada poderá ser visualizada, alterada ou excluída do banco de dados do sistema;</text:span></text:span></text:p>
      <text:p text:style-name="P54"/>
      <text:p text:style-name="P54"/>
      <text:p text:style-name="P61"><text:span text:style-name="Default_20_Paragraph_20_Font"><text:span text:style-name="T12">3.2.4.3.2.22 Caso de uso UC22 - Consulta Frequência Família</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oft-page-break/><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consultada poderá ser visualizada, alterada e excluída.</text:span></text:span></text:p>
      <text:p text:style-name="P56"/>
      <text:p text:style-name="P61"><text:span text:style-name="Default_20_Paragraph_20_Font"><text:span text:style-name="T12"/></text:span></text:p>
      <text:p text:style-name="P61"><text:span text:style-name="Default_20_Paragraph_20_Font"><text:span text:style-name="T12">3.2.4.3.2.23 Caso de uso UC23 - Relatório Vencimento Matrícula(FALTA REVISA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2"/></text:span></text:p>
      <text:p text:style-name="P61"><text:soft-page-break/><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de matrícul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4"/>
      <text:p text:style-name="P54"/>
      <text:p text:style-name="P61"><text:span text:style-name="Default_20_Paragraph_20_Font"><text:span text:style-name="T12">3.2.4.3.2.24 Caso de uso UC24 - Relatório Famílias aptas(FALTA REVISAR)</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famílias apta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4"/>
      <text:p text:style-name="P54"/>
      <text:p text:style-name="P61"><text:span text:style-name="Default_20_Paragraph_20_Font"><text:span text:style-name="T12">3.2.4.3.2.25 Caso de uso UC25 - Efetuar Login</text:span></text:span></text:p>
      <text:p text:style-name="P54"/>
      <text:p text:style-name="P61"><text:span text:style-name="Default_20_Paragraph_20_Font"><text:span text:style-name="T11">Sumário</text:span></text:span></text:p>
      <text:p text:style-name="P47"><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4"/>
      <text:p text:style-name="P61"><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61"><text:span text:style-name="Default_20_Paragraph_20_Font"><text:span text:style-name="T11">Pré-condições</text:span></text:span></text:p>
      <text:p text:style-name="P47"><text:span text:style-name="Default_20_Paragraph_20_Font"><text:span text:style-name="T12">Usuário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informa URL do sistema no navegador;</text:span></text:span></text:p>
      <text:p text:style-name="P6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4. Sistema verifica se os campos foram digitados;</text:span></text:span></text:p>
      <text:p text:style-name="P6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7. Sistema autentica o usuário com as devidas permissões.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5: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Usuário autenticado no sistema com as devidas permissões.</text:span></text:span></text:p>
      <text:p text:style-name="P54"/>
      <text:p text:style-name="P54"/>
      <text:p text:style-name="P61"><text:span text:style-name="Default_20_Paragraph_20_Font"><text:span text:style-name="T12">3.2.4.3.2.26 Caso de uso UC26 - Recuperar Senha</text:span></text:span></text:p>
      <text:p text:style-name="P54"/>
      <text:p text:style-name="P61"><text:soft-page-break/><text:span text:style-name="Default_20_Paragraph_20_Font"><text:span text:style-name="T11">Sumário</text:span></text:span></text:p>
      <text:p text:style-name="P47"><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4"/>
      <text:p text:style-name="P61"><text:span text:style-name="Default_20_Paragraph_20_Font"><text:span text:style-name="T11">Atores</text:span></text:span></text:p>
      <text:p text:style-name="P47"><text:span text:style-name="Default_20_Paragraph_20_Font"><text:span text:style-name="T12">Administrador e Usuário</text:span></text:span></text:p>
      <text:p text:style-name="P54"/>
      <text:p text:style-name="P61"><text:span text:style-name="Default_20_Paragraph_20_Font"><text:span text:style-name="T11">Pré-condições:</text:span></text:span></text:p>
      <text:p text:style-name="P6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interface de recuperação de senha;</text:span></text:span></text:p>
      <text:p text:style-name="P61"><text:span text:style-name="Default_20_Paragraph_20_Font"><text:span text:style-name="T12">2. Sistema exibe interface solicitada;</text:span></text:span></text:p>
      <text:p text:style-name="P6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1"><text:span text:style-name="Default_20_Paragraph_20_Font"><text:span text:style-name="T12">4. Sistema verifica o campo preenchido;</text:span></text:span></text:p>
      <text:p text:style-name="P61"><text:span text:style-name="Default_20_Paragraph_20_Font"><text:span text:style-name="T12">5. Sistema valida o campo;</text:span></text:span></text:p>
      <text:p text:style-name="P61"><text:span text:style-name="Default_20_Paragraph_20_Font"><text:span text:style-name="T12">6. Usuário confirma a operação da solicitação;</text:span></text:span></text:p>
      <text:p text:style-name="P6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5 : A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4.1: O campo obrigatório não foi preenchido. Sistema informa ao usuário;</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4"/>
      <text:p text:style-name="P54"/>
      <text:p text:style-name="P61"><text:soft-page-break/><text:span text:style-name="Default_20_Paragraph_20_Font"><text:span text:style-name="T12">3.2.4.3.2.27 Caso de uso UC27 - Armazenar </text:span></text:span><text:span text:style-name="Default_20_Paragraph_20_Font"><text:span text:style-name="T17">log</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as operações de consulta, alteração, e exclusão são realizadas. </text:span></text:span></text:p>
      <text:p text:style-name="P54"/>
      <text:p text:style-name="P61"><text:span text:style-name="Default_20_Paragraph_20_Font"><text:span text:style-name="T11">Ator</text:span></text:span></text:p>
      <text:p text:style-name="P47"><text:span text:style-name="Default_20_Paragraph_20_Font"><text:span text:style-name="T12">Sistema</text:span></text:span></text:p>
      <text:p text:style-name="P54"/>
      <text:p text:style-name="P61"><text:span text:style-name="Default_20_Paragraph_20_Font"><text:span text:style-name="T11">Pré-condições</text:span></text:span></text:p>
      <text:p text:style-name="P47"><text:span text:style-name="Default_20_Paragraph_20_Font"><text:span text:style-name="T12">Operação de inclusão, alteração, exclusão.</text:span></text:span></text:p>
      <text:p text:style-name="P54"/>
      <text:p text:style-name="P61"><text:span text:style-name="Default_20_Paragraph_20_Font"><text:span text:style-name="T11">Curso Normal</text:span></text:span></text:p>
      <text:p text:style-name="P61"><text:span text:style-name="Default_20_Paragraph_20_Font"><text:span text:style-name="T12">1. Sistema busca nome do usuário que realizou a operação;</text:span></text:span></text:p>
      <text:p text:style-name="P61"><text:span text:style-name="Default_20_Paragraph_20_Font"><text:span text:style-name="T12">2. Sistema busca hora e data atual;</text:span></text:span></text:p>
      <text:p text:style-name="P61"><text:span text:style-name="Default_20_Paragraph_20_Font"><text:span text:style-name="T12">3. Sistema armazena data e hora, nome do usuário, tipo de operação, tabela e registro modificados no banco de dados.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Informações referentes às modificações gravadas no banco de dados.</text:span></text:span></text:p>
      <text:p text:style-name="P54"/>
      <text:p text:style-name="P54"/>
      <text:p text:style-name="P61"><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4"/>
      <text:p text:style-name="P61"><text:span text:style-name="Default_20_Paragraph_20_Font"><text:span text:style-name="T11">Sumário</text:span></text:span></text:p>
      <text:p text:style-name="P47"><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4"/>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61"><text:soft-page-break/><text:span text:style-name="Default_20_Paragraph_20_Font"><text:span text:style-name="T12">Usuário cadastrado no sistema e logado com permissão para realizar a operação;</text:span></text:span></text:p>
      <text:p text:style-name="P61"><text:span text:style-name="Default_20_Paragraph_20_Font"><text:span text:style-name="T17">Log</text:span></text:span><text:span text:style-name="Default_20_Paragraph_20_Font"><text:span text:style-name="T12">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os resultados da busca na tela.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3: A operação pode ser cancelada pelo usuário.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gistros para serem exibidos. Sistema informa ao usuário. Caso de uso termina.</text:span></text:span></text:p>
      <text:p text:style-name="P54"/>
      <text:p text:style-name="P61"><text:span text:style-name="Default_20_Paragraph_20_Font"><text:span text:style-name="T11">Pós-condições</text:span></text:span></text:p>
      <text:p text:style-name="P61"><text:span text:style-name="Default_20_Paragraph_20_Font"><text:span text:style-name="T12">Informações buscadas são exibidas na tela.</text:span></text:span></text:p>
      <text:p text:style-name="P54"/>
      <text:p text:style-name="P54"/>
      <text:p text:style-name="P61"><text:span text:style-name="Default_20_Paragraph_20_Font"><text:span text:style-name="T12">3.2.4.3.2.29 Caso de uso UC29 - Cadastrar Volunt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 interface de cadastro de voluntário. O administrador do sistema será o responsável por adicionar.</text:span></text:span></text:p>
      <text:p text:style-name="P54"/>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47"><text:span text:style-name="Default_20_Paragraph_20_Font"><text:span text:style-name="T12">Usuário logado no sistema e com permissão para realizar a operação.</text:span></text:span></text:p>
      <text:p text:style-name="P54"/>
      <text:p text:style-name="P61"><text:soft-page-break/><text:span text:style-name="Default_20_Paragraph_20_Font"><text:span text:style-name="T11">Curso Normal</text:span></text:span></text:p>
      <text:p text:style-name="P61"><text:span text:style-name="Default_20_Paragraph_20_Font"><text:span text:style-name="T12">1. Administrador solicita ao sistema a interface de cadastro de voluntário;</text:span></text:span></text:p>
      <text:p text:style-name="P61"><text:span text:style-name="Default_20_Paragraph_20_Font"><text:span text:style-name="T12">2. Sistema autentica administrador;</text:span></text:span></text:p>
      <text:p text:style-name="P61"><text:span text:style-name="Default_20_Paragraph_20_Font"><text:span text:style-name="T12">3. Sistema exibe a interface solicitada;</text:span></text:span></text:p>
      <text:p text:style-name="P61"><text:span text:style-name="Default_20_Paragraph_20_Font"><text:span text:style-name="T12">4. Administrador insere todos os dados (RD07);</text:span></text:span></text:p>
      <text:p text:style-name="P61"><text:span text:style-name="Default_20_Paragraph_20_Font"><text:span text:style-name="T12">5. Sistema verifica se os campos obrigatórios (nome e prestação de serviço) foram digitados;</text:span></text:span></text:p>
      <text:p text:style-name="P61"><text:span text:style-name="Default_20_Paragraph_20_Font"><text:span text:style-name="T12">6. Administrador confirma operação de inclusão de cadastro;</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de operação realizada com sucess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6: O Administrador pode cancelar a operação. Caso de uso termina.<text:tab/></text:span></text:span></text:p>
      <text:p text:style-name="P54"/>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Voluntário cadastrado no banco de dados do sistema.</text:span></text:span></text:p>
      <text:p text:style-name="P54"/>
      <text:p text:style-name="P54"/>
      <text:p text:style-name="P61"><text:span text:style-name="Default_20_Paragraph_20_Font"><text:span text:style-name="T12">3.2.4.3.2.30 Caso de uso UC30 - Alterar Volunt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4"><text:soft-page-break/></text:p>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text:span></text:span></text:p>
      <text:p text:style-name="P61"><text:span text:style-name="Default_20_Paragraph_20_Font"><text:span text:style-name="T12">Voluntário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47"><text:span text:style-name="Default_20_Paragraph_20_Font"><text:span text:style-name="T12">2. Sistema exibe listagem dos voluntários na tela;</text:span></text:span></text:p>
      <text:p text:style-name="P62"><text:span text:style-name="Default_20_Paragraph_20_Font"><text:span text:style-name="T12">3. Administrador seleciona voluntário desejado e escolhe “editar”;<text:line-break/>4. Administrador altera os dados desejados;</text:span></text:span></text:p>
      <text:p text:style-name="P61"><text:span text:style-name="Default_20_Paragraph_20_Font"><text:span text:style-name="T12">5. Sistema verifica se os campos obrigatórios (nome e prestação de serviço) foram preenchidos;</text:span></text:span></text:p>
      <text:p text:style-name="P61"><text:span text:style-name="Default_20_Paragraph_20_Font"><text:span text:style-name="T12">6. Administrador confirma a operação de alteraçã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Voluntário salv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 8: Operação pode ser cancelada.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4"/>
      <text:p text:style-name="P61"><text:span text:style-name="Default_20_Paragraph_20_Font"><text:span text:style-name="T11">Pós-Condições</text:span></text:span></text:p>
      <text:p text:style-name="P47"><text:span text:style-name="Default_20_Paragraph_20_Font"><text:span text:style-name="T12">Voluntário alterado no banco de dados do sistema.</text:span></text:span></text:p>
      <text:p text:style-name="P54"/>
      <text:p text:style-name="P54"><text:soft-page-break/></text:p>
      <text:p text:style-name="P61"><text:span text:style-name="Default_20_Paragraph_20_Font"><text:span text:style-name="T12">3.2.4.3.2.31 Caso de uso UC31 - Excluir Voluntário</text:span></text:span></text:p>
      <text:p text:style-name="P54"/>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voluntário afim de excluir o mesmo do sistema.</text:span></text:span></text:p>
      <text:p text:style-name="P54"/>
      <text:p text:style-name="P61"><text:span text:style-name="Default_20_Paragraph_20_Font"><text:span text:style-name="T11">Ator</text:span></text:span></text:p>
      <text:p text:style-name="P47"><text:span text:style-name="Default_20_Paragraph_20_Font"><text:span text:style-name="T12">Administrador</text:span></text:span></text:p>
      <text:p text:style-name="P54"/>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54"/>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61"><text:span text:style-name="Default_20_Paragraph_20_Font"><text:span text:style-name="T12">2. Sistema exibe listagem dos voluntários na tela;</text:span></text:span></text:p>
      <text:p text:style-name="P48"><text:span text:style-name="Default_20_Paragraph_20_Font"><text:span text:style-name="T12">3. Administrador seleciona voluntário desejado e escolhe “excluir”;</text:span></text:span></text:p>
      <text:p text:style-name="P61"><text:span text:style-name="Default_20_Paragraph_20_Font"><text:span text:style-name="T12">4. Sistema informa ao administrador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operação realizada com sucesso. Caso de uso termina.</text:span></text:span></text:p>
      <text:p text:style-name="P54"/>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4"/>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text:span text:style-name="Default_20_Paragraph_20_Font"><text:span text:style-name="T12"/></text:span></text:p>
      <text:p text:style-name="P61"><text:soft-page-break/><text:span text:style-name="Default_20_Paragraph_20_Font"><text:span text:style-name="T11">Pós-Condições</text:span></text:span></text:p>
      <text:p text:style-name="P47"><text:span text:style-name="Default_20_Paragraph_20_Font"><text:span text:style-name="T12">Voluntário excluído do banco de dados do sistema.</text:span></text:span></text:p>
      <text:p text:style-name="P54"/>
      <text:p text:style-name="P54"/>
      <text:p text:style-name="P61"><text:span text:style-name="Default_20_Paragraph_20_Font"><text:span text:style-name="T12">3.2.4.3.2.32 Caso de uso UC32 - Consultar Volunt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7"><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voluntário;</text:span></text:span></text:p>
      <text:p text:style-name="P61"><text:span text:style-name="Default_20_Paragraph_20_Font"><text:span text:style-name="T12">2. Sistema autentica administrador;</text:span></text:span></text:p>
      <text:p text:style-name="P47"><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oft-page-break/><text:span text:style-name="Default_20_Paragraph_20_Font"><text:span text:style-name="T11">Pós-Condições</text:span></text:span></text:p>
      <text:p text:style-name="P61"><text:span text:style-name="Default_20_Paragraph_20_Font"><text:span text:style-name="T12">Voluntário consultado poderá ser visualizado, alterado ou excluído do banco de dados do sistema;</text:span></text:span></text:p>
      <text:p text:style-name="P54"/>
      <text:p text:style-name="P54"/>
      <text:p text:style-name="P61"><text:span text:style-name="Default_20_Paragraph_20_Font"><text:span text:style-name="T12">3.2.4.3.2.33 Caso de uso UC33 - Relatório Voluntário</text:span></text:span></text:p>
      <text:p text:style-name="P54"/>
      <text:p text:style-name="P61"><text:span text:style-name="Default_20_Paragraph_20_Font"><text:span text:style-name="T11">Sumário</text:span></text:span></text:p>
      <text:p text:style-name="P47"><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es</text:span></text:span></text:p>
      <text:p text:style-name="P47"><text:span text:style-name="Default_20_Paragraph_20_Font"><text:span text:style-name="T12">Administrador e 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oluntári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7"/></text:span></text:p>
      <text:p text:style-name="P47"><text:span text:style-name="Default_20_Paragraph_20_Font"><text:span text:style-name="T17"/></text:span></text:p>
      <text:p text:style-name="P47"><text:span text:style-name="Default_20_Paragraph_20_Font"><text:span text:style-name="T17">3.2.5 Requisitos de dados</text:span></text:span></text:p>
      <text:p text:style-name="P54"/>
      <text:h text:style-name="P181" text:outline-level="4"><text:span text:style-name="Default_20_Paragraph_20_Font"><text:span text:style-name="T12">3.2.5.1 </text:span></text:span><text:span text:style-name="Default_20_Paragraph_20_Font"><text:span text:style-name="T16">Lista de requisitos de Dados</text:span></text:span></text:h>
      <text:p text:style-name="P54"/>
      <text:p text:style-name="P6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1"><text:span text:style-name="Default_20_Paragraph_20_Font"><text:span text:style-name="T12"><text:tab/>RD01.1: A situação conjugal pode assumir os seguintes campos: Escolaridade, Profissão, Ocupação, Está trabalhando (Sim/Não), Benefícios(Sim/Não), Possui dependente (Sim/Não);</text:span></text:span></text:p>
      <text:p text:style-name="P61"><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pan text:style-name="Default_20_Paragraph_20_Font"><text:span text:style-name="T12">água (Sim/Não), Tem horta caseira (Sim/Não);</text:span></text:span></text:p>
      <text:p text:style-name="P61"><text:soft-page-break/><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1"><text:span text:style-name="Default_20_Paragraph_20_Font"><text:span text:style-name="T12"><text:tab/>RD03.5: Dados referentes a documentação pessoal:</text:span></text:span></text:p>
      <text:p text:style-name="P6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1"><text:span text:style-name="Default_20_Paragraph_20_Font"><text:span text:style-name="T12"><text:tab/>RD03.6: Dados referente a saúde:</text:span></text:span></text:p>
      <text:p text:style-name="P6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1"><text:span text:style-name="Default_20_Paragraph_20_Font"><text:span text:style-name="T12"><text:tab/>RD03.8: O sistema terá um cadastro referente ao planejamento familiar, que </text:span></text:span><text:soft-page-break/><text:span text:style-name="Default_20_Paragraph_20_Font"><text:span text:style-name="T12">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1"><text:span text:style-name="Default_20_Paragraph_20_Font"><text:span text:style-name="T12"><text:tab/>RD04: O sistema terá um cadastro de definição da cesta contendo os seguintes campos: tipo, nome, quantidade mínima para cesta e medida;</text:span></text:span></text:p>
      <text:p text:style-name="P61"><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1"><text:span text:style-name="Default_20_Paragraph_20_Font"><text:span text:style-name="T12"><text:tab/>RD06: O sistema terá um cadastro de frequência de famílias contendo os seguintes campos: Código e data da presença;</text:span></text:span></text:p>
      <text:p text:style-name="P47"><text:span text:style-name="Default_20_Paragraph_20_Font"><text:span text:style-name="T12"><text:tab/>RD07: O sistema terá um cadastro de voluntários contendo os seguintes campos: Nome, e-mail, endereço, complemento, n°, bairro, cidade, UF, CEP, </text:span></text:span><text:span text:style-name="Default_20_Paragraph_20_Font"><text:span text:style-name="T12">telefone, celular e prestação de serviço.</text:span></text:span></text:p>
      <text:p text:style-name="P54"><text:soft-page-break/></text:p>
      <text:h text:style-name="P18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5" draw:name="figura12" text:anchor-type="paragraph" svg:width="15.981cm" svg:height="11.827cm" draw:z-index="82"><draw:image xlink:href="Pictures/100000000000025C000001BFFBA8C547.jpg" xlink:type="simple" xlink:show="embed" xlink:actuate="onLoad"/></draw:frame><text:line-break/><text:tab/>Figura 15 – Moledo conceitual de dados (DER)</text:p>
      <text:p text:style-name="P54"/>
      <text:h text:style-name="P181" text:outline-level="4"><text:span text:style-name="Default_20_Paragraph_20_Font"><text:span text:style-name="T12">3.2.5.3 </text:span></text:span><text:span text:style-name="Default_20_Paragraph_20_Font"><text:span text:style-name="T16">Entidades e Atributos</text:span></text:span></text:h>
      <text:p text:style-name="P54"/>
      <text:p text:style-name="P61"><text:span text:style-name="Default_20_Paragraph_20_Font"><text:span text:style-name="T12">3.2.5.3.1 Entidade Usuário</text:span></text:span></text:p>
      <text:p text:style-name="P54"/>
      <text:p text:style-name="P61"><text:span text:style-name="Default_20_Paragraph_20_Font"><text:span text:style-name="T12"><text:tab/>Denominação: Usuário</text:span></text:span></text:p>
      <text:p text:style-name="P12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4"/>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0"><text:span text:style-name="Default_20_Paragraph_20_Font"><text:span text:style-name="T11">Entidade Usuário</text:span></text:span></text:p>
          </table:table-cell>
          <table:covered-table-cell/>
          <table:covered-table-cell/>
        </table:table-row>
        <text:soft-page-break/>
        <table:table-row table:style-name="Tabela22.1">
          <table:table-cell table:style-name="Tabela22.A2" office:value-type="string">
            <text:p text:style-name="P52"><text:span text:style-name="Default_20_Paragraph_20_Font"><text:span text:style-name="T11">Atributo</text:span></text:span></text:p>
          </table:table-cell>
          <table:table-cell table:style-name="Tabela22.A2" office:value-type="string">
            <text:p text:style-name="P52"><text:span text:style-name="Default_20_Paragraph_20_Font"><text:span text:style-name="T11">Tipo</text:span></text:span></text:p>
          </table:table-cell>
          <table:table-cell table:style-name="Tabela22.A2" office:value-type="string">
            <text:p text:style-name="P52"><text:span text:style-name="Default_20_Paragraph_20_Font"><text:span text:style-name="T11">Descrição</text:span></text:span></text:p>
          </table:table-cell>
        </table:table-row>
        <table:table-row table:style-name="Tabela22.1">
          <table:table-cell table:style-name="Tabela22.A2" office:value-type="string">
            <text:p text:style-name="P52"><text:span text:style-name="Default_20_Paragraph_20_Font"><text:span text:style-name="T12">Identificação</text:span></text:span></text:p>
          </table:table-cell>
          <table:table-cell table:style-name="Tabela22.A2" office:value-type="string">
            <text:p text:style-name="P52"><text:span text:style-name="Default_20_Paragraph_20_Font"><text:span text:style-name="T12">número inteiro</text:span></text:span></text:p>
          </table:table-cell>
          <table:table-cell table:style-name="Tabela22.A2" office:value-type="string">
            <text:p text:style-name="P52"><text:span text:style-name="Default_20_Paragraph_20_Font"><text:span text:style-name="T12">Identificação do registro</text:span></text:span></text:p>
          </table:table-cell>
        </table:table-row>
        <table:table-row table:style-name="Tabela22.1">
          <table:table-cell table:style-name="Tabela22.A2" office:value-type="string">
            <text:p text:style-name="P52"><text:span text:style-name="Default_20_Paragraph_20_Font"><text:span text:style-name="T12">Status</text:span></text:span></text:p>
          </table:table-cell>
          <table:table-cell table:style-name="Tabela22.A2" office:value-type="string">
            <text:p text:style-name="P52"><text:span text:style-name="Default_20_Paragraph_20_Font"><text:span text:style-name="T12">booleano</text:span></text:span></text:p>
          </table:table-cell>
          <table:table-cell table:style-name="Tabela22.A2" office:value-type="string">
            <text:p text:style-name="P52"><text:span text:style-name="Default_20_Paragraph_20_Font"><text:span text:style-name="T12">Usuário está ativo ou inativo?</text:span></text:span></text:p>
          </table:table-cell>
        </table:table-row>
        <table:table-row table:style-name="Tabela22.5">
          <table:table-cell table:style-name="Tabela22.A5" office:value-type="string">
            <text:p text:style-name="P63">Prestação de Serviço</text:p>
          </table:table-cell>
          <table:table-cell table:style-name="Tabela22.A5" office:value-type="string">
            <text:p text:style-name="P63">texto</text:p>
          </table:table-cell>
          <table:table-cell table:style-name="Tabela22.A5" office:value-type="string">
            <text:p text:style-name="P63">Tipo de serviço que o usuário irá oferecer.</text:p>
          </table:table-cell>
        </table:table-row>
        <table:table-row table:style-name="Tabela22.1">
          <table:table-cell table:style-name="Tabela22.A2" office:value-type="string">
            <text:p text:style-name="P52"><text:span text:style-name="Default_20_Paragraph_20_Font"><text:span text:style-name="T12">Nome</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Nome do usuário.</text:span></text:span></text:p>
          </table:table-cell>
        </table:table-row>
        <table:table-row table:style-name="Tabela22.1">
          <table:table-cell table:style-name="Tabela22.A2" office:value-type="string">
            <text:p text:style-name="P52"><text:span text:style-name="Default_20_Paragraph_20_Font"><text:span text:style-name="T12">E-mail</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2"><text:span text:style-name="Default_20_Paragraph_20_Font"><text:span text:style-name="T12">Senha</text:span></text:span></text:p>
          </table:table-cell>
          <table:table-cell table:style-name="Tabela22.A2" office:value-type="string">
            <text:p text:style-name="P52"><text:span text:style-name="Default_20_Paragraph_20_Font"><text:span text:style-name="T12">texto</text:span></text:span></text:p>
          </table:table-cell>
          <table:table-cell table:style-name="Tabela22.A2" office:value-type="string">
            <text:p text:style-name="P52"><text:span text:style-name="Default_20_Paragraph_20_Font"><text:span text:style-name="T12">Senha do usuário.</text:span></text:span></text:p>
          </table:table-cell>
        </table:table-row>
        <table:table-row table:style-name="Tabela22.1">
          <table:table-cell table:style-name="Tabela22.A5" office:value-type="string">
            <text:p text:style-name="P63">CPF</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CPF do usuário.</text:p>
          </table:table-cell>
        </table:table-row>
        <table:table-row table:style-name="Tabela22.1">
          <table:table-cell table:style-name="Tabela22.A5" office:value-type="string">
            <text:p text:style-name="P63">Endereço</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Endereço do usuário.</text:p>
          </table:table-cell>
        </table:table-row>
        <table:table-row table:style-name="Tabela22.1">
          <table:table-cell table:style-name="Tabela22.A5" office:value-type="string">
            <text:p text:style-name="P63">Número</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Número da residência do usuário.</text:p>
          </table:table-cell>
        </table:table-row>
        <table:table-row table:style-name="Tabela22.1">
          <table:table-cell table:style-name="Tabela22.A5" office:value-type="string">
            <text:p text:style-name="P63">Complemento</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Complemento da residência, caso exista.</text:p>
          </table:table-cell>
        </table:table-row>
        <table:table-row table:style-name="Tabela22.1">
          <table:table-cell table:style-name="Tabela22.A5" office:value-type="string">
            <text:p text:style-name="P63">Bairro</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Bairro que o usuário reside.</text:p>
          </table:table-cell>
        </table:table-row>
        <table:table-row table:style-name="Tabela22.1">
          <table:table-cell table:style-name="Tabela22.A5" office:value-type="string">
            <text:p text:style-name="P63">Cidade</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Cidade em que o usuário reside.</text:p>
          </table:table-cell>
        </table:table-row>
        <table:table-row table:style-name="Tabela22.1">
          <table:table-cell table:style-name="Tabela22.A5" office:value-type="string">
            <text:p text:style-name="P63">UF</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Estado que o usuário encontra-se.</text:p>
          </table:table-cell>
        </table:table-row>
        <table:table-row table:style-name="Tabela22.1">
          <table:table-cell table:style-name="Tabela22.A5" office:value-type="string">
            <text:p text:style-name="P63">CEP</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CEP referente a residência do usuário</text:p>
          </table:table-cell>
        </table:table-row>
        <table:table-row table:style-name="Tabela22.1">
          <table:table-cell table:style-name="Tabela22.A5" office:value-type="string">
            <text:p text:style-name="P63">Telefone</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Número do telefone fixo.</text:p>
          </table:table-cell>
        </table:table-row>
        <table:table-row table:style-name="Tabela22.1">
          <table:table-cell table:style-name="Tabela22.A5" office:value-type="string">
            <text:p text:style-name="P63">Celular</text:p>
          </table:table-cell>
          <table:table-cell table:style-name="Tabela22.A5" office:value-type="string">
            <text:p text:style-name="P63"><text:span text:style-name="Default_20_Paragraph_20_Font"><text:span text:style-name="T22">texto</text:span></text:span></text:p>
          </table:table-cell>
          <table:table-cell table:style-name="Tabela22.A5" office:value-type="string">
            <text:p text:style-name="P63">Número do celular.</text:p>
          </table:table-cell>
        </table:table-row>
      </table:table>
      <text:p text:style-name="leg.Quadro"><text:tab/>Quadro 19 – Atributos do Usuário</text:p>
      <text:p text:style-name="P54"/>
      <text:p text:style-name="P61"><text:span text:style-name="Default_20_Paragraph_20_Font"><text:span text:style-name="T12">3.2.5.3.2 Entidade Voluntário</text:span></text:span></text:p>
      <text:p text:style-name="P54"/>
      <text:p text:style-name="P61"><text:span text:style-name="Default_20_Paragraph_20_Font"><text:span text:style-name="T12"><text:tab/>Denominação: Voluntário</text:span></text:span></text:p>
      <text:p text:style-name="P126"><text:span text:style-name="Default_20_Paragraph_20_Font"><text:span text:style-name="T12">Descrição: Representa terceiros que contribuem com a instituição de alguma forma, seja com doações ou prestação de serviço.</text:span></text:span></text:p>
      <text:p text:style-name="P54"/>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0"><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52"><text:span text:style-name="Default_20_Paragraph_20_Font"><text:span text:style-name="T11">Atributo</text:span></text:span></text:p>
          </table:table-cell>
          <table:table-cell table:style-name="Tabela40.A2" office:value-type="string">
            <text:p text:style-name="P52"><text:span text:style-name="Default_20_Paragraph_20_Font"><text:span text:style-name="T11">Tipo</text:span></text:span></text:p>
          </table:table-cell>
          <table:table-cell table:style-name="Tabela40.A2" office:value-type="string">
            <text:p text:style-name="P52"><text:span text:style-name="Default_20_Paragraph_20_Font"><text:span text:style-name="T11">Descrição</text:span></text:span></text:p>
          </table:table-cell>
        </table:table-row>
        <text:soft-page-break/>
        <table:table-row table:style-name="Tabela40.1">
          <table:table-cell table:style-name="Tabela40.A2" office:value-type="string">
            <text:p text:style-name="P52"><text:span text:style-name="Default_20_Paragraph_20_Font"><text:span text:style-name="T12">Identificação</text:span></text:span></text:p>
          </table:table-cell>
          <table:table-cell table:style-name="Tabela40.A2" office:value-type="string">
            <text:p text:style-name="P52"><text:span text:style-name="Default_20_Paragraph_20_Font"><text:span text:style-name="T12">número inteiro</text:span></text:span></text:p>
          </table:table-cell>
          <table:table-cell table:style-name="Tabela40.A2" office:value-type="string">
            <text:p text:style-name="P52"><text:span text:style-name="Default_20_Paragraph_20_Font"><text:span text:style-name="T12">Identificação do registro</text:span></text:span></text:p>
          </table:table-cell>
        </table:table-row>
        <table:table-row table:style-name="Tabela40.4">
          <table:table-cell table:style-name="Tabela40.A4" office:value-type="string">
            <text:p text:style-name="P63">Prestação de Serviço</text:p>
          </table:table-cell>
          <table:table-cell table:style-name="Tabela40.A4" office:value-type="string">
            <text:p text:style-name="P63">texto</text:p>
          </table:table-cell>
          <table:table-cell table:style-name="Tabela40.A4" office:value-type="string">
            <text:p text:style-name="P6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2"><text:span text:style-name="Default_20_Paragraph_20_Font"><text:span text:style-name="T12">Nome</text:span></text:span></text:p>
          </table:table-cell>
          <table:table-cell table:style-name="Tabela40.A2" office:value-type="string">
            <text:p text:style-name="P52"><text:span text:style-name="Default_20_Paragraph_20_Font"><text:span text:style-name="T12">texto</text:span></text:span></text:p>
          </table:table-cell>
          <table:table-cell table:style-name="Tabela40.A2" office:value-type="string">
            <text:p text:style-name="P52"><text:span text:style-name="Default_20_Paragraph_20_Font"><text:span text:style-name="T12">Nome do voluntário.</text:span></text:span></text:p>
          </table:table-cell>
        </table:table-row>
        <table:table-row table:style-name="Tabela40.1">
          <table:table-cell table:style-name="Tabela40.A4" office:value-type="string">
            <text:p text:style-name="P63">E-mail</text:p>
          </table:table-cell>
          <table:table-cell table:style-name="Tabela40.A4" office:value-type="string">
            <text:p text:style-name="P63">texto</text:p>
          </table:table-cell>
          <table:table-cell table:style-name="Tabela40.A4" office:value-type="string">
            <text:p text:style-name="P63">E-mail do voluntário.</text:p>
          </table:table-cell>
        </table:table-row>
        <table:table-row table:style-name="Tabela40.1">
          <table:table-cell table:style-name="Tabela40.A4" office:value-type="string">
            <text:p text:style-name="P63">Endereço</text:p>
          </table:table-cell>
          <table:table-cell table:style-name="Tabela40.A4" office:value-type="string">
            <text:p text:style-name="P63"><text:span text:style-name="Default_20_Paragraph_20_Font"><text:span text:style-name="T12">texto</text:span></text:span></text:p>
          </table:table-cell>
          <table:table-cell table:style-name="Tabela40.A4" office:value-type="string">
            <text:p text:style-name="P63"><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4" office:value-type="string">
            <text:p text:style-name="P63">Número</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Número da residência do <text:span text:style-name="Default_20_Paragraph_20_Font"><text:span text:style-name="T22">voluntário</text:span></text:span>.</text:p>
          </table:table-cell>
        </table:table-row>
        <table:table-row table:style-name="Tabela40.1">
          <table:table-cell table:style-name="Tabela40.A4" office:value-type="string">
            <text:p text:style-name="P63">Complemento</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Complemento da residência, caso exista.</text:p>
          </table:table-cell>
        </table:table-row>
        <table:table-row table:style-name="Tabela40.1">
          <table:table-cell table:style-name="Tabela40.A4" office:value-type="string">
            <text:p text:style-name="P63">Bairro</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Bairro que o <text:span text:style-name="Default_20_Paragraph_20_Font"><text:span text:style-name="T22">voluntário</text:span></text:span> reside.</text:p>
          </table:table-cell>
        </table:table-row>
        <table:table-row table:style-name="Tabela40.1">
          <table:table-cell table:style-name="Tabela40.A4" office:value-type="string">
            <text:p text:style-name="P63">Cidade</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Cidade em que o <text:span text:style-name="Default_20_Paragraph_20_Font"><text:span text:style-name="T22">voluntário</text:span></text:span> reside.</text:p>
          </table:table-cell>
        </table:table-row>
        <table:table-row table:style-name="Tabela40.1">
          <table:table-cell table:style-name="Tabela40.A4" office:value-type="string">
            <text:p text:style-name="P63">UF</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Estado que o <text:span text:style-name="Default_20_Paragraph_20_Font"><text:span text:style-name="T22">voluntário</text:span></text:span> encontra-se.</text:p>
          </table:table-cell>
        </table:table-row>
        <table:table-row table:style-name="Tabela40.1">
          <table:table-cell table:style-name="Tabela40.A4" office:value-type="string">
            <text:p text:style-name="P63">CEP</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CEP referente a residência do <text:span text:style-name="Default_20_Paragraph_20_Font"><text:span text:style-name="T22">voluntário.</text:span></text:span></text:p>
          </table:table-cell>
        </table:table-row>
        <table:table-row table:style-name="Tabela40.1">
          <table:table-cell table:style-name="Tabela40.A4" office:value-type="string">
            <text:p text:style-name="P63">Telefone</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Número do telefone fixo.</text:p>
          </table:table-cell>
        </table:table-row>
        <table:table-row table:style-name="Tabela40.1">
          <table:table-cell table:style-name="Tabela40.A4" office:value-type="string">
            <text:p text:style-name="P63">Celular</text:p>
          </table:table-cell>
          <table:table-cell table:style-name="Tabela40.A4" office:value-type="string">
            <text:p text:style-name="P63"><text:span text:style-name="Default_20_Paragraph_20_Font"><text:span text:style-name="T22">texto</text:span></text:span></text:p>
          </table:table-cell>
          <table:table-cell table:style-name="Tabela40.A4" office:value-type="string">
            <text:p text:style-name="P63">Número do celular.</text:p>
          </table:table-cell>
        </table:table-row>
      </table:table>
      <text:p text:style-name="leg.Quadro"><text:tab/>Quadro 20 – Atributos do Voluntário</text:p>
      <text:p text:style-name="P45"/>
      <text:p text:style-name="P61"><text:span text:style-name="Default_20_Paragraph_20_Font"><text:span text:style-name="T12">3.2.5.3.3 Entidade Família</text:span></text:span></text:p>
      <text:p text:style-name="P54"/>
      <text:p text:style-name="P61"><text:span text:style-name="Default_20_Paragraph_20_Font"><text:span text:style-name="T12"><text:tab/>Denominação: Família</text:span></text:span></text:p>
      <text:p text:style-name="P61"><text:span text:style-name="Default_20_Paragraph_20_Font"><text:span text:style-name="T12"><text:tab/>Descrição: Armazena informações das famílias assistidas.</text:span></text:span></text:p>
      <text:p text:style-name="P5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8">Entidade Família</text:p>
          </table:table-cell>
          <table:covered-table-cell/>
          <table:covered-table-cell/>
        </table:table-row>
        <table:table-row table:style-name="Tabela26.1">
          <table:table-cell table:style-name="Tabela26.A2" office:value-type="string">
            <text:p text:style-name="P52"><text:span text:style-name="Default_20_Paragraph_20_Font"><text:span text:style-name="T11">Atributo</text:span></text:span></text:p>
          </table:table-cell>
          <table:table-cell table:style-name="Tabela26.A2" office:value-type="string">
            <text:p text:style-name="P52"><text:span text:style-name="Default_20_Paragraph_20_Font"><text:span text:style-name="T11">Tipo</text:span></text:span></text:p>
          </table:table-cell>
          <table:table-cell table:style-name="Tabela26.A2" office:value-type="string">
            <text:p text:style-name="P52"><text:span text:style-name="Default_20_Paragraph_20_Font"><text:span text:style-name="T11">Descrição</text:span></text:span></text:p>
          </table:table-cell>
        </table:table-row>
        <table:table-row table:style-name="Tabela26.1">
          <table:table-cell table:style-name="Tabela26.A2" office:value-type="string">
            <text:p text:style-name="P52"><text:span text:style-name="Default_20_Paragraph_20_Font"><text:span text:style-name="T12">Identificação</text:span></text:span></text:p>
          </table:table-cell>
          <table:table-cell table:style-name="Tabela26.A2" office:value-type="string">
            <text:p text:style-name="P52"><text:span text:style-name="Default_20_Paragraph_20_Font"><text:span text:style-name="T12">número inteiro</text:span></text:span></text:p>
          </table:table-cell>
          <table:table-cell table:style-name="Tabela26.A2" office:value-type="string">
            <text:p text:style-name="P52"><text:span text:style-name="Default_20_Paragraph_20_Font"><text:span text:style-name="T12">Identificação do registro.</text:span></text:span></text:p>
          </table:table-cell>
        </table:table-row>
        <table:table-row table:style-name="Tabela26.1">
          <table:table-cell table:style-name="Tabela26.A2" office:value-type="string">
            <text:p text:style-name="P52"><text:span text:style-name="Default_20_Paragraph_20_Font"><text:span text:style-name="T12">Situaçã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Família está ativa ou inativa? Apta/ Não Apta</text:span></text:span></text:p>
          </table:table-cell>
        </table:table-row>
        <table:table-row table:style-name="Tabela26.1">
          <table:table-cell table:style-name="Tabela26.A2" office:value-type="string">
            <text:p text:style-name="P52"><text:span text:style-name="Default_20_Paragraph_20_Font"><text:span text:style-name="T12">Nom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2"><text:span text:style-name="Default_20_Paragraph_20_Font"><text:span text:style-name="T12">CPF</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CPF do representante familiar.</text:span></text:span></text:p>
          </table:table-cell>
        </table:table-row>
        <text:soft-page-break/>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2"><text:span text:style-name="Default_20_Paragraph_20_Font"><text:span text:style-name="T12">Endereç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3">Complemento</text:p>
          </table:table-cell>
          <table:table-cell table:style-name="Tabela26.A2" office:value-type="string">
            <text:p text:style-name="P63">texto</text:p>
          </table:table-cell>
          <table:table-cell table:style-name="Tabela26.A2" office:value-type="string">
            <text:p text:style-name="P63">Número complementar da residência.</text:p>
          </table:table-cell>
        </table:table-row>
        <table:table-row table:style-name="Tabela26.1">
          <table:table-cell table:style-name="Tabela26.A2" office:value-type="string">
            <text:p text:style-name="P52"><text:span text:style-name="Default_20_Paragraph_20_Font"><text:span text:style-name="T12">Bair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2"><text:span text:style-name="Default_20_Paragraph_20_Font"><text:span text:style-name="T12">Cidad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Cidade em que o representante mora.</text:span></text:span></text:p>
          </table:table-cell>
        </table:table-row>
        <table:table-row table:style-name="Tabela26.1">
          <table:table-cell table:style-name="Tabela26.A2" office:value-type="string">
            <text:p text:style-name="P52"><text:span text:style-name="Default_20_Paragraph_20_Font"><text:span text:style-name="T12">Referênci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2"><text:span text:style-name="Default_20_Paragraph_20_Font"><text:span text:style-name="T12">Telefon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Telefone do responsável.</text:span></text:span></text:p>
          </table:table-cell>
        </table:table-row>
        <table:table-row table:style-name="Tabela26.1">
          <table:table-cell table:style-name="Tabela26.A2" office:value-type="string">
            <text:p text:style-name="P52"><text:span text:style-name="Default_20_Paragraph_20_Font"><text:span text:style-name="T12">Escolaridad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2"><text:span text:style-name="Default_20_Paragraph_20_Font"><text:span text:style-name="T12">Ocupaçã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2"><text:span text:style-name="Default_20_Paragraph_20_Font"><text:span text:style-name="T12">Trabalha</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Está trabalhando?</text:span></text:span></text:p>
          </table:table-cell>
        </table:table-row>
        <table:table-row table:style-name="Tabela26.1">
          <table:table-cell table:style-name="Tabela26.A2" office:value-type="string">
            <text:p text:style-name="P52"><text:span text:style-name="Default_20_Paragraph_20_Font"><text:span text:style-name="T12">Local de trabalh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2"><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Possui companheiro(a)?</text:span></text:span></text:p>
          </table:table-cell>
        </table:table-row>
        <table:table-row table:style-name="Tabela26.1">
          <table:table-cell table:style-name="Tabela26.A2" office:value-type="string">
            <text:p text:style-name="P52"><text:span text:style-name="Default_20_Paragraph_20_Font"><text:span text:style-name="T12">Nom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companheiro(a).</text:span></text:span></text:p>
          </table:table-cell>
        </table:table-row>
        <table:table-row table:style-name="Tabela26.1">
          <table:table-cell table:style-name="Tabela26.A2" office:value-type="string">
            <text:p text:style-name="P52"><text:span text:style-name="Default_20_Paragraph_20_Font"><text:span text:style-name="T12">Escolaridade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companheiro(a).</text:span></text:span></text:p>
          </table:table-cell>
        </table:table-row>
        <table:table-row table:style-name="Tabela26.1">
          <table:table-cell table:style-name="Tabela26.A2" office:value-type="string">
            <text:p text:style-name="P52"><text:span text:style-name="Default_20_Paragraph_20_Font"><text:span text:style-name="T12">Profiss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rofissão do companheiro(a).</text:span></text:span></text:p>
          </table:table-cell>
        </table:table-row>
        <table:table-row table:style-name="Tabela26.1">
          <table:table-cell table:style-name="Tabela26.A2" office:value-type="string">
            <text:p text:style-name="P52"><text:span text:style-name="Default_20_Paragraph_20_Font"><text:span text:style-name="T12">Ocupação do 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Ocupação do companheiro(a).</text:span></text:span></text:p>
          </table:table-cell>
        </table:table-row>
        <table:table-row table:style-name="Tabela26.1">
          <table:table-cell table:style-name="Tabela26.A2" office:value-type="string">
            <text:p text:style-name="P52"><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está trabalhando?</text:span></text:span></text:p>
          </table:table-cell>
        </table:table-row>
        <table:table-row table:style-name="Tabela26.1">
          <table:table-cell table:style-name="Tabela26.A2" office:value-type="string">
            <text:p text:style-name="P52"><text:span text:style-name="Default_20_Paragraph_20_Font"><text:span text:style-name="T12">Local de trabalho </text:span></text:span><text:soft-page-break/><text:span text:style-name="Default_20_Paragraph_20_Font"><text:span text:style-name="T12">companheir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2"><text:span text:style-name="Default_20_Paragraph_20_Font"><text:span text:style-name="T12">Dependentes</text:span></text:span></text:p>
          </table:table-cell>
          <table:table-cell table:style-name="Tabela26.A2" office:value-type="string">
            <text:p text:style-name="P52"><text:span text:style-name="Default_20_Paragraph_20_Font"><text:span text:style-name="T12">booleano</text:span></text:span></text:p>
          </table:table-cell>
          <table:table-cell table:style-name="Tabela26.A2" office:value-type="string">
            <text:p text:style-name="P52"><text:span text:style-name="Default_20_Paragraph_20_Font"><text:span text:style-name="T12">O companheiro(a) ou o representante </text:span></text:span><text:span text:style-name="Default_20_Paragraph_20_Font"><text:span text:style-name="T12">familiar possui dependentes?</text:span></text:span></text:p>
          </table:table-cell>
        </table:table-row>
        <table:table-row table:style-name="Tabela26.1">
          <table:table-cell table:style-name="Tabela26.A2" office:value-type="string">
            <text:p text:style-name="P5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Nome do dependente</text:span></text:span></text:p>
          </table:table-cell>
        </table:table-row>
        <table:table-row table:style-name="Tabela26.1">
          <table:table-cell table:style-name="Tabela26.A2" office:value-type="string">
            <text:p text:style-name="P52"><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2"><text:span text:style-name="Default_20_Paragraph_20_Font"><text:span text:style-name="T12">data</text:span></text:span></text:p>
          </table:table-cell>
          <table:table-cell table:style-name="Tabela26.A2" office:value-type="string">
            <text:p text:style-name="P52"><text:span text:style-name="Default_20_Paragraph_20_Font"><text:span text:style-name="T12">Data de nascimento do dependente.</text:span></text:span></text:p>
          </table:table-cell>
        </table:table-row>
        <table:table-row table:style-name="Tabela26.1">
          <table:table-cell table:style-name="Tabela26.A2" office:value-type="string">
            <text:p text:style-name="P52"><text:span text:style-name="Default_20_Paragraph_20_Font"><text:span text:style-name="T12">Parentesco</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3">Estuda</text:p>
          </table:table-cell>
          <table:table-cell table:style-name="Tabela26.A2" office:value-type="string">
            <text:p text:style-name="P63">booleano</text:p>
          </table:table-cell>
          <table:table-cell table:style-name="Tabela26.A2" office:value-type="string">
            <text:p text:style-name="P63">O dependente estuda?</text:p>
          </table:table-cell>
        </table:table-row>
        <table:table-row table:style-name="Tabela26.1">
          <table:table-cell table:style-name="Tabela26.A2" office:value-type="string">
            <text:p text:style-name="P52"><text:span text:style-name="Default_20_Paragraph_20_Font"><text:span text:style-name="T12">Escolaridade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Escolaridade do dependente.</text:span></text:span></text:p>
          </table:table-cell>
        </table:table-row>
        <table:table-row table:style-name="Tabela26.1">
          <table:table-cell table:style-name="Tabela26.A2" office:value-type="string">
            <text:p text:style-name="P52"><text:span text:style-name="Default_20_Paragraph_20_Font"><text:span text:style-name="T12">Nome da Escola</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escola frequenta.</text:span></text:span></text:p>
          </table:table-cell>
        </table:table-row>
        <table:table-row table:style-name="Tabela26.1">
          <table:table-cell table:style-name="Tabela26.A2" office:value-type="string">
            <text:p text:style-name="P52"><text:span text:style-name="Default_20_Paragraph_20_Font"><text:span text:style-name="T12">Manequim</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2"><text:span text:style-name="Default_20_Paragraph_20_Font"><text:span text:style-name="T12">Ocupação do dependente</text:span></text:span></text:p>
          </table:table-cell>
          <table:table-cell table:style-name="Tabela26.A2" office:value-type="string">
            <text:p text:style-name="P52"><text:span text:style-name="Default_20_Paragraph_20_Font"><text:span text:style-name="T12">texto</text:span></text:span></text:p>
          </table:table-cell>
          <table:table-cell table:style-name="Tabela26.A2" office:value-type="string">
            <text:p text:style-name="P52"><text:span text:style-name="Default_20_Paragraph_20_Font"><text:span text:style-name="T12">Possui alguma ocupação.</text:span></text:span></text:p>
          </table:table-cell>
        </table:table-row>
        <table:table-row table:style-name="Tabela26.1">
          <table:table-cell table:style-name="Tabela26.A2" office:value-type="string">
            <text:p text:style-name="P52"><text:span text:style-name="Default_20_Paragraph_20_Font"><text:span text:style-name="T12">Rend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2"><text:span text:style-name="Default_20_Paragraph_20_Font"><text:span text:style-name="T12">Renda familiar</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text:span></text:span></text:p>
          </table:table-cell>
        </table:table-row>
        <table:table-row table:style-name="Tabela26.1">
          <table:table-cell table:style-name="Tabela26.A2" office:value-type="string">
            <text:p text:style-name="P52"><text:span text:style-name="Default_20_Paragraph_20_Font"><text:span text:style-name="T12">Renda per capita</text:span></text:span></text:p>
          </table:table-cell>
          <table:table-cell table:style-name="Tabela26.A2" office:value-type="string">
            <text:p text:style-name="P52"><text:span text:style-name="Default_20_Paragraph_20_Font"><text:span text:style-name="T12">número</text:span></text:span></text:p>
          </table:table-cell>
          <table:table-cell table:style-name="Tabela26.A2" office:value-type="string">
            <text:p text:style-name="P52"><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2"><text:span text:style-name="Default_20_Paragraph_20_Font"><text:span text:style-name="T12">Habitacional</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2"><text:span text:style-name="Default_20_Paragraph_20_Font"><text:span text:style-name="T12">Constru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Tipo de construção da casa.</text:span></text:span></text:p>
          </table:table-cell>
        </table:table-row>
        <table:table-row table:style-name="Tabela26.1">
          <table:table-cell table:style-name="Tabela26.A38" office:value-type="string">
            <text:p text:style-name="P52"><text:span text:style-name="Default_20_Paragraph_20_Font"><text:span text:style-name="T12">Cômodos</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Número de cômodos da casa.</text:span></text:span></text:p>
          </table:table-cell>
        </table:table-row>
        <table:table-row table:style-name="Tabela26.1">
          <table:table-cell table:style-name="Tabela26.A38" office:value-type="string">
            <text:p text:style-name="P52"><text:span text:style-name="Default_20_Paragraph_20_Font"><text:span text:style-name="T12">Banheir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banheiro?</text:span></text:span></text:p>
          </table:table-cell>
        </table:table-row>
        <table:table-row table:style-name="Tabela26.1">
          <table:table-cell table:style-name="Tabela26.A38" office:value-type="string">
            <text:p text:style-name="P52"><text:span text:style-name="Default_20_Paragraph_20_Font"><text:span text:style-name="T12">Esgo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água e esgoto encanado.</text:span></text:span></text:p>
          </table:table-cell>
        </table:table-row>
        <table:table-row table:style-name="Tabela26.1">
          <table:table-cell table:style-name="Tabela26.A38" office:value-type="string">
            <text:p text:style-name="P52"><text:span text:style-name="Default_20_Paragraph_20_Font"><text:span text:style-name="T12">Ener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energia elétrica.</text:span></text:span></text:p>
          </table:table-cell>
        </table:table-row>
        <table:table-row table:style-name="Tabela26.1">
          <table:table-cell table:style-name="Tabela26.A38" office:value-type="string">
            <text:p text:style-name="P52"><text:span text:style-name="Default_20_Paragraph_20_Font"><text:span text:style-name="T12">Risco do terren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sa ou terreno em risco.</text:span></text:span></text:p>
          </table:table-cell>
        </table:table-row>
        <table:table-row table:style-name="Tabela26.1">
          <table:table-cell table:style-name="Tabela26.A38" office:value-type="string">
            <text:p text:style-name="P52"><text:span text:style-name="Default_20_Paragraph_20_Font"><text:span text:style-name="T12">Filtro de águ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filtro de água.</text:span></text:span></text:p>
          </table:table-cell>
        </table:table-row>
        <text:soft-page-break/>
        <table:table-row table:style-name="Tabela26.1">
          <table:table-cell table:style-name="Tabela26.A38" office:value-type="string">
            <text:p text:style-name="P52"><text:span text:style-name="Default_20_Paragraph_20_Font"><text:span text:style-name="T12">Hort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horta caseira.</text:span></text:span></text:p>
          </table:table-cell>
        </table:table-row>
        <table:table-row table:style-name="Tabela26.1">
          <table:table-cell table:style-name="Tabela26.A38" office:value-type="string">
            <text:p text:style-name="P52"><text:span text:style-name="Default_20_Paragraph_20_Font"><text:span text:style-name="T12">Vulnerabilidade</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estão de vulnerabilidade.</text:span></text:span></text:p>
          </table:table-cell>
        </table:table-row>
        <table:table-row table:style-name="Tabela26.1">
          <table:table-cell table:style-name="Tabela26.A38" office:value-type="string">
            <text:p text:style-name="P52"><text:span text:style-name="Default_20_Paragraph_20_Font"><text:span text:style-name="T12">Possui documento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2"><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2"><text:span text:style-name="Default_20_Paragraph_20_Font"><text:span text:style-name="T12">Certidão de nasci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Nome não possui certid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2"><text:span text:style-name="Default_20_Paragraph_20_Font"><text:span text:style-name="T12">Vacina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2"><text:span text:style-name="Default_20_Paragraph_20_Font"><text:span text:style-name="T12">Nome vacin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2"><text:span text:style-name="Default_20_Paragraph_20_Font"><text:span text:style-name="T12">Data posto de saúde</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2"><text:span text:style-name="Default_20_Paragraph_20_Font"><text:span text:style-name="T12">Frequência aul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2"><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2"><text:span text:style-name="Default_20_Paragraph_20_Font"><text:span text:style-name="T12">Nome da crianç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2"><text:span text:style-name="Default_20_Paragraph_20_Font"><text:span text:style-name="T12">Idade da criança</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2"><text:span text:style-name="Default_20_Paragraph_20_Font"><text:span text:style-name="T12">Peso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2"><text:span text:style-name="Default_20_Paragraph_20_Font"><text:span text:style-name="T12">Altura da criança</text:span></text:span></text:p>
          </table:table-cell>
          <table:table-cell table:style-name="Tabela26.A38" office:value-type="string">
            <text:p text:style-name="P52"><text:span text:style-name="Default_20_Paragraph_20_Font"><text:span text:style-name="T12">número</text:span></text:span></text:p>
          </table:table-cell>
          <table:table-cell table:style-name="Tabela26.A38" office:value-type="string">
            <text:p text:style-name="P52"><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2"><text:span text:style-name="Default_20_Paragraph_20_Font"><text:span text:style-name="T12">Situação nutricional</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2"><text:span text:style-name="Default_20_Paragraph_20_Font"><text:span text:style-name="T12">Doença</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ome da pessoa que encontra-se com </text:span></text:span><text:span text:style-name="Default_20_Paragraph_20_Font"><text:span text:style-name="T12">algum tipo de doenças.</text:span></text:span></text:p>
          </table:table-cell>
        </table:table-row>
        <table:table-row table:style-name="Tabela26.1">
          <table:table-cell table:style-name="Tabela26.A38" office:value-type="string">
            <text:p text:style-name="P52"><text:span text:style-name="Default_20_Paragraph_20_Font"><text:span text:style-name="T12">Idade do doente</text:span></text:span></text:p>
          </table:table-cell>
          <table:table-cell table:style-name="Tabela26.A38" office:value-type="string">
            <text:p text:style-name="P52"><text:span text:style-name="Default_20_Paragraph_20_Font"><text:span text:style-name="T12">número inteiro</text:span></text:span></text:p>
          </table:table-cell>
          <table:table-cell table:style-name="Tabela26.A38" office:value-type="string">
            <text:p text:style-name="P52"><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2"><text:span text:style-name="Default_20_Paragraph_20_Font"><text:span text:style-name="T12">Tratament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A pessoa que possui alguma doença, está </text:span></text:span><text:soft-page-break/><text:span text:style-name="Default_20_Paragraph_20_Font"><text:span text:style-name="T12">tendo algum tipo de tratamento.</text:span></text:span></text:p>
          </table:table-cell>
        </table:table-row>
        <table:table-row table:style-name="Tabela26.1">
          <table:table-cell table:style-name="Tabela26.A38" office:value-type="string">
            <text:p text:style-name="P52"><text:span text:style-name="Default_20_Paragraph_20_Font"><text:span text:style-name="T12">Limpez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Como é a limpeza da mordia.</text:span></text:span></text:p>
          </table:table-cell>
        </table:table-row>
        <table:table-row table:style-name="Tabela26.1">
          <table:table-cell table:style-name="Tabela26.A38" office:value-type="string">
            <text:p text:style-name="P52"><text:span text:style-name="Default_20_Paragraph_20_Font"><text:span text:style-name="T12">Anim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Possui animais de estimação.</text:span></text:span></text:p>
          </table:table-cell>
        </table:table-row>
        <table:table-row table:style-name="Tabela26.1">
          <table:table-cell table:style-name="Tabela26.A38" office:value-type="string">
            <text:p text:style-name="P52"><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2"><text:span text:style-name="Default_20_Paragraph_20_Font"><text:span text:style-name="T12">Providências com animai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2"><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2"><text:span text:style-name="Default_20_Paragraph_20_Font"><text:span text:style-name="T12">Contraceptiv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Usa algum método contraceptivo.</text:span></text:span></text:p>
          </table:table-cell>
        </table:table-row>
        <table:table-row table:style-name="Tabela26.1">
          <table:table-cell table:style-name="Tabela26.A38" office:value-type="string">
            <text:p text:style-name="P52"><text:span text:style-name="Default_20_Paragraph_20_Font"><text:span text:style-name="T12">Tipo de contraceptiv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2"><text:span text:style-name="Default_20_Paragraph_20_Font"><text:span text:style-name="T12">Orientação médic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2"><text:span text:style-name="Default_20_Paragraph_20_Font"><text:span text:style-name="T12">Acompanhamento médico</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2"><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2"><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2"><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2"><text:span text:style-name="Default_20_Paragraph_20_Font"><text:span text:style-name="T12">Data psicologia</text:span></text:span></text:p>
          </table:table-cell>
          <table:table-cell table:style-name="Tabela26.A38" office:value-type="string">
            <text:p text:style-name="P52"><text:span text:style-name="Default_20_Paragraph_20_Font"><text:span text:style-name="T12">data</text:span></text:span></text:p>
          </table:table-cell>
          <table:table-cell table:style-name="Tabela26.A38" office:value-type="string">
            <text:p text:style-name="P52"><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2"><text:span text:style-name="Default_20_Paragraph_20_Font"><text:span text:style-name="T12">Concelh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2"><text:span text:style-name="Default_20_Paragraph_20_Font"><text:span text:style-name="T12">Nome do aconselhad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8" office:value-type="string">
            <text:p text:style-name="P52"><text:span text:style-name="Default_20_Paragraph_20_Font"><text:span text:style-name="T12">Motivo aconselhament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2"><text:span text:style-name="Default_20_Paragraph_20_Font"><text:span text:style-name="T12">Curso 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2"><text:span text:style-name="Default_20_Paragraph_20_Font"><text:span text:style-name="T12">Fazer curso </text:span></text:span><text:soft-page-break/><text:span text:style-name="Default_20_Paragraph_20_Font"><text:span text:style-name="T12">técnic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2"><text:span text:style-name="Default_20_Paragraph_20_Font"><text:span text:style-name="T12">Equipamentos sociais</text:span></text:span></text:p>
          </table:table-cell>
          <table:table-cell table:style-name="Tabela26.A38" office:value-type="string">
            <text:p text:style-name="P52"><text:span text:style-name="Default_20_Paragraph_20_Font"><text:span text:style-name="T12">multivalorado</text:span></text:span></text:p>
          </table:table-cell>
          <table:table-cell table:style-name="Tabela26.A38" office:value-type="string">
            <text:p text:style-name="P52"><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2"><text:span text:style-name="Default_20_Paragraph_20_Font"><text:span text:style-name="T12">Organização comunitária</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2"><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2"><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2"><text:span text:style-name="Default_20_Paragraph_20_Font"><text:span text:style-name="T12">Oferecer</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2"><text:span text:style-name="Default_20_Paragraph_20_Font"><text:span text:style-name="T12">Bolsa famíli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2"><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2"><text:span text:style-name="Default_20_Paragraph_20_Font"><text:span text:style-name="T12">Qual instituição</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2"><text:span text:style-name="Default_20_Paragraph_20_Font"><text:span text:style-name="T12">Observações</text:span></text:span></text:p>
          </table:table-cell>
          <table:table-cell table:style-name="Tabela26.A38" office:value-type="string">
            <text:p text:style-name="P52"><text:span text:style-name="Default_20_Paragraph_20_Font"><text:span text:style-name="T12">texto</text:span></text:span></text:p>
          </table:table-cell>
          <table:table-cell table:style-name="Tabela26.A38" office:value-type="string">
            <text:p text:style-name="P5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2"><text:span text:style-name="Default_20_Paragraph_20_Font"><text:span text:style-name="T12">EMCASA</text:span></text:span></text:p>
          </table:table-cell>
          <table:table-cell table:style-name="Tabela26.A38" office:value-type="string">
            <text:p text:style-name="P52"><text:span text:style-name="Default_20_Paragraph_20_Font"><text:span text:style-name="T12">booleano</text:span></text:span></text:p>
          </table:table-cell>
          <table:table-cell table:style-name="Tabela26.A38" office:value-type="string">
            <text:p text:style-name="P5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4"/>
      <text:p text:style-name="P61"><text:span text:style-name="Default_20_Paragraph_20_Font"><text:span text:style-name="T12">3.2.5.3.4 Entidade Definição de Cesta</text:span></text:span></text:p>
      <text:p text:style-name="P54"/>
      <text:p text:style-name="P61"><text:span text:style-name="Default_20_Paragraph_20_Font"><text:span text:style-name="T12"><text:tab/>Denominação: Definição de Cesta</text:span></text:span></text:p>
      <text:p text:style-name="P61"><text:span text:style-name="Default_20_Paragraph_20_Font"><text:span text:style-name="T12"><text:tab/>Descrição: Representa informações referente aos mantimentos que serão <text:s/>cadastrados para compor, definir, uma cesta básica.</text:span></text:span></text:p>
      <text:p text:style-name="P5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0"><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2"><text:span text:style-name="Default_20_Paragraph_20_Font"><text:span text:style-name="T11">Atributo</text:span></text:span></text:p>
          </table:table-cell>
          <table:table-cell table:style-name="Tabela27.A2" office:value-type="string">
            <text:p text:style-name="P52"><text:span text:style-name="Default_20_Paragraph_20_Font"><text:span text:style-name="T11">Tipo</text:span></text:span></text:p>
          </table:table-cell>
          <table:table-cell table:style-name="Tabela27.A2" office:value-type="string">
            <text:p text:style-name="P52"><text:span text:style-name="Default_20_Paragraph_20_Font"><text:span text:style-name="T11">Descrição</text:span></text:span></text:p>
          </table:table-cell>
        </table:table-row>
        <table:table-row table:style-name="Tabela27.1">
          <table:table-cell table:style-name="Tabela27.A2" office:value-type="string">
            <text:p text:style-name="P52"><text:span text:style-name="Default_20_Paragraph_20_Font"><text:span text:style-name="T12">Identificação</text:span></text:span></text:p>
          </table:table-cell>
          <table:table-cell table:style-name="Tabela27.A2" office:value-type="string">
            <text:p text:style-name="P52"><text:span text:style-name="Default_20_Paragraph_20_Font"><text:span text:style-name="T12">número inteiro</text:span></text:span></text:p>
          </table:table-cell>
          <table:table-cell table:style-name="Tabela27.A2" office:value-type="string">
            <text:p text:style-name="P52"><text:span text:style-name="Default_20_Paragraph_20_Font"><text:span text:style-name="T12">Identificação do registro</text:span></text:span></text:p>
          </table:table-cell>
        </table:table-row>
        <text:soft-page-break/>
        <table:table-row table:style-name="Tabela27.1">
          <table:table-cell table:style-name="Tabela27.A4" office:value-type="string">
            <text:p text:style-name="P52"><text:span text:style-name="Default_20_Paragraph_20_Font"><text:span text:style-name="T12">Tipo</text:span></text:span></text:p>
          </table:table-cell>
          <table:table-cell table:style-name="Tabela27.A4" office:value-type="string">
            <text:p text:style-name="P52"><text:span text:style-name="Default_20_Paragraph_20_Font"><text:span text:style-name="T12">texto</text:span></text:span></text:p>
          </table:table-cell>
          <table:table-cell table:style-name="Tabela27.A4" office:value-type="string">
            <text:p text:style-name="P52"><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text:span></text:span><text:span text:style-name="Default_20_Paragraph_20_Font"><text:span text:style-name="T12">da cesta).</text:span></text:span></text:p>
          </table:table-cell>
        </table:table-row>
        <table:table-row table:style-name="Tabela27.1">
          <table:table-cell table:style-name="Tabela27.A2" office:value-type="string">
            <text:p text:style-name="P52"><text:span text:style-name="Default_20_Paragraph_20_Font"><text:span text:style-name="T12">Nome</text:span></text:span></text:p>
          </table:table-cell>
          <table:table-cell table:style-name="Tabela27.A2" office:value-type="string">
            <text:p text:style-name="P52"><text:span text:style-name="Default_20_Paragraph_20_Font"><text:span text:style-name="T12">texto</text:span></text:span></text:p>
          </table:table-cell>
          <table:table-cell table:style-name="Tabela27.A2" office:value-type="string">
            <text:p text:style-name="P52"><text:span text:style-name="Default_20_Paragraph_20_Font"><text:span text:style-name="T12">Nome referente ao mantimento.</text:span></text:span></text:p>
          </table:table-cell>
        </table:table-row>
        <table:table-row table:style-name="Tabela27.1">
          <table:table-cell table:style-name="Tabela27.A2" office:value-type="string">
            <text:p text:style-name="P52"><text:span text:style-name="Default_20_Paragraph_20_Font"><text:span text:style-name="T12">Quantidade</text:span></text:span></text:p>
          </table:table-cell>
          <table:table-cell table:style-name="Tabela27.A2" office:value-type="string">
            <text:p text:style-name="P52"><text:span text:style-name="Default_20_Paragraph_20_Font"><text:span text:style-name="T12">número real</text:span></text:span></text:p>
          </table:table-cell>
          <table:table-cell table:style-name="Tabela27.A2" office:value-type="string">
            <text:p text:style-name="P52"><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3">Medida</text:p>
          </table:table-cell>
          <table:table-cell table:style-name="Tabela27.A4" office:value-type="string">
            <text:p text:style-name="P63">texto</text:p>
          </table:table-cell>
          <table:table-cell table:style-name="Tabela27.A4" office:value-type="string">
            <text:p text:style-name="P63">Descreve a unidade de medida relacionada ao mentimento, como kilo, litro, lata.</text:p>
          </table:table-cell>
        </table:table-row>
      </table:table>
      <text:p text:style-name="leg.Quadro"><text:tab/>Quadro 22 – Atributos de Definição de Cesta</text:p>
      <text:p text:style-name="P54"/>
      <text:p text:style-name="P61"><text:span text:style-name="Default_20_Paragraph_20_Font"><text:span text:style-name="T12">3.2.5.3.5 Entidade Estoque</text:span></text:span></text:p>
      <text:p text:style-name="P54"/>
      <text:p text:style-name="P61"><text:span text:style-name="Default_20_Paragraph_20_Font"><text:span text:style-name="T12"><text:tab/>Denominação: Estoque</text:span></text:span></text:p>
      <text:p text:style-name="P6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4"/>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0"><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2"><text:span text:style-name="Default_20_Paragraph_20_Font"><text:span text:style-name="T11">Atributo</text:span></text:span></text:p>
          </table:table-cell>
          <table:table-cell table:style-name="Tabela38.A2" office:value-type="string">
            <text:p text:style-name="P52"><text:span text:style-name="Default_20_Paragraph_20_Font"><text:span text:style-name="T11">Tipo</text:span></text:span></text:p>
          </table:table-cell>
          <table:table-cell table:style-name="Tabela38.A2" office:value-type="string">
            <text:p text:style-name="P52"><text:span text:style-name="Default_20_Paragraph_20_Font"><text:span text:style-name="T11">Descrição</text:span></text:span></text:p>
          </table:table-cell>
        </table:table-row>
        <table:table-row table:style-name="Tabela38.1">
          <table:table-cell table:style-name="Tabela38.A2" office:value-type="string">
            <text:p text:style-name="P52"><text:span text:style-name="Default_20_Paragraph_20_Font"><text:span text:style-name="T12">Identificação</text:span></text:span></text:p>
          </table:table-cell>
          <table:table-cell table:style-name="Tabela38.A2" office:value-type="string">
            <text:p text:style-name="P52"><text:span text:style-name="Default_20_Paragraph_20_Font"><text:span text:style-name="T12">número inteiro</text:span></text:span></text:p>
          </table:table-cell>
          <table:table-cell table:style-name="Tabela38.A2" office:value-type="string">
            <text:p text:style-name="P52"><text:span text:style-name="Default_20_Paragraph_20_Font"><text:span text:style-name="T12">Identificação do registro</text:span></text:span></text:p>
          </table:table-cell>
        </table:table-row>
        <table:table-row table:style-name="Tabela38.1">
          <table:table-cell table:style-name="Tabela38.A4" office:value-type="string">
            <text:p text:style-name="P63">Complemento quantidade</text:p>
          </table:table-cell>
          <table:table-cell table:style-name="Tabela38.A4" office:value-type="string">
            <text:p text:style-name="P63">número real</text:p>
          </table:table-cell>
          <table:table-cell table:style-name="Tabela38.A4" office:value-type="string">
            <text:p text:style-name="P63">Define se o mantimento que será cadastrado é de 1, 2, 3.. 5 kilos ou litros.</text:p>
          </table:table-cell>
        </table:table-row>
        <table:table-row table:style-name="Tabela38.1">
          <table:table-cell table:style-name="Tabela38.A4" office:value-type="string">
            <text:p text:style-name="P52"><text:span text:style-name="Default_20_Paragraph_20_Font"><text:span text:style-name="T12">Data de entrada</text:span></text:span></text:p>
          </table:table-cell>
          <table:table-cell table:style-name="Tabela38.A4" office:value-type="string">
            <text:p text:style-name="P52"><text:span text:style-name="Default_20_Paragraph_20_Font"><text:span text:style-name="T12">texto</text:span></text:span></text:p>
          </table:table-cell>
          <table:table-cell table:style-name="Tabela38.A4" office:value-type="string">
            <text:p text:style-name="P52"><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2"><text:span text:style-name="Default_20_Paragraph_20_Font"><text:span text:style-name="T12">Data de vencimento</text:span></text:span></text:p>
          </table:table-cell>
          <table:table-cell table:style-name="Tabela38.A2" office:value-type="string">
            <text:p text:style-name="P52"><text:span text:style-name="Default_20_Paragraph_20_Font"><text:span text:style-name="T12">texto</text:span></text:span></text:p>
          </table:table-cell>
          <table:table-cell table:style-name="Tabela38.A2" office:value-type="string">
            <text:p text:style-name="P52"><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52"><text:span text:style-name="Default_20_Paragraph_20_Font"><text:span text:style-name="T12">Data de saída</text:span></text:span></text:p>
          </table:table-cell>
          <table:table-cell table:style-name="Tabela38.A2" office:value-type="string">
            <text:p text:style-name="P52"><text:span text:style-name="Default_20_Paragraph_20_Font"><text:span text:style-name="T12">data</text:span></text:span></text:p>
          </table:table-cell>
          <table:table-cell table:style-name="Tabela38.A2" office:value-type="string">
            <text:p text:style-name="P52"><text:span text:style-name="Default_20_Paragraph_20_Font"><text:span text:style-name="T12">Data em que o mantimento irá para a cesta.</text:span></text:span></text:p>
          </table:table-cell>
        </table:table-row>
      </table:table>
      <text:p text:style-name="leg.Quadro"><text:tab/>Quadro 23 – Atributos de Estoque</text:p>
      <text:p text:style-name="P45"/>
      <text:p text:style-name="P61"><text:soft-page-break/><text:span text:style-name="Default_20_Paragraph_20_Font"><text:span text:style-name="T12">3.2.5.3.6 Entidade Frequência</text:span></text:span></text:p>
      <text:p text:style-name="P61"><text:span text:style-name="Default_20_Paragraph_20_Font"><text:span text:style-name="T12"/></text:span></text:p>
      <text:p text:style-name="P47"><text:span text:style-name="Default_20_Paragraph_20_Font"><text:span text:style-name="T12"><text:tab/>Denominação: Frequência</text:span></text:span></text:p>
      <text:p text:style-name="P47"><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7"><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0"><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2"><text:span text:style-name="Default_20_Paragraph_20_Font"><text:span text:style-name="T11">Atributo</text:span></text:span></text:p>
          </table:table-cell>
          <table:table-cell table:style-name="Tabela23.A2" office:value-type="string">
            <text:p text:style-name="P52"><text:span text:style-name="Default_20_Paragraph_20_Font"><text:span text:style-name="T11">Tipo</text:span></text:span></text:p>
          </table:table-cell>
          <table:table-cell table:style-name="Tabela23.A2" office:value-type="string">
            <text:p text:style-name="P52"><text:span text:style-name="Default_20_Paragraph_20_Font"><text:span text:style-name="T11">Descrição</text:span></text:span></text:p>
          </table:table-cell>
        </table:table-row>
        <table:table-row table:style-name="Tabela23.1">
          <table:table-cell table:style-name="Tabela23.A2" office:value-type="string">
            <text:p text:style-name="P52"><text:span text:style-name="Default_20_Paragraph_20_Font"><text:span text:style-name="T12">identificação</text:span></text:span></text:p>
          </table:table-cell>
          <table:table-cell table:style-name="Tabela23.A2" office:value-type="string">
            <text:p text:style-name="P52"><text:span text:style-name="Default_20_Paragraph_20_Font"><text:span text:style-name="T12">número inteiro</text:span></text:span></text:p>
          </table:table-cell>
          <table:table-cell table:style-name="Tabela23.A2" office:value-type="string">
            <text:p text:style-name="P52"><text:span text:style-name="Default_20_Paragraph_20_Font"><text:span text:style-name="T12">Identificação do registro.</text:span></text:span></text:p>
          </table:table-cell>
        </table:table-row>
        <table:table-row table:style-name="Tabela23.1">
          <table:table-cell table:style-name="Tabela23.A2" office:value-type="string">
            <text:p text:style-name="P52"><text:span text:style-name="Default_20_Paragraph_20_Font"><text:span text:style-name="T12">Código</text:span></text:span></text:p>
          </table:table-cell>
          <table:table-cell table:style-name="Tabela23.A2" office:value-type="string">
            <text:p text:style-name="P52"><text:span text:style-name="Default_20_Paragraph_20_Font"><text:span text:style-name="T12">texto</text:span></text:span></text:p>
          </table:table-cell>
          <table:table-cell table:style-name="Tabela23.A2" office:value-type="string">
            <text:p text:style-name="P52"><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3">Data</text:p>
          </table:table-cell>
          <table:table-cell table:style-name="Tabela23.A5" office:value-type="string">
            <text:p text:style-name="P63">data</text:p>
          </table:table-cell>
          <table:table-cell table:style-name="Tabela23.A5" office:value-type="string">
            <text:p text:style-name="P63">Data referente a matrícula da família.</text:p>
          </table:table-cell>
        </table:table-row>
      </table:table>
      <text:p text:style-name="leg.Quadro"><text:span text:style-name="Default_20_Paragraph_20_Font"><text:span text:style-name="T20"><text:tab/>Quadro 24 – Atributos de Frequência</text:span></text:span></text:p>
      <text:p text:style-name="P47"><text:span text:style-name="Default_20_Paragraph_20_Font"><text:span text:style-name="T12"/></text:span></text:p>
      <text:p text:style-name="P47"><text:span text:style-name="Default_20_Paragraph_20_Font"><text:span text:style-name="T12">3.2.5.3.7 Entidade Cesta</text:span></text:span></text:p>
      <text:p text:style-name="P47"><text:span text:style-name="Default_20_Paragraph_20_Font"><text:span text:style-name="T12"/></text:span></text:p>
      <text:p text:style-name="P47"><text:span text:style-name="Default_20_Paragraph_20_Font"><text:span text:style-name="T12"><text:tab/>Denominação: Cesta</text:span></text:span></text:p>
      <text:p text:style-name="P47"><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7"><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2"><text:span text:style-name="Default_20_Paragraph_20_Font"><text:span text:style-name="T11">Atributo</text:span></text:span></text:p>
          </table:table-cell>
          <table:table-cell table:style-name="Tabela28.A2" office:value-type="string">
            <text:p text:style-name="P52"><text:span text:style-name="Default_20_Paragraph_20_Font"><text:span text:style-name="T11">Tipo</text:span></text:span></text:p>
          </table:table-cell>
          <table:table-cell table:style-name="Tabela28.A2" office:value-type="string">
            <text:p text:style-name="P52"><text:span text:style-name="Default_20_Paragraph_20_Font"><text:span text:style-name="T11">Descrição</text:span></text:span></text:p>
          </table:table-cell>
        </table:table-row>
        <table:table-row table:style-name="Tabela28.1">
          <table:table-cell table:style-name="Tabela28.A2" office:value-type="string">
            <text:p text:style-name="P52"><text:span text:style-name="Default_20_Paragraph_20_Font"><text:span text:style-name="T12">identificação</text:span></text:span></text:p>
          </table:table-cell>
          <table:table-cell table:style-name="Tabela28.A2" office:value-type="string">
            <text:p text:style-name="P52"><text:span text:style-name="Default_20_Paragraph_20_Font"><text:span text:style-name="T12">número inteiro</text:span></text:span></text:p>
          </table:table-cell>
          <table:table-cell table:style-name="Tabela28.A2" office:value-type="string">
            <text:p text:style-name="P52"><text:span text:style-name="Default_20_Paragraph_20_Font"><text:span text:style-name="T12">Identificação do registro.</text:span></text:span></text:p>
          </table:table-cell>
        </table:table-row>
        <table:table-row table:style-name="Tabela28.1">
          <table:table-cell table:style-name="Tabela28.A4" office:value-type="string">
            <text:p text:style-name="P63">Data de geração</text:p>
          </table:table-cell>
          <table:table-cell table:style-name="Tabela28.A4" office:value-type="string">
            <text:p text:style-name="P63">data</text:p>
          </table:table-cell>
          <table:table-cell table:style-name="Tabela28.A4" office:value-type="string">
            <text:p text:style-name="P63">Data em que a cesta foi gerada.</text:p>
          </table:table-cell>
        </table:table-row>
        <table:table-row table:style-name="Tabela28.1">
          <table:table-cell table:style-name="Tabela28.A2" office:value-type="string">
            <text:p text:style-name="P52"><text:span text:style-name="Default_20_Paragraph_20_Font"><text:span text:style-name="T12">Saída de saída</text:span></text:span></text:p>
          </table:table-cell>
          <table:table-cell table:style-name="Tabela28.A2" office:value-type="string">
            <text:p text:style-name="P52"><text:span text:style-name="Default_20_Paragraph_20_Font"><text:span text:style-name="T12">data</text:span></text:span></text:p>
          </table:table-cell>
          <table:table-cell table:style-name="Tabela28.A2" office:value-type="string">
            <text:p text:style-name="P52"><text:span text:style-name="Default_20_Paragraph_20_Font"><text:span text:style-name="T12">Dia em que a cesta foi doada para a família.</text:span></text:span></text:p>
          </table:table-cell>
        </table:table-row>
      </table:table>
      <text:p text:style-name="leg.Quadro"><text:tab/>Quadro 25 – Atributos da Cesta</text:p>
      <text:p text:style-name="P54"/>
      <text:p text:style-name="P61"><text:span text:style-name="Default_20_Paragraph_20_Font"><text:span text:style-name="T12">3.2.5.3.8 Entidade </text:span></text:span><text:span text:style-name="Default_20_Paragraph_20_Font"><text:span text:style-name="T17">Log</text:span></text:span></text:p>
      <text:p text:style-name="P54"/>
      <text:p text:style-name="P61"><text:soft-page-break/><text:span text:style-name="Default_20_Paragraph_20_Font"><text:span text:style-name="T12"><text:tab/>Denominação: </text:span></text:span><text:span text:style-name="Default_20_Paragraph_20_Font"><text:span text:style-name="T17">Log</text:span></text:span></text:p>
      <text:p text:style-name="P6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0"><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2"><text:span text:style-name="Default_20_Paragraph_20_Font"><text:span text:style-name="T11">Atributo</text:span></text:span></text:p>
          </table:table-cell>
          <table:table-cell table:style-name="Tabela29.A2" office:value-type="string">
            <text:p text:style-name="P52"><text:span text:style-name="Default_20_Paragraph_20_Font"><text:span text:style-name="T11">Tipo</text:span></text:span></text:p>
          </table:table-cell>
          <table:table-cell table:style-name="Tabela29.A2" office:value-type="string">
            <text:p text:style-name="P52"><text:span text:style-name="Default_20_Paragraph_20_Font"><text:span text:style-name="T11">Descrição</text:span></text:span></text:p>
          </table:table-cell>
        </table:table-row>
        <table:table-row table:style-name="Tabela29.1">
          <table:table-cell table:style-name="Tabela29.A2" office:value-type="string">
            <text:p text:style-name="P52"><text:span text:style-name="Default_20_Paragraph_20_Font"><text:span text:style-name="T12">identificação</text:span></text:span></text:p>
          </table:table-cell>
          <table:table-cell table:style-name="Tabela29.A2" office:value-type="string">
            <text:p text:style-name="P52"><text:span text:style-name="Default_20_Paragraph_20_Font"><text:span text:style-name="T12">número inteiro</text:span></text:span></text:p>
          </table:table-cell>
          <table:table-cell table:style-name="Tabela29.A2" office:value-type="string">
            <text:p text:style-name="P52"><text:span text:style-name="Default_20_Paragraph_20_Font"><text:span text:style-name="T12">Identificação do registro.</text:span></text:span></text:p>
          </table:table-cell>
        </table:table-row>
        <table:table-row table:style-name="Tabela29.1">
          <table:table-cell table:style-name="Tabela29.A2" office:value-type="string">
            <text:p text:style-name="P52"><text:span text:style-name="Default_20_Paragraph_20_Font"><text:span text:style-name="T12">Data de operação</text:span></text:span></text:p>
          </table:table-cell>
          <table:table-cell table:style-name="Tabela29.A2" office:value-type="string">
            <text:p text:style-name="P52"><text:span text:style-name="Default_20_Paragraph_20_Font"><text:span text:style-name="T12">data</text:span></text:span></text:p>
          </table:table-cell>
          <table:table-cell table:style-name="Tabela29.A2" office:value-type="string">
            <text:p text:style-name="P5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2"><text:span text:style-name="Default_20_Paragraph_20_Font"><text:span text:style-name="T12">Descrição</text:span></text:span></text:p>
          </table:table-cell>
          <table:table-cell table:style-name="Tabela29.A2" office:value-type="string">
            <text:p text:style-name="P52"><text:span text:style-name="Default_20_Paragraph_20_Font"><text:span text:style-name="T12">texto</text:span></text:span></text:p>
          </table:table-cell>
          <table:table-cell table:style-name="Tabela29.A2" office:value-type="string">
            <text:p text:style-name="P52"><text:span text:style-name="Default_20_Paragraph_20_Font"><text:span text:style-name="T12">Descreve a operação realizada.</text:span></text:span></text:p>
          </table:table-cell>
        </table:table-row>
      </table:table>
      <text:p text:style-name="leg.Quadro"><text:tab/>Quadro 26 – Atributos de <text:span text:style-name="T34">log</text:span></text:p>
      <text:p text:style-name="P54"/>
      <text:h text:style-name="P177" text:outline-level="3"><text:span text:style-name="Default_20_Paragraph_20_Font"><text:span text:style-name="T17">3.2.6 Melhoramentos Previstos</text:span></text:span></text:h>
      <text:p text:style-name="P54"/>
      <text:p text:style-name="P45"><text:tab/>Durante conversas com o cliente, ficou decidido que vários melhoramentos incorporarão o projeto principal. A instituição, que estará recebendo a contribuição do <text:span text:style-name="T3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5"/>
      <text:h text:style-name="P186" text:outline-level="2"><text:span text:style-name="Default_20_Paragraph_20_Font"><text:span text:style-name="T11">3.3 Revisão de estimativas</text:span></text:span></text:h>
      <text:h text:style-name="P177" text:outline-level="3"><text:span text:style-name="Default_20_Paragraph_20_Font"><text:span text:style-name="T17">3.3.1 Considerações preliminares</text:span></text:span></text:h>
      <text:p text:style-name="P85"><text:span text:style-name="Default_20_Paragraph_20_Font"><text:span text:style-name="T17"/></text:span></text:p>
      <text:p text:style-name="P54"><text:tab/>No capítulo 2, a revisão de estimativa ocorre, pois a que foi descrita teve <text:soft-page-break/>como base uma especificação preliminar de requisitos presentes no capítulo 1. </text:p>
      <text:p text:style-name="P45">A partir da especificação completa de requisitos, obtida neste capítulo, torna-se possível uma revisão das estimativas com mais precisão do que as anteriores.</text:p>
      <text:p text:style-name="P45"/>
      <text:h text:style-name="P176" text:outline-level="3"><text:span text:style-name="Default_20_Paragraph_20_Font"><text:span text:style-name="T17">3.3.2 Estimativa de tamanho de Software</text:span></text:span></text:h>
      <text:p text:style-name="P54"/>
      <text:p text:style-name="P45"><text:tab/>Em relação à estimativa de tamanho, algumas alterações ocorreram, pois no capítulo 2 a adequação de funcionalidades não foram explicitadas inteiramente; com isso o cálculo do FPA foi alterado em relação à primeira estimativa.</text:p>
      <text:p text:style-name="P45"/>
      <text:h text:style-name="P176" text:outline-level="3"><text:span text:style-name="Default_20_Paragraph_20_Font"><text:span text:style-name="T17">3.3.3 Estimativa de esforço </text:span></text:span></text:h>
      <text:p text:style-name="P54"/>
      <text:p text:style-name="P45"><text:tab/>Devido à alteração realizada nas funções referenciadas do FPA, fez-se necessário realizar um novo cálculo da estimativa de esforço para adequá-la ao cronograma previsto no capítulo 2. </text:p>
      <text:p text:style-name="P4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5"/>
      <text:h text:style-name="P176" text:outline-level="3"><text:span text:style-name="Default_20_Paragraph_20_Font"><text:span text:style-name="T17">3.3.4 Estimativa de prazo</text:span></text:span></text:h>
      <text:p text:style-name="P54"/>
      <text:p text:style-name="P4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5"><text:tab/>Esses itens foram incluídos no capítulo 2, no cálculo dos pontos de função, e esse novo cálculo foi executado visando à correção das estimativas previstas no <text:soft-page-break/>capítulo anterior. </text:p>
      <text:p text:style-name="P45"><text:tab/>A seguir estão relacionadas as alterações feitas no cálculo de pontos de função. </text:p>
      <text:p text:style-name="P45"><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4">Revisão de estimativas e prazos</text:p>
          </table:table-cell>
          <table:covered-table-cell/>
          <table:covered-table-cell/>
        </table:table-row>
        <table:table-row>
          <table:table-cell table:style-name="Tabela25.A2" office:value-type="string">
            <text:p text:style-name="P104">Item</text:p>
          </table:table-cell>
          <table:table-cell table:style-name="Tabela25.A2" office:value-type="string">
            <text:p text:style-name="P104">Incluído</text:p>
          </table:table-cell>
          <table:table-cell table:style-name="Tabela25.C2" office:value-type="string">
            <text:p text:style-name="P10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2">Incluir estoque</text:p>
          </table:table-cell>
          <table:table-cell table:style-name="Tabela25.C2" office:value-type="string">
            <text:p text:style-name="P110">Excluir frequência família</text:p>
          </table:table-cell>
        </table:table-row>
        <table:table-row>
          <table:covered-table-cell/>
          <table:table-cell table:style-name="Tabela25.A2" office:value-type="string">
            <text:p text:style-name="P112">Alterar estoque</text:p>
          </table:table-cell>
          <table:table-cell table:style-name="Tabela25.C2" office:value-type="string">
            <text:p text:style-name="P110">Incluir mantimento</text:p>
          </table:table-cell>
        </table:table-row>
        <table:table-row>
          <table:table-cell table:style-name="Tabela25.A3" office:value-type="string">
            <text:p text:style-name="Standard"/>
          </table:table-cell>
          <table:table-cell table:style-name="Tabela25.A2" office:value-type="string">
            <text:p text:style-name="P112">Excluir estoque</text:p>
          </table:table-cell>
          <table:table-cell table:style-name="Tabela25.C2" office:value-type="string">
            <text:p text:style-name="P110">Alterar mantimento</text:p>
          </table:table-cell>
        </table:table-row>
        <table:table-row>
          <table:table-cell table:style-name="Tabela25.A3" office:value-type="string">
            <text:p text:style-name="Standard"/>
          </table:table-cell>
          <table:table-cell table:style-name="Tabela25.A2" office:value-type="string">
            <text:p text:style-name="P112">Incluir definição cesta</text:p>
          </table:table-cell>
          <table:table-cell table:style-name="Tabela25.C2" office:value-type="string">
            <text:p text:style-name="P110">Excluir mantimento</text:p>
          </table:table-cell>
        </table:table-row>
        <table:table-row>
          <table:table-cell table:style-name="Tabela25.A3" office:value-type="string">
            <text:p text:style-name="Standard"/>
          </table:table-cell>
          <table:table-cell table:style-name="Tabela25.A2" office:value-type="string">
            <text:p text:style-name="P112">Altera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Exclui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Incluir log operações</text:p>
          </table:table-cell>
          <table:table-cell table:style-name="Tabela25.C2" office:value-type="string">
            <text:p text:style-name="P110"/>
          </table:table-cell>
        </table:table-row>
        <table:table-row>
          <table:table-cell table:style-name="Tabela25.A3" table:number-rows-spanned="3" office:value-type="string">
            <text:p text:style-name="P105">Saídas Externas</text:p>
          </table:table-cell>
          <table:table-cell table:style-name="Tabela25.A2" office:value-type="string">
            <text:p text:style-name="P110">Relatório log operações</text:p>
          </table:table-cell>
          <table:table-cell table:style-name="Tabela25.C2" office:value-type="string">
            <text:p text:style-name="P110"/>
          </table:table-cell>
        </table:table-row>
        <table:table-row>
          <table:covered-table-cell/>
          <table:table-cell table:style-name="Tabela25.A2" office:value-type="string">
            <text:p text:style-name="P111">Relatório famílias aptas</text:p>
          </table:table-cell>
          <table:table-cell table:style-name="Tabela25.C2" office:value-type="string">
            <text:p text:style-name="P110"/>
          </table:table-cell>
        </table:table-row>
        <table:table-row>
          <table:covered-table-cell/>
          <table:table-cell table:style-name="Tabela25.A2" office:value-type="string">
            <text:p text:style-name="P112">Relatório vencimentos estoque</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Relatório voluntários</text:p>
          </table:table-cell>
          <table:table-cell table:style-name="Tabela25.C2" office:value-type="string">
            <text:p text:style-name="P110"/>
          </table:table-cell>
        </table:table-row>
        <table:table-row>
          <table:table-cell table:style-name="Tabela25.A2" office:value-type="string">
            <text:p text:style-name="P106">Arquivos Lógicos Internos</text:p>
          </table:table-cell>
          <table:table-cell table:style-name="Tabela25.A2" office:value-type="string">
            <text:p text:style-name="P112">Cadastro estoque</text:p>
          </table:table-cell>
          <table:table-cell table:style-name="Tabela25.C2" office:value-type="string">
            <text:p text:style-name="P110">Cadastro mantimento</text:p>
          </table:table-cell>
        </table:table-row>
        <table:table-row>
          <table:table-cell table:style-name="Tabela25.A2" office:value-type="string">
            <text:p text:style-name="P106"/>
          </table:table-cell>
          <table:table-cell table:style-name="Tabela25.A2" office:value-type="string">
            <text:p text:style-name="P112">Cadastro definição cesta</text:p>
          </table:table-cell>
          <table:table-cell table:style-name="Tabela25.C2" office:value-type="string">
            <text:p text:style-name="P110"/>
          </table:table-cell>
        </table:table-row>
        <table:table-row>
          <table:table-cell table:style-name="Tabela25.A2" office:value-type="string">
            <text:p text:style-name="P106"/>
          </table:table-cell>
          <table:table-cell table:style-name="Tabela25.A2" office:value-type="string">
            <text:p text:style-name="P112">Cadastro log operações</text:p>
          </table:table-cell>
          <table:table-cell table:style-name="Tabela25.C2" office:value-type="string">
            <text:p text:style-name="P110"/>
          </table:table-cell>
        </table:table-row>
        <table:table-row>
          <table:table-cell table:style-name="Tabela25.A3" table:number-rows-spanned="5" office:value-type="string">
            <text:p text:style-name="P105">Consultas Externas</text:p>
          </table:table-cell>
          <table:table-cell table:style-name="Tabela25.A2" office:value-type="string">
            <text:p text:style-name="P110">Consulta família</text:p>
          </table:table-cell>
          <table:table-cell table:style-name="Tabela25.C2" office:value-type="string">
            <text:p text:style-name="P110">Consulta situação família</text:p>
          </table:table-cell>
        </table:table-row>
        <table:table-row>
          <table:covered-table-cell/>
          <table:table-cell table:style-name="Tabela25.A2" office:value-type="string">
            <text:p text:style-name="P110">Consulta definição cesta</text:p>
          </table:table-cell>
          <table:table-cell table:style-name="Tabela25.C2" office:value-type="string">
            <text:p text:style-name="P110">Consulta volunt. colaboradores</text:p>
          </table:table-cell>
        </table:table-row>
        <table:table-row>
          <table:covered-table-cell/>
          <table:table-cell table:style-name="Tabela25.A2" office:value-type="string">
            <text:p text:style-name="P112">Consulta estoque</text:p>
          </table:table-cell>
          <table:table-cell table:style-name="Tabela25.C2" office:value-type="string">
            <text:p text:style-name="P110">Consulta mantimentos</text:p>
          </table:table-cell>
        </table:table-row>
        <table:table-row>
          <table:covered-table-cell/>
          <table:table-cell table:style-name="Tabela25.A2" office:value-type="string">
            <text:p text:style-name="P110">Consulta log operações</text:p>
          </table:table-cell>
          <table:table-cell table:style-name="Tabela25.C2" office:value-type="string">
            <text:p text:style-name="P110"/>
          </table:table-cell>
        </table:table-row>
        <table:table-row>
          <table:covered-table-cell/>
          <table:table-cell table:style-name="Tabela25.A2" office:value-type="string">
            <text:p text:style-name="P110">Recuperar senha</text:p>
          </table:table-cell>
          <table:table-cell table:style-name="Tabela25.C2" office:value-type="string">
            <text:p text:style-name="P110"/>
          </table:table-cell>
        </table:table-row>
      </table:table>
      <text:p text:style-name="leg.Quadro"><text:tab/>Quadro 27 – Alterações nos pontos de função</text:p>
      <text:p text:style-name="P45"/>
      <text:p text:style-name="P4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8">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6">Tipo de Função</text:p>
          </table:table-cell>
          <table:table-cell table:style-name="Tabela30.A2" office:value-type="string">
            <text:p text:style-name="P97">Complexidade Funcional</text:p>
          </table:table-cell>
          <table:table-cell table:style-name="Tabela30.A2" office:value-type="string">
            <text:p text:style-name="P97">Quantidade</text:p>
          </table:table-cell>
          <table:table-cell table:style-name="Tabela30.A2" office:value-type="string">
            <text:p text:style-name="P97">Total Complexidade</text:p>
          </table:table-cell>
          <table:table-cell table:style-name="Tabela30.E2" office:value-type="string">
            <text:p text:style-name="P97">Total Tipo</text:p>
          </table:table-cell>
        </table:table-row>
        <table:table-row table:style-name="Tabela30.3">
          <table:table-cell table:style-name="Tabela30.A2" table:number-rows-spanned="3" office:value-type="string">
            <text:p text:style-name="P94">Arquivo Lógico Interno</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7 = 0</text:p>
          </table:table-cell>
          <table:table-cell table:style-name="Tabela30.E2" office:value-type="string">
            <text:p text:style-name="P95"><text:span text:style-name="T50">42</text:span> </text:p>
          </table:table-cell>
        </table:table-row>
        <table:table-row table:style-name="Tabela30.4">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5">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15 = 0</text:p>
          </table:table-cell>
          <table:table-cell table:style-name="Tabela30.E2" office:value-type="string">
            <text:p text:style-name="P95">15</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117">Interface Externa</text:p>
          </table:table-cell>
          <table:table-cell table:style-name="Tabela30.A2" office:value-type="string">
            <text:p text:style-name="P95">Simples</text:p>
          </table:table-cell>
          <table:table-cell table:style-name="Tabela30.A2" office:value-type="string">
            <text:p text:style-name="P95">0</text:p>
          </table:table-cell>
          <table:table-cell table:style-name="Tabela30.A2" office:value-type="string">
            <text:p text:style-name="P95">* 5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7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Entrada Externa</text:p>
          </table:table-cell>
          <table:table-cell table:style-name="Tabela30.A2" office:value-type="string">
            <text:p text:style-name="P95">Simples</text:p>
          </table:table-cell>
          <table:table-cell table:style-name="Tabela30.A2" office:value-type="string">
            <text:p text:style-name="P95">12</text:p>
          </table:table-cell>
          <table:table-cell table:style-name="Tabela30.A2" office:value-type="string">
            <text:p text:style-name="P95">* 3 =</text:p>
          </table:table-cell>
          <table:table-cell table:style-name="Tabela30.E2" office:value-type="string">
            <text:p text:style-name="P95">36</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4</text:p>
          </table:table-cell>
          <table:table-cell table:style-name="Tabela30.A2" office:value-type="string">
            <text:p text:style-name="P95">* 4 =</text:p>
          </table:table-cell>
          <table:table-cell table:style-name="Tabela30.E2" office:value-type="string">
            <text:p text:style-name="P95">16</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2</text:p>
          </table:table-cell>
          <table:table-cell table:style-name="Tabela30.A2" office:value-type="string">
            <text:p text:style-name="P95">* 6 =</text:p>
          </table:table-cell>
          <table:table-cell table:style-name="Tabela30.E2" office:value-type="string">
            <text:p text:style-name="P95">12</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Saída Externa</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4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5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7 =</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Consulta Externa</text:p>
          </table:table-cell>
          <table:table-cell table:style-name="Tabela30.A2" office:value-type="string">
            <text:p text:style-name="P95">Simples</text:p>
          </table:table-cell>
          <table:table-cell table:style-name="Tabela30.A2" office:value-type="string">
            <text:p text:style-name="P95">8</text:p>
          </table:table-cell>
          <table:table-cell table:style-name="Tabela30.A2" office:value-type="string">
            <text:p text:style-name="P95">* 3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4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6 =</text:p>
          </table:table-cell>
          <table:table-cell table:style-name="Tabela30.E2" office:value-type="string">
            <text:p text:style-name="P9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7">175</text:p>
          </table:table-cell>
        </table:table-row>
      </table:table>
      <text:p text:style-name="leg.Quadro"><text:tab/>Quadro 28 – Novo cálculo FPA não-ajustado</text:p>
      <text:p text:style-name="P45"/>
      <text:p text:style-name="P45"><text:tab/>FPA AJUSTADO = 0,92 conforme item 2.5.4 do capítulo 2. O valor permanece inalterado pois não foi preciso alterar nada nesse ponto do cálculo.</text:p>
      <text:p text:style-name="P45"/>
      <text:p text:style-name="P45"><text:tab/>O cálculo dos pontos de função ajustados é o produto do fator de ajuste e dos pontos de função brutos </text:p>
      <text:p text:style-name="P80"><text:tab/>FPA = FPNA * FVA</text:p>
      <text:p text:style-name="P76"><text:span text:style-name="T36"><text:tab/>O</text:span>nde FPA é ponto de função ajustado, FPNA é ponto de função não ajustado e FVA é fator de valor de ajuste.</text:p>
      <text:p text:style-name="P76"/>
      <text:p text:style-name="P76">O resultado geral será fornecido através do cálculo</text:p>
      <text:p text:style-name="P77"><text:tab/>FPA = 175 * 0,92</text:p>
      <text:p text:style-name="P76"><text:soft-page-break/><text:span text:style-name="T39"><text:tab/></text:span><text:span text:style-name="T46">FPA = 161</text:span></text:p>
      <text:p text:style-name="P45">cujo resultado é 161 após arredondamento do produto realizado no passo anterior. Com isso o quadro abaixo explicará o esforço e o prazo.</text:p>
      <text:p text:style-name="P4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9">Estimativa de Esforço</text:p>
          </table:table-cell>
          <table:covered-table-cell/>
          <table:covered-table-cell/>
        </table:table-row>
        <table:table-row>
          <table:table-cell table:style-name="Tabela31.A2" office:value-type="string">
            <text:p text:style-name="P41">Fator hh/pf (Utilização da Linguagem Orientada a Objetos (PHP5) e considerando a produtividade baixa).</text:p>
          </table:table-cell>
          <table:table-cell table:style-name="Tabela31.B2" office:value-type="string">
            <text:p text:style-name="P120">7,5</text:p>
          </table:table-cell>
          <table:table-cell table:style-name="Tabela31.C2" office:value-type="string">
            <text:p text:style-name="P99"/>
          </table:table-cell>
        </table:table-row>
        <table:table-row>
          <table:table-cell table:style-name="Tabela31.A2" office:value-type="string">
            <text:p text:style-name="P40">Esforço total em hh(hora/homem) 7,5 * 161 =</text:p>
          </table:table-cell>
          <table:table-cell table:style-name="Tabela31.B2" office:value-type="string">
            <text:p text:style-name="P120">1207,5</text:p>
          </table:table-cell>
          <table:table-cell table:style-name="Tabela31.C2" office:value-type="string">
            <text:p text:style-name="P99"/>
          </table:table-cell>
        </table:table-row>
        <table:table-row>
          <table:table-cell table:style-name="Tabela31.A2" office:value-type="string">
            <text:p text:style-name="P40">(Considerando aproximadamente: 3,2 horas por dia, 4 dias por semana e 4,5 semanas por mês)</text:p>
            <text:p text:style-name="P40">Esforço total em hm (homem/mês): (1207,5) / (57,6) =</text:p>
          </table:table-cell>
          <table:table-cell table:style-name="Tabela31.B2" office:value-type="string">
            <text:p text:style-name="P120">20,9635</text:p>
          </table:table-cell>
          <table:table-cell table:style-name="Tabela31.C2" office:value-type="string">
            <text:p text:style-name="P99"/>
          </table:table-cell>
        </table:table-row>
        <table:table-row>
          <table:table-cell table:style-name="Tabela31.A5" table:number-columns-spanned="3" office:value-type="string">
            <text:p text:style-name="P43">Estimativa de Prazo</text:p>
          </table:table-cell>
          <table:covered-table-cell/>
          <table:covered-table-cell/>
        </table:table-row>
        <table:table-row>
          <table:table-cell table:style-name="Tabela31.A2" office:value-type="string">
            <text:p text:style-name="P40">Equipe composta por 2 integrantes: Rafael Malatesta e Tales Araújo Mendonça</text:p>
          </table:table-cell>
          <table:table-cell table:style-name="Tabela31.B2" office:value-type="string">
            <text:p text:style-name="P120">2</text:p>
          </table:table-cell>
          <table:table-cell table:style-name="Tabela31.C2" office:value-type="string">
            <text:p text:style-name="P99"/>
          </table:table-cell>
        </table:table-row>
        <table:table-row>
          <table:table-cell table:style-name="Tabela31.A2" office:value-type="string">
            <text:p text:style-name="P40">Tamanho da Equipe = ( ( H / M ) / Prazo )</text:p>
          </table:table-cell>
          <table:table-cell table:style-name="Tabela31.B2" office:value-type="string">
            <text:p text:style-name="P121"/>
          </table:table-cell>
          <table:table-cell table:style-name="Tabela31.C2" office:value-type="string">
            <text:p text:style-name="P99"/>
          </table:table-cell>
        </table:table-row>
        <table:table-row>
          <table:table-cell table:style-name="Tabela31.A2" office:value-type="string">
            <text:p text:style-name="P40">Prazo = ( ( H / M ) / Prazo ) = 20,9635/ 2 =</text:p>
          </table:table-cell>
          <table:table-cell table:style-name="Tabela31.B2" office:value-type="string">
            <text:p text:style-name="P42">10,4817 meses</text:p>
          </table:table-cell>
          <table:table-cell table:style-name="Tabela31.C2" office:value-type="string">
            <text:p text:style-name="P99"/>
          </table:table-cell>
        </table:table-row>
        <table:table-row>
          <table:table-cell table:style-name="Tabela31.A9" office:value-type="string">
            <text:p text:style-name="P40">Prazo em meses (considerado 22 dias por mês)</text:p>
            <text:p text:style-name="P40">hm: Homem-mês - hh: Homem-hora - pf: Ponto-de-função</text:p>
          </table:table-cell>
          <table:table-cell table:style-name="Tabela31.B9" office:value-type="string">
            <text:p text:style-name="P42">10 meses e 10 dias</text:p>
          </table:table-cell>
          <table:table-cell table:style-name="Tabela31.C9" office:value-type="string">
            <text:p text:style-name="P99"/>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5"><text:span text:style-name="Default_20_Paragraph_20_Font"/></text:p>
      <text:p text:style-name="P45"><text:span text:style-name="Default_20_Paragraph_20_Font"/></text:p>
      <text:p text:style-name="P45"><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p text:style-name="P45"><text:span text:style-name="Default_20_Paragraph_20_Font"><text:span text:style-name="T12"/></text:span></text:p>
      <text:h text:style-name="P176" text:outline-level="3"><text:soft-page-break/><text:span text:style-name="Default_20_Paragraph_20_Font"><text:span text:style-name="T17">3.3.5 Cronograma revisado</text:span></text:span></text:h>
      <text:p text:style-name="P54"/>
      <text:p text:style-name="P45"><text:tab/>As alterações referentes ao cronograma foram realizadas de acordo com o acompanhamento cronológico de cada atividade realizada, bem como a sua adequação, cronológica, com a estimativa de tamanho utilizada (FPA). </text:p>
      <text:p text:style-name="P45">Com base nas tarefas na Figura 17, foi elaborado o Gráfico de Gantt, ilustrado na Figura 18. </text:p>
      <text:p text:style-name="P45"><text:tab/>Conforme descrito anteriormente, o gráfico de Gantt possui a finalidade de demonstrar cada ação que será desempenhada, bem como explicitar a interação entre as fases do projeto. </text:p>
      <text:p text:style-name="P45"/>
      <text:p text:style-name="P45"/>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5"><text:soft-page-break/></text:p>
      <text:p text:style-name="P47"><text:span text:style-name="Default_20_Paragraph_20_Font"><text:span text:style-name="T17">3.3.6 Revisão dos custos estimados</text:span></text:span></text:p>
      <text:p text:style-name="P67"><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5"/>
      <text:h text:style-name="P176" text:outline-level="3"><text:span text:style-name="Default_20_Paragraph_20_Font"><text:span text:style-name="T17">3.3.7 Considerações finais sobre a revisão de estimativas </text:span></text:span></text:h>
      <text:p text:style-name="P85"><text:span text:style-name="Default_20_Paragraph_20_Font"><text:span text:style-name="T17"/></text:span></text:p>
      <text:p text:style-name="P26"><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6"><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6"/>
      <text:h text:style-name="Heading_20_1" text:outline-level="1">4. MODELAGEM DE ANÁLISE</text:h>
      <text:p text:style-name="P26"/>
      <text:h text:style-name="Heading_20_2" text:outline-level="2">4.1 Considerações preliminares</text:h>
      <text:p text:style-name="P26"/>
      <text:p text:style-name="P26"><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6"><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6"><text:tab/>Os diagramas que modelam o sistema são representados neste momento, especificando o que precisa ser realizado e não como deve ser realizado. As representações gráficas tornam-se mais claras de serem visualizadas pela equipe responsável.</text:p>
      <text:p text:style-name="P26"/>
      <text:h text:style-name="Heading_20_2" text:outline-level="2">4.2 Metodologia adotada</text:h>
      <text:p text:style-name="P26"/>
      <text:p text:style-name="P26"><text:tab/>A linguagem de modelagem unificada ou <text:span text:style-name="T3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6"><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6"><text:tab/>A utilização da UML promove a equipe um grau de abstração maior do que será desenvolvido, mostrando uma visão mais próxima do real, à nível conceitual, promovendo, assim, um melhor entendimento do que o software se propõe a realizar. </text:p>
      <text:p text:style-name="P26"><text:tab/>Através de ferramentas cases para a criação de modelos UML, consegue-se identificar uma melhor percepção do software que será criado, deste modo, fica mais claro encontrar divergências entre os requisitos e os modelos criados.</text:p>
      <text:p text:style-name="P26"/>
      <text:h text:style-name="Heading_20_2" text:outline-level="2">4.3 Diagrama de caso de uso</text:h>
      <text:p text:style-name="P26"/>
      <text:p text:style-name="P26"><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6"><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6"><text:tab/>Os diagramas de caso de uso foram modelados e apresentados no capítulo 3, no item 3.2.4.3.1.</text:p>
      <text:p text:style-name="P26"/>
      <text:h text:style-name="Heading_20_2" text:outline-level="2">4.4 Diagrama de classe</text:h>
      <text:p text:style-name="P26"/>
      <text:h text:style-name="Heading_20_3" text:outline-level="3">4.4.1 Classe </text:h>
      <text:p text:style-name="P26"/>
      <text:p text:style-name="P26"><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6"><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6"/>
      <text:p text:style-name="P26"/>
      <text:p text:style-name="P26"/>
      <text:p text:style-name="P26"/>
      <table:table table:name="Tabela32" table:style-name="Tabela32">
        <table:table-column table:style-name="Tabela32.A"/>
        <text:soft-page-break/>
        <table:table-row>
          <table:table-cell table:style-name="Tabela32.A1" office:value-type="string">
            <text:p text:style-name="P95">NomeDaClasse</text:p>
          </table:table-cell>
        </table:table-row>
        <table:table-row>
          <table:table-cell table:style-name="Tabela32.A2" office:value-type="string">
            <text:p text:style-name="P113">-atributo a: tipo</text:p>
            <text:p text:style-name="P113">-atributo b: tipo</text:p>
            <text:p text:style-name="P113">-atributo c: tipo</text:p>
          </table:table-cell>
        </table:table-row>
        <table:table-row>
          <table:table-cell table:style-name="Tabela32.A2" office:value-type="string">
            <text:p text:style-name="P113">+metodo x(): tipoRetorno</text:p>
            <text:p text:style-name="P113">+metodo y(): tipoRetorno</text:p>
            <text:p text:style-name="P113">+metodo z(): tipoRetorno</text:p>
          </table:table-cell>
        </table:table-row>
      </table:table>
      <text:p text:style-name="leg.Quadro"><text:tab/>Quadro 30 – Modelo de Classe UML</text:p>
      <text:p text:style-name="P26"/>
      <text:h text:style-name="Heading_20_3" text:outline-level="3">4.4.2 Diagrama de classes </text:h>
      <text:p text:style-name="P26"/>
      <text:p text:style-name="P26"><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6"><text:tab/>Segundo Larman (2007), as associações representam uma interação que ocorre entre uma classe e outra, devendo esta ser armazenada na memória, independente do tempo que seja gasto.</text:p>
      <text:p text:style-name="P26"><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6"><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6"><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6"/>
      <text:p text:style-name="P26"/>
      <text:p text:style-name="P26"/>
      <text:p text:style-name="P26"/>
      <text:p text:style-name="P26"/>
      <text:p text:style-name="P26"/>
      <text:p text:style-name="P26"/>
      <text:p text:style-name="P26"/>
      <text:p text:style-name="P26"/>
      <text:p text:style-name="P26"/>
      <text:p text:style-name="P26"/>
      <text:p text:style-name="leg.Figuras"><draw:frame draw:style-name="fr2" draw:name="figura53" text:anchor-type="paragraph" svg:width="16cm" svg:height="12.361cm" draw:z-index="81"><draw:image xlink:href="Pictures/10000000000003AD000002D79B614F67.jpg" xlink:type="simple" xlink:show="embed" xlink:actuate="onLoad"/></draw:frame><text:soft-page-break/><text:tab/>Figura 18 – Diagrama de Classe</text:p>
      <text:p text:style-name="P26"/>
      <text:p text:style-name="P26"/>
      <text:p text:style-name="P26"/>
      <text:p text:style-name="P27"/>
      <text:h text:style-name="P188" text:outline-level="2">4.4 Diagrama de sequência</text:h>
      <text:p text:style-name="P26"/>
      <text:p text:style-name="P26"><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6"><text:tab/>Larman (2007), afirma que diagramas de sequência são artefatos criados de forma rápida e fácil, a ilustrar os eventos de entrada e saída relacionadas ao sistema.</text:p>
      <text:p text:style-name="P26"><text:tab/>Os diagramas a seguir de acordo com a tabela abaixo, representam um cenário detalhado, das especificações de caso de uso, a demonstrar sua ocorrência no fluxo principal.</text:p>
      <text:p text:style-name="P26"/>
      <table:table table:name="Tabela39" table:style-name="Tabela39">
        <table:table-column table:style-name="Tabela39.A"/>
        <table:table-column table:style-name="Tabela39.B"/>
        <table:table-column table:style-name="Tabela39.C"/>
        <table:table-row>
          <table:table-cell table:style-name="Tabela39.A1" office:value-type="string">
            <text:p text:style-name="P95">Simbolo</text:p>
          </table:table-cell>
          <table:table-cell table:style-name="Tabela39.A1" office:value-type="string">
            <text:p text:style-name="P95">Nome do Simbolo</text:p>
          </table:table-cell>
          <table:table-cell table:style-name="Tabela39.C1" office:value-type="string">
            <text:p text:style-name="P95">Descrição</text:p>
          </table:table-cell>
        </table:table-row>
        <table:table-row table:style-name="Tabela39.2">
          <table:table-cell table:style-name="Tabela39.A2" office:value-type="string">
            <text:p text:style-name="P113"><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3">Actor (Ator)</text:p>
          </table:table-cell>
          <table:table-cell table:style-name="Tabela39.C2" office:value-type="string">
            <text:p text:style-name="P95">Mostra qual ator está atuando em cada diagrama.</text:p>
          </table:table-cell>
        </table:table-row>
        <table:table-row>
          <table:table-cell table:style-name="Tabela39.A2" office:value-type="string">
            <text:p text:style-name="P113"><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3">Object (Objeto)</text:p>
          </table:table-cell>
          <table:table-cell table:style-name="Tabela39.C2" office:value-type="string">
            <text:p text:style-name="P95">Mostra os objetos do sistema assim como suas interações com os outros objetos do sistema.</text:p>
          </table:table-cell>
        </table:table-row>
        <table:table-row>
          <table:table-cell table:style-name="Tabela39.A2" office:value-type="string">
            <text:p text:style-name="P113"><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3">Boundary (Fronteira)</text:p>
          </table:table-cell>
          <table:table-cell table:style-name="Tabela39.C2" office:value-type="string">
            <text:p text:style-name="P95">Mostra a interação do objeto com o ator ou outros objetos do sistema.</text:p>
          </table:table-cell>
        </table:table-row>
        <table:table-row>
          <table:table-cell table:style-name="Tabela39.A2" office:value-type="string">
            <text:p text:style-name="P113"><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3">Entity (Entidade)</text:p>
          </table:table-cell>
          <table:table-cell table:style-name="Tabela39.C2" office:value-type="string">
            <text:p text:style-name="P95">Mostra as entidades do banco de dados onde os objetos se interagem.</text:p>
          </table:table-cell>
        </table:table-row>
      </table:table>
      <text:p text:style-name="leg.Quadro"><text:tab/>Quadro 31 – Simbologia de explicação do diagrama de sequencia</text:p>
      <text:p text:style-name="P124"><draw:frame draw:style-name="fr3" draw:name="figura19" text:anchor-type="paragraph" svg:width="16cm" svg:height="19.685cm" draw:z-index="45"><draw:image xlink:href="Pictures/100000000000032C000003E79A2569FB.jpg" xlink:type="simple" xlink:show="embed" xlink:actuate="onLoad"/></draw:frame><text:tab/>Figura <text:span text:style-name="T49">19</text:span> – Diagrama de Sequencia: Cadastrar Usuário</text:p>
      <text:p text:style-name="P134"/>
      <text:p text:style-name="P134"><draw:frame draw:style-name="fr2" draw:name="figura20" text:anchor-type="paragraph" svg:width="16cm" svg:height="18.404cm" draw:z-index="46"><draw:image xlink:href="Pictures/1000000000000278000002D78031CBC7.jpg" xlink:type="simple" xlink:show="embed" xlink:actuate="onLoad"/></draw:frame><text:soft-page-break/><text:tab/>Figura <text:span text:style-name="T49">20</text:span> – Diagrama de Sequencia: Alterar Usuário</text:p>
      <text:p text:style-name="P3"/>
      <text:p text:style-name="P134"><draw:frame draw:style-name="fr1" draw:name="figura21" text:anchor-type="paragraph" svg:width="12.594cm" svg:height="21.805cm" draw:z-index="47"><draw:image xlink:href="Pictures/10000000000001DC0000035727105022.jpg" xlink:type="simple" xlink:show="embed" xlink:actuate="onLoad"/></draw:frame><text:soft-page-break/><text:tab/>Figura <text:span text:style-name="T49">21</text:span> – Diagrama de Sequencia: Excluir Usuário</text:p>
      <text:p text:style-name="leg.Figuras"><draw:frame draw:style-name="fr1" draw:name="figura22" text:anchor-type="paragraph" svg:width="8.467cm" svg:height="16.536cm" draw:z-index="48"><draw:image xlink:href="Pictures/100000000000014000000271B12AE61F.jpg" xlink:type="simple" xlink:show="embed" xlink:actuate="onLoad"/></draw:frame><text:soft-page-break/><text:tab/>Figura <text:span text:style-name="T49">22</text:span> – Diagrama de Sequencia: Consultar Usuário</text:p>
      <text:p text:style-name="leg.Figuras"/>
      <text:p text:style-name="leg.Figuras"><draw:frame draw:style-name="fr2" draw:name="figura23" text:anchor-type="paragraph" svg:width="16cm" svg:height="21.616cm" draw:z-index="49"><draw:image xlink:href="Pictures/1000000000000260000003E7DC073AB4.jpg" xlink:type="simple" xlink:show="embed" xlink:actuate="onLoad"/></draw:frame><text:soft-page-break/><text:tab/>Figura <text:span text:style-name="T49">23</text:span> – Diagrama de Sequencia: Incluir Estoque</text:p>
      <text:p text:style-name="leg.Figuras"/>
      <text:p text:style-name="leg.Figuras"><draw:frame draw:style-name="fr5" draw:name="figura24" text:anchor-type="paragraph" svg:width="13.441cm" svg:height="20.929cm" draw:z-index="50"><draw:image xlink:href="Pictures/10000000000001FC00000317863A5864.jpg" xlink:type="simple" xlink:show="embed" xlink:actuate="onLoad"/></draw:frame><text:soft-page-break/><text:tab/>Figura 24<text:span text:style-name="T49"> </text:span>– Diagrama de Sequencia: Alterar Estoque</text:p>
      <text:p text:style-name="leg.Figuras"/>
      <text:p text:style-name="leg.Figuras"><draw:frame draw:style-name="fr1" draw:name="figura25" text:anchor-type="paragraph" svg:width="11.113cm" svg:height="21.881cm" draw:z-index="51"><draw:image xlink:href="Pictures/10000000000001A40000033BD094B799.jpg" xlink:type="simple" xlink:show="embed" xlink:actuate="onLoad"/></draw:frame><text:soft-page-break/><text:tab/>Figura <text:span text:style-name="T49">25</text:span> – Diagrama de Sequencia: Excluir Estoque</text:p>
      <text:p text:style-name="leg.Figuras"><draw:frame draw:style-name="fr1" draw:name="figura26" text:anchor-type="paragraph" svg:width="10.504cm" svg:height="15.981cm" draw:z-index="52"><draw:image xlink:href="Pictures/100000000000018D0000025CE441E346.jpg" xlink:type="simple" xlink:show="embed" xlink:actuate="onLoad"/></draw:frame><text:soft-page-break/><text:tab/>Figura <text:span text:style-name="T49">26</text:span> – Diagrama de Sequencia: Consultar Estoque</text:p>
      <text:p text:style-name="P3"><text:soft-page-break/></text:p>
      <text:p text:style-name="P3"/>
      <text:p text:style-name="leg.Figuras"><draw:frame draw:style-name="fr1" draw:name="figura27" text:anchor-type="paragraph" svg:width="12.912cm" svg:height="15.134cm" draw:z-index="53"><draw:image xlink:href="Pictures/10000000000001E80000023C8D1F01F1.jpg" xlink:type="simple" xlink:show="embed" xlink:actuate="onLoad"/></draw:frame><text:tab/>Figura <text:span text:style-name="T49">27</text:span> – Diagrama de Sequencia: Relatório de Vencimentos Estoque</text:p>
      <text:p text:style-name="leg.Figuras"/>
      <text:p text:style-name="leg.Figuras"><text:soft-page-break/></text:p>
      <text:p text:style-name="leg.Figuras"><draw:frame draw:style-name="fr1" draw:name="figura28" text:anchor-type="paragraph" svg:width="11.853cm" svg:height="14.393cm" draw:z-index="54"><draw:image xlink:href="Pictures/10000000000001C000000220226D9FD3.jpg" xlink:type="simple" xlink:show="embed" xlink:actuate="onLoad"/></draw:frame><text:tab/>Figura <text:span text:style-name="T49">28</text:span> – Diagrama de Sequencia: Relatório de Cestas Disponíveis</text:p>
      <text:p text:style-name="leg.Figuras"/>
      <text:p text:style-name="leg.Figuras"><draw:frame draw:style-name="fr1" draw:name="figura29" text:anchor-type="paragraph" svg:width="12.912cm" svg:height="15.558cm" draw:z-index="55"><draw:image xlink:href="Pictures/10000000000001E80000024CF884D006.jpg" xlink:type="simple" xlink:show="embed" xlink:actuate="onLoad"/></draw:frame><text:soft-page-break/><text:tab/>Figura <text:span text:style-name="T49">29</text:span> – Diagrama de Sequencia: Relatório de Itens Pendentes na Cesta</text:p>
      <text:p text:style-name="leg.Figuras"/>
      <text:p text:style-name="leg.Figuras"><draw:frame draw:style-name="fr2" draw:name="figura30" text:anchor-type="paragraph" svg:width="16cm" svg:height="21.941cm" draw:z-index="56"><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7"><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8"><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59"><draw:image xlink:href="Pictures/1000000000000185000002C3800A8E31.jpg" xlink:type="simple" xlink:show="embed" xlink:actuate="onLoad"/></draw:frame><text:soft-page-break/><text:tab/>Figura 33 – Diagrama de Sequencia: Consultar Definição Cesta</text:p>
      <text:p text:style-name="leg.Figuras"><text:soft-page-break/></text:p>
      <text:p text:style-name="leg.Figuras"><draw:frame draw:style-name="fr2" draw:name="figura35" text:anchor-type="paragraph" svg:width="16cm" svg:height="21.474cm" draw:z-index="60"><draw:image xlink:href="Pictures/10000000000002800000035B6B52607B.jpg" xlink:type="simple" xlink:show="embed" xlink:actuate="onLoad"/></draw:frame><text:tab/>Figura <text:span text:style-name="T49">34</text:span> – Diagrama de Sequencia: Cadastrar Família</text:p>
      <text:p text:style-name="leg.Figuras"><draw:frame draw:style-name="fr2" draw:name="figura36" text:anchor-type="paragraph" svg:width="16cm" svg:height="22.336cm" draw:z-index="61"><draw:image xlink:href="Pictures/1000000000000264000003CB5179048D.jpg" xlink:type="simple" xlink:show="embed" xlink:actuate="onLoad"/></draw:frame><text:soft-page-break/><text:tab/>Figura <text:span text:style-name="T49">35</text:span> – Diagrama de Sequencia: Cadastrar Frequência de Família</text:p>
      <text:p text:style-name="leg.Figuras"><draw:frame draw:style-name="fr1" draw:name="figura37" text:anchor-type="paragraph" svg:width="13.653cm" svg:height="19.024cm" draw:z-index="62"><draw:image xlink:href="Pictures/1000000000000204000002CF3F378DE8.jpg" xlink:type="simple" xlink:show="embed" xlink:actuate="onLoad"/></draw:frame><text:soft-page-break/><text:tab/>Figura <text:span text:style-name="T49">36</text:span> – Diagrama de Sequencia: Alterar Família</text:p>
      <text:p text:style-name="leg.Figuras"/>
      <text:p text:style-name="leg.Figuras"><draw:frame draw:style-name="fr1" draw:name="figura38" text:anchor-type="paragraph" svg:width="11.853cm" svg:height="19.024cm" draw:z-index="63"><draw:image xlink:href="Pictures/10000000000001C0000002CF0D13D4B6.jpg" xlink:type="simple" xlink:show="embed" xlink:actuate="onLoad"/></draw:frame><text:soft-page-break/><text:tab/>Figura <text:span text:style-name="T49">37</text:span> – Diagrama de Sequencia: Alterar Frequência Família</text:p>
      <text:p text:style-name="leg.Figuras"/>
      <text:p text:style-name="leg.Figuras"><draw:frame draw:style-name="fr1" draw:name="figura39" text:anchor-type="paragraph" svg:width="11.853cm" svg:height="19.976cm" draw:z-index="64"><draw:image xlink:href="Pictures/10000000000001C0000002F362FBC622.jpg" xlink:type="simple" xlink:show="embed" xlink:actuate="onLoad"/></draw:frame><text:soft-page-break/><text:tab/>Figura <text:span text:style-name="T49">38</text:span> – Diagrama de Sequencia: Excluir Família</text:p>
      <text:p text:style-name="leg.Figuras"><draw:frame draw:style-name="fr1" draw:name="figura40" text:anchor-type="paragraph" svg:width="10.292cm" svg:height="15.266cm" draw:z-index="65"><draw:image xlink:href="Pictures/100000000000018500000241AB19393E.jpg" xlink:type="simple" xlink:show="embed" xlink:actuate="onLoad"/></draw:frame><text:soft-page-break/><text:tab/>Figura <text:span text:style-name="T49">39</text:span> – Diagrama de Sequencia: Consultar Família</text:p>
      <text:p text:style-name="leg.Figuras"/>
      <text:p text:style-name="leg.Figuras"><draw:frame draw:style-name="fr1" draw:name="figura41" text:anchor-type="paragraph" svg:width="10.292cm" svg:height="16.431cm" draw:z-index="66"><draw:image xlink:href="Pictures/10000000000001850000026D6253441F.jpg" xlink:type="simple" xlink:show="embed" xlink:actuate="onLoad"/></draw:frame><text:soft-page-break/><text:tab/>Figura <text:span text:style-name="T49">40</text:span> – Diagrama de Sequencia: Consultar Frequência Família</text:p>
      <text:p text:style-name="leg.Figuras"><draw:frame draw:style-name="fr1" draw:name="figura42" text:anchor-type="paragraph" svg:width="11.748cm" svg:height="12.938cm" draw:z-index="67"><draw:image xlink:href="Pictures/10000000000001BC000001E900B09CDA.jpg" xlink:type="simple" xlink:show="embed" xlink:actuate="onLoad"/></draw:frame><text:soft-page-break/><text:tab/>Figura <text:span text:style-name="T49">41</text:span> – Diagrama de Sequencia: Relatório Vencimento Matrícula</text:p>
      <text:p text:style-name="leg.Figuras"/>
      <text:p text:style-name="leg.Figuras"/>
      <text:p text:style-name="leg.Figuras"><draw:frame draw:style-name="fr1" draw:name="figura43" text:anchor-type="paragraph" svg:width="11.853cm" svg:height="13.573cm" draw:z-index="68"><draw:image xlink:href="Pictures/10000000000001C0000002015802C621.jpg" xlink:type="simple" xlink:show="embed" xlink:actuate="onLoad"/></draw:frame><text:soft-page-break/><text:tab/>Figura <text:span text:style-name="T49">42</text:span> – Diagrama de Sequencia: Relatório Família Apta</text:p>
      <text:p text:style-name="leg.Figuras"/>
      <text:p text:style-name="leg.Figuras"/>
      <text:p text:style-name="leg.Figuras"><draw:frame draw:style-name="fr1" draw:name="figura44" text:anchor-type="paragraph" svg:width="11.033cm" svg:height="10.292cm" draw:z-index="69"><draw:image xlink:href="Pictures/10000000000001A1000001857F316A3C.jpg" xlink:type="simple" xlink:show="embed" xlink:actuate="onLoad"/></draw:frame><text:soft-page-break/><text:tab/>Figura <text:span text:style-name="T49">43</text:span> – Diagrama de Sequencia: Efetuar Login</text:p>
      <text:p text:style-name="P29"/>
      <text:p text:style-name="P29"/>
      <text:p text:style-name="P29"><draw:frame draw:style-name="fr1" draw:name="figura45" text:anchor-type="paragraph" svg:width="14.182cm" svg:height="15.214cm" draw:z-index="70"><draw:image xlink:href="Pictures/10000000000002180000023F12890524.jpg" xlink:type="simple" xlink:show="embed" xlink:actuate="onLoad"/></draw:frame><text:soft-page-break/><text:tab/>Figura 44<text:span text:style-name="T49"> </text:span>– Diagrama de Sequencia: Recuperar Senha</text:p>
      <text:p text:style-name="leg.Figuras"/>
      <text:p text:style-name="leg.Figuras"/>
      <text:p text:style-name="leg.Figuras"><draw:frame draw:style-name="fr2" draw:name="figura46" text:anchor-type="paragraph" svg:width="16cm" svg:height="6.95cm" draw:z-index="71"><draw:image xlink:href="Pictures/10000000000002690000010CFB882AB9.jpg" xlink:type="simple" xlink:show="embed" xlink:actuate="onLoad"/></draw:frame><text:soft-page-break/><text:tab/>Figura <text:span text:style-name="T49">45</text:span> – Diagrama de Sequencia: Armazenar <text:span text:style-name="T34">Log Sistema</text:span></text:p>
      <text:p text:style-name="P135"/>
      <text:p text:style-name="P135"/>
      <text:p text:style-name="P135"/>
      <text:p text:style-name="P135"/>
      <text:p text:style-name="P135"/>
      <text:p text:style-name="leg.Figuras"><draw:frame draw:style-name="fr1" draw:name="figura47" text:anchor-type="paragraph" svg:width="13.229cm" svg:height="14.208cm" draw:z-index="72"><draw:image xlink:href="Pictures/10000000000001F400000219F9F07DC5.jpg" xlink:type="simple" xlink:show="embed" xlink:actuate="onLoad"/></draw:frame><text:soft-page-break/><text:tab/>Figura <text:span text:style-name="T49">46</text:span> – Diagrama de Sequencia: Consulta<text:span text:style-name="T49">r Voluntário</text:span></text:p>
      <text:p text:style-name="P135"><draw:frame draw:style-name="fr1" draw:name="figura48" text:anchor-type="paragraph" svg:width="14.658cm" svg:height="22.068cm" draw:z-index="73"><draw:image xlink:href="Pictures/100000000000022A000004472C3CD7E5.jpg" xlink:type="simple" xlink:show="embed" xlink:actuate="onLoad"/></draw:frame><text:soft-page-break/><text:tab/><text:span text:style-name="T49">Figura 47 – Diagrama de Sequencia: Cadastrar Voluntário</text:span></text:p>
      <text:p text:style-name="P135"><draw:frame draw:style-name="fr1" draw:name="figura49" text:anchor-type="paragraph" svg:width="14.499cm" svg:height="21.352cm" draw:z-index="74"><draw:image xlink:href="Pictures/1000000000000224000003272CC6E518.jpg" xlink:type="simple" xlink:show="embed" xlink:actuate="onLoad"/></draw:frame><text:soft-page-break/><text:tab/><text:span text:style-name="T49">Figura 48 – Diagrama de Sequencia: Alterar Voluntário</text:span></text:p>
      <text:p text:style-name="P135"><draw:frame draw:style-name="fr1" draw:name="figura50" text:anchor-type="paragraph" svg:width="13.441cm" svg:height="21.461cm" draw:z-index="75"><draw:image xlink:href="Pictures/10000000000001FC000003B33FD7567C.jpg" xlink:type="simple" xlink:show="embed" xlink:actuate="onLoad"/></draw:frame><text:soft-page-break/><text:tab/><text:span text:style-name="T49">Figura 49 – Diagrama de Sequencia: Excluir <text:s/>Voluntário</text:span></text:p>
      <text:p text:style-name="P136"><draw:frame draw:style-name="fr1" draw:name="figura51" text:anchor-type="paragraph" svg:width="10.292cm" svg:height="17.674cm" draw:z-index="76"><draw:image xlink:href="Pictures/10000000000001850000029C71EE842A.jpg" xlink:type="simple" xlink:show="embed" xlink:actuate="onLoad"/></draw:frame><text:soft-page-break/><text:tab/>Figura 50 – Diagrama de Sequencia: Consultar Voluntário</text:p>
      <text:p text:style-name="P135"><draw:frame draw:style-name="fr1" draw:name="figura52" text:anchor-type="paragraph" svg:width="12.594cm" svg:height="14.499cm" draw:z-index="77"><draw:image xlink:href="Pictures/10000000000001DC00000224F0C82A2C.jpg" xlink:type="simple" xlink:show="embed" xlink:actuate="onLoad"/></draw:frame><text:soft-page-break/><text:tab/><text:span text:style-name="T49">Figura 51 – Diagrama de Sequencia: Relatório Voluntário</text:span></text:p>
      <text:p text:style-name="leg.Figuras"/>
      <text:p text:style-name="leg.Figuras"/>
      <text:h text:style-name="P188" text:outline-level="2">4.5 Diagrama de tabelas relacionais (DTR) </text:h>
      <text:p text:style-name="P26"/>
      <text:p text:style-name="P26"><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6"><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6"/>
      <text:p text:style-name="P26"/>
      <text:p text:style-name="P26"/>
      <text:p text:style-name="P26"/>
      <text:p text:style-name="P26"/>
      <text:p text:style-name="P26"/>
      <text:p text:style-name="P26"/>
      <text:p text:style-name="P26"/>
      <text:p text:style-name="P26"/>
      <text:p text:style-name="P26"/>
      <text:p text:style-name="leg.Figuras"><draw:frame draw:style-name="fr2" draw:name="figura34" text:anchor-type="paragraph" svg:width="16cm" svg:height="17.533cm" draw:z-index="80"><draw:image xlink:href="Pictures/10000000000003AB00000405228382BB.png" xlink:type="simple" xlink:show="embed" xlink:actuate="onLoad"/></draw:frame><text:soft-page-break/><text:tab/>Figura 52 – DTR</text:p>
      <text:p text:style-name="P3"/>
      <text:p text:style-name="P3"/>
      <text:p text:style-name="P3"/>
      <text:p text:style-name="P3"/>
      <text:p text:style-name="P3"/>
      <text:h text:style-name="P197" text:outline-level="1">5 MODELAGEM DE PROJETO</text:h>
      <text:p text:style-name="P6"/>
      <text:h text:style-name="P187"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9"><text:tab/>Com muito pensar e analisar, definiu-se utilizar – de acordo com o porte do projeto e os prazos disponíveis para a sua construção – o modelo MVC (</text:span><text:span text:style-name="T33">Model View Controller</text:span><text:span text:style-name="T29">)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9"><text:tab/>Um sistema com foco na </text:span><text:span text:style-name="T32">web</text:span><text:span text:style-name="T29">, porém com capacidade, também, de ser executado localmente, tornando-o um sistema flexível.</text:span></text:p>
      <text:p text:style-name="P6"/>
      <text:h text:style-name="P187" text:outline-level="2">5.2 Arquitetura do Software</text:h>
      <text:p text:style-name="P6"/>
      <text:p text:style-name="P18"><text:span text:style-name="T29"><text:tab/>O projeto arquitetural do </text:span><text:span text:style-name="T32">software</text:span><text:span text:style-name="T29"> equivale-se, analogamente, “à planta baixa” de uma casa.(PRESSMAN, 2006). </text:span></text:p>
      <text:p text:style-name="P18"><text:span text:style-name="T29"><text:tab/>Com base nas necessidades do cliente, como explicado no capítulo 1 e com um objetivo de desenvolver um sistema que possua acessos simultâneos, não necessariamente apenas com acesso local, definiu-se que o software seria uma aplicação para </text:span><text:span text:style-name="T33">web</text:span><text:span text:style-name="T29"> utilizando um banco de dados relacional.</text:span></text:p>
      <text:p text:style-name="P18"><text:soft-page-break/><text:span text:style-name="T29"><text:tab/>Essa etapa é aquela que a arquitetura torna-se a base para o projeto, consistindo numa representação na qual o engenheiro do </text:span><text:span text:style-name="T32">software</text:span><text:span text:style-name="T29"> examinará os diversos aspectos que constituem o sistema, analisará a sua efetividade, levando em consideração as arquiteturas trabalhadas, para, assim, poder amenizar os riscos associados. </text:span></text:p>
      <text:p text:style-name="P18"><text:span text:style-name="T29"><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2">software</text:span><text:span text:style-name="T29"> livre, optou-se em utilizar a linguagem PHP – orientada a objetos –. Para a realização do desenvolvimento do </text:span><text:span text:style-name="T32">software</text:span><text:span text:style-name="T29">, optou-se, também, em utilizar o </text:span><text:span text:style-name="T33">framework</text:span><text:span text:style-name="T29"> </text:span><text:span text:style-name="T33">CakePHP</text:span><text:span text:style-name="T29">, o qual possui uma infinidade de componentes e </text:span><text:span text:style-name="T33">plugins</text:span><text:span text:style-name="T29"> que ajudarão no desenvolvimento do sistema, visto que a codificação desenvolvida será bem reduzida, pois a parte básica (</text:span><text:span text:style-name="T33">CRUD</text:span><text:span text:style-name="T29"> – </text:span><text:span text:style-name="T33">Cread, Read, Update and Delete</text:span><text:span text:style-name="T29"> –) será toda aproveitada, possibilitando uma maior agilidade na fluidez no desenvolvimento do </text:span><text:span text:style-name="T33">software</text:span><text:span text:style-name="T29">.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1"><text:tab/>De acordo com o </text:span><text:span text:style-name="T44">CookBook</text:span><text:span text:style-name="T41">(</text:span><text:span text:style-name="T26">documentação de aplicação CakePHP</text:span><text:span text:style-name="T41">), o </text:span><text:span text:style-name="T43">CakePHP</text:span><text:span text:style-name="T41"> é um </text:span><text:span text:style-name="T43">framework</text:span><text:span text:style-name="T41"> de código aberto, voltado para o desenvolvimento ágil. Possui uma estrutura composta de vários componentes que se integram e facilitam na criação de uma nova aplicação web. </text:span></text:p>
      <text:p text:style-name="P18"><text:span text:style-name="T29"><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2">CakePHP</text:span><text:span text:style-name="T29"> oferece uma aplicação base simples para que possa dar início a um projeto. </text:span></text:p>
      <text:p text:style-name="P18"><text:soft-page-break/><text:span text:style-name="T29"><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3">Model View and Controller</text:span><text:span text:style-name="T29">).</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5">model</text:span><text:span text:style-name="T53"> representa os dados; a </text:span><text:span text:style-name="T35">view</text:span><text:span text:style-name="T53"> representa a visualização dos dados e o </text:span><text:span text:style-name="T35">controller</text:span><text:span text:style-name="T53"> manipula e roteia as requisições dos usuários. </text:span><text:span text:style-name="T27">O </text:span><text:span text:style-name="T28">dispatcher</text:span><text:span text:style-name="T27"> (expedidor) verifica a URL requisitada, pelo </text:span><text:span text:style-name="T28">client</text:span><text:span text:style-name="T27">, e redireciona ao </text:span><text:span text:style-name="T28">controller</text:span><text:span text:style-name="T27"> correto</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text:soft-page-break/>5.2.3 Ajax</text:h>
      <text:p text:style-name="P6"/>
      <text:p text:style-name="P6"><text:span text:style-name="T41"><text:tab/>O Ajax engloba um conjunto de tecnologias – </text:span><text:span text:style-name="T44">JavaScript, CSS (Cascading Style Sheets) e XML</text:span><text:span text:style-name="T41"> – que se integram, possuindo o objetivo de renderizar páginas </text:span><text:span text:style-name="T43">web</text:span><text:span text:style-name="T41">, a utilizar recursos de </text:span><text:span text:style-name="T44">scripts</text:span><text:span text:style-name="T41"> que serão executados pelo lado do cliente, buscando e carregando dados em </text:span><text:span text:style-name="T44">background</text:span><text:span text:style-name="T41"> sem a necessidade de recarregar a página.</text:span></text:p>
      <text:p text:style-name="P18"><text:span text:style-name="T29"><text:tab/>Já em uma aplicação </text:span><text:span text:style-name="T32">web</text:span><text:span text:style-name="T29"> clássica, o navegador necessita buscar as </text:span><text:span text:style-name="T29">informações no servidor, para assim, estar retornando ao cliente. No Ajax, toda a lógica de processamento dos dados é passada diretamente para o cliente. Quando o usuário faz uma requisição, o </text:span><text:span text:style-name="T33">JavaScript</text:span><text:span text:style-name="T29"> é o responsável por trazer as informações de forma assíncrona, sem causar o "</text:span><text:span text:style-name="T33">reload</text:span><text:span text:style-name="T29">" da página. </text:span></text:p>
      <text:p text:style-name="P18"><text:span text:style-name="T29"><text:tab/>Os dados tratados ficam por conta do </text:span><text:span text:style-name="T33">script</text:span><text:span text:style-name="T29"> que foi carregado quando obteve-se acesso à página, depois somente os dados que serão utilizados são carregados, tornando o </text:span><text:span text:style-name="T32">site</text:span><text:span text:style-name="T29"> mais rápido e dinâmico.</text:span></text:p>
      <text:p text:style-name="P6"/>
      <text:h text:style-name="P187" text:outline-level="2">5.3 Especificação de Interface</text:h>
      <text:p text:style-name="P6"/>
      <text:p text:style-name="P6">“Por decisão do colegiado de curso, é opcional a apresentação do item Especificação de Interfaces neste documento de projeto”</text:p>
      <text:p text:style-name="P6"/>
      <text:h text:style-name="P187"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29"><text:tab/>A nomenclatura das tabelas foram criadas de acordo com o "aconselhamento", padronização sugerida pelo </text:span><text:span text:style-name="T33">framework</text:span><text:span text:style-name="T29"> </text:span><text:span text:style-name="T32">CakePHP</text:span><text:span text:style-name="T29">, no qual todos os nomes das tabelas devem ser escritos no plural; tabelas de relacionamento escritas no plural separadas por </text:span><text:span text:style-name="T33">underline</text:span><text:span text:style-name="T29">;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0"><text:span text:style-name="Default_20_Paragraph_20_Font"><text:span text:style-name="T11">Campo</text:span></text:span></text:p>
          </table:table-cell>
          <table:table-cell table:style-name="Tabela43.A1" office:value-type="string">
            <text:p text:style-name="P66">Tipo</text:p>
          </table:table-cell>
          <table:table-cell table:style-name="Tabela43.A1" office:value-type="string">
            <text:p text:style-name="P66">AI</text:p>
          </table:table-cell>
          <table:table-cell table:style-name="Tabela43.A1" office:value-type="string">
            <text:p text:style-name="P66">Não nulo</text:p>
          </table:table-cell>
          <table:table-cell table:style-name="Tabela43.A1" office:value-type="string">
            <text:p text:style-name="P66">PK/FK</text:p>
          </table:table-cell>
          <table:table-cell table:style-name="Tabela43.F1" office:value-type="string">
            <text:p text:style-name="P66">Observação</text:p>
          </table:table-cell>
        </table:table-row>
        <table:table-row table:style-name="Tabela43.1">
          <table:table-cell table:style-name="Tabela43.A2" office:value-type="string">
            <text:p text:style-name="P65">id</text:p>
          </table:table-cell>
          <table:table-cell table:style-name="Tabela43.A2" office:value-type="string">
            <text:p text:style-name="P65">int</text:p>
          </table:table-cell>
          <table:table-cell table:style-name="Tabela43.A2" office:value-type="string">
            <text:p text:style-name="P65">Sim</text:p>
          </table:table-cell>
          <table:table-cell table:style-name="Tabela43.A2" office:value-type="string">
            <text:p text:style-name="P65">Sim</text:p>
          </table:table-cell>
          <table:table-cell table:style-name="Tabela43.A2" office:value-type="string">
            <text:p text:style-name="P65">PK</text:p>
          </table:table-cell>
          <table:table-cell table:style-name="Tabela43.F2" office:value-type="string">
            <text:p text:style-name="P64">Identificador do log</text:p>
          </table:table-cell>
        </table:table-row>
        <table:table-row table:style-name="Tabela43.1">
          <table:table-cell table:style-name="Tabela43.A2" office:value-type="string">
            <text:p text:style-name="P65">usuario_id</text:p>
          </table:table-cell>
          <table:table-cell table:style-name="Tabela43.A2" office:value-type="string">
            <text:p text:style-name="P65">int</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FK</text:p>
          </table:table-cell>
          <table:table-cell table:style-name="Tabela43.F2" office:value-type="string">
            <text:p text:style-name="P64">Identificador do usuário</text:p>
          </table:table-cell>
        </table:table-row>
        <table:table-row table:style-name="Tabela43.1">
          <table:table-cell table:style-name="Tabela43.A2" office:value-type="string">
            <text:p text:style-name="P65">data</text:p>
          </table:table-cell>
          <table:table-cell table:style-name="Tabela43.A2" office:value-type="string">
            <text:p text:style-name="P65">datetime</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
          </table:table-cell>
          <table:table-cell table:style-name="Tabela43.F2" office:value-type="string">
            <text:p text:style-name="P64">Data da operação</text:p>
          </table:table-cell>
        </table:table-row>
        <table:table-row table:style-name="Tabela43.1">
          <table:table-cell table:style-name="Tabela43.A2" office:value-type="string">
            <text:p text:style-name="P65">descricao</text:p>
          </table:table-cell>
          <table:table-cell table:style-name="Tabela43.A2" office:value-type="string">
            <text:p text:style-name="P65">varchar(80)</text:p>
          </table:table-cell>
          <table:table-cell table:style-name="Tabela43.A2" office:value-type="string">
            <text:p text:style-name="P65">Não</text:p>
          </table:table-cell>
          <table:table-cell table:style-name="Tabela43.A2" office:value-type="string">
            <text:p text:style-name="P65">Não</text:p>
          </table:table-cell>
          <table:table-cell table:style-name="Tabela43.A2" office:value-type="string">
            <text:p text:style-name="P65"/>
          </table:table-cell>
          <table:table-cell table:style-name="Tabela43.F2" office:value-type="string">
            <text:p text:style-name="P64">Descrição da operação</text:p>
          </table:table-cell>
        </table:table-row>
      </table:table>
      <text:p text:style-name="leg.Quadro"><text:tab/>Quadro 32 – estrutura de dados da tabela <text:span text:style-name="T34">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0"><text:span text:style-name="Default_20_Paragraph_20_Font"><text:span text:style-name="T11">Campo</text:span></text:span></text:p>
          </table:table-cell>
          <table:table-cell table:style-name="Tabela44.A1" office:value-type="string">
            <text:p text:style-name="P66">Tipo</text:p>
          </table:table-cell>
          <table:table-cell table:style-name="Tabela44.A1" office:value-type="string">
            <text:p text:style-name="P66">AI</text:p>
          </table:table-cell>
          <table:table-cell table:style-name="Tabela44.A1" office:value-type="string">
            <text:p text:style-name="P66">Não nulo</text:p>
          </table:table-cell>
          <table:table-cell table:style-name="Tabela44.A1" office:value-type="string">
            <text:p text:style-name="P66">PK/FK</text:p>
          </table:table-cell>
          <table:table-cell table:style-name="Tabela44.F1" office:value-type="string">
            <text:p text:style-name="P66">Observação</text:p>
          </table:table-cell>
        </table:table-row>
        <table:table-row table:style-name="Tabela44.1">
          <table:table-cell table:style-name="Tabela44.A2" office:value-type="string">
            <text:p text:style-name="P65">id</text:p>
          </table:table-cell>
          <table:table-cell table:style-name="Tabela44.A2" office:value-type="string">
            <text:p text:style-name="P65">int</text:p>
          </table:table-cell>
          <table:table-cell table:style-name="Tabela44.A2" office:value-type="string">
            <text:p text:style-name="P65">Sim</text:p>
          </table:table-cell>
          <table:table-cell table:style-name="Tabela44.A2" office:value-type="string">
            <text:p text:style-name="P65">Sim</text:p>
          </table:table-cell>
          <table:table-cell table:style-name="Tabela44.A2" office:value-type="string">
            <text:p text:style-name="P65">PK</text:p>
          </table:table-cell>
          <table:table-cell table:style-name="Tabela44.F2" office:value-type="string">
            <text:p text:style-name="P64">Identificador do usuário</text:p>
          </table:table-cell>
        </table:table-row>
        <table:table-row table:style-name="Tabela44.1">
          <table:table-cell table:style-name="Tabela44.A2" office:value-type="string">
            <text:p text:style-name="P65">grupo_id</text:p>
          </table:table-cell>
          <table:table-cell table:style-name="Tabela44.A2" office:value-type="string">
            <text:p text:style-name="P65">int</text:p>
          </table:table-cell>
          <table:table-cell table:style-name="Tabela44.A2" office:value-type="string">
            <text:p text:style-name="P59">Não</text:p>
          </table:table-cell>
          <table:table-cell table:style-name="Tabela44.A2" office:value-type="string">
            <text:p text:style-name="P65">SIM</text:p>
          </table:table-cell>
          <table:table-cell table:style-name="Tabela44.A2" office:value-type="string">
            <text:p text:style-name="P65">FK</text:p>
          </table:table-cell>
          <table:table-cell table:style-name="Tabela44.F2" office:value-type="string">
            <text:p text:style-name="P64">Identificador do grupo</text:p>
          </table:table-cell>
        </table:table-row>
        <table:table-row table:style-name="Tabela44.1">
          <table:table-cell table:style-name="Tabela44.A2" office:value-type="string">
            <text:p text:style-name="P65">status</text:p>
          </table:table-cell>
          <table:table-cell table:style-name="Tabela44.A2" office:value-type="string">
            <text:p text:style-name="P65">bool</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tatus do usuário</text:p>
          </table:table-cell>
        </table:table-row>
        <table:table-row table:style-name="Tabela44.1">
          <table:table-cell table:style-name="Tabela44.A2" office:value-type="string">
            <text:p text:style-name="P65">nome</text:p>
          </table:table-cell>
          <table:table-cell table:style-name="Tabela44.A2" office:value-type="string">
            <text:p text:style-name="P65">varchar(6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Nome do usuário</text:p>
          </table:table-cell>
        </table:table-row>
        <table:table-row table:style-name="Tabela44.1">
          <table:table-cell table:style-name="Tabela44.A2" office:value-type="string">
            <text:p text:style-name="P65">email</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E-mail do usuário</text:p>
          </table:table-cell>
        </table:table-row>
        <table:table-row table:style-name="Tabela44.1">
          <table:table-cell table:style-name="Tabela44.A2" office:value-type="string">
            <text:p text:style-name="P65">senha</text:p>
          </table:table-cell>
          <table:table-cell table:style-name="Tabela44.A2" office:value-type="string">
            <text:p text:style-name="P65">varchar(14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enha do usuário</text:p>
          </table:table-cell>
        </table:table-row>
        <table:table-row table:style-name="Tabela44.1">
          <table:table-cell table:style-name="Tabela44.A2" office:value-type="string">
            <text:p text:style-name="P65">cpf</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Documento de CPF</text:p>
          </table:table-cell>
        </table:table-row>
        <table:table-row table:style-name="Tabela44.1">
          <table:table-cell table:style-name="Tabela44.A2" office:value-type="string">
            <text:p text:style-name="P65">endereco</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numer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omplement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bairro</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ext:soft-page-break/>
        <table:table-row table:style-name="Tabela44.1">
          <table:table-cell table:style-name="Tabela44.A2" office:value-type="string">
            <text:p text:style-name="P65">cidade</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uf</text:p>
          </table:table-cell>
          <table:table-cell table:style-name="Tabela44.A2" office:value-type="string">
            <text:p text:style-name="P65">varchar(2)</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ep</text:p>
          </table:table-cell>
          <table:table-cell table:style-name="Tabela44.A2" office:value-type="string">
            <text:p text:style-name="P65">varchar(9)</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telefone</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row table:style-name="Tabela44.1">
          <table:table-cell table:style-name="Tabela44.A2" office:value-type="string">
            <text:p text:style-name="P65">celular</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row table:style-name="Tabela44.1">
          <table:table-cell table:style-name="Tabela44.A2" office:value-type="string">
            <text:p text:style-name="P65">prestacao_servico</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3">Tipo de prestação de serviço</text:p>
          </table:table-cell>
        </table:table-row>
      </table:table>
      <text:p text:style-name="P130"><text:tab/>Quadro 33 – estrutura de dados da tabela <text:span text:style-name="T49">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0"><text:span text:style-name="Default_20_Paragraph_20_Font"><text:span text:style-name="T11">Campo</text:span></text:span></text:p>
          </table:table-cell>
          <table:table-cell table:style-name="Tabela57.A1" office:value-type="string">
            <text:p text:style-name="P66">Tipo</text:p>
          </table:table-cell>
          <table:table-cell table:style-name="Tabela57.A1" office:value-type="string">
            <text:p text:style-name="P66">AI</text:p>
          </table:table-cell>
          <table:table-cell table:style-name="Tabela57.A1" office:value-type="string">
            <text:p text:style-name="P66">Não Nulo</text:p>
          </table:table-cell>
          <table:table-cell table:style-name="Tabela57.A1" office:value-type="string">
            <text:p text:style-name="P66">PK/FK</text:p>
          </table:table-cell>
          <table:table-cell table:style-name="Tabela57.F1" office:value-type="string">
            <text:p text:style-name="P66">Observação</text:p>
          </table:table-cell>
        </table:table-row>
        <table:table-row table:style-name="Tabela57.1">
          <table:table-cell table:style-name="Tabela57.A2" office:value-type="string">
            <text:p text:style-name="P65">id</text:p>
          </table:table-cell>
          <table:table-cell table:style-name="Tabela57.A2" office:value-type="string">
            <text:p text:style-name="P65">int</text:p>
          </table:table-cell>
          <table:table-cell table:style-name="Tabela57.A2" office:value-type="string">
            <text:p text:style-name="P65">Sim</text:p>
          </table:table-cell>
          <table:table-cell table:style-name="Tabela57.A2" office:value-type="string">
            <text:p text:style-name="P65">Sim</text:p>
          </table:table-cell>
          <table:table-cell table:style-name="Tabela57.A2" office:value-type="string">
            <text:p text:style-name="P65">PK</text:p>
          </table:table-cell>
          <table:table-cell table:style-name="Tabela57.F2" office:value-type="string">
            <text:p text:style-name="P63">Identificador das definições de cestas</text:p>
          </table:table-cell>
        </table:table-row>
        <table:table-row table:style-name="Tabela57.1">
          <table:table-cell table:style-name="Tabela57.A2" office:value-type="string">
            <text:p text:style-name="P65">nome</text:p>
          </table:table-cell>
          <table:table-cell table:style-name="Tabela57.A2" office:value-type="string">
            <text:p text:style-name="P65">varchar(200)</text:p>
          </table:table-cell>
          <table:table-cell table:style-name="Tabela57.A2" office:value-type="string">
            <text:p text:style-name="P65">Não</text:p>
          </table:table-cell>
          <table:table-cell table:style-name="Tabela57.A2" office:value-type="string">
            <text:p text:style-name="P65">Sim</text:p>
          </table:table-cell>
          <table:table-cell table:style-name="Tabela57.A2" office:value-type="string">
            <text:p text:style-name="P65"/>
          </table:table-cell>
          <table:table-cell table:style-name="Tabela57.F2" office:value-type="string">
            <text:p text:style-name="P64">Nome do grupo</text:p>
          </table:table-cell>
        </table:table-row>
      </table:table>
      <text:p text:style-name="P130"><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0"><text:span text:style-name="Default_20_Paragraph_20_Font"><text:span text:style-name="T11">Campo</text:span></text:span></text:p>
          </table:table-cell>
          <table:table-cell table:style-name="Tabela45.A1" office:value-type="string">
            <text:p text:style-name="P66">Tipo</text:p>
          </table:table-cell>
          <table:table-cell table:style-name="Tabela45.A1" office:value-type="string">
            <text:p text:style-name="P66">AI</text:p>
          </table:table-cell>
          <table:table-cell table:style-name="Tabela45.A1" office:value-type="string">
            <text:p text:style-name="P66">Não Nulo</text:p>
          </table:table-cell>
          <table:table-cell table:style-name="Tabela45.A1" office:value-type="string">
            <text:p text:style-name="P66">PK/FK</text:p>
          </table:table-cell>
          <table:table-cell table:style-name="Tabela45.F1" office:value-type="string">
            <text:p text:style-name="P66">Observação</text:p>
          </table:table-cell>
        </table:table-row>
        <table:table-row table:style-name="Tabela45.1">
          <table:table-cell table:style-name="Tabela45.A2" office:value-type="string">
            <text:p text:style-name="P65">id</text:p>
          </table:table-cell>
          <table:table-cell table:style-name="Tabela45.A2" office:value-type="string">
            <text:p text:style-name="P65">int</text:p>
          </table:table-cell>
          <table:table-cell table:style-name="Tabela45.A2" office:value-type="string">
            <text:p text:style-name="P65">Sim</text:p>
          </table:table-cell>
          <table:table-cell table:style-name="Tabela45.A2" office:value-type="string">
            <text:p text:style-name="P65">Sim</text:p>
          </table:table-cell>
          <table:table-cell table:style-name="Tabela45.A2" office:value-type="string">
            <text:p text:style-name="P65">PK</text:p>
          </table:table-cell>
          <table:table-cell table:style-name="Tabela45.F2" office:value-type="string">
            <text:p text:style-name="P63">Identificador do voluntário</text:p>
          </table:table-cell>
        </table:table-row>
        <table:table-row table:style-name="Tabela45.1">
          <table:table-cell table:style-name="Tabela45.A2" office:value-type="string">
            <text:p text:style-name="P65">nome</text:p>
          </table:table-cell>
          <table:table-cell table:style-name="Tabela45.A2" office:value-type="string">
            <text:p text:style-name="P65">varchar(6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Nome do voluntário</text:p>
          </table:table-cell>
        </table:table-row>
        <table:table-row table:style-name="Tabela45.1">
          <table:table-cell table:style-name="Tabela45.A2" office:value-type="string">
            <text:p text:style-name="P65">email</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mail do voluntário</text:p>
          </table:table-cell>
        </table:table-row>
        <table:table-row table:style-name="Tabela45.1">
          <table:table-cell table:style-name="Tabela45.A2" office:value-type="string">
            <text:p text:style-name="P65">endereco</text:p>
          </table:table-cell>
          <table:table-cell table:style-name="Tabela45.A2" office:value-type="string">
            <text:p text:style-name="P65">varchar(10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numer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omplement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bairro</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ext:soft-page-break/>
        <table:table-row table:style-name="Tabela45.1">
          <table:table-cell table:style-name="Tabela45.A2" office:value-type="string">
            <text:p text:style-name="P65">cidade</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uf</text:p>
          </table:table-cell>
          <table:table-cell table:style-name="Tabela45.A2" office:value-type="string">
            <text:p text:style-name="P65">varchar(2)</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ep</text:p>
          </table:table-cell>
          <table:table-cell table:style-name="Tabela45.A2" office:value-type="string">
            <text:p text:style-name="P65">varchar(9)</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telefone</text:p>
          </table:table-cell>
          <table:table-cell table:style-name="Tabela45.A2" office:value-type="string">
            <text:p text:style-name="P65">varchar(14)</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celular</text:p>
          </table:table-cell>
          <table:table-cell table:style-name="Tabela45.A2" office:value-type="string">
            <text:p text:style-name="P65">varchar(14)</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prestacao_servico</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3">Tipo de prestação de serviço</text:p>
          </table:table-cell>
        </table:table-row>
      </table:table>
      <text:p text:style-name="P130"><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0"><text:span text:style-name="Default_20_Paragraph_20_Font"><text:span text:style-name="T11">Campo</text:span></text:span></text:p>
          </table:table-cell>
          <table:table-cell table:style-name="Tabela46.A1" office:value-type="string">
            <text:p text:style-name="P66">Tipo</text:p>
          </table:table-cell>
          <table:table-cell table:style-name="Tabela46.A1" office:value-type="string">
            <text:p text:style-name="P66">AI</text:p>
          </table:table-cell>
          <table:table-cell table:style-name="Tabela46.A1" office:value-type="string">
            <text:p text:style-name="P66">Não Nulo</text:p>
          </table:table-cell>
          <table:table-cell table:style-name="Tabela46.A1" office:value-type="string">
            <text:p text:style-name="P66">PK/FK</text:p>
          </table:table-cell>
          <table:table-cell table:style-name="Tabela46.F1" office:value-type="string">
            <text:p text:style-name="P66">Observação</text:p>
          </table:table-cell>
        </table:table-row>
        <table:table-row table:style-name="Tabela46.1">
          <table:table-cell table:style-name="Tabela46.A2" office:value-type="string">
            <text:p text:style-name="P65">id</text:p>
          </table:table-cell>
          <table:table-cell table:style-name="Tabela46.A2" office:value-type="string">
            <text:p text:style-name="P65">int</text:p>
          </table:table-cell>
          <table:table-cell table:style-name="Tabela46.A2" office:value-type="string">
            <text:p text:style-name="P65">Sim</text:p>
          </table:table-cell>
          <table:table-cell table:style-name="Tabela46.A2" office:value-type="string">
            <text:p text:style-name="P65">Sim</text:p>
          </table:table-cell>
          <table:table-cell table:style-name="Tabela46.A2" office:value-type="string">
            <text:p text:style-name="P65">PK</text:p>
          </table:table-cell>
          <table:table-cell table:style-name="Tabela46.F2" office:value-type="string">
            <text:p text:style-name="P63">Identificador das definições de cestas</text:p>
          </table:table-cell>
        </table:table-row>
        <table:table-row table:style-name="Tabela46.1">
          <table:table-cell table:style-name="Tabela46.A2" office:value-type="string">
            <text:p text:style-name="P65">tipo</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3">Tipo de mantimento cesta</text:p>
          </table:table-cell>
        </table:table-row>
        <table:table-row table:style-name="Tabela46.1">
          <table:table-cell table:style-name="Tabela46.A2" office:value-type="string">
            <text:p text:style-name="P65">nome</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Nome do mantimento</text:p>
          </table:table-cell>
        </table:table-row>
        <table:table-row table:style-name="Tabela46.1">
          <table:table-cell table:style-name="Tabela46.A2" office:value-type="string">
            <text:p text:style-name="P65">quantidade</text:p>
          </table:table-cell>
          <table:table-cell table:style-name="Tabela46.A2" office:value-type="string">
            <text:p text:style-name="P65">Decimal(6,2)</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Quantidade a cadastrar</text:p>
          </table:table-cell>
        </table:table-row>
        <table:table-row table:style-name="Tabela46.1">
          <table:table-cell table:style-name="Tabela46.A2" office:value-type="string">
            <text:p text:style-name="P65">medida</text:p>
          </table:table-cell>
          <table:table-cell table:style-name="Tabela46.A2" office:value-type="string">
            <text:p text:style-name="P65">varchar(20)</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Unidade de medida</text:p>
          </table:table-cell>
        </table:table-row>
      </table:table>
      <text:p text:style-name="P130"><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0"><text:span text:style-name="Default_20_Paragraph_20_Font"><text:span text:style-name="T11">Campo</text:span></text:span></text:p>
          </table:table-cell>
          <table:table-cell table:style-name="Tabela47.A1" office:value-type="string">
            <text:p text:style-name="P66">Tipo</text:p>
          </table:table-cell>
          <table:table-cell table:style-name="Tabela47.A1" office:value-type="string">
            <text:p text:style-name="P66">AI</text:p>
          </table:table-cell>
          <table:table-cell table:style-name="Tabela47.A1" office:value-type="string">
            <text:p text:style-name="P66">Não Nulo</text:p>
          </table:table-cell>
          <table:table-cell table:style-name="Tabela47.A1" office:value-type="string">
            <text:p text:style-name="P66">PK/FK</text:p>
          </table:table-cell>
          <table:table-cell table:style-name="Tabela47.F1" office:value-type="string">
            <text:p text:style-name="P66">Observação</text:p>
          </table:table-cell>
        </table:table-row>
        <table:table-row table:style-name="Tabela47.1">
          <table:table-cell table:style-name="Tabela47.A2" office:value-type="string">
            <text:p text:style-name="P65">id</text:p>
          </table:table-cell>
          <table:table-cell table:style-name="Tabela47.A2" office:value-type="string">
            <text:p text:style-name="P65">int</text:p>
          </table:table-cell>
          <table:table-cell table:style-name="Tabela47.A2" office:value-type="string">
            <text:p text:style-name="P65">Sim</text:p>
          </table:table-cell>
          <table:table-cell table:style-name="Tabela47.A2" office:value-type="string">
            <text:p text:style-name="P65">Sim</text:p>
          </table:table-cell>
          <table:table-cell table:style-name="Tabela47.A2" office:value-type="string">
            <text:p text:style-name="P65">PK</text:p>
          </table:table-cell>
          <table:table-cell table:style-name="Tabela47.F2" office:value-type="string">
            <text:p text:style-name="P64">Identificador do estoque</text:p>
          </table:table-cell>
        </table:table-row>
        <table:table-row table:style-name="Tabela47.1">
          <table:table-cell table:style-name="Tabela47.A2" office:value-type="string">
            <text:p text:style-name="P65">definicoescestas_id</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FK</text:p>
          </table:table-cell>
          <table:table-cell table:style-name="Tabela47.F2" office:value-type="string">
            <text:p text:style-name="P63">Identificado da definições de cestas</text:p>
          </table:table-cell>
        </table:table-row>
        <table:table-row table:style-name="Tabela47.1">
          <table:table-cell table:style-name="Tabela47.A2" office:value-type="string">
            <text:p text:style-name="P65">quantidade</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de itens</text:p>
          </table:table-cell>
        </table:table-row>
        <table:table-row table:style-name="Tabela47.1">
          <table:table-cell table:style-name="Tabela47.A2" office:value-type="string">
            <text:p text:style-name="P65">complemento_qt</text:p>
          </table:table-cell>
          <table:table-cell table:style-name="Tabela47.A2" office:value-type="string">
            <text:p text:style-name="P65">Decimal(6,2)</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Quantidade, peso, do <text:soft-page-break/>mantimento.</text:p>
          </table:table-cell>
        </table:table-row>
        <table:table-row table:style-name="Tabela47.1">
          <table:table-cell table:style-name="Tabela47.A2" office:value-type="string">
            <text:p text:style-name="P65">data_entra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entrada mantimento</text:p>
          </table:table-cell>
        </table:table-row>
        <table:table-row table:style-name="Tabela47.1">
          <table:table-cell table:style-name="Tabela47.A2" office:value-type="string">
            <text:p text:style-name="P65">data_vencimento</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3">Data de validade do mantimento.</text:p>
          </table:table-cell>
        </table:table-row>
      </table:table>
      <text:p text:style-name="P130"><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0"><text:span text:style-name="Default_20_Paragraph_20_Font"><text:span text:style-name="T11">Campo</text:span></text:span></text:p>
          </table:table-cell>
          <table:table-cell table:style-name="Tabela48.A1" office:value-type="string">
            <text:p text:style-name="P66">Tipo</text:p>
          </table:table-cell>
          <table:table-cell table:style-name="Tabela48.A1" office:value-type="string">
            <text:p text:style-name="P66">AI</text:p>
          </table:table-cell>
          <table:table-cell table:style-name="Tabela48.A1" office:value-type="string">
            <text:p text:style-name="P66">Não Nulo</text:p>
          </table:table-cell>
          <table:table-cell table:style-name="Tabela48.A1" office:value-type="string">
            <text:p text:style-name="P66">PK/FK</text:p>
          </table:table-cell>
          <table:table-cell table:style-name="Tabela48.F1" office:value-type="string">
            <text:p text:style-name="P66">Observação</text:p>
          </table:table-cell>
        </table:table-row>
        <table:table-row table:style-name="Tabela48.1">
          <table:table-cell table:style-name="Tabela48.A2" office:value-type="string">
            <text:p text:style-name="P65">id</text:p>
          </table:table-cell>
          <table:table-cell table:style-name="Tabela48.A2" office:value-type="string">
            <text:p text:style-name="P65">int</text:p>
          </table:table-cell>
          <table:table-cell table:style-name="Tabela48.A2" office:value-type="string">
            <text:p text:style-name="P65">Sim</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3">Identificador do relacionamento cesta / estoque</text:p>
          </table:table-cell>
        </table:table-row>
        <table:table-row table:style-name="Tabela48.1">
          <table:table-cell table:style-name="Tabela48.A2" office:value-type="string">
            <text:p text:style-name="P65">cesta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e cesta</text:p>
          </table:table-cell>
        </table:table-row>
        <table:table-row table:style-name="Tabela48.1">
          <table:table-cell table:style-name="Tabela48.A2" office:value-type="string">
            <text:p text:style-name="P65">estoque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estoque</text:p>
          </table:table-cell>
        </table:table-row>
      </table:table>
      <text:p text:style-name="P130"><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0"><text:span text:style-name="Default_20_Paragraph_20_Font"><text:span text:style-name="T11">Campo</text:span></text:span></text:p>
          </table:table-cell>
          <table:table-cell table:style-name="Tabela49.A1" office:value-type="string">
            <text:p text:style-name="P66">Tipo</text:p>
          </table:table-cell>
          <table:table-cell table:style-name="Tabela49.A1" office:value-type="string">
            <text:p text:style-name="P66">AI</text:p>
          </table:table-cell>
          <table:table-cell table:style-name="Tabela49.A1" office:value-type="string">
            <text:p text:style-name="P66">Não Nulo</text:p>
          </table:table-cell>
          <table:table-cell table:style-name="Tabela49.A1" office:value-type="string">
            <text:p text:style-name="P66">PK/FK</text:p>
          </table:table-cell>
          <table:table-cell table:style-name="Tabela49.F1" office:value-type="string">
            <text:p text:style-name="P66">Observação</text:p>
          </table:table-cell>
        </table:table-row>
        <table:table-row table:style-name="Tabela49.1">
          <table:table-cell table:style-name="Tabela49.A2" office:value-type="string">
            <text:p text:style-name="P65">id</text:p>
          </table:table-cell>
          <table:table-cell table:style-name="Tabela49.A2" office:value-type="string">
            <text:p text:style-name="P65">int</text:p>
          </table:table-cell>
          <table:table-cell table:style-name="Tabela49.A2" office:value-type="string">
            <text:p text:style-name="P65">Sim</text:p>
          </table:table-cell>
          <table:table-cell table:style-name="Tabela49.A2" office:value-type="string">
            <text:p text:style-name="P65">Sim</text:p>
          </table:table-cell>
          <table:table-cell table:style-name="Tabela49.A2" office:value-type="string">
            <text:p text:style-name="P65">PK</text:p>
          </table:table-cell>
          <table:table-cell table:style-name="Tabela49.F2" office:value-type="string">
            <text:p text:style-name="P64">Identificador de cestas</text:p>
          </table:table-cell>
        </table:table-row>
        <table:table-row table:style-name="Tabela49.1">
          <table:table-cell table:style-name="Tabela49.A2" office:value-type="string">
            <text:p text:style-name="P65">familia_id</text:p>
          </table:table-cell>
          <table:table-cell table:style-name="Tabela49.A2" office:value-type="string">
            <text:p text:style-name="P65">int</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FK</text:p>
          </table:table-cell>
          <table:table-cell table:style-name="Tabela49.F2" office:value-type="string">
            <text:p text:style-name="P64">Identificador de família</text:p>
          </table:table-cell>
        </table:table-row>
        <table:table-row table:style-name="Tabela49.1">
          <table:table-cell table:style-name="Tabela49.A2" office:value-type="string">
            <text:p text:style-name="P65">data_gerada</text:p>
          </table:table-cell>
          <table:table-cell table:style-name="Tabela49.A2" office:value-type="string">
            <text:p text:style-name="P65">datetime</text:p>
          </table:table-cell>
          <table:table-cell table:style-name="Tabela49.A2" office:value-type="string">
            <text:p text:style-name="P65">Não</text:p>
          </table:table-cell>
          <table:table-cell table:style-name="Tabela49.A2" office:value-type="string">
            <text:p text:style-name="P65">Sim</text:p>
          </table:table-cell>
          <table:table-cell table:style-name="Tabela49.A2" office:value-type="string">
            <text:p text:style-name="P65"/>
          </table:table-cell>
          <table:table-cell table:style-name="Tabela49.F2" office:value-type="string">
            <text:p text:style-name="P64">Data da cesta gerada</text:p>
          </table:table-cell>
        </table:table-row>
        <table:table-row table:style-name="Tabela49.1">
          <table:table-cell table:style-name="Tabela49.A2" office:value-type="string">
            <text:p text:style-name="P65">data_saida</text:p>
          </table:table-cell>
          <table:table-cell table:style-name="Tabela49.A2" office:value-type="string">
            <text:p text:style-name="P65">date</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
          </table:table-cell>
          <table:table-cell table:style-name="Tabela49.F2" office:value-type="string">
            <text:p text:style-name="P64">Data de saída da cesta</text:p>
          </table:table-cell>
        </table:table-row>
      </table:table>
      <text:p text:style-name="P130"><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0"><text:span text:style-name="Default_20_Paragraph_20_Font"><text:span text:style-name="T11">Campo</text:span></text:span></text:p>
          </table:table-cell>
          <table:table-cell table:style-name="Tabela50.A1" office:value-type="string">
            <text:p text:style-name="P66">Tipo</text:p>
          </table:table-cell>
          <table:table-cell table:style-name="Tabela50.A1" office:value-type="string">
            <text:p text:style-name="P66">AI</text:p>
          </table:table-cell>
          <table:table-cell table:style-name="Tabela50.A1" office:value-type="string">
            <text:p text:style-name="P66">Não Nulo</text:p>
          </table:table-cell>
          <table:table-cell table:style-name="Tabela50.A1" office:value-type="string">
            <text:p text:style-name="P66">PK/FK</text:p>
          </table:table-cell>
          <table:table-cell table:style-name="Tabela50.F1" office:value-type="string">
            <text:p text:style-name="P66">Observação</text:p>
          </table:table-cell>
        </table:table-row>
        <text:soft-page-break/>
        <table:table-row table:style-name="Tabela50.1">
          <table:table-cell table:style-name="Tabela50.A2" office:value-type="string">
            <text:p text:style-name="P65">id</text:p>
          </table:table-cell>
          <table:table-cell table:style-name="Tabela50.A2" office:value-type="string">
            <text:p text:style-name="P65">int</text:p>
          </table:table-cell>
          <table:table-cell table:style-name="Tabela50.A2" office:value-type="string">
            <text:p text:style-name="P65">Sim</text:p>
          </table:table-cell>
          <table:table-cell table:style-name="Tabela50.A2" office:value-type="string">
            <text:p text:style-name="P65">Sim</text:p>
          </table:table-cell>
          <table:table-cell table:style-name="Tabela50.A2" office:value-type="string">
            <text:p text:style-name="P65">PK</text:p>
          </table:table-cell>
          <table:table-cell table:style-name="Tabela50.F2" office:value-type="string">
            <text:p text:style-name="P63">Identificador de frequências</text:p>
          </table:table-cell>
        </table:table-row>
        <table:table-row table:style-name="Tabela50.1">
          <table:table-cell table:style-name="Tabela50.A2" office:value-type="string">
            <text:p text:style-name="P65">familia_id</text:p>
          </table:table-cell>
          <table:table-cell table:style-name="Tabela50.A2" office:value-type="string">
            <text:p text:style-name="P65">int</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FK</text:p>
          </table:table-cell>
          <table:table-cell table:style-name="Tabela50.F2" office:value-type="string">
            <text:p text:style-name="P64">Identificador de família</text:p>
          </table:table-cell>
        </table:table-row>
        <table:table-row table:style-name="Tabela50.1">
          <table:table-cell table:style-name="Tabela50.A2" office:value-type="string">
            <text:p text:style-name="P65">codigo</text:p>
          </table:table-cell>
          <table:table-cell table:style-name="Tabela50.A2" office:value-type="string">
            <text:p text:style-name="P65">varchar(10)</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Código da frequência</text:p>
          </table:table-cell>
        </table:table-row>
        <table:table-row table:style-name="Tabela50.1">
          <table:table-cell table:style-name="Tabela50.A2" office:value-type="string">
            <text:p text:style-name="P65">data</text:p>
          </table:table-cell>
          <table:table-cell table:style-name="Tabela50.A2" office:value-type="string">
            <text:p text:style-name="P65">date</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Data da frequência</text:p>
          </table:table-cell>
        </table:table-row>
      </table:table>
      <text:p text:style-name="P130"><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0"><text:span text:style-name="Default_20_Paragraph_20_Font"><text:span text:style-name="T11">Campo</text:span></text:span></text:p>
          </table:table-cell>
          <table:table-cell table:style-name="Tabela51.A1" office:value-type="string">
            <text:p text:style-name="P66">Tipo</text:p>
          </table:table-cell>
          <table:table-cell table:style-name="Tabela51.A1" office:value-type="string">
            <text:p text:style-name="P66">AI</text:p>
          </table:table-cell>
          <table:table-cell table:style-name="Tabela51.A1" office:value-type="string">
            <text:p text:style-name="P66">Não Nulo</text:p>
          </table:table-cell>
          <table:table-cell table:style-name="Tabela51.A1" office:value-type="string">
            <text:p text:style-name="P66">PK/FK</text:p>
          </table:table-cell>
          <table:table-cell table:style-name="Tabela51.F1" office:value-type="string">
            <text:p text:style-name="P66">Observação</text:p>
          </table:table-cell>
        </table:table-row>
        <table:table-row table:style-name="Tabela51.1">
          <table:table-cell table:style-name="Tabela51.A2" office:value-type="string">
            <text:p text:style-name="P65">id</text:p>
          </table:table-cell>
          <table:table-cell table:style-name="Tabela51.A2" office:value-type="string">
            <text:p text:style-name="P65">int</text:p>
          </table:table-cell>
          <table:table-cell table:style-name="Tabela51.A2" office:value-type="string">
            <text:p text:style-name="P65">Sim</text:p>
          </table:table-cell>
          <table:table-cell table:style-name="Tabela51.A2" office:value-type="string">
            <text:p text:style-name="P65">Sim</text:p>
          </table:table-cell>
          <table:table-cell table:style-name="Tabela51.A2" office:value-type="string">
            <text:p text:style-name="P65">PK</text:p>
          </table:table-cell>
          <table:table-cell table:style-name="Tabela51.F2" office:value-type="string">
            <text:p text:style-name="P64">Identificador de família</text:p>
          </table:table-cell>
        </table:table-row>
        <table:table-row table:style-name="Tabela51.1">
          <table:table-cell table:style-name="Tabela51.A2" office:value-type="string">
            <text:p text:style-name="P65">nome</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3">Nome do responsável</text:p>
          </table:table-cell>
        </table:table-row>
        <table:table-row table:style-name="Tabela51.1">
          <table:table-cell table:style-name="Tabela51.A2" office:value-type="string">
            <text:p text:style-name="P65">parente_id</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0">Para identificar as pessoas que compõe a família.</text:p>
          </table:table-cell>
        </table:table-row>
        <table:table-row table:style-name="Tabela51.1">
          <table:table-cell table:style-name="Tabela51.A2" office:value-type="string">
            <text:p text:style-name="P65">escolaridade</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ível de escolaridade</text:p>
          </table:table-cell>
        </table:table-row>
        <table:table-row table:style-name="Tabela51.1">
          <table:table-cell table:style-name="Tabela51.A2" office:value-type="string">
            <text:p text:style-name="P65">profissa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rofissão atuante</text:p>
          </table:table-cell>
        </table:table-row>
        <table:table-row table:style-name="Tabela51.1">
          <table:table-cell table:style-name="Tabela51.A2" office:value-type="string">
            <text:p text:style-name="P65">ocupaca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Ocupação atuante</text:p>
          </table:table-cell>
        </table:table-row>
        <table:table-row table:style-name="Tabela51.1">
          <table:table-cell table:style-name="Tabela51.A2" office:value-type="string">
            <text:p text:style-name="P65">local_trabalh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Local onde trabalha</text:p>
          </table:table-cell>
        </table:table-row>
        <table:table-row table:style-name="Tabela51.1">
          <table:table-cell table:style-name="Tabela51.A2" office:value-type="string">
            <text:p text:style-name="P65">beneficios</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Recebe algum benefício</text:p>
          </table:table-cell>
        </table:table-row>
        <table:table-row table:style-name="Tabela51.1">
          <table:table-cell table:style-name="Tabela51.A2" office:value-type="string">
            <text:p text:style-name="P65">parentesco</text:p>
          </table:table-cell>
          <table:table-cell table:style-name="Tabela51.A2" office:value-type="string">
            <text:p text:style-name="P65">varchar(5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3">Parentesco com responsável</text:p>
          </table:table-cell>
        </table:table-row>
        <table:table-row table:style-name="Tabela51.1">
          <table:table-cell table:style-name="Tabela51.A2" office:value-type="string">
            <text:p text:style-name="P65">situacao</text:p>
          </table:table-cell>
          <table:table-cell table:style-name="Tabela51.A2" office:value-type="string">
            <text:p text:style-name="P65">int</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da familia</text:p>
          </table:table-cell>
        </table:table-row>
        <table:table-row table:style-name="Tabela51.1">
          <table:table-cell table:style-name="Tabela51.A2" office:value-type="string">
            <text:p text:style-name="P65">nome_escola</text:p>
          </table:table-cell>
          <table:table-cell table:style-name="Tabela51.A2" office:value-type="string">
            <text:p text:style-name="P65">varchar(6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ome da escola</text:p>
          </table:table-cell>
        </table:table-row>
        <table:table-row table:style-name="Tabela51.1">
          <table:table-cell table:style-name="Tabela51.A2" office:value-type="string">
            <text:p text:style-name="P65">manequim</text:p>
          </table:table-cell>
          <table:table-cell table:style-name="Tabela51.A2" office:value-type="string">
            <text:p text:style-name="P65">varchar(45)</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Manequim da pessoa</text:p>
          </table:table-cell>
        </table:table-row>
        <table:table-row table:style-name="Tabela51.1">
          <table:table-cell table:style-name="Tabela51.A2" office:value-type="string">
            <text:p text:style-name="P65">peso</text:p>
          </table:table-cell>
          <table:table-cell table:style-name="Tabela51.A2" office:value-type="string">
            <text:p text:style-name="P65">decimal(6,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Peso da pessoa</text:p>
          </table:table-cell>
        </table:table-row>
        <table:table-row table:style-name="Tabela51.1">
          <table:table-cell table:style-name="Tabela51.A2" office:value-type="string">
            <text:p text:style-name="P65">altura</text:p>
          </table:table-cell>
          <table:table-cell table:style-name="Tabela51.A2" office:value-type="string">
            <text:p text:style-name="P65">decimal(6,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Altura da pessoa</text:p>
          </table:table-cell>
        </table:table-row>
        <table:table-row table:style-name="Tabela51.1">
          <table:table-cell table:style-name="Tabela51.A2" office:value-type="string">
            <text:p text:style-name="P65">situacao_nutricional</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nutricional</text:p>
          </table:table-cell>
        </table:table-row>
        <text:soft-page-break/>
        <table:table-row table:style-name="Tabela51.1">
          <table:table-cell table:style-name="Tabela51.A2" office:value-type="string">
            <text:p text:style-name="P65">cpf</text:p>
          </table:table-cell>
          <table:table-cell table:style-name="Tabela51.A2" office:value-type="string">
            <text:p text:style-name="P65">varchar(14)</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Numero do CPF</text:p>
          </table:table-cell>
        </table:table-row>
        <table:table-row table:style-name="Tabela51.1">
          <table:table-cell table:style-name="Tabela51.A2" office:value-type="string">
            <text:p text:style-name="P65">nascimento</text:p>
          </table:table-cell>
          <table:table-cell table:style-name="Tabela51.A2" office:value-type="string">
            <text:p text:style-name="P65">date</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ata de nascimento</text:p>
          </table:table-cell>
        </table:table-row>
        <table:table-row table:style-name="Tabela51.1">
          <table:table-cell table:style-name="Tabela51.A2" office:value-type="string">
            <text:p text:style-name="P65">enderec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numer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omplement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bairro</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referencia</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idade</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Cidade da família</text:p>
          </table:table-cell>
        </table:table-row>
        <table:table-row table:style-name="Tabela51.1">
          <table:table-cell table:style-name="Tabela51.A2" office:value-type="string">
            <text:p text:style-name="P65">uf</text:p>
          </table:table-cell>
          <table:table-cell table:style-name="Tabela51.A2" office:value-type="string">
            <text:p text:style-name="P65">varchar(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stado da cidade</text:p>
          </table:table-cell>
        </table:table-row>
        <table:table-row table:style-name="Tabela51.1">
          <table:table-cell table:style-name="Tabela51.A2" office:value-type="string">
            <text:p text:style-name="P65">cep</text:p>
          </table:table-cell>
          <table:table-cell table:style-name="Tabela51.A2" office:value-type="string">
            <text:p text:style-name="P65">varchar(9)</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postal</text:p>
          </table:table-cell>
        </table:table-row>
        <table:table-row table:style-name="Tabela51.1">
          <table:table-cell table:style-name="Tabela51.A2" office:value-type="string">
            <text:p text:style-name="P65">telefone</text:p>
          </table:table-cell>
          <table:table-cell table:style-name="Tabela51.A2" office:value-type="string">
            <text:p text:style-name="P65">varchar(14)</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Telefone para contato</text:p>
          </table:table-cell>
        </table:table-row>
        <table:table-row table:style-name="Tabela51.1">
          <table:table-cell table:style-name="Tabela51.A2" office:value-type="string">
            <text:p text:style-name="P65">renda</text:p>
          </table:table-cell>
          <table:table-cell table:style-name="Tabela51.A2" office:value-type="string">
            <text:p text:style-name="P65">decimal(12,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0">Reanda para dependentes acima de 16 anos</text:p>
          </table:table-cell>
        </table:table-row>
        <table:table-row table:style-name="Tabela51.1">
          <table:table-cell table:style-name="Tabela51.A2" office:value-type="string">
            <text:p text:style-name="P65">renda_familiar</text:p>
          </table:table-cell>
          <table:table-cell table:style-name="Tabela51.A2" office:value-type="string">
            <text:p text:style-name="P65">decimal(12,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familiar</text:p>
          </table:table-cell>
        </table:table-row>
        <table:table-row table:style-name="Tabela51.1">
          <table:table-cell table:style-name="Tabela51.A2" office:value-type="string">
            <text:p text:style-name="P65">renda_percapta</text:p>
          </table:table-cell>
          <table:table-cell table:style-name="Tabela51.A2" office:value-type="string">
            <text:p text:style-name="P65">decimal(12,2)</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per capita</text:p>
          </table:table-cell>
        </table:table-row>
        <table:table-row table:style-name="Tabela51.1">
          <table:table-cell table:style-name="Tabela51.A2" office:value-type="string">
            <text:p text:style-name="P65">companheiro</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Companheiro(a) do(a) responsável</text:p>
          </table:table-cell>
        </table:table-row>
        <table:table-row table:style-name="Tabela51.1">
          <table:table-cell table:style-name="Tabela51.A2" office:value-type="string">
            <text:p text:style-name="P65">dependente</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Dependente da família</text:p>
          </table:table-cell>
        </table:table-row>
      </table:table>
      <text:p text:style-name="P130"><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0"><text:span text:style-name="Default_20_Paragraph_20_Font"><text:span text:style-name="T11">Campo</text:span></text:span></text:p>
          </table:table-cell>
          <table:table-cell table:style-name="Tabela54.A1" office:value-type="string">
            <text:p text:style-name="P66">Tipo</text:p>
          </table:table-cell>
          <table:table-cell table:style-name="Tabela54.A1" office:value-type="string">
            <text:p text:style-name="P66">AI</text:p>
          </table:table-cell>
          <table:table-cell table:style-name="Tabela54.A1" office:value-type="string">
            <text:p text:style-name="P66">Não Nulo</text:p>
          </table:table-cell>
          <table:table-cell table:style-name="Tabela54.A1" office:value-type="string">
            <text:p text:style-name="P66">PK/FK</text:p>
          </table:table-cell>
          <table:table-cell table:style-name="Tabela54.F1" office:value-type="string">
            <text:p text:style-name="P66">Observação</text:p>
          </table:table-cell>
        </table:table-row>
        <table:table-row table:style-name="Tabela54.1">
          <table:table-cell table:style-name="Tabela54.A2" office:value-type="string">
            <text:p text:style-name="P65">id</text:p>
          </table:table-cell>
          <table:table-cell table:style-name="Tabela54.A2" office:value-type="string">
            <text:p text:style-name="P65">int</text:p>
          </table:table-cell>
          <table:table-cell table:style-name="Tabela54.A2" office:value-type="string">
            <text:p text:style-name="P65">Sim</text:p>
          </table:table-cell>
          <table:table-cell table:style-name="Tabela54.A2" office:value-type="string">
            <text:p text:style-name="P65">Sim</text:p>
          </table:table-cell>
          <table:table-cell table:style-name="Tabela54.A2" office:value-type="string">
            <text:p text:style-name="P65">PK</text:p>
          </table:table-cell>
          <table:table-cell table:style-name="Tabela54.F2" office:value-type="string">
            <text:p text:style-name="P63">Identificador de questionário</text:p>
          </table:table-cell>
        </table:table-row>
        <table:table-row table:style-name="Tabela54.1">
          <table:table-cell table:style-name="Tabela54.A2" office:value-type="string">
            <text:p text:style-name="P65">pergunta</text:p>
          </table:table-cell>
          <table:table-cell table:style-name="Tabela54.A2" office:value-type="string">
            <text:p text:style-name="P65">varchar(20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Pergunta realizada</text:p>
          </table:table-cell>
        </table:table-row>
        <text:soft-page-break/>
        <table:table-row table:style-name="Tabela54.1">
          <table:table-cell table:style-name="Tabela54.A2" office:value-type="string">
            <text:p text:style-name="P65">tipo</text:p>
          </table:table-cell>
          <table:table-cell table:style-name="Tabela54.A2" office:value-type="string">
            <text:p text:style-name="P65">varchar(5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3">Identifica se é um texto, select ou multivalue</text:p>
          </table:table-cell>
        </table:table-row>
        <table:table-row table:style-name="Tabela54.1">
          <table:table-cell table:style-name="Tabela54.A2" office:value-type="string">
            <text:p text:style-name="P65">extra</text:p>
          </table:table-cell>
          <table:table-cell table:style-name="Tabela54.A2" office:value-type="string">
            <text:p text:style-name="P65">text</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0">Define o que irá compor o campo 'tipo'.</text:p>
          </table:table-cell>
        </table:table-row>
        <table:table-row table:style-name="Tabela54.1">
          <table:table-cell table:style-name="Tabela54.A2" office:value-type="string">
            <text:p text:style-name="P65">ordem</text:p>
          </table:table-cell>
          <table:table-cell table:style-name="Tabela54.A2" office:value-type="string">
            <text:p text:style-name="P65">int</text:p>
          </table:table-cell>
          <table:table-cell table:style-name="Tabela54.A2" office:value-type="string">
            <text:p text:style-name="P65">Não</text:p>
          </table:table-cell>
          <table:table-cell table:style-name="Tabela54.A2" office:value-type="string">
            <text:p text:style-name="P65">SIM</text:p>
          </table:table-cell>
          <table:table-cell table:style-name="Tabela54.A2" office:value-type="string">
            <text:p text:style-name="P65"/>
          </table:table-cell>
          <table:table-cell table:style-name="Tabela54.F2" office:value-type="string">
            <text:p text:style-name="P60">Define a ordem das perguntas do questionário.</text:p>
          </table:table-cell>
        </table:table-row>
      </table:table>
      <text:p text:style-name="P130"><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0"><text:span text:style-name="Default_20_Paragraph_20_Font"><text:span text:style-name="T11">Campo</text:span></text:span></text:p>
          </table:table-cell>
          <table:table-cell table:style-name="Tabela53.A1" office:value-type="string">
            <text:p text:style-name="P66">Tipo</text:p>
          </table:table-cell>
          <table:table-cell table:style-name="Tabela53.A1" office:value-type="string">
            <text:p text:style-name="P66">AI</text:p>
          </table:table-cell>
          <table:table-cell table:style-name="Tabela53.A1" office:value-type="string">
            <text:p text:style-name="P66">Não Nulo</text:p>
          </table:table-cell>
          <table:table-cell table:style-name="Tabela53.A1" office:value-type="string">
            <text:p text:style-name="P66">PK/FK</text:p>
          </table:table-cell>
          <table:table-cell table:style-name="Tabela53.F1" office:value-type="string">
            <text:p text:style-name="P66">Observação</text:p>
          </table:table-cell>
        </table:table-row>
        <table:table-row table:style-name="Tabela53.1">
          <table:table-cell table:style-name="Tabela53.A2" office:value-type="string">
            <text:p text:style-name="P65">id</text:p>
          </table:table-cell>
          <table:table-cell table:style-name="Tabela53.A2" office:value-type="string">
            <text:p text:style-name="P65">int</text:p>
          </table:table-cell>
          <table:table-cell table:style-name="Tabela53.A2" office:value-type="string">
            <text:p text:style-name="P65">Sim</text:p>
          </table:table-cell>
          <table:table-cell table:style-name="Tabela53.A2" office:value-type="string">
            <text:p text:style-name="P65">Sim</text:p>
          </table:table-cell>
          <table:table-cell table:style-name="Tabela53.A2" office:value-type="string">
            <text:p text:style-name="P65">PK</text:p>
          </table:table-cell>
          <table:table-cell table:style-name="Tabela53.F2" office:value-type="string">
            <text:p text:style-name="P63">Identificador de resposta</text:p>
          </table:table-cell>
        </table:table-row>
        <table:table-row table:style-name="Tabela53.1">
          <table:table-cell table:style-name="Tabela53.A2" office:value-type="string">
            <text:p text:style-name="P65">familia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família</text:p>
          </table:table-cell>
        </table:table-row>
        <table:table-row table:style-name="Tabela53.1">
          <table:table-cell table:style-name="Tabela53.A2" office:value-type="string">
            <text:p text:style-name="P65">questionatio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3">Identificador de questionário</text:p>
          </table:table-cell>
        </table:table-row>
        <table:table-row table:style-name="Tabela53.1">
          <table:table-cell table:style-name="Tabela53.A2" office:value-type="string">
            <text:p text:style-name="P65">resposta</text:p>
          </table:table-cell>
          <table:table-cell table:style-name="Tabela53.A2" office:value-type="string">
            <text:p text:style-name="P65">text</text:p>
          </table:table-cell>
          <table:table-cell table:style-name="Tabela53.A2" office:value-type="string">
            <text:p text:style-name="P65">Não</text:p>
          </table:table-cell>
          <table:table-cell table:style-name="Tabela53.A2" office:value-type="string">
            <text:p text:style-name="P65">Não</text:p>
          </table:table-cell>
          <table:table-cell table:style-name="Tabela53.A2" office:value-type="string">
            <text:p text:style-name="P65"/>
          </table:table-cell>
          <table:table-cell table:style-name="Tabela53.F2" office:value-type="string">
            <text:p text:style-name="P63">Respostas do questionário</text:p>
          </table:table-cell>
        </table:table-row>
      </table:table>
      <text:p text:style-name="P130"><text:tab/>Quadro 43 – estrutura de dados da tabela respostas</text:p>
      <text:p text:style-name="P130"/>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0"><text:span text:style-name="Default_20_Paragraph_20_Font"><text:span text:style-name="T11">Campo</text:span></text:span></text:p>
          </table:table-cell>
          <table:table-cell table:style-name="Tabela58.A1" office:value-type="string">
            <text:p text:style-name="P66">Tipo</text:p>
          </table:table-cell>
          <table:table-cell table:style-name="Tabela58.A1" office:value-type="string">
            <text:p text:style-name="P66">AI</text:p>
          </table:table-cell>
          <table:table-cell table:style-name="Tabela58.A1" office:value-type="string">
            <text:p text:style-name="P66">Não Nulo</text:p>
          </table:table-cell>
          <table:table-cell table:style-name="Tabela58.A1" office:value-type="string">
            <text:p text:style-name="P66">PK/FK</text:p>
          </table:table-cell>
          <table:table-cell table:style-name="Tabela58.F1" office:value-type="string">
            <text:p text:style-name="P66">Observação</text:p>
          </table:table-cell>
        </table:table-row>
        <table:table-row table:style-name="Tabela58.1">
          <table:table-cell table:style-name="Tabela58.A2" office:value-type="string">
            <text:p text:style-name="P65">id</text:p>
          </table:table-cell>
          <table:table-cell table:style-name="Tabela58.A2" office:value-type="string">
            <text:p text:style-name="P65">int</text:p>
          </table:table-cell>
          <table:table-cell table:style-name="Tabela58.A2" office:value-type="string">
            <text:p text:style-name="P65">Sim</text:p>
          </table:table-cell>
          <table:table-cell table:style-name="Tabela58.A2" office:value-type="string">
            <text:p text:style-name="P65">Sim</text:p>
          </table:table-cell>
          <table:table-cell table:style-name="Tabela58.A2" office:value-type="string">
            <text:p text:style-name="P65">PK</text:p>
          </table:table-cell>
          <table:table-cell table:style-name="Tabela58.F2" office:value-type="string">
            <text:p text:style-name="P63">Identificador de acos</text:p>
          </table:table-cell>
        </table:table-row>
        <table:table-row table:style-name="Tabela58.1">
          <table:table-cell table:style-name="Tabela58.A2" office:value-type="string">
            <text:p text:style-name="P65">parent_id</text:p>
          </table:table-cell>
          <table:table-cell table:style-name="Tabela58.A2" office:value-type="string">
            <text:p text:style-name="P65">int</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Carrega o “parente” referente ao controller</text:p>
          </table:table-cell>
        </table:table-row>
        <table:table-row table:style-name="Tabela58.1">
          <table:table-cell table:style-name="Tabela58.A2" office:value-type="string">
            <text:p text:style-name="P65">model</text:p>
          </table:table-cell>
          <table:table-cell table:style-name="Tabela58.A2" office:value-type="string">
            <text:p text:style-name="P65">varchar(255)</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Carrega o model</text:p>
          </table:table-cell>
        </table:table-row>
        <table:table-row table:style-name="Tabela58.1">
          <table:table-cell table:style-name="Tabela58.A2" office:value-type="string">
            <text:p text:style-name="P65">foreign_key</text:p>
          </table:table-cell>
          <table:table-cell table:style-name="Tabela58.A2" office:value-type="string">
            <text:p text:style-name="P65">int</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Chave estrangeira</text:p>
          </table:table-cell>
        </table:table-row>
        <table:table-row table:style-name="Tabela58.1">
          <table:table-cell table:style-name="Tabela58.A2" office:value-type="string">
            <text:p text:style-name="P65">alias</text:p>
          </table:table-cell>
          <table:table-cell table:style-name="Tabela58.A2" office:value-type="string">
            <text:p text:style-name="P65">varchar(255)</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Noma apelido</text:p>
          </table:table-cell>
        </table:table-row>
        <text:soft-page-break/>
        <table:table-row table:style-name="Tabela58.1">
          <table:table-cell table:style-name="Tabela58.A2" office:value-type="string">
            <text:p text:style-name="P65">lft</text:p>
          </table:table-cell>
          <table:table-cell table:style-name="Tabela58.A2" office:value-type="string">
            <text:p text:style-name="P65">int</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Vai para esquerda na tree</text:p>
          </table:table-cell>
        </table:table-row>
        <table:table-row table:style-name="Tabela58.1">
          <table:table-cell table:style-name="Tabela58.A2" office:value-type="string">
            <text:p text:style-name="P65">rght</text:p>
          </table:table-cell>
          <table:table-cell table:style-name="Tabela58.A2" office:value-type="string">
            <text:p text:style-name="P65">int</text:p>
          </table:table-cell>
          <table:table-cell table:style-name="Tabela58.A2" office:value-type="string">
            <text:p text:style-name="P65">Não</text:p>
          </table:table-cell>
          <table:table-cell table:style-name="Tabela58.A2" office:value-type="string">
            <text:p text:style-name="P65">Não</text:p>
          </table:table-cell>
          <table:table-cell table:style-name="Tabela58.A2" office:value-type="string">
            <text:p text:style-name="P65"/>
          </table:table-cell>
          <table:table-cell table:style-name="Tabela58.F2" office:value-type="string">
            <text:p text:style-name="P63">Vai para direita na tree</text:p>
          </table:table-cell>
        </table:table-row>
      </table:table>
      <text:p text:style-name="P130"><text:tab/>Quadro 44 – estrutura de dados da tabela acos</text:p>
      <text:p text:style-name="P130"/>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0"><text:span text:style-name="Default_20_Paragraph_20_Font"><text:span text:style-name="T11">Campo</text:span></text:span></text:p>
          </table:table-cell>
          <table:table-cell table:style-name="Tabela59.A1" office:value-type="string">
            <text:p text:style-name="P66">Tipo</text:p>
          </table:table-cell>
          <table:table-cell table:style-name="Tabela59.A1" office:value-type="string">
            <text:p text:style-name="P66">AI</text:p>
          </table:table-cell>
          <table:table-cell table:style-name="Tabela59.A1" office:value-type="string">
            <text:p text:style-name="P66">Não Nulo</text:p>
          </table:table-cell>
          <table:table-cell table:style-name="Tabela59.A1" office:value-type="string">
            <text:p text:style-name="P66">PK/FK</text:p>
          </table:table-cell>
          <table:table-cell table:style-name="Tabela59.F1" office:value-type="string">
            <text:p text:style-name="P66">Observação</text:p>
          </table:table-cell>
        </table:table-row>
        <table:table-row table:style-name="Tabela59.1">
          <table:table-cell table:style-name="Tabela59.A2" office:value-type="string">
            <text:p text:style-name="P65">id</text:p>
          </table:table-cell>
          <table:table-cell table:style-name="Tabela59.A2" office:value-type="string">
            <text:p text:style-name="P65">int</text:p>
          </table:table-cell>
          <table:table-cell table:style-name="Tabela59.A2" office:value-type="string">
            <text:p text:style-name="P65">Sim</text:p>
          </table:table-cell>
          <table:table-cell table:style-name="Tabela59.A2" office:value-type="string">
            <text:p text:style-name="P65">Sim</text:p>
          </table:table-cell>
          <table:table-cell table:style-name="Tabela59.A2" office:value-type="string">
            <text:p text:style-name="P65">PK</text:p>
          </table:table-cell>
          <table:table-cell table:style-name="Tabela59.F2" office:value-type="string">
            <text:p text:style-name="P63">Identificador de aros_acos</text:p>
          </table:table-cell>
        </table:table-row>
        <table:table-row table:style-name="Tabela59.1">
          <table:table-cell table:style-name="Tabela59.A2" office:value-type="string">
            <text:p text:style-name="P65">aro_id</text:p>
          </table:table-cell>
          <table:table-cell table:style-name="Tabela59.A2" office:value-type="string">
            <text:p text:style-name="P65">int</text:p>
          </table:table-cell>
          <table:table-cell table:style-name="Tabela59.A2" office:value-type="string">
            <text:p text:style-name="P65">Não</text:p>
          </table:table-cell>
          <table:table-cell table:style-name="Tabela59.A2" office:value-type="string">
            <text:p text:style-name="P65">Sim</text:p>
          </table:table-cell>
          <table:table-cell table:style-name="Tabela59.A2" office:value-type="string">
            <text:p text:style-name="P65">FK</text:p>
          </table:table-cell>
          <table:table-cell table:style-name="Tabela59.F2" office:value-type="string">
            <text:p text:style-name="P63">Identificador aro</text:p>
          </table:table-cell>
        </table:table-row>
        <table:table-row table:style-name="Tabela59.1">
          <table:table-cell table:style-name="Tabela59.A2" office:value-type="string">
            <text:p text:style-name="P65">aco_id</text:p>
          </table:table-cell>
          <table:table-cell table:style-name="Tabela59.A2" office:value-type="string">
            <text:p text:style-name="P65">int</text:p>
          </table:table-cell>
          <table:table-cell table:style-name="Tabela59.A2" office:value-type="string">
            <text:p text:style-name="P65">Não</text:p>
          </table:table-cell>
          <table:table-cell table:style-name="Tabela59.A2" office:value-type="string">
            <text:p text:style-name="P65">Sim</text:p>
          </table:table-cell>
          <table:table-cell table:style-name="Tabela59.A2" office:value-type="string">
            <text:p text:style-name="P65">FK</text:p>
          </table:table-cell>
          <table:table-cell table:style-name="Tabela59.F2" office:value-type="string">
            <text:p text:style-name="P63">Identificador aco</text:p>
          </table:table-cell>
        </table:table-row>
        <table:table-row table:style-name="Tabela59.1">
          <table:table-cell table:style-name="Tabela59.A2" office:value-type="string">
            <text:p text:style-name="P65">_create</text:p>
          </table:table-cell>
          <table:table-cell table:style-name="Tabela59.A2" office:value-type="string">
            <text:p text:style-name="P65">char(2)</text:p>
          </table:table-cell>
          <table:table-cell table:style-name="Tabela59.A2" office:value-type="string">
            <text:p text:style-name="P65">Não</text:p>
          </table:table-cell>
          <table:table-cell table:style-name="Tabela59.A2" office:value-type="string">
            <text:p text:style-name="P65">Não</text:p>
          </table:table-cell>
          <table:table-cell table:style-name="Tabela59.A2" office:value-type="string">
            <text:p text:style-name="P65"/>
          </table:table-cell>
          <table:table-cell table:style-name="Tabela59.F2" office:value-type="string">
            <text:p text:style-name="P63">Cria a permissão</text:p>
          </table:table-cell>
        </table:table-row>
        <table:table-row table:style-name="Tabela59.1">
          <table:table-cell table:style-name="Tabela59.A2" office:value-type="string">
            <text:p text:style-name="P65">_read</text:p>
          </table:table-cell>
          <table:table-cell table:style-name="Tabela59.A2" office:value-type="string">
            <text:p text:style-name="P65">char(2)</text:p>
          </table:table-cell>
          <table:table-cell table:style-name="Tabela59.A2" office:value-type="string">
            <text:p text:style-name="P65">Não</text:p>
          </table:table-cell>
          <table:table-cell table:style-name="Tabela59.A2" office:value-type="string">
            <text:p text:style-name="P65">Não</text:p>
          </table:table-cell>
          <table:table-cell table:style-name="Tabela59.A2" office:value-type="string">
            <text:p text:style-name="P65"/>
          </table:table-cell>
          <table:table-cell table:style-name="Tabela59.F2" office:value-type="string">
            <text:p text:style-name="P63">Lê a permissão</text:p>
          </table:table-cell>
        </table:table-row>
        <table:table-row table:style-name="Tabela59.1">
          <table:table-cell table:style-name="Tabela59.A2" office:value-type="string">
            <text:p text:style-name="P65">_update</text:p>
          </table:table-cell>
          <table:table-cell table:style-name="Tabela59.A2" office:value-type="string">
            <text:p text:style-name="P65">char(2)</text:p>
          </table:table-cell>
          <table:table-cell table:style-name="Tabela59.A2" office:value-type="string">
            <text:p text:style-name="P65">Não</text:p>
          </table:table-cell>
          <table:table-cell table:style-name="Tabela59.A2" office:value-type="string">
            <text:p text:style-name="P65">Não</text:p>
          </table:table-cell>
          <table:table-cell table:style-name="Tabela59.A2" office:value-type="string">
            <text:p text:style-name="P65"/>
          </table:table-cell>
          <table:table-cell table:style-name="Tabela59.F2" office:value-type="string">
            <text:p text:style-name="P63">Atualização a permissão</text:p>
          </table:table-cell>
        </table:table-row>
        <table:table-row table:style-name="Tabela59.1">
          <table:table-cell table:style-name="Tabela59.A2" office:value-type="string">
            <text:p text:style-name="P65">_delete</text:p>
          </table:table-cell>
          <table:table-cell table:style-name="Tabela59.A2" office:value-type="string">
            <text:p text:style-name="P65">char(2)</text:p>
          </table:table-cell>
          <table:table-cell table:style-name="Tabela59.A2" office:value-type="string">
            <text:p text:style-name="P65">Não</text:p>
          </table:table-cell>
          <table:table-cell table:style-name="Tabela59.A2" office:value-type="string">
            <text:p text:style-name="P65">Não</text:p>
          </table:table-cell>
          <table:table-cell table:style-name="Tabela59.A2" office:value-type="string">
            <text:p text:style-name="P65"/>
          </table:table-cell>
          <table:table-cell table:style-name="Tabela59.F2" office:value-type="string">
            <text:p text:style-name="P63">Apaga a permissão</text:p>
          </table:table-cell>
        </table:table-row>
      </table:table>
      <text:p text:style-name="P130"><text:tab/>Quadro 45 – estrutura de dados da tabela aros_acos</text:p>
      <text:p text:style-name="P130"/>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0"><text:span text:style-name="Default_20_Paragraph_20_Font"><text:span text:style-name="T11">Campo</text:span></text:span></text:p>
          </table:table-cell>
          <table:table-cell table:style-name="Tabela60.A1" office:value-type="string">
            <text:p text:style-name="P66">Tipo</text:p>
          </table:table-cell>
          <table:table-cell table:style-name="Tabela60.A1" office:value-type="string">
            <text:p text:style-name="P66">AI</text:p>
          </table:table-cell>
          <table:table-cell table:style-name="Tabela60.A1" office:value-type="string">
            <text:p text:style-name="P66">Não Nulo</text:p>
          </table:table-cell>
          <table:table-cell table:style-name="Tabela60.A1" office:value-type="string">
            <text:p text:style-name="P66">PK/FK</text:p>
          </table:table-cell>
          <table:table-cell table:style-name="Tabela60.F1" office:value-type="string">
            <text:p text:style-name="P66">Observação</text:p>
          </table:table-cell>
        </table:table-row>
        <table:table-row table:style-name="Tabela60.1">
          <table:table-cell table:style-name="Tabela60.A2" office:value-type="string">
            <text:p text:style-name="P65">id</text:p>
          </table:table-cell>
          <table:table-cell table:style-name="Tabela60.A2" office:value-type="string">
            <text:p text:style-name="P65">int</text:p>
          </table:table-cell>
          <table:table-cell table:style-name="Tabela60.A2" office:value-type="string">
            <text:p text:style-name="P65">Sim</text:p>
          </table:table-cell>
          <table:table-cell table:style-name="Tabela60.A2" office:value-type="string">
            <text:p text:style-name="P65">Sim</text:p>
          </table:table-cell>
          <table:table-cell table:style-name="Tabela60.A2" office:value-type="string">
            <text:p text:style-name="P65">PK</text:p>
          </table:table-cell>
          <table:table-cell table:style-name="Tabela60.F2" office:value-type="string">
            <text:p text:style-name="P63">Identificador de aros</text:p>
          </table:table-cell>
        </table:table-row>
        <table:table-row table:style-name="Tabela60.1">
          <table:table-cell table:style-name="Tabela60.A2" office:value-type="string">
            <text:p text:style-name="P65">parent_id</text:p>
          </table:table-cell>
          <table:table-cell table:style-name="Tabela60.A2" office:value-type="string">
            <text:p text:style-name="P65">int</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Carrega o “parente” referente ao grupo</text:p>
          </table:table-cell>
        </table:table-row>
        <table:table-row table:style-name="Tabela60.1">
          <table:table-cell table:style-name="Tabela60.A2" office:value-type="string">
            <text:p text:style-name="P65">model</text:p>
          </table:table-cell>
          <table:table-cell table:style-name="Tabela60.A2" office:value-type="string">
            <text:p text:style-name="P65">varchar(255)</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Carrega o model</text:p>
          </table:table-cell>
        </table:table-row>
        <table:table-row table:style-name="Tabela60.1">
          <table:table-cell table:style-name="Tabela60.A2" office:value-type="string">
            <text:p text:style-name="P65">foreign_key</text:p>
          </table:table-cell>
          <table:table-cell table:style-name="Tabela60.A2" office:value-type="string">
            <text:p text:style-name="P65">int</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Chave estrangeira</text:p>
          </table:table-cell>
        </table:table-row>
        <table:table-row table:style-name="Tabela60.1">
          <table:table-cell table:style-name="Tabela60.A2" office:value-type="string">
            <text:p text:style-name="P65">alias</text:p>
          </table:table-cell>
          <table:table-cell table:style-name="Tabela60.A2" office:value-type="string">
            <text:p text:style-name="P65">varchar(255)</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Noma apelido</text:p>
          </table:table-cell>
        </table:table-row>
        <text:soft-page-break/>
        <table:table-row table:style-name="Tabela60.1">
          <table:table-cell table:style-name="Tabela60.A2" office:value-type="string">
            <text:p text:style-name="P65">lft</text:p>
          </table:table-cell>
          <table:table-cell table:style-name="Tabela60.A2" office:value-type="string">
            <text:p text:style-name="P65">int</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Vai para esquerda na tree</text:p>
          </table:table-cell>
        </table:table-row>
        <table:table-row table:style-name="Tabela60.1">
          <table:table-cell table:style-name="Tabela60.A2" office:value-type="string">
            <text:p text:style-name="P65">rght</text:p>
          </table:table-cell>
          <table:table-cell table:style-name="Tabela60.A2" office:value-type="string">
            <text:p text:style-name="P65">int</text:p>
          </table:table-cell>
          <table:table-cell table:style-name="Tabela60.A2" office:value-type="string">
            <text:p text:style-name="P65">Não</text:p>
          </table:table-cell>
          <table:table-cell table:style-name="Tabela60.A2" office:value-type="string">
            <text:p text:style-name="P65">Não</text:p>
          </table:table-cell>
          <table:table-cell table:style-name="Tabela60.A2" office:value-type="string">
            <text:p text:style-name="P65"/>
          </table:table-cell>
          <table:table-cell table:style-name="Tabela60.F2" office:value-type="string">
            <text:p text:style-name="P63">Vai para direita na tree</text:p>
          </table:table-cell>
        </table:table-row>
      </table:table>
      <text:p text:style-name="P130"><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grupos` </text:p>
      <text:p text:style-name="P34">-- ----------------------------------------------------- </text:p>
      <text:p text:style-name="P34">DROP TABLE IF EXISTS `grupos` ; </text:p>
      <text:p text:style-name="P34"/>
      <text:p text:style-name="P34">CREATE <text:s/>TABLE IF NOT EXISTS `grupos` ( </text:p>
      <text:p text:style-name="P34"><text:s text:c="2"/>`id` INT NOT NULL AUTO_INCREMENT , </text:p>
      <text:p text:style-name="P34"><text:s text:c="2"/>`nome` VARCHAR(200) NULL , </text:p>
      <text:p text:style-name="P34"><text:s text:c="2"/>PRIMARY KEY (`id`) ) </text:p>
      <text:p text:style-name="P34">ENGINE = InnoDB; </text:p>
      <text:p text:style-name="P34"/>
      <text:p text:style-name="P34"/>
      <text:p text:style-name="P34">-- ----------------------------------------------------- </text:p>
      <text:p text:style-name="P34">-- Table `usuarios` </text:p>
      <text:p text:style-name="P34">-- ----------------------------------------------------- </text:p>
      <text:p text:style-name="P34">DROP TABLE IF EXISTS `usuarios` ; </text:p>
      <text:p text:style-name="P34"/>
      <text:p text:style-name="P34"><text:soft-page-break/>CREATE <text:s/>TABLE IF NOT EXISTS `usuarios` ( </text:p>
      <text:p text:style-name="P34"><text:s text:c="2"/>`id` INT NOT NULL AUTO_INCREMENT , </text:p>
      <text:p text:style-name="P34"><text:s text:c="2"/>`grupo_id` INT NOT NULL , </text:p>
      <text:p text:style-name="P34"><text:s text:c="2"/>`status` TINYINT(1) <text:s/>NOT NULL , </text:p>
      <text:p text:style-name="P34"><text:s text:c="2"/>`nome` VARCHAR(60) NOT NULL , </text:p>
      <text:p text:style-name="P34"><text:s text:c="2"/>`email` VARCHAR(50) NOT NULL , </text:p>
      <text:p text:style-name="P34"><text:s text:c="2"/>`senha` VARCHAR(140) NOT NULL , </text:p>
      <text:p text:style-name="P34"><text:s text:c="2"/>`cpf` VARCHAR(14) NULL , </text:p>
      <text:p text:style-name="P34"><text:s text:c="2"/>`endereco` VARCHAR(100) NULL , </text:p>
      <text:p text:style-name="P34"><text:s text:c="2"/>`complemento` VARCHAR(7) NULL , </text:p>
      <text:p text:style-name="P34"><text:s text:c="2"/>`numer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4) NULL , </text:p>
      <text:p text:style-name="P34"><text:s text:c="2"/>`celular` VARCHAR(14) NULL , </text:p>
      <text:p text:style-name="P34"><text:s text:c="2"/>`prestacao_servico` VARCHAR(50) NOT NULL , </text:p>
      <text:p text:style-name="P34"><text:s text:c="2"/>PRIMARY KEY (`id`) , </text:p>
      <text:p text:style-name="P34"><text:s text:c="2"/>INDEX `fk_usuarios_grupos1` (`grupo_id` ASC) , </text:p>
      <text:p text:style-name="P34"><text:s text:c="2"/>CONSTRAINT `fk_usuarios_grupos1` </text:p>
      <text:p text:style-name="P34"><text:s text:c="4"/>FOREIGN KEY (`grupo_id` ) </text:p>
      <text:p text:style-name="P34"><text:s text:c="4"/>REFERENCES `grupo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text:soft-page-break/>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80)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DOUBLE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text:soft-page-break/>DROP TABLE IF EXISTS `estoques` ; </text:p>
      <text:p text:style-name="P34"/>
      <text:p text:style-name="P34">CREATE <text:s/>TABLE IF NOT EXISTS `estoques` ( </text:p>
      <text:p text:style-name="P34"><text:s text:c="2"/>`id` INT NOT NULL AUTO_INCREMENT , </text:p>
      <text:p text:style-name="P34"><text:s text:c="2"/>`definicoescesta_id` INT NOT NULL , </text:p>
      <text:p text:style-name="P34"><text:s text:c="2"/>`quantidade` INT NOT NULL , </text:p>
      <text:p text:style-name="P34"><text:s text:c="2"/>`complemento_qt` DOUBLE NOT NULL , </text:p>
      <text:p text:style-name="P34"><text:s text:c="2"/>`data_entrada` DATE NOT NULL , </text:p>
      <text:p text:style-name="P34"><text:s text:c="2"/>`data_vencimento` DATE NOT NULL , </text:p>
      <text:p text:style-name="P34"><text:s text:c="2"/>PRIMARY KEY (`id`) , </text:p>
      <text:p text:style-name="P34"><text:s text:c="2"/>INDEX `fk_estoques_definicoescestas1` (`definicoescesta_id` ASC) , </text:p>
      <text:p text:style-name="P34"><text:s text:c="2"/>CONSTRAINT `fk_estoques_definicoescestas1` </text:p>
      <text:p text:style-name="P34"><text:s text:c="4"/>FOREIGN KEY (`definicoescesta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nome` VARCHAR(60) NOT NULL , </text:p>
      <text:p text:style-name="P34"><text:s text:c="2"/>`parente_id` INT NULL , </text:p>
      <text:p text:style-name="P34"><text:s text:c="2"/>`escolaridade` VARCHAR(50) NULL , </text:p>
      <text:p text:style-name="P34"><text:s text:c="2"/>`profissao` VARCHAR(100) NULL , </text:p>
      <text:p text:style-name="P34"><text:s text:c="2"/>`ocupacao` VARCHAR(100) NULL , </text:p>
      <text:p text:style-name="P34"><text:s text:c="2"/>`local_trabalho` VARCHAR(50) NULL , </text:p>
      <text:p text:style-name="P34"><text:s text:c="2"/>`beneficios` TINYINT(1) <text:s/>NULL , </text:p>
      <text:p text:style-name="P34"><text:soft-page-break/><text:s text:c="2"/>`parentesco` VARCHAR(50) NULL , </text:p>
      <text:p text:style-name="P34"><text:s text:c="2"/>`situacao` INT 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cpf` VARCHAR(14) NULL , </text:p>
      <text:p text:style-name="P34"><text:s text:c="2"/>`nascimento` DATE NOT NULL , </text:p>
      <text:p text:style-name="P34"><text:s text:c="2"/>`endereco` VARCHAR(100) NOT NULL , </text:p>
      <text:p text:style-name="P34"><text:s text:c="2"/>`numero` VARCHAR(7) NULL , </text:p>
      <text:p text:style-name="P34"><text:s text:c="2"/>`complemento` VARCHAR(7) NULL , </text:p>
      <text:p text:style-name="P34"><text:s text:c="2"/>`bairro` VARCHAR(40) NOT NULL , </text:p>
      <text:p text:style-name="P34"><text:s text:c="2"/>`referencia` VARCHAR(100) NULL , </text:p>
      <text:p text:style-name="P34"><text:s text:c="2"/>`cidade` VARCHAR(40) NULL , </text:p>
      <text:p text:style-name="P34"><text:s text:c="2"/>`uf` VARCHAR(2) NULL , </text:p>
      <text:p text:style-name="P34"><text:s text:c="2"/>`cep` VARCHAR(9) NULL , </text:p>
      <text:p text:style-name="P34"><text:s text:c="2"/>`telefone` VARCHAR(14) NULL , </text:p>
      <text:p text:style-name="P34"><text:s text:c="2"/>`renda` DECIMAL(12,2) NULL , </text:p>
      <text:p text:style-name="P34"><text:s text:c="2"/>`renda_familiar` DECIMAL(12,2) NULL , </text:p>
      <text:p text:style-name="P34"><text:s text:c="2"/>`renda_percapta` DECIMAL(12,2) NULL , </text:p>
      <text:p text:style-name="P34"><text:s text:c="2"/>`companheiro` TINYINT(1) <text:s/>NOT NULL , </text:p>
      <text:p text:style-name="P34"><text:s text:c="2"/>`dependente` TINYINT(1) <text:s/>NOT NULL , </text:p>
      <text:p text:style-name="P34"><text:s text:c="2"/>PRIMARY KEY (`id`) ) </text:p>
      <text:p text:style-name="P34">ENGINE = InnoDB; </text:p>
      <text:p text:style-name="P34"/>
      <text:p text:style-name="P34"/>
      <text:p text:style-name="P34">-- ----------------------------------------------------- </text:p>
      <text:p text:style-name="P34">-- Table `cestas` </text:p>
      <text:p text:style-name="P34">-- ----------------------------------------------------- </text:p>
      <text:p text:style-name="P34">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oft-page-break/><text:s text:c="2"/>`data_gerada` DATETIME NOT NULL , </text:p>
      <text:p text:style-name="P34"><text:s text:c="2"/>`data_saida` DATE NULL , </text:p>
      <text:p text:style-name="P34"><text:s text:c="2"/>PRIMARY KEY (`id`) , </text:p>
      <text:p text:style-name="P34"><text:s text:c="2"/>INDEX `fk_cestas_pessoas1` (`familia_id` ASC) , </text:p>
      <text:p text:style-name="P34"><text:s text:c="2"/>CONSTRAINT `fk_cestas_pesso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VARCHAR(200) NULL , </text:p>
      <text:p text:style-name="P34"><text:s text:c="2"/>`tipo` VARCHAR(50) NULL , </text:p>
      <text:p text:style-name="P34"><text:s text:c="2"/>`extra` TEXT NULL , </text:p>
      <text:p text:style-name="P34"><text:s text:c="2"/>`ordem` INT NOT NULL , </text:p>
      <text:p text:style-name="P34"><text:s text:c="2"/>PRIMARY KEY (`id`) ) </text:p>
      <text:p text:style-name="P34">ENGINE = InnoDB; </text:p>
      <text:p text:style-name="P34"/>
      <text:p text:style-name="P34"/>
      <text:p text:style-name="P34">-- ----------------------------------------------------- </text:p>
      <text:p text:style-name="P34">-- Table `frequencias` </text:p>
      <text:p text:style-name="P34">-- ----------------------------------------------------- </text:p>
      <text:p text:style-name="P34">DROP TABLE IF EXISTS `frequencias` ; </text:p>
      <text:p text:style-name="P34"/>
      <text:p text:style-name="P34">CREATE <text:s/>TABLE IF NOT EXISTS `frequencias` ( </text:p>
      <text:p text:style-name="P34"><text:soft-page-break/><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pessoas1` (`familia_id` ASC) , </text:p>
      <text:p text:style-name="P34"><text:s text:c="2"/>CONSTRAINT `fk_frequencias_pesso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oft-page-break/><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questionarios1` (`questionario_id` ASC) , </text:p>
      <text:p text:style-name="P34"><text:s text:c="2"/>INDEX `fk_respostas_pessoas1` (`familia_id` ASC) ,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text:s text:c="2"/>CONSTRAINT `fk_respostas_pesso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acos` </text:p>
      <text:p text:style-name="P34">-- ----------------------------------------------------- </text:p>
      <text:p text:style-name="P34"><text:soft-page-break/>DROP TABLE IF EXISTS `acos` ; </text:p>
      <text:p text:style-name="P34"/>
      <text:p text:style-name="P34">CREATE <text:s/>TABLE IF NOT EXISTS `acos` ( </text:p>
      <text:p text:style-name="P34"><text:s text:c="2"/>`id` INT NOT NULL AUTO_INCREMENT , </text:p>
      <text:p text:style-name="P34"><text:s text:c="2"/>`parent_id` INT NULL , </text:p>
      <text:p text:style-name="P34"><text:s text:c="2"/>`model` VARCHAR(255) NULL , </text:p>
      <text:p text:style-name="P34"><text:s text:c="2"/>`foreign_key` INT NULL , </text:p>
      <text:p text:style-name="P34"><text:s text:c="2"/>`alias` VARCHAR(255) NULL , </text:p>
      <text:p text:style-name="P34"><text:s text:c="2"/>`lft` INT NULL , </text:p>
      <text:p text:style-name="P34"><text:s text:c="2"/>`rght` INT NULL , </text:p>
      <text:p text:style-name="P34"><text:s text:c="2"/>PRIMARY KEY (`id`) ) </text:p>
      <text:p text:style-name="P34">ENGINE = InnoDB; </text:p>
      <text:p text:style-name="P34"/>
      <text:p text:style-name="P34"/>
      <text:p text:style-name="P34">-- ----------------------------------------------------- </text:p>
      <text:p text:style-name="P34">-- Table `aros` </text:p>
      <text:p text:style-name="P34">-- ----------------------------------------------------- </text:p>
      <text:p text:style-name="P34">DROP TABLE IF EXISTS `aros` ; </text:p>
      <text:p text:style-name="P34"/>
      <text:p text:style-name="P34">CREATE <text:s/>TABLE IF NOT EXISTS `aros` ( </text:p>
      <text:p text:style-name="P34"><text:s text:c="2"/>`id` INT NOT NULL AUTO_INCREMENT , </text:p>
      <text:p text:style-name="P34"><text:s text:c="2"/>`parent_id` INT NULL , </text:p>
      <text:p text:style-name="P34"><text:s text:c="2"/>`model` VARCHAR(255) NULL , </text:p>
      <text:p text:style-name="P34"><text:s text:c="2"/>`foreign_key` INT NULL , </text:p>
      <text:p text:style-name="P34"><text:s text:c="2"/>`alias` VARCHAR(255) NULL , </text:p>
      <text:p text:style-name="P34"><text:s text:c="2"/>`lft` INT NULL , </text:p>
      <text:p text:style-name="P34"><text:s text:c="2"/>`rght` INT NULL , </text:p>
      <text:p text:style-name="P34"><text:s text:c="2"/>PRIMARY KEY (`id`) ) </text:p>
      <text:p text:style-name="P34">ENGINE = InnoDB; </text:p>
      <text:p text:style-name="P34"/>
      <text:p text:style-name="P34"/>
      <text:p text:style-name="P34">-- ----------------------------------------------------- </text:p>
      <text:p text:style-name="P34">-- Table `aros_acos` </text:p>
      <text:p text:style-name="P34">-- ----------------------------------------------------- </text:p>
      <text:p text:style-name="P34">DROP TABLE IF EXISTS `aros_acos` ; </text:p>
      <text:p text:style-name="P34"><text:soft-page-break/></text:p>
      <text:p text:style-name="P34">CREATE <text:s/>TABLE IF NOT EXISTS `aros_acos` ( </text:p>
      <text:p text:style-name="P34"><text:s text:c="2"/>`id` INT NOT NULL , </text:p>
      <text:p text:style-name="P34"><text:s text:c="2"/>`aro_id` INT NOT NULL , </text:p>
      <text:p text:style-name="P34"><text:s text:c="2"/>`aco_id` INT NOT NULL , </text:p>
      <text:p text:style-name="P34"><text:s text:c="2"/>`_create` CHAR(2) NULL , </text:p>
      <text:p text:style-name="P34"><text:s text:c="2"/>`_read` CHAR(2) NULL , </text:p>
      <text:p text:style-name="P34"><text:s text:c="2"/>`_update` CHAR(2) NULL , </text:p>
      <text:p text:style-name="P34"><text:s text:c="2"/>`_delete` CHAR(2) NULL , </text:p>
      <text:p text:style-name="P34"><text:s text:c="2"/>PRIMARY KEY (`id`, `aro_id`, `aco_id`) , </text:p>
      <text:p text:style-name="P34"><text:s text:c="2"/>INDEX `fk_aros_has_acos_acos1` (`aco_id` ASC) , </text:p>
      <text:p text:style-name="P34"><text:s text:c="2"/>INDEX `fk_aros_has_acos_aros1` (`aro_id` ASC) , </text:p>
      <text:p text:style-name="P34"><text:s text:c="2"/>CONSTRAINT `fk_aros_has_acos_aros1` </text:p>
      <text:p text:style-name="P34"><text:s text:c="4"/>FOREIGN KEY (`aro_id` ) </text:p>
      <text:p text:style-name="P34"><text:s text:c="4"/>REFERENCES `aros` (`id` ) </text:p>
      <text:p text:style-name="P34"><text:s text:c="4"/>ON DELETE NO ACTION </text:p>
      <text:p text:style-name="P34"><text:s text:c="4"/>ON UPDATE NO ACTION, </text:p>
      <text:p text:style-name="P34"><text:s text:c="2"/>CONSTRAINT `fk_aros_has_acos_acos1` </text:p>
      <text:p text:style-name="P34"><text:s text:c="4"/>FOREIGN KEY (`aco_id` ) </text:p>
      <text:p text:style-name="P34"><text:s text:c="4"/>REFERENCES `aco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nome` VARCHAR(60) NOT NULL , </text:p>
      <text:p text:style-name="P34"><text:s text:c="2"/>`email` VARCHAR(50) NULL , </text:p>
      <text:p text:style-name="P34"><text:s text:c="2"/>`endereco` VARCHAR(100) NULL , </text:p>
      <text:p text:style-name="P34"><text:soft-page-break/><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4) NULL , </text:p>
      <text:p text:style-name="P34"><text:s text:c="2"/>`celular` VARCHAR(14) NULL , </text:p>
      <text:p text:style-name="P34"><text:s text:c="2"/>`prestacao_servico` VARCHAR(50) NOT NULL , </text:p>
      <text:p text:style-name="P34"><text:s text:c="2"/>PRIMARY KEY (`id`) )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 </text:p>
      <text:p text:style-name="P6"/>
      <text:h text:style-name="P187"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29"><text:tab/>A primeira tela do sistema deverá ser a tela de </text:span><text:span text:style-name="T33">login</text:span><text:span text:style-name="T29">, que conterá dois campos (Usuário e Senha), na qual apenas usuários cadastrados e ativos no sistema terão acesso. O sistema também verificará qual o tipo de perfil do usuário para que, após efetuar o </text:span><text:span text:style-name="T33">login</text:span><text:span text:style-name="T29">, o acesso seja liberado apenas para as áreas que condizerem com o </text:span><text:span text:style-name="T29">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9">As máscaras funcionam como um marcador automático e inserem dados, muitas vezes padronizados, de forma dinâmica a fim de evitar erros por parte dos usuários. </text:span><text:span text:style-name="T29">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3">select's </text:span><text:span text:style-name="T29">para selecioná-las.</text:span></text:p>
      <text:p text:style-name="P18"><text:span text:style-name="T29"><text:tab/>Componentes de validação utilizam expressões regulares ou comparação para validar o formato dos dados informados. Os seguintes componentes serão </text:span><text:span text:style-name="T29">utilizados para validar o </text:span><text:span text:style-name="T33">e-mail</text:span><text:span text:style-name="T29"> e a senha. Os campos Quantidade, Renda, Renda Familiar e Renda Percapta deverão permitir apenas entrada de números.</text:span></text:p>
      <text:p text:style-name="P6"/>
      <text:h text:style-name="P187"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0"><text:span text:style-name="T29"><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29">informar se a pergunta a ser cadastrada é do tipo texto, booleano ou </text:span><text:span text:style-name="T33">select</text:span><text:span text:style-name="T29">. </text:span></text:p>
      <text:p text:style-name="P6"/>
      <text:h text:style-name="P19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94"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7" text:outline-level="2">7.1 Implementação</text:h>
      <text:p text:style-name="P6"/>
      <text:p text:style-name="P6"><text:tab/>De acordo com a arquitetura MVC apresentada no capítulo 5.2.2, onde definiu-se que cada item implementado no projeto seria formado por três partes – <text:span text:style-name="T34">model</text:span> (ARQUIVO.php), <text:span text:style-name="T34">controller</text:span> (ARQUIVO_controller.php) e <text:span text:style-name="T3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6">Item identificador</text:p>
          </table:table-cell>
          <table:table-cell table:style-name="Tabela41.B1" office:value-type="string">
            <text:p text:style-name="P66">Descrição / Função</text:p>
          </table:table-cell>
        </table:table-row>
        <table:table-row table:style-name="Tabela41.1">
          <table:table-cell table:style-name="Tabela41.A2" office:value-type="string">
            <text:p text:style-name="P51"><text:span text:style-name="Default_20_Paragraph_20_Font"><text:span text:style-name="T12">usuario.php</text:span></text:span></text:p>
          </table:table-cell>
          <table:table-cell table:style-name="Tabela41.B2" office:value-type="string">
            <text:p text:style-name="P64">Classe que representa as restrições, regras de negócio que os usuários terão no sistema.</text:p>
          </table:table-cell>
        </table:table-row>
        <table:table-row table:style-name="Tabela41.1">
          <table:table-cell table:style-name="Tabela41.A2" office:value-type="string">
            <text:p text:style-name="P51"><text:span text:style-name="Default_20_Paragraph_20_Font"><text:span text:style-name="T12">usuarios_controller.php</text:span></text:span></text:p>
          </table:table-cell>
          <table:table-cell table:style-name="Tabela41.B2" office:value-type="string">
            <text:p text:style-name="P64">Classe responsável pelo CRUD (<text:span text:style-name="T34">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4">voluntario.php</text:p>
          </table:table-cell>
          <table:table-cell table:style-name="Tabela41.B4" office:value-type="string">
            <text:p text:style-name="P64">Classe que representa as restrições, regras de negócio que os voluntários terão no sistema.</text:p>
          </table:table-cell>
        </table:table-row>
        <table:table-row table:style-name="Tabela41.1">
          <table:table-cell table:style-name="Tabela41.A4" office:value-type="string">
            <text:p text:style-name="P64">voluntarios_controller.php</text:p>
          </table:table-cell>
          <table:table-cell table:style-name="Tabela41.B4" office:value-type="string">
            <text:p text:style-name="P64">Classe responsável pelo CRUD (<text:span text:style-name="T34">create, read, update and delete</text:span>) do voluntário, bem como especificações de controle dos voluntários.</text:p>
          </table:table-cell>
        </table:table-row>
        <table:table-row table:style-name="Tabela41.1">
          <table:table-cell table:style-name="Tabela41.A4" office:value-type="string">
            <text:p text:style-name="P64">familia.php</text:p>
          </table:table-cell>
          <table:table-cell table:style-name="Tabela41.B4" office:value-type="string">
            <text:p text:style-name="P64">Classe que representa as restrições, regras de negócio que as famílias terão no sistema.</text:p>
          </table:table-cell>
        </table:table-row>
        <table:table-row table:style-name="Tabela41.1">
          <table:table-cell table:style-name="Tabela41.A4" office:value-type="string">
            <text:p text:style-name="P64">familias_controller.php</text:p>
          </table:table-cell>
          <table:table-cell table:style-name="Tabela41.B4" office:value-type="string">
            <text:p text:style-name="P64">Classe responsável pelo CRUD (<text:span text:style-name="T34">create, read, update and delete</text:span>) da família, bem como especificações de controle das famílias.</text:p>
          </table:table-cell>
        </table:table-row>
        <table:table-row table:style-name="Tabela41.1">
          <table:table-cell table:style-name="Tabela41.A4" office:value-type="string">
            <text:p text:style-name="P64">questionarios.php</text:p>
          </table:table-cell>
          <table:table-cell table:style-name="Tabela41.B4" office:value-type="string">
            <text:p text:style-name="P64">Classe que representa as restrições, regras de negócio que os questionários terão no sistema.</text:p>
          </table:table-cell>
        </table:table-row>
        <table:table-row table:style-name="Tabela41.1">
          <table:table-cell table:style-name="Tabela41.A4" office:value-type="string">
            <text:p text:style-name="P64">questionarios_controller.php</text:p>
          </table:table-cell>
          <table:table-cell table:style-name="Tabela41.B4" office:value-type="string">
            <text:p text:style-name="P64">Classe responsável pelo CRUD (<text:span text:style-name="T34">create, read, update and delete</text:span>) do questionário, bem como especificações de controle dos questionários.</text:p>
          </table:table-cell>
        </table:table-row>
        <table:table-row table:style-name="Tabela41.1">
          <table:table-cell table:style-name="Tabela41.A2" office:value-type="string">
            <text:p text:style-name="P51"><text:span text:style-name="Default_20_Paragraph_20_Font"><text:span text:style-name="T12">definicoescesta.php</text:span></text:span></text:p>
          </table:table-cell>
          <table:table-cell table:style-name="Tabela41.B2" office:value-type="string">
            <text:p text:style-name="P6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4">definicoescestas_controller.php</text:p>
          </table:table-cell>
          <table:table-cell table:style-name="Tabela41.B4" office:value-type="string">
            <text:p text:style-name="P64">Classe responsável pelo CRUD (<text:span text:style-name="T34">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4">frequencia.php</text:p>
          </table:table-cell>
          <table:table-cell table:style-name="Tabela41.B4" office:value-type="string">
            <text:p text:style-name="P64">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4">frequencias_controller.php</text:p>
          </table:table-cell>
          <table:table-cell table:style-name="Tabela41.B4" office:value-type="string">
            <text:p text:style-name="P64">Classe responsável pelo CRUD (<text:span text:style-name="T34">create, read, update and delete</text:span>) da frequência.</text:p>
          </table:table-cell>
        </table:table-row>
        <table:table-row table:style-name="Tabela41.1">
          <table:table-cell table:style-name="Tabela41.A4" office:value-type="string">
            <text:p text:style-name="P64">cesta.php</text:p>
          </table:table-cell>
          <table:table-cell table:style-name="Tabela41.B4" office:value-type="string">
            <text:p text:style-name="P64">Classe que representa as regras de negócio que as cestas terão no sistema.</text:p>
          </table:table-cell>
        </table:table-row>
        <table:table-row table:style-name="Tabela41.1">
          <table:table-cell table:style-name="Tabela41.A4" office:value-type="string">
            <text:p text:style-name="P64">cestas_controller.php</text:p>
          </table:table-cell>
          <table:table-cell table:style-name="Tabela41.B4" office:value-type="string">
            <text:p text:style-name="P6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4">mantimento.php</text:p>
          </table:table-cell>
          <table:table-cell table:style-name="Tabela41.B4" office:value-type="string">
            <text:p text:style-name="P64">Classe que representa as regras de negócio que os mantimentos terão no sistema.</text:p>
          </table:table-cell>
        </table:table-row>
        <table:table-row table:style-name="Tabela41.1">
          <table:table-cell table:style-name="Tabela41.A4" office:value-type="string">
            <text:p text:style-name="P64">mantimentos_controller.php</text:p>
          </table:table-cell>
          <table:table-cell table:style-name="Tabela41.B4" office:value-type="string">
            <text:p text:style-name="P64">Classe responsável pelo CRUD (<text:span text:style-name="T34">create, read, </text:span><text:soft-page-break/><text:span text:style-name="T34">update and delete</text:span>) do mantimento.</text:p>
          </table:table-cell>
        </table:table-row>
        <table:table-row table:style-name="Tabela41.1">
          <table:table-cell table:style-name="Tabela41.A4" office:value-type="string">
            <text:p text:style-name="P64">estoque.php</text:p>
          </table:table-cell>
          <table:table-cell table:style-name="Tabela41.B4" office:value-type="string">
            <text:p text:style-name="P64">Classe que representa as regras de negócio que o estoque terá no sistema.</text:p>
          </table:table-cell>
        </table:table-row>
        <table:table-row table:style-name="Tabela41.1">
          <table:table-cell table:style-name="Tabela41.A4" office:value-type="string">
            <text:p text:style-name="P64">estoques_controller.php</text:p>
          </table:table-cell>
          <table:table-cell table:style-name="Tabela41.B4" office:value-type="string">
            <text:p text:style-name="P64">Classe responsável pelo CRUD (<text:span text:style-name="T34">create, read, update and delete</text:span>) do estoque.</text:p>
          </table:table-cell>
        </table:table-row>
        <table:table-row table:style-name="Tabela41.1">
          <table:table-cell table:style-name="Tabela41.A4" office:value-type="string">
            <text:p text:style-name="P64">log.php</text:p>
          </table:table-cell>
          <table:table-cell table:style-name="Tabela41.B4" office:value-type="string">
            <text:p text:style-name="P64">Classe responsável por fazer o relacionamento com a classe usuario.php, que irão se interagir para geração dos logs.</text:p>
          </table:table-cell>
        </table:table-row>
        <table:table-row table:style-name="Tabela41.1">
          <table:table-cell table:style-name="Tabela41.A4" office:value-type="string">
            <text:p text:style-name="P64">logs_controller.php</text:p>
          </table:table-cell>
          <table:table-cell table:style-name="Tabela41.B4" office:value-type="string">
            <text:p text:style-name="P64">Classe responsável pela geração de logs no sistema.</text:p>
          </table:table-cell>
        </table:table-row>
        <table:table-row table:style-name="Tabela41.1">
          <table:table-cell table:style-name="Tabela41.A4" office:value-type="string">
            <text:p text:style-name="P64">admin_cadastrar.ctp</text:p>
            <text:p text:style-name="P49">admin_editar.ctp</text:p>
            <text:p text:style-name="P49">admin_index.ctp <text:s/>admin_login.ctp</text:p>
          </table:table-cell>
          <table:table-cell table:style-name="Tabela41.B4" office:value-type="string">
            <text:p text:style-name="P64">Arquivos que representam a <text:span text:style-name="T34">view</text:span> do sistema que <text:s/>compõem cada módulo referente a cada controller do sistema, com exceção do <text:span text:style-name="T34">admin_login.ctp</text:span> que é referente apenas para o controlador <text:span text:style-name="T34">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6">Elemento Arquitetural</text:p>
          </table:table-cell>
          <table:table-cell table:style-name="Tabela42.B1" office:value-type="string">
            <text:p text:style-name="P66">Módulo</text:p>
          </table:table-cell>
        </table:table-row>
        <table:table-row table:style-name="Tabela42.1">
          <table:table-cell table:style-name="Tabela42.A2" office:value-type="string">
            <text:p text:style-name="P65">Controle de Usuário</text:p>
          </table:table-cell>
          <table:table-cell table:style-name="Tabela42.B2" office:value-type="string">
            <text:p text:style-name="P64"><text:span text:style-name="Default_20_Paragraph_20_Font"><text:span text:style-name="T22">usuarios_controller.php</text:span></text:span></text:p>
          </table:table-cell>
        </table:table-row>
        <table:table-row table:style-name="Tabela42.1">
          <table:table-cell table:style-name="Tabela42.A2" office:value-type="string">
            <text:p text:style-name="P65">Controle de Voluntário</text:p>
          </table:table-cell>
          <table:table-cell table:style-name="Tabela42.B2" office:value-type="string">
            <text:p text:style-name="P64">voluntarios_controller.php</text:p>
          </table:table-cell>
        </table:table-row>
        <table:table-row table:style-name="Tabela42.1">
          <table:table-cell table:style-name="Tabela42.A2" office:value-type="string">
            <text:p text:style-name="P65">Controle de Família</text:p>
          </table:table-cell>
          <table:table-cell table:style-name="Tabela42.B2" office:value-type="string">
            <text:p text:style-name="P64">familias_controller.php</text:p>
          </table:table-cell>
        </table:table-row>
        <table:table-row table:style-name="Tabela42.1">
          <table:table-cell table:style-name="Tabela42.A2" office:value-type="string">
            <text:p text:style-name="P65">Controle de Questionário Família</text:p>
          </table:table-cell>
          <table:table-cell table:style-name="Tabela42.B2" office:value-type="string">
            <text:p text:style-name="P64">questionarios_controller.php</text:p>
          </table:table-cell>
        </table:table-row>
        <table:table-row table:style-name="Tabela42.1">
          <table:table-cell table:style-name="Tabela42.A2" office:value-type="string">
            <text:p text:style-name="P65">Controle de Definição de Cesta</text:p>
          </table:table-cell>
          <table:table-cell table:style-name="Tabela42.B2" office:value-type="string">
            <text:p text:style-name="P64">definicoescestas_controller.php </text:p>
          </table:table-cell>
        </table:table-row>
        <table:table-row table:style-name="Tabela42.1">
          <table:table-cell table:style-name="Tabela42.A2" office:value-type="string">
            <text:p text:style-name="P65">Controle de Frequência Família</text:p>
          </table:table-cell>
          <table:table-cell table:style-name="Tabela42.B2" office:value-type="string">
            <text:p text:style-name="P64">frequencias_controller.php</text:p>
          </table:table-cell>
        </table:table-row>
        <text:soft-page-break/>
        <table:table-row table:style-name="Tabela42.1">
          <table:table-cell table:style-name="Tabela42.A2" office:value-type="string">
            <text:p text:style-name="P65">Controle de Cesta</text:p>
          </table:table-cell>
          <table:table-cell table:style-name="Tabela42.B2" office:value-type="string">
            <text:p text:style-name="P64">cestas_controller.php</text:p>
          </table:table-cell>
        </table:table-row>
        <table:table-row table:style-name="Tabela42.1">
          <table:table-cell table:style-name="Tabela42.A2" office:value-type="string">
            <text:p text:style-name="P65">Controle de Mantimento</text:p>
          </table:table-cell>
          <table:table-cell table:style-name="Tabela42.B2" office:value-type="string">
            <text:p text:style-name="P64">mantimentos_controller.php</text:p>
          </table:table-cell>
        </table:table-row>
        <table:table-row table:style-name="Tabela42.1">
          <table:table-cell table:style-name="Tabela42.A2" office:value-type="string">
            <text:p text:style-name="P65">Controle de Estoque</text:p>
          </table:table-cell>
          <table:table-cell table:style-name="Tabela42.B2" office:value-type="string">
            <text:p text:style-name="P64">estoques_controller.php </text:p>
          </table:table-cell>
        </table:table-row>
        <table:table-row table:style-name="Tabela42.1">
          <table:table-cell table:style-name="Tabela42.A2" office:value-type="string">
            <text:p text:style-name="P65">Controle de <text:span text:style-name="T34">Log</text:span></text:p>
          </table:table-cell>
          <table:table-cell table:style-name="Tabela42.B2" office:value-type="string">
            <text:p text:style-name="P64">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4">plugin</text:span>, mais complexo de ser implementado foi o ACL (Lista de Controle de Acesso) o qual utiliza o algoritmo <text:span text:style-name="T34">Tree</text:span> que trabalha com a lógica <text:span text:style-name="T34">Tree</text:span> em níveis de profundidade infinitos. Para a sua implantação, foi utilizado o <text:span text:style-name="T34">book</text:span> do site <text:span text:style-name="T34">cakephp.org</text:span>, que ensina passo a passo como implementar o <text:span text:style-name="T34">plugin</text:span>, porém há certas complexidades para adequá-lo no sistema, como algumas regras que devem ser seguidas. Por exemplo a criação de algumas tabelas no banco para representar os componentes específicos do <text:span text:style-name="T34">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7"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82"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4">array</text:span>. No segundo teste foi bem sucedido. </text:p>
      <text:p text:style-name="P6"/>
      <text:h text:style-name="P182"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82"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82"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80"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80"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80"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82"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80"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80"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80"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82"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82"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82"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80"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80"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80"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80"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80"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80"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80"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80"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80"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80"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82" text:outline-level="4">7.2.1.25 Caso de uso UC25 – Efetuar <text:span text:style-name="T34">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80" text:outline-level="4">7.2.1.26 Caso de uso UC26 – <text:span text:style-name="T3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82" text:outline-level="4">7.2.1.27 Caso de uso UC27 – Armazenar <text:span text:style-name="T34">log </text:span></text:h>
      <text:p text:style-name="P6"/>
      <text:p text:style-name="P6"><text:tab/>Para o teste de armazenamento de <text:span text:style-name="T34">log</text:span> foi efetuado uma simulação de monitoração do sistema e durante os testes não foi observado nenhum incidente. </text:p>
      <text:p text:style-name="P6"/>
      <text:h text:style-name="P182" text:outline-level="4">7.2.1.28 Caso de uso UC28 – Consultar <text:span text:style-name="T34">log</text:span> do Sistema </text:h>
      <text:p text:style-name="P6"/>
      <text:p text:style-name="P6"><text:tab/>Para o teste de consulta de <text:span text:style-name="T34">log</text:span> foi efetuado uma simulação de consultas referentes as alterações ocorridas no sistema e durante os testes não foi observado nenhum incidente.</text:p>
      <text:p text:style-name="P6"/>
      <text:h text:style-name="P180"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80"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80"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80"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80"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7">Caso de uso</text:p>
          </table:table-cell>
          <table:table-cell table:style-name="Tabela52.A1" office:value-type="string">
            <text:p text:style-name="P97">Data execução</text:p>
          </table:table-cell>
          <table:table-cell table:style-name="Tabela52.A1" office:value-type="string">
            <text:p text:style-name="P97">Resultado</text:p>
          </table:table-cell>
          <table:table-cell table:style-name="Tabela52.A1" office:value-type="string">
            <text:p text:style-name="P97">Reexecução</text:p>
          </table:table-cell>
          <table:table-cell table:style-name="Tabela52.E1" office:value-type="string">
            <text:p text:style-name="P97">Resultado</text:p>
          </table:table-cell>
        </table:table-row>
        <table:table-row>
          <table:table-cell table:style-name="Tabela52.A2" office:value-type="string">
            <text:p text:style-name="P95">UC01</text:p>
          </table:table-cell>
          <table:table-cell table:style-name="Tabela52.A2" office:value-type="string">
            <text:p text:style-name="P95">27/08/2011</text:p>
          </table:table-cell>
          <table:table-cell table:style-name="Tabela52.A2" office:value-type="string">
            <text:p text:style-name="P95">Falhou</text:p>
          </table:table-cell>
          <table:table-cell table:style-name="Tabela52.A2" office:value-type="string">
            <text:p text:style-name="P95">29/08/2011</text:p>
          </table:table-cell>
          <table:table-cell table:style-name="Tabela52.E2" office:value-type="string">
            <text:p text:style-name="P95">Passou</text:p>
          </table:table-cell>
        </table:table-row>
        <table:table-row>
          <table:table-cell table:style-name="Tabela52.A2" office:value-type="string">
            <text:p text:style-name="P95">UC02</text:p>
          </table:table-cell>
          <table:table-cell table:style-name="Tabela52.A2" office:value-type="string">
            <text:p text:style-name="P95">27/08/2011</text:p>
          </table:table-cell>
          <table:table-cell table:style-name="Tabela52.A2" office:value-type="string">
            <text:p text:style-name="P95">Falhou</text:p>
          </table:table-cell>
          <table:table-cell table:style-name="Tabela52.A2" office:value-type="string">
            <text:p text:style-name="P95">29/08/2011</text:p>
          </table:table-cell>
          <table:table-cell table:style-name="Tabela52.E2" office:value-type="string">
            <text:p text:style-name="P95">Passou</text:p>
          </table:table-cell>
        </table:table-row>
        <table:table-row>
          <table:table-cell table:style-name="Tabela52.A2" office:value-type="string">
            <text:p text:style-name="P95">UC03</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4</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5</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6</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7</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8</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09</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ext:soft-page-break/>
        <table:table-row>
          <table:table-cell table:style-name="Tabela52.A2" office:value-type="string">
            <text:p text:style-name="P95">UC10</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1</text:p>
          </table:table-cell>
          <table:table-cell table:style-name="Tabela52.A2" office:value-type="string">
            <text:p text:style-name="P95">25/09/2011</text:p>
          </table:table-cell>
          <table:table-cell table:style-name="Tabela52.A2" office:value-type="string">
            <text:p text:style-name="P95">Falh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2</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3</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4</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5</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6</text:p>
          </table:table-cell>
          <table:table-cell table:style-name="Tabela52.A2" office:value-type="string">
            <text:p text:style-name="P95">25/09/2011</text:p>
          </table:table-cell>
          <table:table-cell table:style-name="Tabela52.A2" office:value-type="string">
            <text:p text:style-name="P95">Falh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7</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8</text:p>
          </table:table-cell>
          <table:table-cell table:style-name="Tabela52.A2" office:value-type="string">
            <text:p text:style-name="P95">25/09/2011</text:p>
          </table:table-cell>
          <table:table-cell table:style-name="Tabela52.A2" office:value-type="string">
            <text:p text:style-name="P95">Falh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19</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0</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1</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2</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3</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4</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5</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6</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7</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8</text:p>
          </table:table-cell>
          <table:table-cell table:style-name="Tabela52.A2" office:value-type="string">
            <text:p text:style-name="P95">27/08/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29</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30</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31</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32</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row>
          <table:table-cell table:style-name="Tabela52.A2" office:value-type="string">
            <text:p text:style-name="P95">UC33</text:p>
          </table:table-cell>
          <table:table-cell table:style-name="Tabela52.A2" office:value-type="string">
            <text:p text:style-name="P95">25/09/2011</text:p>
          </table:table-cell>
          <table:table-cell table:style-name="Tabela52.A2" office:value-type="string">
            <text:p text:style-name="P95">Passou</text:p>
          </table:table-cell>
          <table:table-cell table:style-name="Tabela52.A2" office:value-type="string">
            <text:p text:style-name="P95">30/09/2011</text:p>
          </table:table-cell>
          <table:table-cell table:style-name="Tabela52.E2" office:value-type="string">
            <text:p text:style-name="P95">Passou</text:p>
          </table:table-cell>
        </table:table-row>
      </table:table>
      <text:p text:style-name="leg.Quadro"><text:tab/>Quadro XX – Resumo dos testes</text:p>
      <text:p text:style-name="P131"/>
      <text:h text:style-name="Heading_20_3" text:outline-level="3">7.2.3 Considerações Sobre a Execução dos Testes</text:h>
      <text:p text:style-name="P6"/>
      <text:p text:style-name="P157"><text:tab/>Como definido no capítulo 2, optou-se em utilizar o procedimento de teste “caixa preta”, no qual pode-se encontrar vários problemas durante a execução. No entanto, foram problemas bem simples como até erro de digitação de variáveis.</text:p>
      <text:p text:style-name="P33"><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57">view</text:span><text:span text:style-name="T3"> da família. Muitos testes foram executados em cima desse processo para que estivesse refinado para utilização.</text:span></text:p>
      <text:p text:style-name="P33"><text:span text:style-name="T3"><text:tab/>Outro ponto muito importante e complexo do sistema foi a parte de permissões: no qual foi utilizado um </text:span><text:span text:style-name="T57">plugin</text:span><text:span text:style-name="T3"> de terceiros para estar executando tal tarefa. Vários testes de retirar e incluir permissões foram executados.</text:span></text:p>
      <text:p text:style-name="P15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157"><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3"><text:span text:style-name="T3"><text:tab/>Conclui-se nesta etapa os processos de implementação de teste do </text:span><text:span text:style-name="T57">software</text:span><text:span text:style-name="T3"> proposto, modelado e descrito em todo o decorrer da documentação.</text:span></text:p>
      <text:p text:style-name="P33"><text:span text:style-name="T3"><text:tab/>Apesar da implementação estar sendo estudada há alguns meses, para que </text:span><text:soft-page-break/><text:span text:style-name="T3">pudéssemos obter um desenvolvimento do </text:span><text:span text:style-name="T57">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3"><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6">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6">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6">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33"><text:span text:style-name="T3"><text:tab/>A implantação do sistema ficou dividida para uma melhor realização de testes durante e pós implantação. A instituição disponibilizou uma máquina com um porte mais “arrojado” para servir de servidor e onde será executado o sistema.</text:span></text:p>
      <text:p text:style-name="P33"><text:span text:style-name="T3"><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span></text:p>
      <text:p text:style-name="P33"><text:span text:style-name="T3"><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span></text:p>
      <text:p text:style-name="P15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33"><text:span text:style-name="T3"><text:tab/>Com relação à pré-operação, os usuários presentes na SEJA, no momento da instalação do protótipo, verificaram o sistema a fim de encontrar as funcionalidades que foram exigidas na especificação de requisitos que por algum motivo não estariam implementadas.</text:span></text:p>
      <text:p text:style-name="P157"><text:span text:style-name="T3"><text:tab/>Até o momento não foram encontradas falhas referentes à especificação de requisitos. Não foram apresentados problemas, também, para a entrega do produto final de acordo com o cronograma da equipe de desenvolvimento do sistema.</text:span></text:p>
      <text:p text:style-name="P6"/>
      <text:h text:style-name="P196" text:outline-level="1">10 MONITORAMENTO E CONTROLE</text:h>
      <text:p text:style-name="P26"/>
      <text:h text:style-name="Heading_20_2" text:outline-level="2">10.1 Considerações Preliminares</text:h>
      <text:p text:style-name="P26"/>
      <text:p text:style-name="P26"><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6"/>
      <text:h text:style-name="Heading_20_2" text:outline-level="2">10.2 Primeiro monitoramento e controle</text:h>
      <text:p text:style-name="P26"/>
      <text:p text:style-name="P26"><text:tab/>Marco – Final da fase da Especificação de Requisitos</text:p>
      <text:p text:style-name="P26"/>
      <text:h text:style-name="Heading_20_3" text:outline-level="3">10.2.1 Prazo</text:h>
      <text:p text:style-name="P26"><text:tab/>De acordo com a elaboração do cronograma realizado no capítulo 2, item 2.8, o planejado foi executado até a data final proposta, não havendo necessidade de ajustes de projeto ou cronograma. Seguem as datas no quadro: </text:p>
      <text:p text:style-name="P26"/>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5">Prazos</text:p>
          </table:table-cell>
          <table:covered-table-cell/>
          <table:covered-table-cell/>
          <table:covered-table-cell/>
          <table:covered-table-cell/>
          <table:covered-table-cell/>
        </table:table-row>
        <table:table-row>
          <table:table-cell table:style-name="Tabela34.A2" office:value-type="string">
            <text:p text:style-name="P95"/>
          </table:table-cell>
          <table:table-cell table:style-name="Tabela34.B2" table:number-columns-spanned="2" office:value-type="string">
            <text:p text:style-name="P95">Previsto</text:p>
          </table:table-cell>
          <table:covered-table-cell/>
          <table:table-cell table:style-name="Tabela34.B2" table:number-columns-spanned="2" office:value-type="string">
            <text:p text:style-name="P95">Realizado</text:p>
          </table:table-cell>
          <table:covered-table-cell/>
          <table:table-cell table:style-name="Tabela34.F2" office:value-type="string">
            <text:p text:style-name="P95"/>
          </table:table-cell>
        </table:table-row>
        <table:table-row>
          <table:table-cell table:style-name="Tabela34.B2" office:value-type="string">
            <text:p text:style-name="P95">Atividade</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F3" office:value-type="string">
            <text:p text:style-name="P95">Diferença</text:p>
          </table:table-cell>
        </table:table-row>
        <table:table-row>
          <table:table-cell table:style-name="Tabela34.A2" office:value-type="string">
            <text:p text:style-name="P109">Levantamento preliminar de requisitos</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F2" office:value-type="string">
            <text:p text:style-name="P109">Em dia</text:p>
          </table:table-cell>
        </table:table-row>
        <table:table-row>
          <table:table-cell table:style-name="Tabela34.A2" office:value-type="string">
            <text:p text:style-name="P109">Escopo</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F2" office:value-type="string">
            <text:p text:style-name="P109">Em dia</text:p>
          </table:table-cell>
        </table:table-row>
        <table:table-row>
          <table:table-cell table:style-name="Tabela34.A2" office:value-type="string">
            <text:p text:style-name="P109">Plano processo de desenvolvimento</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F2" office:value-type="string">
            <text:p text:style-name="P109">Em dia</text:p>
          </table:table-cell>
        </table:table-row>
        <table:table-row>
          <table:table-cell table:style-name="Tabela34.A2" office:value-type="string">
            <text:p text:style-name="P109">Estrutura analítica</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F2" office:value-type="string">
            <text:p text:style-name="P109">Em dia</text:p>
          </table:table-cell>
        </table:table-row>
        <text:soft-page-break/>
        <table:table-row>
          <table:table-cell table:style-name="Tabela34.A2" office:value-type="string">
            <text:p text:style-name="P109">Estimativas</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F2" office:value-type="string">
            <text:p text:style-name="P109">Em dia</text:p>
          </table:table-cell>
        </table:table-row>
        <table:table-row>
          <table:table-cell table:style-name="Tabela34.A2" office:value-type="string">
            <text:p text:style-name="P109">Plano organização</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F2" office:value-type="string">
            <text:p text:style-name="P109">Em dia</text:p>
          </table:table-cell>
        </table:table-row>
        <table:table-row>
          <table:table-cell table:style-name="Tabela34.A2" office:value-type="string">
            <text:p text:style-name="P109">Monitoramento e controle</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F2" office:value-type="string">
            <text:p text:style-name="P109">Em dia</text:p>
          </table:table-cell>
        </table:table-row>
        <table:table-row>
          <table:table-cell table:style-name="Tabela34.A2" office:value-type="string">
            <text:p text:style-name="P109">Cronograma</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F2" office:value-type="string">
            <text:p text:style-name="P109">Em dia</text:p>
          </table:table-cell>
        </table:table-row>
        <table:table-row>
          <table:table-cell table:style-name="Tabela34.A2" office:value-type="string">
            <text:p text:style-name="P109">Recursos humanos</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F2" office:value-type="string">
            <text:p text:style-name="P109">Em dia</text:p>
          </table:table-cell>
        </table:table-row>
        <table:table-row>
          <table:table-cell table:style-name="Tabela34.A2" office:value-type="string">
            <text:p text:style-name="P109">Recursos gerais</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F2" office:value-type="string">
            <text:p text:style-name="P109">Em dia</text:p>
          </table:table-cell>
        </table:table-row>
        <table:table-row>
          <table:table-cell table:style-name="Tabela34.A2" office:value-type="string">
            <text:p text:style-name="P109">Plano de custo</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F2" office:value-type="string">
            <text:p text:style-name="P109">Em dia</text:p>
          </table:table-cell>
        </table:table-row>
        <table:table-row>
          <table:table-cell table:style-name="Tabela34.A2" office:value-type="string">
            <text:p text:style-name="P109">Plano de teste</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F2" office:value-type="string">
            <text:p text:style-name="P109">Em dia</text:p>
          </table:table-cell>
        </table:table-row>
        <table:table-row>
          <table:table-cell table:style-name="Tabela34.A2" office:value-type="string">
            <text:p text:style-name="P109">Plano de treinamento</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F2" office:value-type="string">
            <text:p text:style-name="P109">Em dia</text:p>
          </table:table-cell>
        </table:table-row>
        <table:table-row>
          <table:table-cell table:style-name="Tabela34.A2" office:value-type="string">
            <text:p text:style-name="P109">Plano de implantação</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6/03/2011</text:p>
          </table:table-cell>
          <table:table-cell table:style-name="Tabela34.A2" office:value-type="string">
            <text:p text:style-name="P109">18/03/2011</text:p>
          </table:table-cell>
          <table:table-cell table:style-name="Tabela34.A2" office:value-type="string">
            <text:p text:style-name="P109">16/03/2011</text:p>
          </table:table-cell>
          <table:table-cell table:style-name="Tabela34.A2" office:value-type="string">
            <text:p text:style-name="P109">23/04/2011</text:p>
          </table:table-cell>
          <table:table-cell table:style-name="Tabela34.F2" office:value-type="string">
            <text:p text:style-name="P109">Atraso de 35 dias</text:p>
          </table:table-cell>
        </table:table-row>
      </table:table>
      <text:p text:style-name="leg.Quadro"><text:tab/>Quadro 45 – Prazo do Primeiro Monitoramento e Controle</text:p>
      <text:p text:style-name="P26"/>
      <text:h text:style-name="Heading_20_3" text:outline-level="3">10.2.2 Produção</text:h>
      <text:p text:style-name="P26"/>
      <text:p text:style-name="P137"><text:span text:style-name="T3">Por decisão do Colegiado do curso, a apresentação do monitoramento e controle de produção é opcional e por este motivo não será elaborado neste projeto</text:span><text:span text:style-name="T3">.</text:span></text:p>
      <text:p text:style-name="P26"/>
      <text:h text:style-name="Heading_20_3" text:outline-level="3">10.2.3 Custos</text:h>
      <text:p text:style-name="P26"/>
      <text:p text:style-name="P138">Os valores contidos abaixo são resultado da efetivação de um cálculo dos gastos ocorridos até o momento, ou seja, no primeiro marco do primeiro monitoramento e controle.</text:p>
      <text:p text:style-name="P26"/>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4">Recurso</text:p>
          </table:table-cell>
          <table:table-cell table:style-name="Tabela35.A1" office:value-type="string">
            <text:p text:style-name="P114">Previsto até 18/03/11 em R$</text:p>
          </table:table-cell>
          <table:table-cell table:style-name="Tabela35.A1" office:value-type="string">
            <text:p text:style-name="P114">Realizado até 23/ 03/11 em R$</text:p>
          </table:table-cell>
          <table:table-cell table:style-name="Tabela35.D1" office:value-type="string">
            <text:p text:style-name="P114">Observações</text:p>
          </table:table-cell>
        </table:table-row>
        <table:table-row>
          <table:table-cell table:style-name="Tabela35.A2" office:value-type="string">
            <text:p text:style-name="P114">Software</text:p>
          </table:table-cell>
          <table:table-cell table:style-name="Tabela35.A2" office:value-type="string">
            <text:p text:style-name="P115">16,50</text:p>
          </table:table-cell>
          <table:table-cell table:style-name="Tabela35.A2" office:value-type="string">
            <text:p text:style-name="P115">16,50</text:p>
          </table:table-cell>
          <table:table-cell table:style-name="Tabela35.D2" office:value-type="string">
            <text:p text:style-name="P115">Não houve alterações pois o valor do item se mantem a partir da data início</text:p>
          </table:table-cell>
        </table:table-row>
        <table:table-row>
          <table:table-cell table:style-name="Tabela35.A2" office:value-type="string">
            <text:p text:style-name="P114">Hardware</text:p>
          </table:table-cell>
          <table:table-cell table:style-name="Tabela35.A2" office:value-type="string">
            <text:p text:style-name="P115">132,50</text:p>
          </table:table-cell>
          <table:table-cell table:style-name="Tabela35.A2" office:value-type="string">
            <text:p text:style-name="P115">132,50</text:p>
          </table:table-cell>
          <table:table-cell table:style-name="Tabela35.D2" office:value-type="string">
            <text:p text:style-name="P115">Não houve alterações pois o <text:soft-page-break/>valor do item se mantem a partir da data início</text:p>
          </table:table-cell>
        </table:table-row>
        <table:table-row>
          <table:table-cell table:style-name="Tabela35.A2" office:value-type="string">
            <text:p text:style-name="P114">Mão de Obra</text:p>
          </table:table-cell>
          <table:table-cell table:style-name="Tabela35.A2" office:value-type="string">
            <text:p text:style-name="P115">560,00</text:p>
          </table:table-cell>
          <table:table-cell table:style-name="Tabela35.A2" office:value-type="string">
            <text:p text:style-name="P115">780,00</text:p>
          </table:table-cell>
          <table:table-cell table:style-name="Tabela35.D2" office:value-type="string">
            <text:p text:style-name="P115">Aumento do resultado obtido do cálculo de 2 Gerentes e 2 Analistas</text:p>
          </table:table-cell>
        </table:table-row>
        <table:table-row>
          <table:table-cell table:style-name="Tabela35.A2" office:value-type="string">
            <text:p text:style-name="P114">Despesas Gerais</text:p>
          </table:table-cell>
          <table:table-cell table:style-name="Tabela35.A2" office:value-type="string">
            <text:p text:style-name="P115">401,94</text:p>
          </table:table-cell>
          <table:table-cell table:style-name="Tabela35.A2" office:value-type="string">
            <text:p text:style-name="P115">474,12</text:p>
          </table:table-cell>
          <table:table-cell table:style-name="Tabela35.D2" office:value-type="string">
            <text:p text:style-name="P115">Aumento do resultado obtido pelo aumento dos meses trabalhados</text:p>
          </table:table-cell>
        </table:table-row>
        <table:table-row>
          <table:table-cell table:style-name="Tabela35.A2" office:value-type="string">
            <text:p text:style-name="P116">TOTAL</text:p>
          </table:table-cell>
          <table:table-cell table:style-name="Tabela35.A2" office:value-type="string">
            <text:p text:style-name="P116">R$ 1.110,94</text:p>
          </table:table-cell>
          <table:table-cell table:style-name="Tabela35.A2" office:value-type="string">
            <text:p text:style-name="P116">R$ 1.403,12</text:p>
          </table:table-cell>
          <table:table-cell table:style-name="Tabela35.D2" office:value-type="string">
            <text:p text:style-name="P116"/>
          </table:table-cell>
        </table:table-row>
      </table:table>
      <text:p text:style-name="leg.Quadro"><text:tab/>Quadro 46 – Custo do Primeiro Monitoramento e Controle</text:p>
      <text:p text:style-name="P26"/>
      <text:h text:style-name="Heading_20_3" text:outline-level="3">10.2.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10.2.5 Fechamento do Primeiro Monitoramento e Controle </text:h>
      <text:p text:style-name="P26"/>
      <text:p text:style-name="P26"><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6"/>
      <text:h text:style-name="Heading_20_2" text:outline-level="2">10.3 Segundo monitoramento e controle</text:h>
      <text:p text:style-name="P26"/>
      <text:p text:style-name="P26"><text:tab/>Marco – Final da fase de Análise e Modelagem</text:p>
      <text:p text:style-name="P26"/>
      <text:h text:style-name="Heading_20_3" text:outline-level="3">10.3.1 Prazo</text:h>
      <text:p text:style-name="P26"><text:tab/>De acordo com a elaboração do cronograma realizado no capítulo 2, item 2.8, o planejado foi executado até a data final proposta, não havendo necessidade de <text:soft-page-break/>ajustes de projeto ou cronograma. Seguem as datas no quadro: </text:p>
      <text:p text:style-name="P26"/>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5">Prazos</text:p>
          </table:table-cell>
          <table:covered-table-cell/>
          <table:covered-table-cell/>
          <table:covered-table-cell/>
          <table:covered-table-cell/>
          <table:covered-table-cell/>
        </table:table-row>
        <table:table-row>
          <table:table-cell table:style-name="Tabela36.A2" office:value-type="string">
            <text:p text:style-name="P95"/>
          </table:table-cell>
          <table:table-cell table:style-name="Tabela36.B2" table:number-columns-spanned="2" office:value-type="string">
            <text:p text:style-name="P95">Previsto</text:p>
          </table:table-cell>
          <table:covered-table-cell/>
          <table:table-cell table:style-name="Tabela36.B2" table:number-columns-spanned="2" office:value-type="string">
            <text:p text:style-name="P95">Realizado</text:p>
          </table:table-cell>
          <table:covered-table-cell/>
          <table:table-cell table:style-name="Tabela36.F2" office:value-type="string">
            <text:p text:style-name="P95"/>
          </table:table-cell>
        </table:table-row>
        <table:table-row>
          <table:table-cell table:style-name="Tabela36.B2" office:value-type="string">
            <text:p text:style-name="P95">Atividade</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F3" office:value-type="string">
            <text:p text:style-name="P95">Diferença</text:p>
          </table:table-cell>
        </table:table-row>
        <table:table-row>
          <table:table-cell table:style-name="Tabela36.A2" office:value-type="string">
            <text:p text:style-name="P109">Levantamento preliminar de requisitos</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F2" office:value-type="string">
            <text:p text:style-name="P109">Em dia</text:p>
          </table:table-cell>
        </table:table-row>
        <table:table-row>
          <table:table-cell table:style-name="Tabela36.A2" office:value-type="string">
            <text:p text:style-name="P109">Escopo</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F2" office:value-type="string">
            <text:p text:style-name="P109">Em dia</text:p>
          </table:table-cell>
        </table:table-row>
        <table:table-row>
          <table:table-cell table:style-name="Tabela36.A2" office:value-type="string">
            <text:p text:style-name="P109">Plano processo de desenvolvimento</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F2" office:value-type="string">
            <text:p text:style-name="P109">Em dia</text:p>
          </table:table-cell>
        </table:table-row>
        <table:table-row>
          <table:table-cell table:style-name="Tabela36.A2" office:value-type="string">
            <text:p text:style-name="P109">Estrutura analítica</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F2" office:value-type="string">
            <text:p text:style-name="P109">Em dia</text:p>
          </table:table-cell>
        </table:table-row>
        <table:table-row>
          <table:table-cell table:style-name="Tabela36.A2" office:value-type="string">
            <text:p text:style-name="P109">Estimativas</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F2" office:value-type="string">
            <text:p text:style-name="P109">Em dia</text:p>
          </table:table-cell>
        </table:table-row>
        <table:table-row>
          <table:table-cell table:style-name="Tabela36.A2" office:value-type="string">
            <text:p text:style-name="P109">Plano organização</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F2" office:value-type="string">
            <text:p text:style-name="P109">Em dia</text:p>
          </table:table-cell>
        </table:table-row>
        <table:table-row>
          <table:table-cell table:style-name="Tabela36.A2" office:value-type="string">
            <text:p text:style-name="P109">Monitoramento e controle</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F2" office:value-type="string">
            <text:p text:style-name="P109">Em dia</text:p>
          </table:table-cell>
        </table:table-row>
        <table:table-row>
          <table:table-cell table:style-name="Tabela36.A2" office:value-type="string">
            <text:p text:style-name="P109">Cronograma</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F2" office:value-type="string">
            <text:p text:style-name="P109">Em dia</text:p>
          </table:table-cell>
        </table:table-row>
        <table:table-row>
          <table:table-cell table:style-name="Tabela36.A2" office:value-type="string">
            <text:p text:style-name="P109">Recursos humanos</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F2" office:value-type="string">
            <text:p text:style-name="P109">Em dia</text:p>
          </table:table-cell>
        </table:table-row>
        <table:table-row>
          <table:table-cell table:style-name="Tabela36.A2" office:value-type="string">
            <text:p text:style-name="P109">Recursos gerais</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F2" office:value-type="string">
            <text:p text:style-name="P109">Em dia</text:p>
          </table:table-cell>
        </table:table-row>
        <table:table-row>
          <table:table-cell table:style-name="Tabela36.A2" office:value-type="string">
            <text:p text:style-name="P109">Plano de custo</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F2" office:value-type="string">
            <text:p text:style-name="P109">Em dia</text:p>
          </table:table-cell>
        </table:table-row>
        <table:table-row>
          <table:table-cell table:style-name="Tabela36.A2" office:value-type="string">
            <text:p text:style-name="P109">Plano de teste</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F2" office:value-type="string">
            <text:p text:style-name="P109">Em dia</text:p>
          </table:table-cell>
        </table:table-row>
        <table:table-row>
          <table:table-cell table:style-name="Tabela36.A2" office:value-type="string">
            <text:p text:style-name="P109">Plano de treinamento</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F2" office:value-type="string">
            <text:p text:style-name="P109">Em dia</text:p>
          </table:table-cell>
        </table:table-row>
        <table:table-row>
          <table:table-cell table:style-name="Tabela36.A2" office:value-type="string">
            <text:p text:style-name="P109">Plano de implantação</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6/03/2011</text:p>
          </table:table-cell>
          <table:table-cell table:style-name="Tabela36.A2" office:value-type="string">
            <text:p text:style-name="P109">18/04/2011</text:p>
          </table:table-cell>
          <table:table-cell table:style-name="Tabela36.A2" office:value-type="string">
            <text:p text:style-name="P109">16/03/2011</text:p>
          </table:table-cell>
          <table:table-cell table:style-name="Tabela36.A2" office:value-type="string">
            <text:p text:style-name="P109">23/04/2011</text:p>
          </table:table-cell>
          <table:table-cell table:style-name="Tabela36.F2" office:value-type="string">
            <text:p text:style-name="P109">Atraso de 4 dias</text:p>
          </table:table-cell>
        </table:table-row>
        <table:table-row>
          <table:table-cell table:style-name="Tabela36.A2" office:value-type="string">
            <text:p text:style-name="P109">Diagrama de classe</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1/05/2011</text:p>
          </table:table-cell>
          <table:table-cell table:style-name="Tabela36.A2" office:value-type="string">
            <text:p text:style-name="P109">28/05/2011</text:p>
          </table:table-cell>
          <table:table-cell table:style-name="Tabela36.F2" office:value-type="string">
            <text:p text:style-name="P109">Adiantado 14 dias</text:p>
          </table:table-cell>
        </table:table-row>
        <table:table-row>
          <table:table-cell table:style-name="Tabela36.A2" office:value-type="string">
            <text:p text:style-name="P109">Diagrama de sequência</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3/05/2011</text:p>
          </table:table-cell>
          <table:table-cell table:style-name="Tabela36.A2" office:value-type="string">
            <text:p text:style-name="P109">26/05/2011</text:p>
          </table:table-cell>
          <table:table-cell table:style-name="Tabela36.F2" office:value-type="string">
            <text:p text:style-name="P109">Adiantado 18 dias</text:p>
          </table:table-cell>
        </table:table-row>
        <table:table-row>
          <table:table-cell table:style-name="Tabela36.A2" office:value-type="string">
            <text:p text:style-name="P109">DTR</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1/05/2011</text:p>
          </table:table-cell>
          <table:table-cell table:style-name="Tabela36.A2" office:value-type="string">
            <text:p text:style-name="P109">30/05/2011</text:p>
          </table:table-cell>
          <table:table-cell table:style-name="Tabela36.F2" office:value-type="string">
            <text:p text:style-name="P109">Adiantado 12 dias</text:p>
          </table:table-cell>
        </table:table-row>
      </table:table>
      <text:p text:style-name="leg.Quadro"><text:tab/>Quadro 47 – Prazo do Segundo Monitoramento e Controle</text:p>
      <text:p text:style-name="P26"/>
      <text:h text:style-name="Heading_20_3" text:outline-level="3"><text:soft-page-break/>10.3.2 Produção</text:h>
      <text:p text:style-name="P26"/>
      <text:p text:style-name="P138">Por decisão do Colegiado do curso, a apresentação do monitoramento e controle de produção é opcional e por este motivo não será elaborado neste projeto.</text:p>
      <text:p text:style-name="P26"/>
      <text:h text:style-name="Heading_20_3" text:outline-level="3">10.3.3 Custos</text:h>
      <text:p text:style-name="P26"/>
      <text:p text:style-name="P138">Os valores contidos abaixo são resultado da efetivação de um cálculo dos gastos ocorridos até o momento, ou seja, no segundo marco do segundo monitoramento e controle.</text:p>
      <text:p text:style-name="P26"/>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4">Recurso</text:p>
          </table:table-cell>
          <table:table-cell table:style-name="Tabela37.A1" office:value-type="string">
            <text:p text:style-name="P114">Previsto até 03/06/11 em R$</text:p>
          </table:table-cell>
          <table:table-cell table:style-name="Tabela37.A1" office:value-type="string">
            <text:p text:style-name="P114">Realizado até 15/ 05/11 em R$</text:p>
          </table:table-cell>
          <table:table-cell table:style-name="Tabela37.D1" office:value-type="string">
            <text:p text:style-name="P114">Observações</text:p>
          </table:table-cell>
        </table:table-row>
        <table:table-row>
          <table:table-cell table:style-name="Tabela37.A2" office:value-type="string">
            <text:p text:style-name="P114">Software</text:p>
          </table:table-cell>
          <table:table-cell table:style-name="Tabela37.A2" office:value-type="string">
            <text:p text:style-name="P115">16,50</text:p>
          </table:table-cell>
          <table:table-cell table:style-name="Tabela37.A2" office:value-type="string">
            <text:p text:style-name="P115">16,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Hardware</text:p>
          </table:table-cell>
          <table:table-cell table:style-name="Tabela37.A2" office:value-type="string">
            <text:p text:style-name="P115">132,50</text:p>
          </table:table-cell>
          <table:table-cell table:style-name="Tabela37.A2" office:value-type="string">
            <text:p text:style-name="P115">132,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Mão de Obra</text:p>
          </table:table-cell>
          <table:table-cell table:style-name="Tabela37.A2" office:value-type="string">
            <text:p text:style-name="P115">3.060,00</text:p>
          </table:table-cell>
          <table:table-cell table:style-name="Tabela37.A2" office:value-type="string">
            <text:p text:style-name="P115">1.800,00</text:p>
          </table:table-cell>
          <table:table-cell table:style-name="Tabela37.D2" office:value-type="string">
            <text:p text:style-name="P115">Redução do resultado obtido do cálculo de 2 Gerentes e 2 Analistas</text:p>
          </table:table-cell>
        </table:table-row>
        <table:table-row>
          <table:table-cell table:style-name="Tabela37.A2" office:value-type="string">
            <text:p text:style-name="P114">Despesas Gerais</text:p>
          </table:table-cell>
          <table:table-cell table:style-name="Tabela37.A2" office:value-type="string">
            <text:p text:style-name="P115">1.867,59</text:p>
          </table:table-cell>
          <table:table-cell table:style-name="Tabela37.A2" office:value-type="string">
            <text:p text:style-name="P115">1.109,70</text:p>
          </table:table-cell>
          <table:table-cell table:style-name="Tabela37.D2" office:value-type="string">
            <text:p text:style-name="P115">Redução do resultado obtido pela diminuição nos meses trabalhados</text:p>
          </table:table-cell>
        </table:table-row>
        <table:table-row>
          <table:table-cell table:style-name="Tabela37.A2" office:value-type="string">
            <text:p text:style-name="P116">TOTAL</text:p>
          </table:table-cell>
          <table:table-cell table:style-name="Tabela37.A2" office:value-type="string">
            <text:p text:style-name="P116">R$ 5.076,59</text:p>
          </table:table-cell>
          <table:table-cell table:style-name="Tabela37.A2" office:value-type="string">
            <text:p text:style-name="P116">R$ 3.058,70</text:p>
          </table:table-cell>
          <table:table-cell table:style-name="Tabela37.D2" office:value-type="string">
            <text:p text:style-name="P116"/>
          </table:table-cell>
        </table:table-row>
      </table:table>
      <text:p text:style-name="leg.Quadro"><text:tab/>Quadro 48 – Custo do Segundo Monitoramento e Controle</text:p>
      <text:p text:style-name="P26"/>
      <text:h text:style-name="Heading_20_3" text:outline-level="3">10.3.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text:soft-page-break/>10.3.5 Fechamento do Segundo Monitoramento e Controle </text:h>
      <text:p text:style-name="P26"/>
      <text:p text:style-name="P26"><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6"/>
      <text:h text:style-name="Heading_20_2" text:outline-level="2">10.4 Terceiro monitoramento e controle</text:h>
      <text:p text:style-name="P26"/>
      <text:p text:style-name="P26"><text:tab/>Marco – Final da fase de teste</text:p>
      <text:p text:style-name="P26"/>
      <text:h text:style-name="Heading_20_3" text:outline-level="3">10.4.1 Prazo</text:h>
      <text:p text:style-name="P26"><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6"/>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5">Prazos</text:p>
          </table:table-cell>
          <table:covered-table-cell/>
          <table:covered-table-cell/>
          <table:covered-table-cell/>
          <table:covered-table-cell/>
          <table:covered-table-cell/>
        </table:table-row>
        <table:table-row>
          <table:table-cell table:style-name="Tabela55.A2" office:value-type="string">
            <text:p text:style-name="P95"/>
          </table:table-cell>
          <table:table-cell table:style-name="Tabela55.B2" table:number-columns-spanned="2" office:value-type="string">
            <text:p text:style-name="P95">Previsto</text:p>
          </table:table-cell>
          <table:covered-table-cell/>
          <table:table-cell table:style-name="Tabela55.B2" table:number-columns-spanned="2" office:value-type="string">
            <text:p text:style-name="P95">Realizado</text:p>
          </table:table-cell>
          <table:covered-table-cell/>
          <table:table-cell table:style-name="Tabela55.F2" office:value-type="string">
            <text:p text:style-name="P95"/>
          </table:table-cell>
        </table:table-row>
        <table:table-row>
          <table:table-cell table:style-name="Tabela55.B2" office:value-type="string">
            <text:p text:style-name="P95">Atividade</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F3" office:value-type="string">
            <text:p text:style-name="P95">Diferença</text:p>
          </table:table-cell>
        </table:table-row>
        <table:table-row>
          <table:table-cell table:style-name="Tabela55.A2" office:value-type="string">
            <text:p text:style-name="P109">Levantamento preliminar de requisitos</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F2" office:value-type="string">
            <text:p text:style-name="P109">Em dia</text:p>
          </table:table-cell>
        </table:table-row>
        <table:table-row>
          <table:table-cell table:style-name="Tabela55.A2" office:value-type="string">
            <text:p text:style-name="P109">Escopo</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F2" office:value-type="string">
            <text:p text:style-name="P109">Em dia</text:p>
          </table:table-cell>
        </table:table-row>
        <table:table-row>
          <table:table-cell table:style-name="Tabela55.A2" office:value-type="string">
            <text:p text:style-name="P109">Plano processo de desenvolvimento</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F2" office:value-type="string">
            <text:p text:style-name="P109">Em dia</text:p>
          </table:table-cell>
        </table:table-row>
        <table:table-row>
          <table:table-cell table:style-name="Tabela55.A2" office:value-type="string">
            <text:p text:style-name="P109">Estrutura analítica</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F2" office:value-type="string">
            <text:p text:style-name="P109">Em dia</text:p>
          </table:table-cell>
        </table:table-row>
        <table:table-row>
          <table:table-cell table:style-name="Tabela55.A2" office:value-type="string">
            <text:p text:style-name="P109">Estimativas</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F2" office:value-type="string">
            <text:p text:style-name="P109">Em dia</text:p>
          </table:table-cell>
        </table:table-row>
        <table:table-row>
          <table:table-cell table:style-name="Tabela55.A2" office:value-type="string">
            <text:p text:style-name="P109">Plano organização</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F2" office:value-type="string">
            <text:p text:style-name="P109">Em dia</text:p>
          </table:table-cell>
        </table:table-row>
        <text:soft-page-break/>
        <table:table-row>
          <table:table-cell table:style-name="Tabela55.A2" office:value-type="string">
            <text:p text:style-name="P109">Monitoramento e controle</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F2" office:value-type="string">
            <text:p text:style-name="P109">Em dia</text:p>
          </table:table-cell>
        </table:table-row>
        <table:table-row>
          <table:table-cell table:style-name="Tabela55.A2" office:value-type="string">
            <text:p text:style-name="P109">Cronograma</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F2" office:value-type="string">
            <text:p text:style-name="P109">Em dia</text:p>
          </table:table-cell>
        </table:table-row>
        <table:table-row>
          <table:table-cell table:style-name="Tabela55.A2" office:value-type="string">
            <text:p text:style-name="P109">Recursos humanos</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F2" office:value-type="string">
            <text:p text:style-name="P109">Em dia</text:p>
          </table:table-cell>
        </table:table-row>
        <table:table-row>
          <table:table-cell table:style-name="Tabela55.A2" office:value-type="string">
            <text:p text:style-name="P109">Recursos gerais</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F2" office:value-type="string">
            <text:p text:style-name="P109">Em dia</text:p>
          </table:table-cell>
        </table:table-row>
        <table:table-row>
          <table:table-cell table:style-name="Tabela55.A2" office:value-type="string">
            <text:p text:style-name="P109">Plano de custo</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F2" office:value-type="string">
            <text:p text:style-name="P109">Em dia</text:p>
          </table:table-cell>
        </table:table-row>
        <table:table-row>
          <table:table-cell table:style-name="Tabela55.A2" office:value-type="string">
            <text:p text:style-name="P109">Plano de teste</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F2" office:value-type="string">
            <text:p text:style-name="P109">Em dia</text:p>
          </table:table-cell>
        </table:table-row>
        <table:table-row>
          <table:table-cell table:style-name="Tabela55.A2" office:value-type="string">
            <text:p text:style-name="P109">Plano de treinamento</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F2" office:value-type="string">
            <text:p text:style-name="P109">Em dia</text:p>
          </table:table-cell>
        </table:table-row>
        <table:table-row>
          <table:table-cell table:style-name="Tabela55.A2" office:value-type="string">
            <text:p text:style-name="P109">Plano de implantação</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6/03/2011</text:p>
          </table:table-cell>
          <table:table-cell table:style-name="Tabela55.A2" office:value-type="string">
            <text:p text:style-name="P109">18/04/2011</text:p>
          </table:table-cell>
          <table:table-cell table:style-name="Tabela55.A2" office:value-type="string">
            <text:p text:style-name="P109">16/03/2011</text:p>
          </table:table-cell>
          <table:table-cell table:style-name="Tabela55.A2" office:value-type="string">
            <text:p text:style-name="P109">23/04/2011</text:p>
          </table:table-cell>
          <table:table-cell table:style-name="Tabela55.F2" office:value-type="string">
            <text:p text:style-name="P109">Atraso de 4 dias</text:p>
          </table:table-cell>
        </table:table-row>
        <table:table-row>
          <table:table-cell table:style-name="Tabela55.A2" office:value-type="string">
            <text:p text:style-name="P109">Diagrama de classe</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1/05/2011</text:p>
          </table:table-cell>
          <table:table-cell table:style-name="Tabela55.A2" office:value-type="string">
            <text:p text:style-name="P109">28/05/2011</text:p>
          </table:table-cell>
          <table:table-cell table:style-name="Tabela55.F2" office:value-type="string">
            <text:p text:style-name="P109">Adiantado 14 dias</text:p>
          </table:table-cell>
        </table:table-row>
        <table:table-row>
          <table:table-cell table:style-name="Tabela55.A2" office:value-type="string">
            <text:p text:style-name="P109">Diagrama de sequência</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3/05/2011</text:p>
          </table:table-cell>
          <table:table-cell table:style-name="Tabela55.A2" office:value-type="string">
            <text:p text:style-name="P109">26/05/2011</text:p>
          </table:table-cell>
          <table:table-cell table:style-name="Tabela55.F2" office:value-type="string">
            <text:p text:style-name="P109">Adiantado 18 dias</text:p>
          </table:table-cell>
        </table:table-row>
        <table:table-row>
          <table:table-cell table:style-name="Tabela55.A2" office:value-type="string">
            <text:p text:style-name="P109">DTR</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1/05/2011</text:p>
          </table:table-cell>
          <table:table-cell table:style-name="Tabela55.A2" office:value-type="string">
            <text:p text:style-name="P109">30/05/2011</text:p>
          </table:table-cell>
          <table:table-cell table:style-name="Tabela55.F2" office:value-type="string">
            <text:p text:style-name="P109">Adiantado 12 dias</text:p>
          </table:table-cell>
        </table:table-row>
        <table:table-row>
          <table:table-cell table:style-name="Tabela55.A2" office:value-type="string">
            <text:p text:style-name="P109">Desenvolvimento do Sistema</text:p>
          </table:table-cell>
          <table:table-cell table:style-name="Tabela55.A2" office:value-type="string">
            <text:p text:style-name="P109">06/06/2011</text:p>
          </table:table-cell>
          <table:table-cell table:style-name="Tabela55.A2" office:value-type="string">
            <text:p text:style-name="P109">30/11/2011</text:p>
          </table:table-cell>
          <table:table-cell table:style-name="Tabela55.A2" office:value-type="string">
            <text:p text:style-name="P109">28/05/2011</text:p>
          </table:table-cell>
          <table:table-cell table:style-name="Tabela55.A2" office:value-type="string">
            <text:p text:style-name="P109">30/09/2011</text:p>
          </table:table-cell>
          <table:table-cell table:style-name="Tabela55.F2" office:value-type="string">
            <text:p text:style-name="P109">Adiantado</text:p>
          </table:table-cell>
        </table:table-row>
        <table:table-row>
          <table:table-cell table:style-name="Tabela55.A2" office:value-type="string">
            <text:p text:style-name="P109">Testes preliminares</text:p>
          </table:table-cell>
          <table:table-cell table:style-name="Tabela55.A2" office:value-type="string">
            <text:p text:style-name="P109">16/06/2011</text:p>
          </table:table-cell>
          <table:table-cell table:style-name="Tabela55.A2" office:value-type="string">
            <text:p text:style-name="P109">13/09/2011</text:p>
          </table:table-cell>
          <table:table-cell table:style-name="Tabela55.A2" office:value-type="string">
            <text:p text:style-name="P109">20/06/2011</text:p>
          </table:table-cell>
          <table:table-cell table:style-name="Tabela55.A2" office:value-type="string">
            <text:p text:style-name="P109">30/09/2011</text:p>
          </table:table-cell>
          <table:table-cell table:style-name="Tabela55.F2" office:value-type="string">
            <text:p text:style-name="P109">Atraso de 13 dias</text:p>
          </table:table-cell>
        </table:table-row>
      </table:table>
      <text:p text:style-name="leg.Quadro"><text:tab/>Quadro 49 – Prazo do Terceiro Monitoramento e Controle</text:p>
      <text:p text:style-name="P26"/>
      <text:h text:style-name="Heading_20_3" text:outline-level="3">10.4.2 Produção</text:h>
      <text:p text:style-name="P26"/>
      <text:p text:style-name="P138">Por decisão do Colegiado do curso, a apresentação do monitoramento e controle de produção é opcional e por este motivo não será elaborado neste projeto.</text:p>
      <text:p text:style-name="P26"/>
      <text:h text:style-name="Heading_20_3" text:outline-level="3">10.4.3 Custos</text:h>
      <text:p text:style-name="P26"/>
      <text:p text:style-name="P138">Os valores contidos abaixo são resultado da efetivação de um cálculo dos gastos ocorridos até o momento, ou seja, no terceiro marco do monitoramento e controle.</text:p>
      <text:p text:style-name="P138"><text:soft-page-break/>Os valores com Mão de obra e Despesas Gerais foram reduzidos devido a data da previsão anteriormente estar muito acima do realizado e finalizado.</text:p>
      <text:p text:style-name="P26"/>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4">Recurso</text:p>
          </table:table-cell>
          <table:table-cell table:style-name="Tabela56.A1" office:value-type="string">
            <text:p text:style-name="P114">Previsto até 30/11/11 em R$</text:p>
          </table:table-cell>
          <table:table-cell table:style-name="Tabela56.A1" office:value-type="string">
            <text:p text:style-name="P114">Realizado até 30/ 09/11 em R$</text:p>
          </table:table-cell>
          <table:table-cell table:style-name="Tabela56.D1" office:value-type="string">
            <text:p text:style-name="P114">Observações</text:p>
          </table:table-cell>
        </table:table-row>
        <table:table-row>
          <table:table-cell table:style-name="Tabela56.A2" office:value-type="string">
            <text:p text:style-name="P114">Software</text:p>
          </table:table-cell>
          <table:table-cell table:style-name="Tabela56.A2" office:value-type="string">
            <text:p text:style-name="P115">16,50</text:p>
          </table:table-cell>
          <table:table-cell table:style-name="Tabela56.A2" office:value-type="string">
            <text:p text:style-name="P115">16,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Hardware</text:p>
          </table:table-cell>
          <table:table-cell table:style-name="Tabela56.A2" office:value-type="string">
            <text:p text:style-name="P115">132,50</text:p>
          </table:table-cell>
          <table:table-cell table:style-name="Tabela56.A2" office:value-type="string">
            <text:p text:style-name="P115">132,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Mão de Obra</text:p>
          </table:table-cell>
          <table:table-cell table:style-name="Tabela56.A2" office:value-type="string">
            <text:p text:style-name="P115">10.180,68</text:p>
          </table:table-cell>
          <table:table-cell table:style-name="Tabela56.A2" office:value-type="string">
            <text:p text:style-name="P115">8.031,82</text:p>
          </table:table-cell>
          <table:table-cell table:style-name="Tabela56.D2" office:value-type="string">
            <text:p text:style-name="P115">Redução do resultado obtido do cálculo de 2 Gerentes e 2 Analistas</text:p>
          </table:table-cell>
        </table:table-row>
        <table:table-row>
          <table:table-cell table:style-name="Tabela56.A2" office:value-type="string">
            <text:p text:style-name="P114">Despesas Gerais</text:p>
          </table:table-cell>
          <table:table-cell table:style-name="Tabela56.A2" office:value-type="string">
            <text:p text:style-name="P115">4.785,91</text:p>
          </table:table-cell>
          <table:table-cell table:style-name="Tabela56.A2" office:value-type="string">
            <text:p text:style-name="P115">3.794,24</text:p>
          </table:table-cell>
          <table:table-cell table:style-name="Tabela56.D2" office:value-type="string">
            <text:p text:style-name="P115">Redução do resultado obtido pela diminuição nos meses trabalhados</text:p>
          </table:table-cell>
        </table:table-row>
        <table:table-row>
          <table:table-cell table:style-name="Tabela56.A2" office:value-type="string">
            <text:p text:style-name="P116">TOTAL</text:p>
          </table:table-cell>
          <table:table-cell table:style-name="Tabela56.A2" office:value-type="string">
            <text:p text:style-name="P116">15.115,59 </text:p>
            <text:p text:style-name="P116"/>
          </table:table-cell>
          <table:table-cell table:style-name="Tabela56.A2" office:value-type="string">
            <text:p text:style-name="P116">11.975,06 </text:p>
          </table:table-cell>
          <table:table-cell table:style-name="Tabela56.D2" office:value-type="string">
            <text:p text:style-name="P116"/>
          </table:table-cell>
        </table:table-row>
      </table:table>
      <text:p text:style-name="leg.Quadro"><text:tab/>Quadro 50 – Custo do Terceiro Monitoramento e Controle</text:p>
      <text:p text:style-name="P26"/>
      <text:h text:style-name="Heading_20_3" text:outline-level="3">10.4.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10.4.5 Fechamento do Terceiro Monitoramento e Controle </text:h>
      <text:p text:style-name="P26"/>
      <text:p text:style-name="P26"><text:tab/>Conseguimos finalizar os trabalhos propostos para o terceiro monitoramento e controle terminando todas as atividades dentro do prazo estabelecido.</text:p>
      <text:p text:style-name="P26"/>
      <text:h text:style-name="P192" text:outline-level="1">11<text:bookmark-start text:name="__DdeLink__19985_1039085925"/> CONSIDERAÇÕES FINAIS</text:h>
      <text:p text:style-name="P6"/>
      <text:p text:style-name="P157"><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57"><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157"><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33"><text:span text:style-name="T3"><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span></text:p>
      <text:p text:style-name="P33"><text:span text:style-name="T3"><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span></text:p>
      <text:p text:style-name="P33"><text:span text:style-name="T55"><text:tab/>Ao término dos capítulos Modelagem de Projeto e Preliminares da </text:span><text:soft-page-break/><text:span text:style-name="T55">Implantação, pode-se notar que o projeto, agora, partiu para uma nova fase, dando início à construção do </text:span><text:span text:style-name="T57">software.</text:span><text:span text:style-name="T3"> Nessa etapa conclui-se toda a estrutura do banco de dados que será implementada no </text:span><text:span text:style-name="T57">software</text:span><text:span text:style-name="T3">, bem como o início da programação, na qual foram implementados e testados alguns casos de uso que foram definidos anteriormente no capítulo 3. Os capítulos 5, 6 e 7, desenvolvidos, são um reflexo de toda a modelagem de análise que foi implementada na primeira parte do projeto.</text:span></text:p>
      <text:p text:style-name="P33"><text:span text:style-name="T3"><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span></text:p>
      <text:p text:style-name="P163"><text:bookmark-end text:name="__DdeLink__19985_1039085925"/><text:span text:style-name="T58"><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span></text:p>
      <text:h text:style-name="P19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9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1">Campos(TD)</text:p>
            <text:p text:style-name="P101">Arquivos(AR)</text:p>
          </table:table-cell>
          <table:table-cell table:style-name="Tabela19.A2" office:value-type="string">
            <text:p text:style-name="P101">1 a 5 itens de arquivos referenciados</text:p>
          </table:table-cell>
          <table:table-cell table:style-name="Tabela19.A2" office:value-type="string">
            <text:p text:style-name="P101">6 a 19 itens de arquivos referenciados</text:p>
          </table:table-cell>
          <table:table-cell table:style-name="Tabela19.D2" office:value-type="string">
            <text:p text:style-name="P101">10 ou mais itens de arquivos referenciados</text:p>
          </table:table-cell>
        </table:table-row>
        <table:table-row>
          <table:table-cell table:style-name="Tabela19.A2" office:value-type="string">
            <text:p text:style-name="P101">0 ou 1 tipo de arquivos referenciado</text:p>
          </table:table-cell>
          <table:table-cell table:style-name="Tabela19.A2" office:value-type="string">
            <text:p text:style-name="P102">Simples</text:p>
          </table:table-cell>
          <table:table-cell table:style-name="Tabela19.A2" office:value-type="string">
            <text:p text:style-name="P102">Simples</text:p>
          </table:table-cell>
          <table:table-cell table:style-name="Tabela19.D2" office:value-type="string">
            <text:p text:style-name="P102">Médio</text:p>
          </table:table-cell>
        </table:table-row>
        <table:table-row>
          <table:table-cell table:style-name="Tabela19.A2" office:value-type="string">
            <text:p text:style-name="P101">2 ou 3 tipos de arquivos referenciados</text:p>
          </table:table-cell>
          <table:table-cell table:style-name="Tabela19.A2" office:value-type="string">
            <text:p text:style-name="P102">Simples</text:p>
          </table:table-cell>
          <table:table-cell table:style-name="Tabela19.A2" office:value-type="string">
            <text:p text:style-name="P102">Médio</text:p>
          </table:table-cell>
          <table:table-cell table:style-name="Tabela19.D2" office:value-type="string">
            <text:p text:style-name="P102">Complexo</text:p>
          </table:table-cell>
        </table:table-row>
        <table:table-row>
          <table:table-cell table:style-name="Tabela19.A2" office:value-type="string">
            <text:p text:style-name="P101">4 ou mais tipos de arquivos referenciados </text:p>
          </table:table-cell>
          <table:table-cell table:style-name="Tabela19.A2" office:value-type="string">
            <text:p text:style-name="P102">Médio</text:p>
          </table:table-cell>
          <table:table-cell table:style-name="Tabela19.A2" office:value-type="string">
            <text:p text:style-name="P102">Complexo</text:p>
          </table:table-cell>
          <table:table-cell table:style-name="Tabela19.D2" office:value-type="string">
            <text:p text:style-name="P102">Complexo</text:p>
          </table:table-cell>
        </table:table-row>
      </table:table>
      <text:p text:style-name="P129"><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1">Campos(TD)</text:p>
            <text:p text:style-name="P101">Registros(TR)</text:p>
          </table:table-cell>
          <table:table-cell table:style-name="Tabela20.A2" office:value-type="string">
            <text:p text:style-name="P101">1 a 19 itens de arquivos referenciados</text:p>
          </table:table-cell>
          <table:table-cell table:style-name="Tabela20.A2" office:value-type="string">
            <text:p text:style-name="P101">20 a 50 itens de arquivos referenciados</text:p>
          </table:table-cell>
          <table:table-cell table:style-name="Tabela20.D2" office:value-type="string">
            <text:p text:style-name="P101">51 ou mais itens de arquivos referenciados</text:p>
          </table:table-cell>
        </table:table-row>
        <table:table-row>
          <table:table-cell table:style-name="Tabela20.A2" office:value-type="string">
            <text:p text:style-name="P101">1 tipo de registro lógico</text:p>
          </table:table-cell>
          <table:table-cell table:style-name="Tabela20.A2" office:value-type="string">
            <text:p text:style-name="P102">Simples</text:p>
          </table:table-cell>
          <table:table-cell table:style-name="Tabela20.A2" office:value-type="string">
            <text:p text:style-name="P102">Simples</text:p>
          </table:table-cell>
          <table:table-cell table:style-name="Tabela20.D2" office:value-type="string">
            <text:p text:style-name="P102">Médio</text:p>
          </table:table-cell>
        </table:table-row>
        <table:table-row>
          <table:table-cell table:style-name="Tabela20.A2" office:value-type="string">
            <text:p text:style-name="P101">2 a 5 tipos de <text:soft-page-break/>registros lógicos</text:p>
          </table:table-cell>
          <table:table-cell table:style-name="Tabela20.A2" office:value-type="string">
            <text:p text:style-name="P102">Simples</text:p>
          </table:table-cell>
          <table:table-cell table:style-name="Tabela20.A2" office:value-type="string">
            <text:p text:style-name="P102">Médio</text:p>
          </table:table-cell>
          <table:table-cell table:style-name="Tabela20.D2" office:value-type="string">
            <text:p text:style-name="P102">Complexo</text:p>
          </table:table-cell>
        </table:table-row>
        <table:table-row>
          <table:table-cell table:style-name="Tabela20.A2" office:value-type="string">
            <text:p text:style-name="P101">6 ou mais tipos de registros lógicos</text:p>
          </table:table-cell>
          <table:table-cell table:style-name="Tabela20.A2" office:value-type="string">
            <text:p text:style-name="P102">Médio</text:p>
          </table:table-cell>
          <table:table-cell table:style-name="Tabela20.A2" office:value-type="string">
            <text:p text:style-name="P102">Complexo</text:p>
          </table:table-cell>
          <table:table-cell table:style-name="Tabela20.D2" office:value-type="string">
            <text:p text:style-name="P102">Complexo</text:p>
          </table:table-cell>
        </table:table-row>
      </table:table>
      <text:p text:style-name="P129"><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1">Campos(TD)</text:p>
            <text:p text:style-name="P101">Registros(TR)</text:p>
          </table:table-cell>
          <table:table-cell table:style-name="Tabela15.A2" office:value-type="string">
            <text:p text:style-name="P101">1 a 19 itens de arquivos referenciados</text:p>
          </table:table-cell>
          <table:table-cell table:style-name="Tabela15.A2" office:value-type="string">
            <text:p text:style-name="P101">20 a 50 itens de arquivos referenciados</text:p>
          </table:table-cell>
          <table:table-cell table:style-name="Tabela15.D2" office:value-type="string">
            <text:p text:style-name="P101">51 ou mais itens de arquivos referenciados</text:p>
          </table:table-cell>
        </table:table-row>
        <table:table-row>
          <table:table-cell table:style-name="Tabela15.A2" office:value-type="string">
            <text:p text:style-name="P101">1 tipo de registro lógico</text:p>
          </table:table-cell>
          <table:table-cell table:style-name="Tabela15.A2" office:value-type="string">
            <text:p text:style-name="P102">Simples</text:p>
          </table:table-cell>
          <table:table-cell table:style-name="Tabela15.A2" office:value-type="string">
            <text:p text:style-name="P102">Simples</text:p>
          </table:table-cell>
          <table:table-cell table:style-name="Tabela15.D2" office:value-type="string">
            <text:p text:style-name="P102">Médio</text:p>
          </table:table-cell>
        </table:table-row>
        <table:table-row>
          <table:table-cell table:style-name="Tabela15.A2" office:value-type="string">
            <text:p text:style-name="P101">2 a 5 tipos de registros lógicos</text:p>
          </table:table-cell>
          <table:table-cell table:style-name="Tabela15.A2" office:value-type="string">
            <text:p text:style-name="P102">Simples</text:p>
          </table:table-cell>
          <table:table-cell table:style-name="Tabela15.A2" office:value-type="string">
            <text:p text:style-name="P102">Médio</text:p>
          </table:table-cell>
          <table:table-cell table:style-name="Tabela15.D2" office:value-type="string">
            <text:p text:style-name="P102">Complexo</text:p>
          </table:table-cell>
        </table:table-row>
        <table:table-row>
          <table:table-cell table:style-name="Tabela15.A2" office:value-type="string">
            <text:p text:style-name="P101">6 ou mais tipos de registros lógicos</text:p>
          </table:table-cell>
          <table:table-cell table:style-name="Tabela15.A2" office:value-type="string">
            <text:p text:style-name="P102">Médio</text:p>
          </table:table-cell>
          <table:table-cell table:style-name="Tabela15.A2" office:value-type="string">
            <text:p text:style-name="P102">Complexo</text:p>
          </table:table-cell>
          <table:table-cell table:style-name="Tabela15.D2" office:value-type="string">
            <text:p text:style-name="P102">Complexo</text:p>
          </table:table-cell>
        </table:table-row>
      </table:table>
      <text:p text:style-name="P129"><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1">Campos(TD)</text:p>
            <text:p text:style-name="P101">Arquivos(AR)</text:p>
          </table:table-cell>
          <table:table-cell table:style-name="Tabela16.A2" office:value-type="string">
            <text:p text:style-name="P101">1 a 5 itens de arquivos referenciados</text:p>
          </table:table-cell>
          <table:table-cell table:style-name="Tabela16.A2" office:value-type="string">
            <text:p text:style-name="P101">6 a 19 itens de arquivos referenciados</text:p>
          </table:table-cell>
          <table:table-cell table:style-name="Tabela16.D2" office:value-type="string">
            <text:p text:style-name="P101">20 ou mais itens de arquivos referenciados</text:p>
          </table:table-cell>
        </table:table-row>
        <table:table-row>
          <table:table-cell table:style-name="Tabela16.A2" office:value-type="string">
            <text:p text:style-name="P101">0 ou 1 tipo de arquivos referenciado</text:p>
          </table:table-cell>
          <table:table-cell table:style-name="Tabela16.B3" office:value-type="string">
            <text:p text:style-name="P102">Simples</text:p>
          </table:table-cell>
          <table:table-cell table:style-name="Tabela16.B3" office:value-type="string">
            <text:p text:style-name="P102">Simples</text:p>
          </table:table-cell>
          <table:table-cell table:style-name="Tabela16.D3" office:value-type="string">
            <text:p text:style-name="P102">Médio</text:p>
          </table:table-cell>
        </table:table-row>
        <table:table-row>
          <table:table-cell table:style-name="Tabela16.A2" office:value-type="string">
            <text:p text:style-name="P101">2 ou 3 tipos de arquivos referenciados</text:p>
          </table:table-cell>
          <table:table-cell table:style-name="Tabela16.B3" office:value-type="string">
            <text:p text:style-name="P102">Simples</text:p>
          </table:table-cell>
          <table:table-cell table:style-name="Tabela16.B3" office:value-type="string">
            <text:p text:style-name="P102">Médio</text:p>
          </table:table-cell>
          <table:table-cell table:style-name="Tabela16.D3" office:value-type="string">
            <text:p text:style-name="P102">Complexo</text:p>
          </table:table-cell>
        </table:table-row>
        <table:table-row>
          <table:table-cell table:style-name="Tabela16.A2" office:value-type="string">
            <text:p text:style-name="P101">4 ou mais tipos de arquivos referenciados </text:p>
          </table:table-cell>
          <table:table-cell table:style-name="Tabela16.B3" office:value-type="string">
            <text:p text:style-name="P102">Médio</text:p>
          </table:table-cell>
          <table:table-cell table:style-name="Tabela16.B3" office:value-type="string">
            <text:p text:style-name="P102">Complexo</text:p>
          </table:table-cell>
          <table:table-cell table:style-name="Tabela16.D3" office:value-type="string">
            <text:p text:style-name="P102">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1"/>
            <text:p text:style-name="P101">Entrada Externa</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ext:soft-page-break/>
        <table:table-row>
          <table:table-cell table:style-name="Tabela17.A3" table:number-columns-spanned="2" office:value-type="string">
            <text:p text:style-name="P101"><text:s text:c="92"/>TOTAL 1</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Saída Externa</text:p>
          </table:table-cell>
          <table:table-cell table:style-name="Tabela17.B3" office:value-type="string">
            <text:p text:style-name="P101">Simples <text:s text:c="26"/>x 4</text:p>
            <text:p text:style-name="P101">Médio <text:s text:c="29"/>x 5</text:p>
            <text:p text:style-name="P101">Complexo <text:s text:c="23"/>x 7</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2</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LI </text:p>
          </table:table-cell>
          <table:table-cell table:style-name="Tabela17.B3" office:value-type="string">
            <text:p text:style-name="P101">Simples <text:s text:c="26"/>x 7</text:p>
            <text:p text:style-name="P101">Médio <text:s text:c="29"/>x 10</text:p>
            <text:p text:style-name="P101">Complexo <text:s text:c="23"/>x 15</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3</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IE</text:p>
          </table:table-cell>
          <table:table-cell table:style-name="Tabela17.B3" office:value-type="string">
            <text:p text:style-name="P101">Simples <text:s text:c="26"/>x 5</text:p>
            <text:p text:style-name="P101">Médio <text:s text:c="29"/>x 7</text:p>
            <text:p text:style-name="P101">Complexo <text:s text:c="23"/>x 10</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4</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Consultas</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5</text:p>
          </table:table-cell>
          <table:covered-table-cell/>
          <table:table-cell table:style-name="Tabela17.C3" office:value-type="string">
            <text:p text:style-name="P101">=</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4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401</meta:generator>
    <dc:date>2011-10-11T04:34:06</dc:date>
    <meta:editing-duration>P8DT3H14M14S</meta:editing-duration>
    <meta:editing-cycles>1451</meta:editing-cycles>
    <dc:creator>Tales Mendonça</dc:creator>
    <meta:document-statistic meta:table-count="61" meta:image-count="57" meta:object-count="0" meta:page-count="246" meta:paragraph-count="4939" meta:word-count="32618" meta:character-count="209769"/>
  </office:meta>
</office:document-meta>
</file>